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7.34mm"/>
    </style:style>
    <style:style style:name="co5" style:family="table-column">
      <style:table-column-properties fo:break-before="auto" style:column-width="1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fo:background-color="#ffcc00"/>
      <style:text-properties fo:font-weight="bold" style:font-weight-asian="bold" style:font-weight-complex="bold"/>
    </style:style>
    <style:style style:name="ce6" style:family="table-cell" style:parent-style-name="Default" style:data-style-name="N3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1"/>
    <style:style style:name="ce10" style:family="table-cell" style:parent-style-name="Default"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table:shapes>
          <draw:frame draw:z-index="0" draw:style-name="gr1" draw:text-style-name="P1" svg:width="218.21mm" svg:height="117.13mm" svg:x="137.47mm" svg:y="4.24mm">
            <loext:p draw:notify-on-update-of-ranges="Sheet9.B12:Sheet9.B849 Sheet9.C12:Sheet9.C8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6"/>
        <table:table-column table:style-name="co4" table:default-cell-style-name="Default"/>
        <table:table-column table:style-name="co5" table:default-cell-style-name="ce6"/>
        <table:table-column table:style-name="co2" table:number-columns-repeated="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ce8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-2524.14" calcext:value-type="float">
            <text:p>-2524,14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sum error</text:p>
          </table:table-cell>
          <table:table-cell table:style-name="ce5" table:formula="of:=SUM([.F13:.F28])" office:value-type="percentage" office:value="0.645565479178143" calcext:value-type="percentage">
            <text:p>64,56%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-0.199117" calcext:value-type="float">
            <text:p>-0,199117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-2286.75" calcext:value-type="float">
            <text:p>-2286,75</text:p>
          </table:table-cell>
          <table:table-cell table:number-columns-repeated="4"/>
          <table:table-cell table:style-name="ce11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-0.180444" calcext:value-type="float">
            <text:p>-0,180444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1.52119" calcext:value-type="float">
            <text:p>1,52119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float" office:value="6" calcext:value-type="float">
            <text:p>6</text:p>
          </table:table-cell>
          <table:table-cell office:value-type="float" office:value="0.970246" calcext:value-type="float">
            <text:p>0,970246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1598.3" calcext:value-type="float">
            <text:p>1598,3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confirmed</text:p>
          </table:table-cell>
          <table:table-cell table:style-name="ce7"/>
          <table:table-cell table:style-name="ce4" office:value-type="string" calcext:value-type="string">
            <text:p>prediction</text:p>
          </table:table-cell>
          <table:table-cell table:style-name="ce4" office:value-type="string" calcext:value-type="string">
            <text:p>error</text:p>
          </table:table-cell>
          <table:table-cell table:number-columns-repeated="5"/>
        </table:table-row>
        <table:table-row table:style-name="ro1">
          <table:table-cell table:style-name="ce2"/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formula="of:=[.B12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2]^[.F$3]+[.F$4]*[.C12]^[.F$5]+[.F$6]*[.C12]^[.F$7]+[.F$8]" office:value-type="float" office:value="314.001331390859" calcext:value-type="float">
            <text:p>314</text:p>
          </table:table-cell>
          <table:table-cell table:style-name="ce9" table:formula="of:=ABS([.E13]-[.C13])/[.C13]" office:value-type="percentage" office:value="0.00000424009827609923" calcext:value-type="percentage">
            <text:p>0,00%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3]+1" office:value-type="date" office:date-value="2019-01-23" calcext:value-type="date">
            <text:p>23-01-2019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F$2]*[.C13]^[.F$3]+[.F$4]*[.C13]^[.F$5]+[.F$6]*[.C13]^[.F$7]+[.F$8]" office:value-type="float" office:value="387.117303020864" calcext:value-type="float">
            <text:p>387</text:p>
          </table:table-cell>
          <table:table-cell table:style-name="ce9" table:formula="of:=ABS([.E14]-[.C14])/[.C14]" office:value-type="percentage" office:value="0.331403621725623" calcext:value-type="percentage">
            <text:p>33,14%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4]+1" office:value-type="date" office:date-value="2019-01-24" calcext:value-type="date">
            <text:p>24-01-2019</text:p>
          </table:table-cell>
          <table:table-cell office:value-type="float" office:value="843" calcext:value-type="float">
            <text:p>843</text:p>
          </table:table-cell>
          <table:table-cell/>
          <table:table-cell table:formula="of:=[.F$2]*[.C14]^[.F$3]+[.F$4]*[.C14]^[.F$5]+[.F$6]*[.C14]^[.F$7]+[.F$8]" office:value-type="float" office:value="890.326059245866" calcext:value-type="float">
            <text:p>890</text:p>
          </table:table-cell>
          <table:table-cell table:style-name="ce9" table:formula="of:=ABS([.E15]-[.C15])/[.C15]" office:value-type="percentage" office:value="0.0561400465550009" calcext:value-type="percentage">
            <text:p>5,61%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5]+1" office:value-type="date" office:date-value="2019-01-25" calcext:value-type="date">
            <text:p>25-01-2019</text:p>
          </table:table-cell>
          <table:table-cell office:value-type="float" office:value="1337" calcext:value-type="float">
            <text:p>1 337</text:p>
          </table:table-cell>
          <table:table-cell/>
          <table:table-cell table:formula="of:=[.F$2]*[.C15]^[.F$3]+[.F$4]*[.C15]^[.F$5]+[.F$6]*[.C15]^[.F$7]+[.F$8]" office:value-type="float" office:value="1309.69106295825" calcext:value-type="float">
            <text:p>1 310</text:p>
          </table:table-cell>
          <table:table-cell table:style-name="ce9" table:formula="of:=ABS([.E16]-[.C16])/[.C16]" office:value-type="percentage" office:value="0.0204255325667522" calcext:value-type="percentage">
            <text:p>2,04%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6]+1" office:value-type="date" office:date-value="2019-01-26" calcext:value-type="date">
            <text:p>26-01-2019</text:p>
          </table:table-cell>
          <table:table-cell office:value-type="float" office:value="2014" calcext:value-type="float">
            <text:p>2 014</text:p>
          </table:table-cell>
          <table:table-cell/>
          <table:table-cell table:formula="of:=[.F$2]*[.C16]^[.F$3]+[.F$4]*[.C16]^[.F$5]+[.F$6]*[.C16]^[.F$7]+[.F$8]" office:value-type="float" office:value="2014.03521424034" calcext:value-type="float">
            <text:p>2 014</text:p>
          </table:table-cell>
          <table:table-cell table:style-name="ce9" table:formula="of:=ABS([.E17]-[.C17])/[.C17]" office:value-type="percentage" office:value="0.000017484727079137" calcext:value-type="percentage">
            <text:p>0,00%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7]+1" office:value-type="date" office:date-value="2019-01-27" calcext:value-type="date">
            <text:p>27-01-2019</text:p>
          </table:table-cell>
          <table:table-cell office:value-type="float" office:value="2798" calcext:value-type="float">
            <text:p>2 798</text:p>
          </table:table-cell>
          <table:table-cell/>
          <table:table-cell table:formula="of:=[.F$2]*[.C17]^[.F$3]+[.F$4]*[.C17]^[.F$5]+[.F$6]*[.C17]^[.F$7]+[.F$8]" office:value-type="float" office:value="2906.99673711656" calcext:value-type="float">
            <text:p>2 907</text:p>
          </table:table-cell>
          <table:table-cell table:style-name="ce9" table:formula="of:=ABS([.E18]-[.C18])/[.C18]" office:value-type="percentage" office:value="0.038955231278257" calcext:value-type="percentage">
            <text:p>3,90%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8]+1" office:value-type="date" office:date-value="2019-01-28" calcext:value-type="date">
            <text:p>28-01-2019</text:p>
          </table:table-cell>
          <table:table-cell office:value-type="float" office:value="4593" calcext:value-type="float">
            <text:p>4 593</text:p>
          </table:table-cell>
          <table:table-cell/>
          <table:table-cell table:formula="of:=[.F$2]*[.C18]^[.F$3]+[.F$4]*[.C18]^[.F$5]+[.F$6]*[.C18]^[.F$7]+[.F$8]" office:value-type="float" office:value="3893.51901384139" calcext:value-type="float">
            <text:p>3 894</text:p>
          </table:table-cell>
          <table:table-cell table:style-name="ce9" table:formula="of:=ABS([.E19]-[.C19])/[.C19]" office:value-type="percentage" office:value="0.152292833912173" calcext:value-type="percentage">
            <text:p>15,23%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19]+1" office:value-type="date" office:date-value="2019-01-29" calcext:value-type="date">
            <text:p>29-01-2019</text:p>
          </table:table-cell>
          <table:table-cell office:value-type="float" office:value="6065" calcext:value-type="float">
            <text:p>6 065</text:p>
          </table:table-cell>
          <table:table-cell/>
          <table:table-cell table:formula="of:=[.F$2]*[.C19]^[.F$3]+[.F$4]*[.C19]^[.F$5]+[.F$6]*[.C19]^[.F$7]+[.F$8]" office:value-type="float" office:value="6064.52032782871" calcext:value-type="float">
            <text:p>6 065</text:p>
          </table:table-cell>
          <table:table-cell table:style-name="ce9" table:formula="of:=ABS([.E20]-[.C20])/[.C20]" office:value-type="percentage" office:value="0.0000790885690498512" calcext:value-type="percentage">
            <text:p>0,01%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20]+1" office:value-type="date" office:date-value="2019-01-30" calcext:value-type="date">
            <text:p>30-01-2019</text:p>
          </table:table-cell>
          <table:table-cell office:value-type="float" office:value="7818" calcext:value-type="float">
            <text:p>7 818</text:p>
          </table:table-cell>
          <table:table-cell/>
          <table:table-cell table:formula="of:=[.F$2]*[.C20]^[.F$3]+[.F$4]*[.C20]^[.F$5]+[.F$6]*[.C20]^[.F$7]+[.F$8]" office:value-type="float" office:value="7797.50010212797" calcext:value-type="float">
            <text:p>7 798</text:p>
          </table:table-cell>
          <table:table-cell table:style-name="ce9" table:formula="of:=ABS([.E21]-[.C21])/[.C21]" office:value-type="percentage" office:value="0.0026221409403974" calcext:value-type="percentage">
            <text:p>0,26%</text:p>
          </table:table-cell>
          <table:table-cell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formula="of:=[.B21]+1" office:value-type="date" office:date-value="2019-01-31" calcext:value-type="date">
            <text:p>31-01-2019</text:p>
          </table:table-cell>
          <table:table-cell office:value-type="float" office:value="9826" calcext:value-type="float">
            <text:p>9 826</text:p>
          </table:table-cell>
          <table:table-cell/>
          <table:table-cell table:formula="of:=[.F$2]*[.C21]^[.F$3]+[.F$4]*[.C21]^[.F$5]+[.F$6]*[.C21]^[.F$7]+[.F$8]" office:value-type="float" office:value="9829.50000581707" calcext:value-type="float">
            <text:p>9 830</text:p>
          </table:table-cell>
          <table:table-cell table:style-name="ce9" table:formula="of:=ABS([.E22]-[.C22])/[.C22]" office:value-type="percentage" office:value="0.000356198434467081" calcext:value-type="percentage">
            <text:p>0,04%</text:p>
          </table:table-cell>
          <table:table-cell table:number-columns-repeated="5"/>
        </table:table-row>
        <table:table-row table:style-name="ro1">
          <table:table-cell/>
          <table:table-cell table:formula="of:=[.B22]+1" office:value-type="date" office:date-value="2019-02-01" calcext:value-type="date">
            <text:p>01-02-2019</text:p>
          </table:table-cell>
          <table:table-cell office:value-type="float" office:value="11953" calcext:value-type="float">
            <text:p>11 953</text:p>
          </table:table-cell>
          <table:table-cell/>
          <table:table-cell table:formula="of:=[.F$2]*[.C22]^[.F$3]+[.F$4]*[.C22]^[.F$5]+[.F$6]*[.C22]^[.F$7]+[.F$8]" office:value-type="float" office:value="12128.5192042021" calcext:value-type="float">
            <text:p>12 129</text:p>
          </table:table-cell>
          <table:table-cell table:style-name="ce9" table:formula="of:=ABS([.E23]-[.C23])/[.C23]" office:value-type="percentage" office:value="0.01468411312659" calcext:value-type="percentage">
            <text:p>1,47%</text:p>
          </table:table-cell>
          <table:table-cell table:number-columns-repeated="5"/>
        </table:table-row>
        <table:table-row table:style-name="ro1">
          <table:table-cell/>
          <table:table-cell table:formula="of:=[.B23]+1" office:value-type="date" office:date-value="2019-02-02" calcext:value-type="date">
            <text:p>02-02-2019</text:p>
          </table:table-cell>
          <table:table-cell office:value-type="float" office:value="14557" calcext:value-type="float">
            <text:p>14 557</text:p>
          </table:table-cell>
          <table:table-cell/>
          <table:table-cell table:formula="of:=[.F$2]*[.C23]^[.F$3]+[.F$4]*[.C23]^[.F$5]+[.F$6]*[.C23]^[.F$7]+[.F$8]" office:value-type="float" office:value="14540.0065095541" calcext:value-type="float">
            <text:p>14 540</text:p>
          </table:table-cell>
          <table:table-cell table:style-name="ce9" table:formula="of:=ABS([.E24]-[.C24])/[.C24]" office:value-type="percentage" office:value="0.00116737586356083" calcext:value-type="percentage">
            <text:p>0,12%</text:p>
          </table:table-cell>
          <table:table-cell table:number-columns-repeated="5"/>
        </table:table-row>
        <table:table-row table:style-name="ro1">
          <table:table-cell/>
          <table:table-cell table:formula="of:=[.B24]+1" office:value-type="date" office:date-value="2019-02-03" calcext:value-type="date">
            <text:p>03-02-2019</text:p>
          </table:table-cell>
          <table:table-cell office:value-type="float" office:value="17391" calcext:value-type="float">
            <text:p>17 391</text:p>
          </table:table-cell>
          <table:table-cell/>
          <table:table-cell table:formula="of:=[.F$2]*[.C24]^[.F$3]+[.F$4]*[.C24]^[.F$5]+[.F$6]*[.C24]^[.F$7]+[.F$8]" office:value-type="float" office:value="17467.4812571342" calcext:value-type="float">
            <text:p>17 467</text:p>
          </table:table-cell>
          <table:table-cell table:style-name="ce9" table:formula="of:=ABS([.E25]-[.C25])/[.C25]" office:value-type="percentage" office:value="0.00439774924582647" calcext:value-type="percentage">
            <text:p>0,44%</text:p>
          </table:table-cell>
          <table:table-cell table:number-columns-repeated="5"/>
        </table:table-row>
        <table:table-row table:style-name="ro1">
          <table:table-cell/>
          <table:table-cell table:formula="of:=[.B25]+1" office:value-type="date" office:date-value="2019-02-04" calcext:value-type="date">
            <text:p>04-02-2019</text:p>
          </table:table-cell>
          <table:table-cell office:value-type="float" office:value="20630" calcext:value-type="float">
            <text:p>20 630</text:p>
          </table:table-cell>
          <table:table-cell/>
          <table:table-cell table:formula="of:=[.F$2]*[.C25]^[.F$3]+[.F$4]*[.C25]^[.F$5]+[.F$6]*[.C25]^[.F$7]+[.F$8]" office:value-type="float" office:value="20629.5910334195" calcext:value-type="float">
            <text:p>20 630</text:p>
          </table:table-cell>
          <table:table-cell table:style-name="ce9" table:formula="of:=ABS([.E26]-[.C26])/[.C26]" office:value-type="percentage" office:value="0.0000198238769034711" calcext:value-type="percentage">
            <text:p>0,00%</text:p>
          </table:table-cell>
          <table:table-cell table:number-columns-repeated="5"/>
        </table:table-row>
        <table:table-row table:style-name="ro1">
          <table:table-cell/>
          <table:table-cell table:formula="of:=[.B26]+1" office:value-type="date" office:date-value="2019-02-05" calcext:value-type="date">
            <text:p>05-02-2019</text:p>
          </table:table-cell>
          <table:table-cell office:value-type="float" office:value="24554" calcext:value-type="float">
            <text:p>24 554</text:p>
          </table:table-cell>
          <table:table-cell/>
          <table:table-cell table:formula="of:=[.F$2]*[.C26]^[.F$3]+[.F$4]*[.C26]^[.F$5]+[.F$6]*[.C26]^[.F$7]+[.F$8]" office:value-type="float" office:value="24219.537587445" calcext:value-type="float">
            <text:p>24 220</text:p>
          </table:table-cell>
          <table:table-cell table:style-name="ce9" table:formula="of:=ABS([.E27]-[.C27])/[.C27]" office:value-type="percentage" office:value="0.0136215041359844" calcext:value-type="percentage">
            <text:p>1,36%</text:p>
          </table:table-cell>
          <table:table-cell table:number-columns-repeated="5"/>
        </table:table-row>
        <table:table-row table:style-name="ro1">
          <table:table-cell/>
          <table:table-cell table:formula="of:=[.B27]+1" office:value-type="date" office:date-value="2019-02-06" calcext:value-type="date">
            <text:p>06-02-2019</text:p>
          </table:table-cell>
          <table:table-cell office:value-type="float" office:value="28276" calcext:value-type="float">
            <text:p>28 276</text:p>
          </table:table-cell>
          <table:table-cell/>
          <table:table-cell table:formula="of:=[.F$2]*[.C27]^[.F$3]+[.F$4]*[.C27]^[.F$5]+[.F$6]*[.C27]^[.F$7]+[.F$8]" office:value-type="float" office:value="28541.1862997994" calcext:value-type="float">
            <text:p>28 541</text:p>
          </table:table-cell>
          <table:table-cell table:style-name="ce9" table:formula="of:=ABS([.E28]-[.C28])/[.C28]" office:value-type="percentage" office:value="0.00937849412220268" calcext:value-type="percentage">
            <text:p>0,94%</text:p>
          </table:table-cell>
          <table:table-cell table:number-columns-repeated="5"/>
        </table:table-row>
        <table:table-row table:style-name="ro1">
          <table:table-cell/>
          <table:table-cell table:formula="of:=[.B28]+1" office:value-type="date" office:date-value="2019-02-07" calcext:value-type="date">
            <text:p>07-02-2019</text:p>
          </table:table-cell>
          <table:table-cell table:formula="of:=IF([.E29]&lt;10000000000;[.E29];10000000000)" office:value-type="float" office:value="32617.5588365401" calcext:value-type="float">
            <text:p>32 618</text:p>
          </table:table-cell>
          <table:table-cell/>
          <table:table-cell table:formula="of:=[.F$2]*[.C28]^[.F$3]+[.F$4]*[.C28]^[.F$5]+[.F$6]*[.C28]^[.F$7]+[.F$8]" office:value-type="float" office:value="32617.5588365401" calcext:value-type="float">
            <text:p>32 618</text:p>
          </table:table-cell>
          <table:table-cell table:number-columns-repeated="6"/>
        </table:table-row>
        <table:table-row table:style-name="ro1">
          <table:table-cell/>
          <table:table-cell table:formula="of:=[.B29]+1" office:value-type="date" office:date-value="2019-02-08" calcext:value-type="date">
            <text:p>08-02-2019</text:p>
          </table:table-cell>
          <table:table-cell table:formula="of:=IF([.E30]&lt;10000000000;[.E30];10000000000)" office:value-type="float" office:value="37349.1414149083" calcext:value-type="float">
            <text:p>37 349</text:p>
          </table:table-cell>
          <table:table-cell/>
          <table:table-cell table:formula="of:=[.F$2]*[.C29]^[.F$3]+[.F$4]*[.C29]^[.F$5]+[.F$6]*[.C29]^[.F$7]+[.F$8]" office:value-type="float" office:value="37349.1414149083" calcext:value-type="float">
            <text:p>37 349</text:p>
          </table:table-cell>
          <table:table-cell table:number-columns-repeated="6"/>
        </table:table-row>
        <table:table-row table:style-name="ro1">
          <table:table-cell/>
          <table:table-cell table:formula="of:=[.B30]+1" office:value-type="date" office:date-value="2019-02-09" calcext:value-type="date">
            <text:p>09-02-2019</text:p>
          </table:table-cell>
          <table:table-cell table:formula="of:=IF([.E31]&lt;10000000000;[.E31];10000000000)" office:value-type="float" office:value="42481.5385721094" calcext:value-type="float">
            <text:p>42 482</text:p>
          </table:table-cell>
          <table:table-cell/>
          <table:table-cell table:formula="of:=[.F$2]*[.C30]^[.F$3]+[.F$4]*[.C30]^[.F$5]+[.F$6]*[.C30]^[.F$7]+[.F$8]" office:value-type="float" office:value="42481.5385721094" calcext:value-type="float">
            <text:p>42 482</text:p>
          </table:table-cell>
          <table:table-cell table:number-columns-repeated="6"/>
        </table:table-row>
        <table:table-row table:style-name="ro1">
          <table:table-cell/>
          <table:table-cell table:formula="of:=[.B31]+1" office:value-type="date" office:date-value="2019-02-10" calcext:value-type="date">
            <text:p>10-02-2019</text:p>
          </table:table-cell>
          <table:table-cell table:formula="of:=IF([.E32]&lt;10000000000;[.E32];10000000000)" office:value-type="float" office:value="48024.2864679823" calcext:value-type="float">
            <text:p>48 024</text:p>
          </table:table-cell>
          <table:table-cell/>
          <table:table-cell table:formula="of:=[.F$2]*[.C31]^[.F$3]+[.F$4]*[.C31]^[.F$5]+[.F$6]*[.C31]^[.F$7]+[.F$8]" office:value-type="float" office:value="48024.2864679823" calcext:value-type="float">
            <text:p>48 024</text:p>
          </table:table-cell>
          <table:table-cell table:number-columns-repeated="6"/>
        </table:table-row>
        <table:table-row table:style-name="ro1">
          <table:table-cell/>
          <table:table-cell table:formula="of:=[.B32]+1" office:value-type="date" office:date-value="2019-02-11" calcext:value-type="date">
            <text:p>11-02-2019</text:p>
          </table:table-cell>
          <table:table-cell table:formula="of:=IF([.E33]&lt;10000000000;[.E33];10000000000)" office:value-type="float" office:value="53985.5780984575" calcext:value-type="float">
            <text:p>53 986</text:p>
          </table:table-cell>
          <table:table-cell/>
          <table:table-cell table:formula="of:=[.F$2]*[.C32]^[.F$3]+[.F$4]*[.C32]^[.F$5]+[.F$6]*[.C32]^[.F$7]+[.F$8]" office:value-type="float" office:value="53985.5780984575" calcext:value-type="float">
            <text:p>53 986</text:p>
          </table:table-cell>
          <table:table-cell table:number-columns-repeated="6"/>
        </table:table-row>
        <table:table-row table:style-name="ro1">
          <table:table-cell/>
          <table:table-cell table:formula="of:=[.B33]+1" office:value-type="date" office:date-value="2019-02-12" calcext:value-type="date">
            <text:p>12-02-2019</text:p>
          </table:table-cell>
          <table:table-cell table:formula="of:=IF([.E34]&lt;10000000000;[.E34];10000000000)" office:value-type="float" office:value="60372.1907893428" calcext:value-type="float">
            <text:p>60 372</text:p>
          </table:table-cell>
          <table:table-cell/>
          <table:table-cell table:formula="of:=[.F$2]*[.C33]^[.F$3]+[.F$4]*[.C33]^[.F$5]+[.F$6]*[.C33]^[.F$7]+[.F$8]" office:value-type="float" office:value="60372.1907893428" calcext:value-type="float">
            <text:p>60 372</text:p>
          </table:table-cell>
          <table:table-cell table:number-columns-repeated="6"/>
        </table:table-row>
        <table:table-row table:style-name="ro1">
          <table:table-cell/>
          <table:table-cell table:formula="of:=[.B34]+1" office:value-type="date" office:date-value="2019-02-13" calcext:value-type="date">
            <text:p>13-02-2019</text:p>
          </table:table-cell>
          <table:table-cell table:formula="of:=IF([.E35]&lt;10000000000;[.E35];10000000000)" office:value-type="float" office:value="67189.4293420074" calcext:value-type="float">
            <text:p>67 189</text:p>
          </table:table-cell>
          <table:table-cell/>
          <table:table-cell table:formula="of:=[.F$2]*[.C34]^[.F$3]+[.F$4]*[.C34]^[.F$5]+[.F$6]*[.C34]^[.F$7]+[.F$8]" office:value-type="float" office:value="67189.4293420074" calcext:value-type="float">
            <text:p>67 189</text:p>
          </table:table-cell>
          <table:table-cell table:number-columns-repeated="6"/>
        </table:table-row>
        <table:table-row table:style-name="ro1">
          <table:table-cell/>
          <table:table-cell table:formula="of:=[.B35]+1" office:value-type="date" office:date-value="2019-02-14" calcext:value-type="date">
            <text:p>14-02-2019</text:p>
          </table:table-cell>
          <table:table-cell table:formula="of:=IF([.E36]&lt;10000000000;[.E36];10000000000)" office:value-type="float" office:value="74441.0844710179" calcext:value-type="float">
            <text:p>74 441</text:p>
          </table:table-cell>
          <table:table-cell/>
          <table:table-cell table:formula="of:=[.F$2]*[.C35]^[.F$3]+[.F$4]*[.C35]^[.F$5]+[.F$6]*[.C35]^[.F$7]+[.F$8]" office:value-type="float" office:value="74441.0844710179" calcext:value-type="float">
            <text:p>74 441</text:p>
          </table:table-cell>
          <table:table-cell table:number-columns-repeated="6"/>
        </table:table-row>
        <table:table-row table:style-name="ro1">
          <table:table-cell/>
          <table:table-cell table:formula="of:=[.B36]+1" office:value-type="date" office:date-value="2019-02-15" calcext:value-type="date">
            <text:p>15-02-2019</text:p>
          </table:table-cell>
          <table:table-cell table:formula="of:=IF([.E37]&lt;10000000000;[.E37];10000000000)" office:value-type="float" office:value="82129.4061012038" calcext:value-type="float">
            <text:p>82 129</text:p>
          </table:table-cell>
          <table:table-cell/>
          <table:table-cell table:formula="of:=[.F$2]*[.C36]^[.F$3]+[.F$4]*[.C36]^[.F$5]+[.F$6]*[.C36]^[.F$7]+[.F$8]" office:value-type="float" office:value="82129.4061012038" calcext:value-type="float">
            <text:p>82 129</text:p>
          </table:table-cell>
          <table:table-cell table:number-columns-repeated="6"/>
        </table:table-row>
        <table:table-row table:style-name="ro1">
          <table:table-cell/>
          <table:table-cell table:formula="of:=[.B37]+1" office:value-type="date" office:date-value="2019-02-16" calcext:value-type="date">
            <text:p>16-02-2019</text:p>
          </table:table-cell>
          <table:table-cell table:formula="of:=IF([.E38]&lt;10000000000;[.E38];10000000000)" office:value-type="float" office:value="90255.0909975363" calcext:value-type="float">
            <text:p>90 255</text:p>
          </table:table-cell>
          <table:table-cell/>
          <table:table-cell table:formula="of:=[.F$2]*[.C37]^[.F$3]+[.F$4]*[.C37]^[.F$5]+[.F$6]*[.C37]^[.F$7]+[.F$8]" office:value-type="float" office:value="90255.0909975363" calcext:value-type="float">
            <text:p>90 255</text:p>
          </table:table-cell>
          <table:table-cell table:number-columns-repeated="6"/>
        </table:table-row>
        <table:table-row table:style-name="ro1">
          <table:table-cell/>
          <table:table-cell table:formula="of:=[.B38]+1" office:value-type="date" office:date-value="2019-02-17" calcext:value-type="date">
            <text:p>17-02-2019</text:p>
          </table:table-cell>
          <table:table-cell table:formula="of:=IF([.E39]&lt;10000000000;[.E39];10000000000)" office:value-type="float" office:value="98817.2840991398" calcext:value-type="float">
            <text:p>98 817</text:p>
          </table:table-cell>
          <table:table-cell/>
          <table:table-cell table:formula="of:=[.F$2]*[.C38]^[.F$3]+[.F$4]*[.C38]^[.F$5]+[.F$6]*[.C38]^[.F$7]+[.F$8]" office:value-type="float" office:value="98817.2840991398" calcext:value-type="float">
            <text:p>98 817</text:p>
          </table:table-cell>
          <table:table-cell table:number-columns-repeated="6"/>
        </table:table-row>
        <table:table-row table:style-name="ro1">
          <table:table-cell/>
          <table:table-cell table:formula="of:=[.B39]+1" office:value-type="date" office:date-value="2019-02-18" calcext:value-type="date">
            <text:p>18-02-2019</text:p>
          </table:table-cell>
          <table:table-cell table:formula="of:=IF([.E40]&lt;10000000000;[.E40];10000000000)" office:value-type="float" office:value="107813.592828055" calcext:value-type="float">
            <text:p>107 814</text:p>
          </table:table-cell>
          <table:table-cell/>
          <table:table-cell table:formula="of:=[.F$2]*[.C39]^[.F$3]+[.F$4]*[.C39]^[.F$5]+[.F$6]*[.C39]^[.F$7]+[.F$8]" office:value-type="float" office:value="107813.592828055" calcext:value-type="float">
            <text:p>107 814</text:p>
          </table:table-cell>
          <table:table-cell table:number-columns-repeated="6"/>
        </table:table-row>
        <table:table-row table:style-name="ro1">
          <table:table-cell/>
          <table:table-cell table:formula="of:=[.B40]+1" office:value-type="date" office:date-value="2019-02-19" calcext:value-type="date">
            <text:p>19-02-2019</text:p>
          </table:table-cell>
          <table:table-cell table:formula="of:=IF([.E41]&lt;10000000000;[.E41];10000000000)" office:value-type="float" office:value="117240.113550308" calcext:value-type="float">
            <text:p>117 240</text:p>
          </table:table-cell>
          <table:table-cell/>
          <table:table-cell table:formula="of:=[.F$2]*[.C40]^[.F$3]+[.F$4]*[.C40]^[.F$5]+[.F$6]*[.C40]^[.F$7]+[.F$8]" office:value-type="float" office:value="117240.113550308" calcext:value-type="float">
            <text:p>117 240</text:p>
          </table:table-cell>
          <table:table-cell table:number-columns-repeated="6"/>
        </table:table-row>
        <table:table-row table:style-name="ro1">
          <table:table-cell/>
          <table:table-cell table:formula="of:=[.B41]+1" office:value-type="date" office:date-value="2019-02-20" calcext:value-type="date">
            <text:p>20-02-2019</text:p>
          </table:table-cell>
          <table:table-cell table:formula="of:=IF([.E42]&lt;10000000000;[.E42];10000000000)" office:value-type="float" office:value="127091.46928556" calcext:value-type="float">
            <text:p>127 091</text:p>
          </table:table-cell>
          <table:table-cell/>
          <table:table-cell table:formula="of:=[.F$2]*[.C41]^[.F$3]+[.F$4]*[.C41]^[.F$5]+[.F$6]*[.C41]^[.F$7]+[.F$8]" office:value-type="float" office:value="127091.46928556" calcext:value-type="float">
            <text:p>127 091</text:p>
          </table:table-cell>
          <table:table-cell table:number-columns-repeated="6"/>
        </table:table-row>
        <table:table-row table:style-name="ro1">
          <table:table-cell/>
          <table:table-cell table:formula="of:=[.B42]+1" office:value-type="date" office:date-value="2019-02-21" calcext:value-type="date">
            <text:p>21-02-2019</text:p>
          </table:table-cell>
          <table:table-cell table:formula="of:=IF([.E43]&lt;10000000000;[.E43];10000000000)" office:value-type="float" office:value="137360.857694676" calcext:value-type="float">
            <text:p>137 361</text:p>
          </table:table-cell>
          <table:table-cell/>
          <table:table-cell table:formula="of:=[.F$2]*[.C42]^[.F$3]+[.F$4]*[.C42]^[.F$5]+[.F$6]*[.C42]^[.F$7]+[.F$8]" office:value-type="float" office:value="137360.857694676" calcext:value-type="float">
            <text:p>137 361</text:p>
          </table:table-cell>
          <table:table-cell table:number-columns-repeated="6"/>
        </table:table-row>
        <table:table-row table:style-name="ro1">
          <table:table-cell/>
          <table:table-cell table:formula="of:=[.B43]+1" office:value-type="date" office:date-value="2019-02-22" calcext:value-type="date">
            <text:p>22-02-2019</text:p>
          </table:table-cell>
          <table:table-cell table:formula="of:=IF([.E44]&lt;10000000000;[.E44];10000000000)" office:value-type="float" office:value="148040.108323303" calcext:value-type="float">
            <text:p>148 040</text:p>
          </table:table-cell>
          <table:table-cell/>
          <table:table-cell table:formula="of:=[.F$2]*[.C43]^[.F$3]+[.F$4]*[.C43]^[.F$5]+[.F$6]*[.C43]^[.F$7]+[.F$8]" office:value-type="float" office:value="148040.108323303" calcext:value-type="float">
            <text:p>148 040</text:p>
          </table:table-cell>
          <table:table-cell table:number-columns-repeated="6"/>
        </table:table-row>
        <table:table-row table:style-name="ro1">
          <table:table-cell/>
          <table:table-cell table:formula="of:=[.B44]+1" office:value-type="date" office:date-value="2019-02-23" calcext:value-type="date">
            <text:p>23-02-2019</text:p>
          </table:table-cell>
          <table:table-cell table:formula="of:=IF([.E45]&lt;10000000000;[.E45];10000000000)" office:value-type="float" office:value="159119.748044491" calcext:value-type="float">
            <text:p>159 120</text:p>
          </table:table-cell>
          <table:table-cell/>
          <table:table-cell table:formula="of:=[.F$2]*[.C44]^[.F$3]+[.F$4]*[.C44]^[.F$5]+[.F$6]*[.C44]^[.F$7]+[.F$8]" office:value-type="float" office:value="159119.748044491" calcext:value-type="float">
            <text:p>159 120</text:p>
          </table:table-cell>
          <table:table-cell table:number-columns-repeated="6"/>
        </table:table-row>
        <table:table-row table:style-name="ro1">
          <table:table-cell/>
          <table:table-cell table:formula="of:=[.B45]+1" office:value-type="date" office:date-value="2019-02-24" calcext:value-type="date">
            <text:p>24-02-2019</text:p>
          </table:table-cell>
          <table:table-cell table:formula="of:=IF([.E46]&lt;10000000000;[.E46];10000000000)" office:value-type="float" office:value="170589.073624337" calcext:value-type="float">
            <text:p>170 589</text:p>
          </table:table-cell>
          <table:table-cell/>
          <table:table-cell table:formula="of:=[.F$2]*[.C45]^[.F$3]+[.F$4]*[.C45]^[.F$5]+[.F$6]*[.C45]^[.F$7]+[.F$8]" office:value-type="float" office:value="170589.073624337" calcext:value-type="float">
            <text:p>170 589</text:p>
          </table:table-cell>
          <table:table-cell table:number-columns-repeated="6"/>
        </table:table-row>
        <table:table-row table:style-name="ro1">
          <table:table-cell/>
          <table:table-cell table:formula="of:=[.B46]+1" office:value-type="date" office:date-value="2019-02-25" calcext:value-type="date">
            <text:p>25-02-2019</text:p>
          </table:table-cell>
          <table:table-cell table:formula="of:=IF([.E47]&lt;10000000000;[.E47];10000000000)" office:value-type="float" office:value="182436.230330885" calcext:value-type="float">
            <text:p>182 436</text:p>
          </table:table-cell>
          <table:table-cell/>
          <table:table-cell table:formula="of:=[.F$2]*[.C46]^[.F$3]+[.F$4]*[.C46]^[.F$5]+[.F$6]*[.C46]^[.F$7]+[.F$8]" office:value-type="float" office:value="182436.230330885" calcext:value-type="float">
            <text:p>182 436</text:p>
          </table:table-cell>
          <table:table-cell table:number-columns-repeated="6"/>
        </table:table-row>
        <table:table-row table:style-name="ro1">
          <table:table-cell/>
          <table:table-cell table:formula="of:=[.B47]+1" office:value-type="date" office:date-value="2019-02-26" calcext:value-type="date">
            <text:p>26-02-2019</text:p>
          </table:table-cell>
          <table:table-cell table:formula="of:=IF([.E48]&lt;10000000000;[.E48];10000000000)" office:value-type="float" office:value="194648.295517032" calcext:value-type="float">
            <text:p>194 648</text:p>
          </table:table-cell>
          <table:table-cell/>
          <table:table-cell table:formula="of:=[.F$2]*[.C47]^[.F$3]+[.F$4]*[.C47]^[.F$5]+[.F$6]*[.C47]^[.F$7]+[.F$8]" office:value-type="float" office:value="194648.295517032" calcext:value-type="float">
            <text:p>194 648</text:p>
          </table:table-cell>
          <table:table-cell table:number-columns-repeated="6"/>
        </table:table-row>
        <table:table-row table:style-name="ro1">
          <table:table-cell/>
          <table:table-cell table:formula="of:=[.B48]+1" office:value-type="date" office:date-value="2019-02-27" calcext:value-type="date">
            <text:p>27-02-2019</text:p>
          </table:table-cell>
          <table:table-cell table:formula="of:=IF([.E49]&lt;10000000000;[.E49];10000000000)" office:value-type="float" office:value="207211.366131695" calcext:value-type="float">
            <text:p>207 211</text:p>
          </table:table-cell>
          <table:table-cell/>
          <table:table-cell table:formula="of:=[.F$2]*[.C48]^[.F$3]+[.F$4]*[.C48]^[.F$5]+[.F$6]*[.C48]^[.F$7]+[.F$8]" office:value-type="float" office:value="207211.366131695" calcext:value-type="float">
            <text:p>207 211</text:p>
          </table:table-cell>
          <table:table-cell table:number-columns-repeated="6"/>
        </table:table-row>
        <table:table-row table:style-name="ro1">
          <table:table-cell/>
          <table:table-cell table:formula="of:=[.B49]+1" office:value-type="date" office:date-value="2019-02-28" calcext:value-type="date">
            <text:p>28-02-2019</text:p>
          </table:table-cell>
          <table:table-cell table:formula="of:=IF([.E50]&lt;10000000000;[.E50];10000000000)" office:value-type="float" office:value="220110.649148418" calcext:value-type="float">
            <text:p>220 111</text:p>
          </table:table-cell>
          <table:table-cell/>
          <table:table-cell table:formula="of:=[.F$2]*[.C49]^[.F$3]+[.F$4]*[.C49]^[.F$5]+[.F$6]*[.C49]^[.F$7]+[.F$8]" office:value-type="float" office:value="220110.649148418" calcext:value-type="float">
            <text:p>220 111</text:p>
          </table:table-cell>
          <table:table-cell table:number-columns-repeated="6"/>
        </table:table-row>
        <table:table-row table:style-name="ro1">
          <table:table-cell/>
          <table:table-cell table:formula="of:=[.B50]+1" office:value-type="date" office:date-value="2019-03-01" calcext:value-type="date">
            <text:p>01-03-2019</text:p>
          </table:table-cell>
          <table:table-cell table:formula="of:=IF([.E51]&lt;10000000000;[.E51];10000000000)" office:value-type="float" office:value="233330.553945523" calcext:value-type="float">
            <text:p>233 331</text:p>
          </table:table-cell>
          <table:table-cell/>
          <table:table-cell table:formula="of:=[.F$2]*[.C50]^[.F$3]+[.F$4]*[.C50]^[.F$5]+[.F$6]*[.C50]^[.F$7]+[.F$8]" office:value-type="float" office:value="233330.553945523" calcext:value-type="float">
            <text:p>233 331</text:p>
          </table:table-cell>
          <table:table-cell table:number-columns-repeated="6"/>
        </table:table-row>
        <table:table-row table:style-name="ro1">
          <table:table-cell/>
          <table:table-cell table:formula="of:=[.B51]+1" office:value-type="date" office:date-value="2019-03-02" calcext:value-type="date">
            <text:p>02-03-2019</text:p>
          </table:table-cell>
          <table:table-cell table:formula="of:=IF([.E52]&lt;10000000000;[.E52];10000000000)" office:value-type="float" office:value="246854.785725044" calcext:value-type="float">
            <text:p>246 855</text:p>
          </table:table-cell>
          <table:table-cell/>
          <table:table-cell table:formula="of:=[.F$2]*[.C51]^[.F$3]+[.F$4]*[.C51]^[.F$5]+[.F$6]*[.C51]^[.F$7]+[.F$8]" office:value-type="float" office:value="246854.785725044" calcext:value-type="float">
            <text:p>246 855</text:p>
          </table:table-cell>
          <table:table-cell table:number-columns-repeated="6"/>
        </table:table-row>
        <table:table-row table:style-name="ro1">
          <table:table-cell/>
          <table:table-cell table:formula="of:=[.B52]+1" office:value-type="date" office:date-value="2019-03-03" calcext:value-type="date">
            <text:p>03-03-2019</text:p>
          </table:table-cell>
          <table:table-cell table:formula="of:=IF([.E53]&lt;10000000000;[.E53];10000000000)" office:value-type="float" office:value="260666.439117606" calcext:value-type="float">
            <text:p>260 666</text:p>
          </table:table-cell>
          <table:table-cell/>
          <table:table-cell table:formula="of:=[.F$2]*[.C52]^[.F$3]+[.F$4]*[.C52]^[.F$5]+[.F$6]*[.C52]^[.F$7]+[.F$8]" office:value-type="float" office:value="260666.439117606" calcext:value-type="float">
            <text:p>260 666</text:p>
          </table:table-cell>
          <table:table-cell table:number-columns-repeated="6"/>
        </table:table-row>
        <table:table-row table:style-name="ro1">
          <table:table-cell/>
          <table:table-cell table:formula="of:=[.B53]+1" office:value-type="date" office:date-value="2019-03-04" calcext:value-type="date">
            <text:p>04-03-2019</text:p>
          </table:table-cell>
          <table:table-cell table:formula="of:=IF([.E54]&lt;10000000000;[.E54];10000000000)" office:value-type="float" office:value="274748.091185403" calcext:value-type="float">
            <text:p>274 748</text:p>
          </table:table-cell>
          <table:table-cell/>
          <table:table-cell table:formula="of:=[.F$2]*[.C53]^[.F$3]+[.F$4]*[.C53]^[.F$5]+[.F$6]*[.C53]^[.F$7]+[.F$8]" office:value-type="float" office:value="274748.091185403" calcext:value-type="float">
            <text:p>274 748</text:p>
          </table:table-cell>
          <table:table-cell table:number-columns-repeated="6"/>
        </table:table-row>
        <table:table-row table:style-name="ro1">
          <table:table-cell/>
          <table:table-cell table:formula="of:=[.B54]+1" office:value-type="date" office:date-value="2019-03-05" calcext:value-type="date">
            <text:p>05-03-2019</text:p>
          </table:table-cell>
          <table:table-cell table:formula="of:=IF([.E55]&lt;10000000000;[.E55];10000000000)" office:value-type="float" office:value="289081.893104188" calcext:value-type="float">
            <text:p>289 082</text:p>
          </table:table-cell>
          <table:table-cell/>
          <table:table-cell table:formula="of:=[.F$2]*[.C54]^[.F$3]+[.F$4]*[.C54]^[.F$5]+[.F$6]*[.C54]^[.F$7]+[.F$8]" office:value-type="float" office:value="289081.893104188" calcext:value-type="float">
            <text:p>289 082</text:p>
          </table:table-cell>
          <table:table-cell table:number-columns-repeated="6"/>
        </table:table-row>
        <table:table-row table:style-name="ro1">
          <table:table-cell/>
          <table:table-cell table:formula="of:=[.B55]+1" office:value-type="date" office:date-value="2019-03-06" calcext:value-type="date">
            <text:p>06-03-2019</text:p>
          </table:table-cell>
          <table:table-cell table:formula="of:=IF([.E56]&lt;10000000000;[.E56];10000000000)" office:value-type="float" office:value="303649.659876187" calcext:value-type="float">
            <text:p>303 650</text:p>
          </table:table-cell>
          <table:table-cell/>
          <table:table-cell table:formula="of:=[.F$2]*[.C55]^[.F$3]+[.F$4]*[.C55]^[.F$5]+[.F$6]*[.C55]^[.F$7]+[.F$8]" office:value-type="float" office:value="303649.659876187" calcext:value-type="float">
            <text:p>303 650</text:p>
          </table:table-cell>
          <table:table-cell table:number-columns-repeated="6"/>
        </table:table-row>
        <table:table-row table:style-name="ro1">
          <table:table-cell/>
          <table:table-cell table:formula="of:=[.B56]+1" office:value-type="date" office:date-value="2019-03-07" calcext:value-type="date">
            <text:p>07-03-2019</text:p>
          </table:table-cell>
          <table:table-cell table:formula="of:=IF([.E57]&lt;10000000000;[.E57];10000000000)" office:value-type="float" office:value="318432.957497954" calcext:value-type="float">
            <text:p>318 433</text:p>
          </table:table-cell>
          <table:table-cell/>
          <table:table-cell table:formula="of:=[.F$2]*[.C56]^[.F$3]+[.F$4]*[.C56]^[.F$5]+[.F$6]*[.C56]^[.F$7]+[.F$8]" office:value-type="float" office:value="318432.957497954" calcext:value-type="float">
            <text:p>318 433</text:p>
          </table:table-cell>
          <table:table-cell table:number-columns-repeated="6"/>
        </table:table-row>
        <table:table-row table:style-name="ro1">
          <table:table-cell/>
          <table:table-cell table:formula="of:=[.B57]+1" office:value-type="date" office:date-value="2019-03-08" calcext:value-type="date">
            <text:p>08-03-2019</text:p>
          </table:table-cell>
          <table:table-cell table:formula="of:=IF([.E58]&lt;10000000000;[.E58];10000000000)" office:value-type="float" office:value="333413.187079199" calcext:value-type="float">
            <text:p>333 413</text:p>
          </table:table-cell>
          <table:table-cell/>
          <table:table-cell table:formula="of:=[.F$2]*[.C57]^[.F$3]+[.F$4]*[.C57]^[.F$5]+[.F$6]*[.C57]^[.F$7]+[.F$8]" office:value-type="float" office:value="333413.187079199" calcext:value-type="float">
            <text:p>333 413</text:p>
          </table:table-cell>
          <table:table-cell table:number-columns-repeated="6"/>
        </table:table-row>
        <table:table-row table:style-name="ro1">
          <table:table-cell/>
          <table:table-cell table:formula="of:=[.B58]+1" office:value-type="date" office:date-value="2019-03-09" calcext:value-type="date">
            <text:p>09-03-2019</text:p>
          </table:table-cell>
          <table:table-cell table:formula="of:=IF([.E59]&lt;10000000000;[.E59];10000000000)" office:value-type="float" office:value="348571.66547961" calcext:value-type="float">
            <text:p>348 572</text:p>
          </table:table-cell>
          <table:table-cell/>
          <table:table-cell table:formula="of:=[.F$2]*[.C58]^[.F$3]+[.F$4]*[.C58]^[.F$5]+[.F$6]*[.C58]^[.F$7]+[.F$8]" office:value-type="float" office:value="348571.66547961" calcext:value-type="float">
            <text:p>348 572</text:p>
          </table:table-cell>
          <table:table-cell table:number-columns-repeated="6"/>
        </table:table-row>
        <table:table-row table:style-name="ro1">
          <table:table-cell/>
          <table:table-cell table:formula="of:=[.B59]+1" office:value-type="date" office:date-value="2019-03-10" calcext:value-type="date">
            <text:p>10-03-2019</text:p>
          </table:table-cell>
          <table:table-cell table:formula="of:=IF([.E60]&lt;10000000000;[.E60];10000000000)" office:value-type="float" office:value="363889.70209974" calcext:value-type="float">
            <text:p>363 890</text:p>
          </table:table-cell>
          <table:table-cell/>
          <table:table-cell table:formula="of:=[.F$2]*[.C59]^[.F$3]+[.F$4]*[.C59]^[.F$5]+[.F$6]*[.C59]^[.F$7]+[.F$8]" office:value-type="float" office:value="363889.70209974" calcext:value-type="float">
            <text:p>363 890</text:p>
          </table:table-cell>
          <table:table-cell table:number-columns-repeated="6"/>
        </table:table-row>
        <table:table-row table:style-name="ro1">
          <table:table-cell/>
          <table:table-cell table:formula="of:=[.B60]+1" office:value-type="date" office:date-value="2019-03-11" calcext:value-type="date">
            <text:p>11-03-2019</text:p>
          </table:table-cell>
          <table:table-cell table:formula="of:=IF([.E61]&lt;10000000000;[.E61];10000000000)" office:value-type="float" office:value="379348.671528473" calcext:value-type="float">
            <text:p>379 349</text:p>
          </table:table-cell>
          <table:table-cell/>
          <table:table-cell table:formula="of:=[.F$2]*[.C60]^[.F$3]+[.F$4]*[.C60]^[.F$5]+[.F$6]*[.C60]^[.F$7]+[.F$8]" office:value-type="float" office:value="379348.671528473" calcext:value-type="float">
            <text:p>379 349</text:p>
          </table:table-cell>
          <table:table-cell table:number-columns-repeated="6"/>
        </table:table-row>
        <table:table-row table:style-name="ro1">
          <table:table-cell/>
          <table:table-cell table:formula="of:=[.B61]+1" office:value-type="date" office:date-value="2019-03-12" calcext:value-type="date">
            <text:p>12-03-2019</text:p>
          </table:table-cell>
          <table:table-cell table:formula="of:=IF([.E62]&lt;10000000000;[.E62];10000000000)" office:value-type="float" office:value="394930.081812799" calcext:value-type="float">
            <text:p>394 930</text:p>
          </table:table-cell>
          <table:table-cell/>
          <table:table-cell table:formula="of:=[.F$2]*[.C61]^[.F$3]+[.F$4]*[.C61]^[.F$5]+[.F$6]*[.C61]^[.F$7]+[.F$8]" office:value-type="float" office:value="394930.081812799" calcext:value-type="float">
            <text:p>394 930</text:p>
          </table:table-cell>
          <table:table-cell table:number-columns-repeated="6"/>
        </table:table-row>
        <table:table-row table:style-name="ro1">
          <table:table-cell/>
          <table:table-cell table:formula="of:=[.B62]+1" office:value-type="date" office:date-value="2019-03-13" calcext:value-type="date">
            <text:p>13-03-2019</text:p>
          </table:table-cell>
          <table:table-cell table:formula="of:=IF([.E63]&lt;10000000000;[.E63];10000000000)" office:value-type="float" office:value="410615.638175152" calcext:value-type="float">
            <text:p>410 616</text:p>
          </table:table-cell>
          <table:table-cell/>
          <table:table-cell table:formula="of:=[.F$2]*[.C62]^[.F$3]+[.F$4]*[.C62]^[.F$5]+[.F$6]*[.C62]^[.F$7]+[.F$8]" office:value-type="float" office:value="410615.638175152" calcext:value-type="float">
            <text:p>410 616</text:p>
          </table:table-cell>
          <table:table-cell table:number-columns-repeated="6"/>
        </table:table-row>
        <table:table-row table:style-name="ro1">
          <table:table-cell/>
          <table:table-cell table:formula="of:=[.B63]+1" office:value-type="date" office:date-value="2019-03-14" calcext:value-type="date">
            <text:p>14-03-2019</text:p>
          </table:table-cell>
          <table:table-cell table:formula="of:=IF([.E64]&lt;10000000000;[.E64];10000000000)" office:value-type="float" office:value="426387.302059045" calcext:value-type="float">
            <text:p>426 387</text:p>
          </table:table-cell>
          <table:table-cell/>
          <table:table-cell table:formula="of:=[.F$2]*[.C63]^[.F$3]+[.F$4]*[.C63]^[.F$5]+[.F$6]*[.C63]^[.F$7]+[.F$8]" office:value-type="float" office:value="426387.302059045" calcext:value-type="float">
            <text:p>426 387</text:p>
          </table:table-cell>
          <table:table-cell table:number-columns-repeated="6"/>
        </table:table-row>
        <table:table-row table:style-name="ro1">
          <table:table-cell/>
          <table:table-cell table:formula="of:=[.B64]+1" office:value-type="date" office:date-value="2019-03-15" calcext:value-type="date">
            <text:p>15-03-2019</text:p>
          </table:table-cell>
          <table:table-cell table:formula="of:=IF([.E65]&lt;10000000000;[.E65];10000000000)" office:value-type="float" office:value="442227.345434917" calcext:value-type="float">
            <text:p>442 227</text:p>
          </table:table-cell>
          <table:table-cell/>
          <table:table-cell table:formula="of:=[.F$2]*[.C64]^[.F$3]+[.F$4]*[.C64]^[.F$5]+[.F$6]*[.C64]^[.F$7]+[.F$8]" office:value-type="float" office:value="442227.345434917" calcext:value-type="float">
            <text:p>442 227</text:p>
          </table:table-cell>
          <table:table-cell table:number-columns-repeated="6"/>
        </table:table-row>
        <table:table-row table:style-name="ro1">
          <table:table-cell/>
          <table:table-cell table:formula="of:=[.B65]+1" office:value-type="date" office:date-value="2019-03-16" calcext:value-type="date">
            <text:p>16-03-2019</text:p>
          </table:table-cell>
          <table:table-cell table:formula="of:=IF([.E66]&lt;10000000000;[.E66];10000000000)" office:value-type="float" office:value="458118.400344852" calcext:value-type="float">
            <text:p>458 118</text:p>
          </table:table-cell>
          <table:table-cell/>
          <table:table-cell table:formula="of:=[.F$2]*[.C65]^[.F$3]+[.F$4]*[.C65]^[.F$5]+[.F$6]*[.C65]^[.F$7]+[.F$8]" office:value-type="float" office:value="458118.400344852" calcext:value-type="float">
            <text:p>458 118</text:p>
          </table:table-cell>
          <table:table-cell table:number-columns-repeated="6"/>
        </table:table-row>
        <table:table-row table:style-name="ro1">
          <table:table-cell/>
          <table:table-cell table:formula="of:=[.B66]+1" office:value-type="date" office:date-value="2019-03-17" calcext:value-type="date">
            <text:p>17-03-2019</text:p>
          </table:table-cell>
          <table:table-cell table:formula="of:=IF([.E67]&lt;10000000000;[.E67];10000000000)" office:value-type="float" office:value="474043.503707016" calcext:value-type="float">
            <text:p>474 044</text:p>
          </table:table-cell>
          <table:table-cell/>
          <table:table-cell table:formula="of:=[.F$2]*[.C66]^[.F$3]+[.F$4]*[.C66]^[.F$5]+[.F$6]*[.C66]^[.F$7]+[.F$8]" office:value-type="float" office:value="474043.503707016" calcext:value-type="float">
            <text:p>474 044</text:p>
          </table:table-cell>
          <table:table-cell table:number-columns-repeated="6"/>
        </table:table-row>
        <table:table-row table:style-name="ro1">
          <table:table-cell/>
          <table:table-cell table:formula="of:=[.B67]+1" office:value-type="date" office:date-value="2019-03-18" calcext:value-type="date">
            <text:p>18-03-2019</text:p>
          </table:table-cell>
          <table:table-cell table:formula="of:=IF([.E68]&lt;10000000000;[.E68];10000000000)" office:value-type="float" office:value="489986.137438384" calcext:value-type="float">
            <text:p>489 986</text:p>
          </table:table-cell>
          <table:table-cell/>
          <table:table-cell table:formula="of:=[.F$2]*[.C67]^[.F$3]+[.F$4]*[.C67]^[.F$5]+[.F$6]*[.C67]^[.F$7]+[.F$8]" office:value-type="float" office:value="489986.137438384" calcext:value-type="float">
            <text:p>489 986</text:p>
          </table:table-cell>
          <table:table-cell table:number-columns-repeated="6"/>
        </table:table-row>
        <table:table-row table:style-name="ro1">
          <table:table-cell/>
          <table:table-cell table:formula="of:=[.B68]+1" office:value-type="date" office:date-value="2019-03-19" calcext:value-type="date">
            <text:p>19-03-2019</text:p>
          </table:table-cell>
          <table:table-cell table:formula="of:=IF([.E69]&lt;10000000000;[.E69];10000000000)" office:value-type="float" office:value="505930.263987538" calcext:value-type="float">
            <text:p>505 930</text:p>
          </table:table-cell>
          <table:table-cell/>
          <table:table-cell table:formula="of:=[.F$2]*[.C68]^[.F$3]+[.F$4]*[.C68]^[.F$5]+[.F$6]*[.C68]^[.F$7]+[.F$8]" office:value-type="float" office:value="505930.263987538" calcext:value-type="float">
            <text:p>505 930</text:p>
          </table:table-cell>
          <table:table-cell table:number-columns-repeated="6"/>
        </table:table-row>
        <table:table-row table:style-name="ro1">
          <table:table-cell/>
          <table:table-cell table:formula="of:=[.B69]+1" office:value-type="date" office:date-value="2019-03-20" calcext:value-type="date">
            <text:p>20-03-2019</text:p>
          </table:table-cell>
          <table:table-cell table:formula="of:=IF([.E70]&lt;10000000000;[.E70];10000000000)" office:value-type="float" office:value="521860.357398232" calcext:value-type="float">
            <text:p>521 860</text:p>
          </table:table-cell>
          <table:table-cell/>
          <table:table-cell table:formula="of:=[.F$2]*[.C69]^[.F$3]+[.F$4]*[.C69]^[.F$5]+[.F$6]*[.C69]^[.F$7]+[.F$8]" office:value-type="float" office:value="521860.357398232" calcext:value-type="float">
            <text:p>521 860</text:p>
          </table:table-cell>
          <table:table-cell table:number-columns-repeated="6"/>
        </table:table-row>
        <table:table-row table:style-name="ro1">
          <table:table-cell/>
          <table:table-cell table:formula="of:=[.B70]+1" office:value-type="date" office:date-value="2019-03-21" calcext:value-type="date">
            <text:p>21-03-2019</text:p>
          </table:table-cell>
          <table:table-cell table:formula="of:=IF([.E71]&lt;10000000000;[.E71];10000000000)" office:value-type="float" office:value="537761.430049176" calcext:value-type="float">
            <text:p>537 761</text:p>
          </table:table-cell>
          <table:table-cell/>
          <table:table-cell table:formula="of:=[.F$2]*[.C70]^[.F$3]+[.F$4]*[.C70]^[.F$5]+[.F$6]*[.C70]^[.F$7]+[.F$8]" office:value-type="float" office:value="537761.430049176" calcext:value-type="float">
            <text:p>537 761</text:p>
          </table:table-cell>
          <table:table-cell table:number-columns-repeated="6"/>
        </table:table-row>
        <table:table-row table:style-name="ro1">
          <table:table-cell/>
          <table:table-cell table:formula="of:=[.B71]+1" office:value-type="date" office:date-value="2019-03-22" calcext:value-type="date">
            <text:p>22-03-2019</text:p>
          </table:table-cell>
          <table:table-cell table:formula="of:=IF([.E72]&lt;10000000000;[.E72];10000000000)" office:value-type="float" office:value="553619.055236229" calcext:value-type="float">
            <text:p>553 619</text:p>
          </table:table-cell>
          <table:table-cell/>
          <table:table-cell table:formula="of:=[.F$2]*[.C71]^[.F$3]+[.F$4]*[.C71]^[.F$5]+[.F$6]*[.C71]^[.F$7]+[.F$8]" office:value-type="float" office:value="553619.055236229" calcext:value-type="float">
            <text:p>553 619</text:p>
          </table:table-cell>
          <table:table-cell table:number-columns-repeated="6"/>
        </table:table-row>
        <table:table-row table:style-name="ro1">
          <table:table-cell/>
          <table:table-cell table:formula="of:=[.B72]+1" office:value-type="date" office:date-value="2019-03-23" calcext:value-type="date">
            <text:p>23-03-2019</text:p>
          </table:table-cell>
          <table:table-cell table:formula="of:=IF([.E73]&lt;10000000000;[.E73];10000000000)" office:value-type="float" office:value="569419.385780256" calcext:value-type="float">
            <text:p>569 419</text:p>
          </table:table-cell>
          <table:table-cell/>
          <table:table-cell table:formula="of:=[.F$2]*[.C72]^[.F$3]+[.F$4]*[.C72]^[.F$5]+[.F$6]*[.C72]^[.F$7]+[.F$8]" office:value-type="float" office:value="569419.385780256" calcext:value-type="float">
            <text:p>569 419</text:p>
          </table:table-cell>
          <table:table-cell table:number-columns-repeated="6"/>
        </table:table-row>
        <table:table-row table:style-name="ro1">
          <table:table-cell/>
          <table:table-cell table:formula="of:=[.B73]+1" office:value-type="date" office:date-value="2019-03-24" calcext:value-type="date">
            <text:p>24-03-2019</text:p>
          </table:table-cell>
          <table:table-cell table:formula="of:=IF([.E74]&lt;10000000000;[.E74];10000000000)" office:value-type="float" office:value="585149.168857398" calcext:value-type="float">
            <text:p>585 149</text:p>
          </table:table-cell>
          <table:table-cell/>
          <table:table-cell table:formula="of:=[.F$2]*[.C73]^[.F$3]+[.F$4]*[.C73]^[.F$5]+[.F$6]*[.C73]^[.F$7]+[.F$8]" office:value-type="float" office:value="585149.168857398" calcext:value-type="float">
            <text:p>585 149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5" calcext:value-type="date">
            <text:p>25-03-2019</text:p>
          </table:table-cell>
          <table:table-cell table:formula="of:=IF([.E75]&lt;10000000000;[.E75];10000000000)" office:value-type="float" office:value="600795.757258859" calcext:value-type="float">
            <text:p>600 796</text:p>
          </table:table-cell>
          <table:table-cell/>
          <table:table-cell table:formula="of:=[.F$2]*[.C74]^[.F$3]+[.F$4]*[.C74]^[.F$5]+[.F$6]*[.C74]^[.F$7]+[.F$8]" office:value-type="float" office:value="600795.757258859" calcext:value-type="float">
            <text:p>600 796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6" calcext:value-type="date">
            <text:p>26-03-2019</text:p>
          </table:table-cell>
          <table:table-cell table:formula="of:=IF([.E76]&lt;10000000000;[.E76];10000000000)" office:value-type="float" office:value="616347.117294594" calcext:value-type="float">
            <text:p>616 347</text:p>
          </table:table-cell>
          <table:table-cell/>
          <table:table-cell table:formula="of:=[.F$2]*[.C75]^[.F$3]+[.F$4]*[.C75]^[.F$5]+[.F$6]*[.C75]^[.F$7]+[.F$8]" office:value-type="float" office:value="616347.117294594" calcext:value-type="float">
            <text:p>616 347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7" calcext:value-type="date">
            <text:p>27-03-2019</text:p>
          </table:table-cell>
          <table:table-cell table:formula="of:=IF([.E77]&lt;10000000000;[.E77];10000000000)" office:value-type="float" office:value="631791.833559968" calcext:value-type="float">
            <text:p>631 792</text:p>
          </table:table-cell>
          <table:table-cell/>
          <table:table-cell table:formula="of:=[.F$2]*[.C76]^[.F$3]+[.F$4]*[.C76]^[.F$5]+[.F$6]*[.C76]^[.F$7]+[.F$8]" office:value-type="float" office:value="631791.833559968" calcext:value-type="float">
            <text:p>631 792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8" calcext:value-type="date">
            <text:p>28-03-2019</text:p>
          </table:table-cell>
          <table:table-cell table:formula="of:=IF([.E78]&lt;10000000000;[.E78];10000000000)" office:value-type="float" office:value="647119.110786656" calcext:value-type="float">
            <text:p>647 119</text:p>
          </table:table-cell>
          <table:table-cell/>
          <table:table-cell table:formula="of:=[.F$2]*[.C77]^[.F$3]+[.F$4]*[.C77]^[.F$5]+[.F$6]*[.C77]^[.F$7]+[.F$8]" office:value-type="float" office:value="647119.110786656" calcext:value-type="float">
            <text:p>647 119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29" calcext:value-type="date">
            <text:p>29-03-2019</text:p>
          </table:table-cell>
          <table:table-cell table:formula="of:=IF([.E79]&lt;10000000000;[.E79];10000000000)" office:value-type="float" office:value="662318.772999111" calcext:value-type="float">
            <text:p>662 319</text:p>
          </table:table-cell>
          <table:table-cell/>
          <table:table-cell table:formula="of:=[.F$2]*[.C78]^[.F$3]+[.F$4]*[.C78]^[.F$5]+[.F$6]*[.C78]^[.F$7]+[.F$8]" office:value-type="float" office:value="662318.772999111" calcext:value-type="float">
            <text:p>662 319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30" calcext:value-type="date">
            <text:p>30-03-2019</text:p>
          </table:table-cell>
          <table:table-cell table:formula="of:=IF([.E80]&lt;10000000000;[.E80];10000000000)" office:value-type="float" office:value="677381.260196087" calcext:value-type="float">
            <text:p>677 381</text:p>
          </table:table-cell>
          <table:table-cell/>
          <table:table-cell table:formula="of:=[.F$2]*[.C79]^[.F$3]+[.F$4]*[.C79]^[.F$5]+[.F$6]*[.C79]^[.F$7]+[.F$8]" office:value-type="float" office:value="677381.260196087" calcext:value-type="float">
            <text:p>677 381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3-31" calcext:value-type="date">
            <text:p>31-03-2019</text:p>
          </table:table-cell>
          <table:table-cell table:formula="of:=IF([.E81]&lt;10000000000;[.E81];10000000000)" office:value-type="float" office:value="692297.622773186" calcext:value-type="float">
            <text:p>692 298</text:p>
          </table:table-cell>
          <table:table-cell/>
          <table:table-cell table:formula="of:=[.F$2]*[.C80]^[.F$3]+[.F$4]*[.C80]^[.F$5]+[.F$6]*[.C80]^[.F$7]+[.F$8]" office:value-type="float" office:value="692297.622773186" calcext:value-type="float">
            <text:p>692 298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4-01" calcext:value-type="date">
            <text:p>01-04-2019</text:p>
          </table:table-cell>
          <table:table-cell table:formula="of:=IF([.E82]&lt;10000000000;[.E82];10000000000)" office:value-type="float" office:value="707059.513897471" calcext:value-type="float">
            <text:p>707 060</text:p>
          </table:table-cell>
          <table:table-cell/>
          <table:table-cell table:formula="of:=[.F$2]*[.C81]^[.F$3]+[.F$4]*[.C81]^[.F$5]+[.F$6]*[.C81]^[.F$7]+[.F$8]" office:value-type="float" office:value="707059.513897471" calcext:value-type="float">
            <text:p>707 060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4-02" calcext:value-type="date">
            <text:p>02-04-2019</text:p>
          </table:table-cell>
          <table:table-cell table:formula="of:=IF([.E83]&lt;10000000000;[.E83];10000000000)" office:value-type="float" office:value="721659.180039041" calcext:value-type="float">
            <text:p>721 659</text:p>
          </table:table-cell>
          <table:table-cell/>
          <table:table-cell table:formula="of:=[.F$2]*[.C82]^[.F$3]+[.F$4]*[.C82]^[.F$5]+[.F$6]*[.C82]^[.F$7]+[.F$8]" office:value-type="float" office:value="721659.180039041" calcext:value-type="float">
            <text:p>721 659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4-03" calcext:value-type="date">
            <text:p>03-04-2019</text:p>
          </table:table-cell>
          <table:table-cell table:formula="of:=IF([.E84]&lt;10000000000;[.E84];10000000000)" office:value-type="float" office:value="736089.449857303" calcext:value-type="float">
            <text:p>736 089</text:p>
          </table:table-cell>
          <table:table-cell/>
          <table:table-cell table:formula="of:=[.F$2]*[.C83]^[.F$3]+[.F$4]*[.C83]^[.F$5]+[.F$6]*[.C83]^[.F$7]+[.F$8]" office:value-type="float" office:value="736089.449857303" calcext:value-type="float">
            <text:p>736 089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4" calcext:value-type="date">
            <text:p>04-04-2019</text:p>
          </table:table-cell>
          <table:table-cell table:formula="of:=IF([.E85]&lt;10000000000;[.E85];10000000000)" office:value-type="float" office:value="750343.721631733" calcext:value-type="float">
            <text:p>750 344</text:p>
          </table:table-cell>
          <table:table-cell/>
          <table:table-cell table:formula="of:=[.F$2]*[.C84]^[.F$3]+[.F$4]*[.C84]^[.F$5]+[.F$6]*[.C84]^[.F$7]+[.F$8]" office:value-type="float" office:value="750343.721631733" calcext:value-type="float">
            <text:p>750 344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5" calcext:value-type="date">
            <text:p>05-04-2019</text:p>
          </table:table-cell>
          <table:table-cell table:formula="of:=IF([.E86]&lt;10000000000;[.E86];10000000000)" office:value-type="float" office:value="764415.949418288" calcext:value-type="float">
            <text:p>764 416</text:p>
          </table:table-cell>
          <table:table-cell/>
          <table:table-cell table:formula="of:=[.F$2]*[.C85]^[.F$3]+[.F$4]*[.C85]^[.F$5]+[.F$6]*[.C85]^[.F$7]+[.F$8]" office:value-type="float" office:value="764415.949418288" calcext:value-type="float">
            <text:p>764 416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6" calcext:value-type="date">
            <text:p>06-04-2019</text:p>
          </table:table-cell>
          <table:table-cell table:formula="of:=IF([.E87]&lt;10000000000;[.E87];10000000000)" office:value-type="float" office:value="778300.62810354" calcext:value-type="float">
            <text:p>778 301</text:p>
          </table:table-cell>
          <table:table-cell/>
          <table:table-cell table:formula="of:=[.F$2]*[.C86]^[.F$3]+[.F$4]*[.C86]^[.F$5]+[.F$6]*[.C86]^[.F$7]+[.F$8]" office:value-type="float" office:value="778300.62810354" calcext:value-type="float">
            <text:p>778 301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7" calcext:value-type="date">
            <text:p>07-04-2019</text:p>
          </table:table-cell>
          <table:table-cell table:formula="of:=IF([.E88]&lt;10000000000;[.E88];10000000000)" office:value-type="float" office:value="791992.777519183" calcext:value-type="float">
            <text:p>791 993</text:p>
          </table:table-cell>
          <table:table-cell/>
          <table:table-cell table:formula="of:=[.F$2]*[.C87]^[.F$3]+[.F$4]*[.C87]^[.F$5]+[.F$6]*[.C87]^[.F$7]+[.F$8]" office:value-type="float" office:value="791992.777519183" calcext:value-type="float">
            <text:p>791 993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8" calcext:value-type="date">
            <text:p>08-04-2019</text:p>
          </table:table-cell>
          <table:table-cell table:formula="of:=IF([.E89]&lt;10000000000;[.E89];10000000000)" office:value-type="float" office:value="805487.925769869" calcext:value-type="float">
            <text:p>805 488</text:p>
          </table:table-cell>
          <table:table-cell/>
          <table:table-cell table:formula="of:=[.F$2]*[.C88]^[.F$3]+[.F$4]*[.C88]^[.F$5]+[.F$6]*[.C88]^[.F$7]+[.F$8]" office:value-type="float" office:value="805487.925769869" calcext:value-type="float">
            <text:p>805 488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09" calcext:value-type="date">
            <text:p>09-04-2019</text:p>
          </table:table-cell>
          <table:table-cell table:formula="of:=IF([.E90]&lt;10000000000;[.E90];10000000000)" office:value-type="float" office:value="818782.091917614" calcext:value-type="float">
            <text:p>818 782</text:p>
          </table:table-cell>
          <table:table-cell/>
          <table:table-cell table:formula="of:=[.F$2]*[.C89]^[.F$3]+[.F$4]*[.C89]^[.F$5]+[.F$6]*[.C89]^[.F$7]+[.F$8]" office:value-type="float" office:value="818782.091917614" calcext:value-type="float">
            <text:p>818 782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10" calcext:value-type="date">
            <text:p>10-04-2019</text:p>
          </table:table-cell>
          <table:table-cell table:formula="of:=IF([.E91]&lt;10000000000;[.E91];10000000000)" office:value-type="float" office:value="831871.768156221" calcext:value-type="float">
            <text:p>831 872</text:p>
          </table:table-cell>
          <table:table-cell/>
          <table:table-cell table:formula="of:=[.F$2]*[.C90]^[.F$3]+[.F$4]*[.C90]^[.F$5]+[.F$6]*[.C90]^[.F$7]+[.F$8]" office:value-type="float" office:value="831871.768156221" calcext:value-type="float">
            <text:p>831 872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11" calcext:value-type="date">
            <text:p>11-04-2019</text:p>
          </table:table-cell>
          <table:table-cell table:formula="of:=IF([.E92]&lt;10000000000;[.E92];10000000000)" office:value-type="float" office:value="844753.901599476" calcext:value-type="float">
            <text:p>844 754</text:p>
          </table:table-cell>
          <table:table-cell/>
          <table:table-cell table:formula="of:=[.F$2]*[.C91]^[.F$3]+[.F$4]*[.C91]^[.F$5]+[.F$6]*[.C91]^[.F$7]+[.F$8]" office:value-type="float" office:value="844753.901599476" calcext:value-type="float">
            <text:p>844 754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12" calcext:value-type="date">
            <text:p>12-04-2019</text:p>
          </table:table-cell>
          <table:table-cell table:formula="of:=IF([.E93]&lt;10000000000;[.E93];10000000000)" office:value-type="float" office:value="857425.875797377" calcext:value-type="float">
            <text:p>857 426</text:p>
          </table:table-cell>
          <table:table-cell/>
          <table:table-cell table:formula="of:=[.F$2]*[.C92]^[.F$3]+[.F$4]*[.C92]^[.F$5]+[.F$6]*[.C92]^[.F$7]+[.F$8]" office:value-type="float" office:value="857425.875797377" calcext:value-type="float">
            <text:p>857 426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date" office:date-value="2019-04-13" calcext:value-type="date">
            <text:p>13-04-2019</text:p>
          </table:table-cell>
          <table:table-cell table:formula="of:=IF([.E94]&lt;10000000000;[.E94];10000000000)" office:value-type="float" office:value="869885.492085303" calcext:value-type="float">
            <text:p>869 885</text:p>
          </table:table-cell>
          <table:table-cell/>
          <table:table-cell table:formula="of:=[.F$2]*[.C93]^[.F$3]+[.F$4]*[.C93]^[.F$5]+[.F$6]*[.C93]^[.F$7]+[.F$8]" office:value-type="float" office:value="869885.492085303" calcext:value-type="float">
            <text:p>869 885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date" office:date-value="2019-04-14" calcext:value-type="date">
            <text:p>14-04-2019</text:p>
          </table:table-cell>
          <table:table-cell table:formula="of:=IF([.E95]&lt;10000000000;[.E95];10000000000)" office:value-type="float" office:value="882130.950862014" calcext:value-type="float">
            <text:p>882 131</text:p>
          </table:table-cell>
          <table:table-cell/>
          <table:table-cell table:formula="of:=[.F$2]*[.C94]^[.F$3]+[.F$4]*[.C94]^[.F$5]+[.F$6]*[.C94]^[.F$7]+[.F$8]" office:value-type="float" office:value="882130.950862014" calcext:value-type="float">
            <text:p>882 131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date" office:date-value="2019-04-15" calcext:value-type="date">
            <text:p>15-04-2019</text:p>
          </table:table-cell>
          <table:table-cell table:formula="of:=IF([.E96]&lt;10000000000;[.E96];10000000000)" office:value-type="float" office:value="894160.83288363" calcext:value-type="float">
            <text:p>894 161</text:p>
          </table:table-cell>
          <table:table-cell/>
          <table:table-cell table:formula="of:=[.F$2]*[.C95]^[.F$3]+[.F$4]*[.C95]^[.F$5]+[.F$6]*[.C95]^[.F$7]+[.F$8]" office:value-type="float" office:value="894160.83288363" calcext:value-type="float">
            <text:p>894 161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date" office:date-value="2019-04-16" calcext:value-type="date">
            <text:p>16-04-2019</text:p>
          </table:table-cell>
          <table:table-cell table:formula="of:=IF([.E97]&lt;10000000000;[.E97];10000000000)" office:value-type="float" office:value="905974.080652355" calcext:value-type="float">
            <text:p>905 974</text:p>
          </table:table-cell>
          <table:table-cell/>
          <table:table-cell table:formula="of:=[.F$2]*[.C96]^[.F$3]+[.F$4]*[.C96]^[.F$5]+[.F$6]*[.C96]^[.F$7]+[.F$8]" office:value-type="float" office:value="905974.080652355" calcext:value-type="float">
            <text:p>905 974</text:p>
          </table:table-cell>
          <table:table-cell table:number-columns-repeated="6"/>
        </table:table-row>
        <table:table-row table:style-name="ro1">
          <table:table-cell/>
          <table:table-cell table:formula="of:=[.B97]+1" office:value-type="date" office:date-value="2019-04-17" calcext:value-type="date">
            <text:p>17-04-2019</text:p>
          </table:table-cell>
          <table:table-cell table:formula="of:=IF([.E98]&lt;10000000000;[.E98];10000000000)" office:value-type="float" office:value="917569.979970701" calcext:value-type="float">
            <text:p>917 570</text:p>
          </table:table-cell>
          <table:table-cell/>
          <table:table-cell table:formula="of:=[.F$2]*[.C97]^[.F$3]+[.F$4]*[.C97]^[.F$5]+[.F$6]*[.C97]^[.F$7]+[.F$8]" office:value-type="float" office:value="917569.979970701" calcext:value-type="float">
            <text:p>917 570</text:p>
          </table:table-cell>
          <table:table-cell table:number-columns-repeated="6"/>
        </table:table-row>
        <table:table-row table:style-name="ro1">
          <table:table-cell/>
          <table:table-cell table:formula="of:=[.B98]+1" office:value-type="date" office:date-value="2019-04-18" calcext:value-type="date">
            <text:p>18-04-2019</text:p>
          </table:table-cell>
          <table:table-cell table:formula="of:=IF([.E99]&lt;10000000000;[.E99];10000000000)" office:value-type="float" office:value="928948.141724349" calcext:value-type="float">
            <text:p>928 948</text:p>
          </table:table-cell>
          <table:table-cell/>
          <table:table-cell table:formula="of:=[.F$2]*[.C98]^[.F$3]+[.F$4]*[.C98]^[.F$5]+[.F$6]*[.C98]^[.F$7]+[.F$8]" office:value-type="float" office:value="928948.141724349" calcext:value-type="float">
            <text:p>928 948</text:p>
          </table:table-cell>
          <table:table-cell table:number-columns-repeated="6"/>
        </table:table-row>
        <table:table-row table:style-name="ro1">
          <table:table-cell/>
          <table:table-cell table:formula="of:=[.B99]+1" office:value-type="date" office:date-value="2019-04-19" calcext:value-type="date">
            <text:p>19-04-2019</text:p>
          </table:table-cell>
          <table:table-cell table:formula="of:=IF([.E100]&lt;10000000000;[.E100];10000000000)" office:value-type="float" office:value="940108.483949565" calcext:value-type="float">
            <text:p>940 108</text:p>
          </table:table-cell>
          <table:table-cell/>
          <table:table-cell table:formula="of:=[.F$2]*[.C99]^[.F$3]+[.F$4]*[.C99]^[.F$5]+[.F$6]*[.C99]^[.F$7]+[.F$8]" office:value-type="float" office:value="940108.483949565" calcext:value-type="float">
            <text:p>940 108</text:p>
          </table:table-cell>
          <table:table-cell table:number-columns-repeated="6"/>
        </table:table-row>
        <table:table-row table:style-name="ro1">
          <table:table-cell/>
          <table:table-cell table:formula="of:=[.B100]+1" office:value-type="date" office:date-value="2019-04-20" calcext:value-type="date">
            <text:p>20-04-2019</text:p>
          </table:table-cell>
          <table:table-cell table:formula="of:=IF([.E101]&lt;10000000000;[.E101];10000000000)" office:value-type="float" office:value="951051.214234297" calcext:value-type="float">
            <text:p>951 051</text:p>
          </table:table-cell>
          <table:table-cell/>
          <table:table-cell table:formula="of:=[.F$2]*[.C100]^[.F$3]+[.F$4]*[.C100]^[.F$5]+[.F$6]*[.C100]^[.F$7]+[.F$8]" office:value-type="float" office:value="951051.214234297" calcext:value-type="float">
            <text:p>951 051</text:p>
          </table:table-cell>
          <table:table-cell table:number-columns-repeated="6"/>
        </table:table-row>
        <table:table-row table:style-name="ro1">
          <table:table-cell/>
          <table:table-cell table:formula="of:=[.B101]+1" office:value-type="date" office:date-value="2019-04-21" calcext:value-type="date">
            <text:p>21-04-2019</text:p>
          </table:table-cell>
          <table:table-cell table:formula="of:=IF([.E102]&lt;10000000000;[.E102];10000000000)" office:value-type="float" office:value="961776.812495693" calcext:value-type="float">
            <text:p>961 777</text:p>
          </table:table-cell>
          <table:table-cell/>
          <table:table-cell table:formula="of:=[.F$2]*[.C101]^[.F$3]+[.F$4]*[.C101]^[.F$5]+[.F$6]*[.C101]^[.F$7]+[.F$8]" office:value-type="float" office:value="961776.812495693" calcext:value-type="float">
            <text:p>961 777</text:p>
          </table:table-cell>
          <table:table-cell table:number-columns-repeated="6"/>
        </table:table-row>
        <table:table-row table:style-name="ro1">
          <table:table-cell/>
          <table:table-cell table:formula="of:=[.B102]+1" office:value-type="date" office:date-value="2019-04-22" calcext:value-type="date">
            <text:p>22-04-2019</text:p>
          </table:table-cell>
          <table:table-cell table:formula="of:=IF([.E103]&lt;10000000000;[.E103];10000000000)" office:value-type="float" office:value="972286.014170807" calcext:value-type="float">
            <text:p>972 286</text:p>
          </table:table-cell>
          <table:table-cell/>
          <table:table-cell table:formula="of:=[.F$2]*[.C102]^[.F$3]+[.F$4]*[.C102]^[.F$5]+[.F$6]*[.C102]^[.F$7]+[.F$8]" office:value-type="float" office:value="972286.014170807" calcext:value-type="float">
            <text:p>972 286</text:p>
          </table:table-cell>
          <table:table-cell table:number-columns-repeated="6"/>
        </table:table-row>
        <table:table-row table:style-name="ro1">
          <table:table-cell/>
          <table:table-cell table:formula="of:=[.B103]+1" office:value-type="date" office:date-value="2019-04-23" calcext:value-type="date">
            <text:p>23-04-2019</text:p>
          </table:table-cell>
          <table:table-cell table:formula="of:=IF([.E104]&lt;10000000000;[.E104];10000000000)" office:value-type="float" office:value="982579.793851707" calcext:value-type="float">
            <text:p>982 580</text:p>
          </table:table-cell>
          <table:table-cell/>
          <table:table-cell table:formula="of:=[.F$2]*[.C103]^[.F$3]+[.F$4]*[.C103]^[.F$5]+[.F$6]*[.C103]^[.F$7]+[.F$8]" office:value-type="float" office:value="982579.793851707" calcext:value-type="float">
            <text:p>982 580</text:p>
          </table:table-cell>
          <table:table-cell table:number-columns-repeated="6"/>
        </table:table-row>
        <table:table-row table:style-name="ro1">
          <table:table-cell/>
          <table:table-cell table:formula="of:=[.B104]+1" office:value-type="date" office:date-value="2019-04-24" calcext:value-type="date">
            <text:p>24-04-2019</text:p>
          </table:table-cell>
          <table:table-cell table:formula="of:=IF([.E105]&lt;10000000000;[.E105];10000000000)" office:value-type="float" office:value="992659.349391046" calcext:value-type="float">
            <text:p>992 659</text:p>
          </table:table-cell>
          <table:table-cell/>
          <table:table-cell table:formula="of:=[.F$2]*[.C104]^[.F$3]+[.F$4]*[.C104]^[.F$5]+[.F$6]*[.C104]^[.F$7]+[.F$8]" office:value-type="float" office:value="992659.349391046" calcext:value-type="float">
            <text:p>992 659</text:p>
          </table:table-cell>
          <table:table-cell table:number-columns-repeated="6"/>
        </table:table-row>
        <table:table-row table:style-name="ro1">
          <table:table-cell/>
          <table:table-cell table:formula="of:=[.B105]+1" office:value-type="date" office:date-value="2019-04-25" calcext:value-type="date">
            <text:p>25-04-2019</text:p>
          </table:table-cell>
          <table:table-cell table:formula="of:=IF([.E106]&lt;10000000000;[.E106];10000000000)" office:value-type="float" office:value="1002526.08649939" calcext:value-type="float">
            <text:p>1 002 526</text:p>
          </table:table-cell>
          <table:table-cell/>
          <table:table-cell table:formula="of:=[.F$2]*[.C105]^[.F$3]+[.F$4]*[.C105]^[.F$5]+[.F$6]*[.C105]^[.F$7]+[.F$8]" office:value-type="float" office:value="1002526.08649939" calcext:value-type="float">
            <text:p>1 002 526</text:p>
          </table:table-cell>
          <table:table-cell table:number-columns-repeated="6"/>
        </table:table-row>
        <table:table-row table:style-name="ro1">
          <table:table-cell/>
          <table:table-cell table:formula="of:=[.B106]+1" office:value-type="date" office:date-value="2019-04-26" calcext:value-type="date">
            <text:p>26-04-2019</text:p>
          </table:table-cell>
          <table:table-cell table:formula="of:=IF([.E107]&lt;10000000000;[.E107];10000000000)" office:value-type="float" office:value="1012181.60385125" calcext:value-type="float">
            <text:p>1 012 182</text:p>
          </table:table-cell>
          <table:table-cell/>
          <table:table-cell table:formula="of:=[.F$2]*[.C106]^[.F$3]+[.F$4]*[.C106]^[.F$5]+[.F$6]*[.C106]^[.F$7]+[.F$8]" office:value-type="float" office:value="1012181.60385125" calcext:value-type="float">
            <text:p>1 012 182</text:p>
          </table:table-cell>
          <table:table-cell table:number-columns-repeated="6"/>
        </table:table-row>
        <table:table-row table:style-name="ro1">
          <table:table-cell/>
          <table:table-cell table:formula="of:=[.B107]+1" office:value-type="date" office:date-value="2019-04-27" calcext:value-type="date">
            <text:p>27-04-2019</text:p>
          </table:table-cell>
          <table:table-cell table:formula="of:=IF([.E108]&lt;10000000000;[.E108];10000000000)" office:value-type="float" office:value="1021627.67871263" calcext:value-type="float">
            <text:p>1 021 628</text:p>
          </table:table-cell>
          <table:table-cell/>
          <table:table-cell table:formula="of:=[.F$2]*[.C107]^[.F$3]+[.F$4]*[.C107]^[.F$5]+[.F$6]*[.C107]^[.F$7]+[.F$8]" office:value-type="float" office:value="1021627.67871263" calcext:value-type="float">
            <text:p>1 021 628</text:p>
          </table:table-cell>
          <table:table-cell table:number-columns-repeated="6"/>
        </table:table-row>
        <table:table-row table:style-name="ro1">
          <table:table-cell/>
          <table:table-cell table:formula="of:=[.B108]+1" office:value-type="date" office:date-value="2019-04-28" calcext:value-type="date">
            <text:p>28-04-2019</text:p>
          </table:table-cell>
          <table:table-cell table:formula="of:=IF([.E109]&lt;10000000000;[.E109];10000000000)" office:value-type="float" office:value="1030866.25309948" calcext:value-type="float">
            <text:p>1 030 866</text:p>
          </table:table-cell>
          <table:table-cell/>
          <table:table-cell table:formula="of:=[.F$2]*[.C108]^[.F$3]+[.F$4]*[.C108]^[.F$5]+[.F$6]*[.C108]^[.F$7]+[.F$8]" office:value-type="float" office:value="1030866.25309948" calcext:value-type="float">
            <text:p>1 030 866</text:p>
          </table:table-cell>
          <table:table-cell table:number-columns-repeated="6"/>
        </table:table-row>
        <table:table-row table:style-name="ro1">
          <table:table-cell/>
          <table:table-cell table:formula="of:=[.B109]+1" office:value-type="date" office:date-value="2019-04-29" calcext:value-type="date">
            <text:p>29-04-2019</text:p>
          </table:table-cell>
          <table:table-cell table:formula="of:=IF([.E110]&lt;10000000000;[.E110];10000000000)" office:value-type="float" office:value="1039899.42047287" calcext:value-type="float">
            <text:p>1 039 899</text:p>
          </table:table-cell>
          <table:table-cell/>
          <table:table-cell table:formula="of:=[.F$2]*[.C109]^[.F$3]+[.F$4]*[.C109]^[.F$5]+[.F$6]*[.C109]^[.F$7]+[.F$8]" office:value-type="float" office:value="1039899.42047287" calcext:value-type="float">
            <text:p>1 039 899</text:p>
          </table:table-cell>
          <table:table-cell table:number-columns-repeated="6"/>
        </table:table-row>
        <table:table-row table:style-name="ro1">
          <table:table-cell/>
          <table:table-cell table:formula="of:=[.B110]+1" office:value-type="date" office:date-value="2019-04-30" calcext:value-type="date">
            <text:p>30-04-2019</text:p>
          </table:table-cell>
          <table:table-cell table:formula="of:=IF([.E111]&lt;10000000000;[.E111];10000000000)" office:value-type="float" office:value="1048729.41297376" calcext:value-type="float">
            <text:p>1 048 729</text:p>
          </table:table-cell>
          <table:table-cell/>
          <table:table-cell table:formula="of:=[.F$2]*[.C110]^[.F$3]+[.F$4]*[.C110]^[.F$5]+[.F$6]*[.C110]^[.F$7]+[.F$8]" office:value-type="float" office:value="1048729.41297376" calcext:value-type="float">
            <text:p>1 048 729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date" office:date-value="2019-05-01" calcext:value-type="date">
            <text:p>01-05-2019</text:p>
          </table:table-cell>
          <table:table-cell table:formula="of:=IF([.E112]&lt;10000000000;[.E112];10000000000)" office:value-type="float" office:value="1057358.5891977" calcext:value-type="float">
            <text:p>1 057 359</text:p>
          </table:table-cell>
          <table:table-cell/>
          <table:table-cell table:formula="of:=[.F$2]*[.C111]^[.F$3]+[.F$4]*[.C111]^[.F$5]+[.F$6]*[.C111]^[.F$7]+[.F$8]" office:value-type="float" office:value="1057358.5891977" calcext:value-type="float">
            <text:p>1 057 359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date" office:date-value="2019-05-02" calcext:value-type="date">
            <text:p>02-05-2019</text:p>
          </table:table-cell>
          <table:table-cell table:formula="of:=IF([.E113]&lt;10000000000;[.E113];10000000000)" office:value-type="float" office:value="1065789.4225072" calcext:value-type="float">
            <text:p>1 065 789</text:p>
          </table:table-cell>
          <table:table-cell/>
          <table:table-cell table:formula="of:=[.F$2]*[.C112]^[.F$3]+[.F$4]*[.C112]^[.F$5]+[.F$6]*[.C112]^[.F$7]+[.F$8]" office:value-type="float" office:value="1065789.4225072" calcext:value-type="float">
            <text:p>1 065 789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date" office:date-value="2019-05-03" calcext:value-type="date">
            <text:p>03-05-2019</text:p>
          </table:table-cell>
          <table:table-cell table:formula="of:=IF([.E114]&lt;10000000000;[.E114];10000000000)" office:value-type="float" office:value="1074024.48987728" calcext:value-type="float">
            <text:p>1 074 024</text:p>
          </table:table-cell>
          <table:table-cell/>
          <table:table-cell table:formula="of:=[.F$2]*[.C113]^[.F$3]+[.F$4]*[.C113]^[.F$5]+[.F$6]*[.C113]^[.F$7]+[.F$8]" office:value-type="float" office:value="1074024.48987728" calcext:value-type="float">
            <text:p>1 074 024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date" office:date-value="2019-05-04" calcext:value-type="date">
            <text:p>04-05-2019</text:p>
          </table:table-cell>
          <table:table-cell table:formula="of:=IF([.E115]&lt;10000000000;[.E115];10000000000)" office:value-type="float" office:value="1082066.46126819" calcext:value-type="float">
            <text:p>1 082 066</text:p>
          </table:table-cell>
          <table:table-cell/>
          <table:table-cell table:formula="of:=[.F$2]*[.C114]^[.F$3]+[.F$4]*[.C114]^[.F$5]+[.F$6]*[.C114]^[.F$7]+[.F$8]" office:value-type="float" office:value="1082066.46126819" calcext:value-type="float">
            <text:p>1 082 066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date" office:date-value="2019-05-05" calcext:value-type="date">
            <text:p>05-05-2019</text:p>
          </table:table-cell>
          <table:table-cell table:formula="of:=IF([.E116]&lt;10000000000;[.E116];10000000000)" office:value-type="float" office:value="1089918.08951706" calcext:value-type="float">
            <text:p>1 089 918</text:p>
          </table:table-cell>
          <table:table-cell/>
          <table:table-cell table:formula="of:=[.F$2]*[.C115]^[.F$3]+[.F$4]*[.C115]^[.F$5]+[.F$6]*[.C115]^[.F$7]+[.F$8]" office:value-type="float" office:value="1089918.08951706" calcext:value-type="float">
            <text:p>1 089 918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date" office:date-value="2019-05-06" calcext:value-type="date">
            <text:p>06-05-2019</text:p>
          </table:table-cell>
          <table:table-cell table:formula="of:=IF([.E117]&lt;10000000000;[.E117];10000000000)" office:value-type="float" office:value="1097582.20073945" calcext:value-type="float">
            <text:p>1 097 582</text:p>
          </table:table-cell>
          <table:table-cell/>
          <table:table-cell table:formula="of:=[.F$2]*[.C116]^[.F$3]+[.F$4]*[.C116]^[.F$5]+[.F$6]*[.C116]^[.F$7]+[.F$8]" office:value-type="float" office:value="1097582.20073945" calcext:value-type="float">
            <text:p>1 097 582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date" office:date-value="2019-05-07" calcext:value-type="date">
            <text:p>07-05-2019</text:p>
          </table:table-cell>
          <table:table-cell table:formula="of:=IF([.E118]&lt;10000000000;[.E118];10000000000)" office:value-type="float" office:value="1105061.68522979" calcext:value-type="float">
            <text:p>1 105 062</text:p>
          </table:table-cell>
          <table:table-cell/>
          <table:table-cell table:formula="of:=[.F$2]*[.C117]^[.F$3]+[.F$4]*[.C117]^[.F$5]+[.F$6]*[.C117]^[.F$7]+[.F$8]" office:value-type="float" office:value="1105061.68522979" calcext:value-type="float">
            <text:p>1 105 062</text:p>
          </table:table-cell>
          <table:table-cell table:number-columns-repeated="6"/>
        </table:table-row>
        <table:table-row table:style-name="ro1">
          <table:table-cell/>
          <table:table-cell table:formula="of:=[.B118]+1" office:value-type="date" office:date-value="2019-05-08" calcext:value-type="date">
            <text:p>08-05-2019</text:p>
          </table:table-cell>
          <table:table-cell table:formula="of:=IF([.E119]&lt;10000000000;[.E119];10000000000)" office:value-type="float" office:value="1112359.48884934" calcext:value-type="float">
            <text:p>1 112 359</text:p>
          </table:table-cell>
          <table:table-cell/>
          <table:table-cell table:formula="of:=[.F$2]*[.C118]^[.F$3]+[.F$4]*[.C118]^[.F$5]+[.F$6]*[.C118]^[.F$7]+[.F$8]" office:value-type="float" office:value="1112359.48884934" calcext:value-type="float">
            <text:p>1 112 359</text:p>
          </table:table-cell>
          <table:table-cell table:number-columns-repeated="6"/>
        </table:table-row>
        <table:table-row table:style-name="ro1">
          <table:table-cell/>
          <table:table-cell table:formula="of:=[.B119]+1" office:value-type="date" office:date-value="2019-05-09" calcext:value-type="date">
            <text:p>09-05-2019</text:p>
          </table:table-cell>
          <table:table-cell table:formula="of:=IF([.E120]&lt;10000000000;[.E120];10000000000)" office:value-type="float" office:value="1119478.60488888" calcext:value-type="float">
            <text:p>1 119 479</text:p>
          </table:table-cell>
          <table:table-cell/>
          <table:table-cell table:formula="of:=[.F$2]*[.C119]^[.F$3]+[.F$4]*[.C119]^[.F$5]+[.F$6]*[.C119]^[.F$7]+[.F$8]" office:value-type="float" office:value="1119478.60488888" calcext:value-type="float">
            <text:p>1 119 479</text:p>
          </table:table-cell>
          <table:table-cell table:number-columns-repeated="6"/>
        </table:table-row>
        <table:table-row table:style-name="ro1">
          <table:table-cell/>
          <table:table-cell table:formula="of:=[.B120]+1" office:value-type="date" office:date-value="2019-05-10" calcext:value-type="date">
            <text:p>10-05-2019</text:p>
          </table:table-cell>
          <table:table-cell table:formula="of:=IF([.E121]&lt;10000000000;[.E121];10000000000)" office:value-type="float" office:value="1126422.06639284" calcext:value-type="float">
            <text:p>1 126 422</text:p>
          </table:table-cell>
          <table:table-cell/>
          <table:table-cell table:formula="of:=[.F$2]*[.C120]^[.F$3]+[.F$4]*[.C120]^[.F$5]+[.F$6]*[.C120]^[.F$7]+[.F$8]" office:value-type="float" office:value="1126422.06639284" calcext:value-type="float">
            <text:p>1 126 422</text:p>
          </table:table-cell>
          <table:table-cell table:number-columns-repeated="6"/>
        </table:table-row>
        <table:table-row table:style-name="ro1">
          <table:table-cell/>
          <table:table-cell table:formula="of:=[.B121]+1" office:value-type="date" office:date-value="2019-05-11" calcext:value-type="date">
            <text:p>11-05-2019</text:p>
          </table:table-cell>
          <table:table-cell table:formula="of:=IF([.E122]&lt;10000000000;[.E122];10000000000)" office:value-type="float" office:value="1133192.93893102" calcext:value-type="float">
            <text:p>1 133 193</text:p>
          </table:table-cell>
          <table:table-cell/>
          <table:table-cell table:formula="of:=[.F$2]*[.C121]^[.F$3]+[.F$4]*[.C121]^[.F$5]+[.F$6]*[.C121]^[.F$7]+[.F$8]" office:value-type="float" office:value="1133192.93893102" calcext:value-type="float">
            <text:p>1 133 193</text:p>
          </table:table-cell>
          <table:table-cell table:number-columns-repeated="6"/>
        </table:table-row>
        <table:table-row table:style-name="ro1">
          <table:table-cell/>
          <table:table-cell table:formula="of:=[.B122]+1" office:value-type="date" office:date-value="2019-05-12" calcext:value-type="date">
            <text:p>12-05-2019</text:p>
          </table:table-cell>
          <table:table-cell table:formula="of:=IF([.E123]&lt;10000000000;[.E123];10000000000)" office:value-type="float" office:value="1139794.31380344" calcext:value-type="float">
            <text:p>1 139 794</text:p>
          </table:table-cell>
          <table:table-cell/>
          <table:table-cell table:formula="of:=[.F$2]*[.C122]^[.F$3]+[.F$4]*[.C122]^[.F$5]+[.F$6]*[.C122]^[.F$7]+[.F$8]" office:value-type="float" office:value="1139794.31380344" calcext:value-type="float">
            <text:p>1 139 794</text:p>
          </table:table-cell>
          <table:table-cell table:number-columns-repeated="6"/>
        </table:table-row>
        <table:table-row table:style-name="ro1">
          <table:table-cell/>
          <table:table-cell table:formula="of:=[.B123]+1" office:value-type="date" office:date-value="2019-05-13" calcext:value-type="date">
            <text:p>13-05-2019</text:p>
          </table:table-cell>
          <table:table-cell table:formula="of:=IF([.E124]&lt;10000000000;[.E124];10000000000)" office:value-type="float" office:value="1146229.30166356" calcext:value-type="float">
            <text:p>1 146 229</text:p>
          </table:table-cell>
          <table:table-cell/>
          <table:table-cell table:formula="of:=[.F$2]*[.C123]^[.F$3]+[.F$4]*[.C123]^[.F$5]+[.F$6]*[.C123]^[.F$7]+[.F$8]" office:value-type="float" office:value="1146229.30166356" calcext:value-type="float">
            <text:p>1 146 229</text:p>
          </table:table-cell>
          <table:table-cell table:number-columns-repeated="6"/>
        </table:table-row>
        <table:table-row table:style-name="ro1">
          <table:table-cell/>
          <table:table-cell table:formula="of:=[.B124]+1" office:value-type="date" office:date-value="2019-05-14" calcext:value-type="date">
            <text:p>14-05-2019</text:p>
          </table:table-cell>
          <table:table-cell table:formula="of:=IF([.E125]&lt;10000000000;[.E125];10000000000)" office:value-type="float" office:value="1152501.02654498" calcext:value-type="float">
            <text:p>1 152 501</text:p>
          </table:table-cell>
          <table:table-cell/>
          <table:table-cell table:formula="of:=[.F$2]*[.C124]^[.F$3]+[.F$4]*[.C124]^[.F$5]+[.F$6]*[.C124]^[.F$7]+[.F$8]" office:value-type="float" office:value="1152501.02654498" calcext:value-type="float">
            <text:p>1 152 501</text:p>
          </table:table-cell>
          <table:table-cell table:number-columns-repeated="6"/>
        </table:table-row>
        <table:table-row table:style-name="ro1">
          <table:table-cell/>
          <table:table-cell table:formula="of:=[.B125]+1" office:value-type="date" office:date-value="2019-05-15" calcext:value-type="date">
            <text:p>15-05-2019</text:p>
          </table:table-cell>
          <table:table-cell table:formula="of:=IF([.E126]&lt;10000000000;[.E126];10000000000)" office:value-type="float" office:value="1158612.62027645" calcext:value-type="float">
            <text:p>1 158 613</text:p>
          </table:table-cell>
          <table:table-cell/>
          <table:table-cell table:formula="of:=[.F$2]*[.C125]^[.F$3]+[.F$4]*[.C125]^[.F$5]+[.F$6]*[.C125]^[.F$7]+[.F$8]" office:value-type="float" office:value="1158612.62027645" calcext:value-type="float">
            <text:p>1 158 613</text:p>
          </table:table-cell>
          <table:table-cell table:number-columns-repeated="6"/>
        </table:table-row>
        <table:table-row table:style-name="ro1">
          <table:table-cell/>
          <table:table-cell table:formula="of:=[.B126]+1" office:value-type="date" office:date-value="2019-05-16" calcext:value-type="date">
            <text:p>16-05-2019</text:p>
          </table:table-cell>
          <table:table-cell table:formula="of:=IF([.E127]&lt;10000000000;[.E127];10000000000)" office:value-type="float" office:value="1164567.21726994" calcext:value-type="float">
            <text:p>1 164 567</text:p>
          </table:table-cell>
          <table:table-cell/>
          <table:table-cell table:formula="of:=[.F$2]*[.C126]^[.F$3]+[.F$4]*[.C126]^[.F$5]+[.F$6]*[.C126]^[.F$7]+[.F$8]" office:value-type="float" office:value="1164567.21726994" calcext:value-type="float">
            <text:p>1 164 567</text:p>
          </table:table-cell>
          <table:table-cell table:number-columns-repeated="6"/>
        </table:table-row>
        <table:table-row table:style-name="ro1">
          <table:table-cell/>
          <table:table-cell table:formula="of:=[.B127]+1" office:value-type="date" office:date-value="2019-05-17" calcext:value-type="date">
            <text:p>17-05-2019</text:p>
          </table:table-cell>
          <table:table-cell table:formula="of:=IF([.E128]&lt;10000000000;[.E128];10000000000)" office:value-type="float" office:value="1170367.94966674" calcext:value-type="float">
            <text:p>1 170 368</text:p>
          </table:table-cell>
          <table:table-cell/>
          <table:table-cell table:formula="of:=[.F$2]*[.C127]^[.F$3]+[.F$4]*[.C127]^[.F$5]+[.F$6]*[.C127]^[.F$7]+[.F$8]" office:value-type="float" office:value="1170367.94966674" calcext:value-type="float">
            <text:p>1 170 368</text:p>
          </table:table-cell>
          <table:table-cell table:number-columns-repeated="6"/>
        </table:table-row>
        <table:table-row table:style-name="ro1">
          <table:table-cell/>
          <table:table-cell table:formula="of:=[.B128]+1" office:value-type="date" office:date-value="2019-05-18" calcext:value-type="date">
            <text:p>18-05-2019</text:p>
          </table:table-cell>
          <table:table-cell table:formula="of:=IF([.E129]&lt;10000000000;[.E129];10000000000)" office:value-type="float" office:value="1176017.94282637" calcext:value-type="float">
            <text:p>1 176 018</text:p>
          </table:table-cell>
          <table:table-cell/>
          <table:table-cell table:formula="of:=[.F$2]*[.C128]^[.F$3]+[.F$4]*[.C128]^[.F$5]+[.F$6]*[.C128]^[.F$7]+[.F$8]" office:value-type="float" office:value="1176017.94282637" calcext:value-type="float">
            <text:p>1 176 018</text:p>
          </table:table-cell>
          <table:table-cell table:number-columns-repeated="6"/>
        </table:table-row>
        <table:table-row table:style-name="ro1">
          <table:table-cell/>
          <table:table-cell table:formula="of:=[.B129]+1" office:value-type="date" office:date-value="2019-05-19" calcext:value-type="date">
            <text:p>19-05-2019</text:p>
          </table:table-cell>
          <table:table-cell table:formula="of:=IF([.E130]&lt;10000000000;[.E130];10000000000)" office:value-type="float" office:value="1181520.31114344" calcext:value-type="float">
            <text:p>1 181 520</text:p>
          </table:table-cell>
          <table:table-cell/>
          <table:table-cell table:formula="of:=[.F$2]*[.C129]^[.F$3]+[.F$4]*[.C129]^[.F$5]+[.F$6]*[.C129]^[.F$7]+[.F$8]" office:value-type="float" office:value="1181520.31114344" calcext:value-type="float">
            <text:p>1 181 520</text:p>
          </table:table-cell>
          <table:table-cell table:number-columns-repeated="6"/>
        </table:table-row>
        <table:table-row table:style-name="ro1">
          <table:table-cell/>
          <table:table-cell table:formula="of:=[.B130]+1" office:value-type="date" office:date-value="2019-05-20" calcext:value-type="date">
            <text:p>20-05-2019</text:p>
          </table:table-cell>
          <table:table-cell table:formula="of:=IF([.E131]&lt;10000000000;[.E131];10000000000)" office:value-type="float" office:value="1186878.1541777" calcext:value-type="float">
            <text:p>1 186 878</text:p>
          </table:table-cell>
          <table:table-cell/>
          <table:table-cell table:formula="of:=[.F$2]*[.C130]^[.F$3]+[.F$4]*[.C130]^[.F$5]+[.F$6]*[.C130]^[.F$7]+[.F$8]" office:value-type="float" office:value="1186878.1541777" calcext:value-type="float">
            <text:p>1 186 878</text:p>
          </table:table-cell>
          <table:table-cell table:number-columns-repeated="6"/>
        </table:table-row>
        <table:table-row table:style-name="ro1">
          <table:table-cell/>
          <table:table-cell table:formula="of:=[.B131]+1" office:value-type="date" office:date-value="2019-05-21" calcext:value-type="date">
            <text:p>21-05-2019</text:p>
          </table:table-cell>
          <table:table-cell table:formula="of:=IF([.E132]&lt;10000000000;[.E132];10000000000)" office:value-type="float" office:value="1192094.5530827" calcext:value-type="float">
            <text:p>1 192 095</text:p>
          </table:table-cell>
          <table:table-cell/>
          <table:table-cell table:formula="of:=[.F$2]*[.C131]^[.F$3]+[.F$4]*[.C131]^[.F$5]+[.F$6]*[.C131]^[.F$7]+[.F$8]" office:value-type="float" office:value="1192094.5530827" calcext:value-type="float">
            <text:p>1 192 095</text:p>
          </table:table-cell>
          <table:table-cell table:number-columns-repeated="6"/>
        </table:table-row>
        <table:table-row table:style-name="ro1">
          <table:table-cell/>
          <table:table-cell table:formula="of:=[.B132]+1" office:value-type="date" office:date-value="2019-05-22" calcext:value-type="date">
            <text:p>22-05-2019</text:p>
          </table:table-cell>
          <table:table-cell table:formula="of:=IF([.E133]&lt;10000000000;[.E133];10000000000)" office:value-type="float" office:value="1197172.56731894" calcext:value-type="float">
            <text:p>1 197 173</text:p>
          </table:table-cell>
          <table:table-cell/>
          <table:table-cell table:formula="of:=[.F$2]*[.C132]^[.F$3]+[.F$4]*[.C132]^[.F$5]+[.F$6]*[.C132]^[.F$7]+[.F$8]" office:value-type="float" office:value="1197172.56731894" calcext:value-type="float">
            <text:p>1 197 173</text:p>
          </table:table-cell>
          <table:table-cell table:number-columns-repeated="6"/>
        </table:table-row>
        <table:table-row table:style-name="ro1">
          <table:table-cell/>
          <table:table-cell table:formula="of:=[.B133]+1" office:value-type="date" office:date-value="2019-05-23" calcext:value-type="date">
            <text:p>23-05-2019</text:p>
          </table:table-cell>
          <table:table-cell table:formula="of:=IF([.E134]&lt;10000000000;[.E134];10000000000)" office:value-type="float" office:value="1202115.23163747" calcext:value-type="float">
            <text:p>1 202 115</text:p>
          </table:table-cell>
          <table:table-cell/>
          <table:table-cell table:formula="of:=[.F$2]*[.C133]^[.F$3]+[.F$4]*[.C133]^[.F$5]+[.F$6]*[.C133]^[.F$7]+[.F$8]" office:value-type="float" office:value="1202115.23163747" calcext:value-type="float">
            <text:p>1 202 115</text:p>
          </table:table-cell>
          <table:table-cell table:number-columns-repeated="6"/>
        </table:table-row>
        <table:table-row table:style-name="ro1">
          <table:table-cell/>
          <table:table-cell table:formula="of:=[.B134]+1" office:value-type="date" office:date-value="2019-05-24" calcext:value-type="date">
            <text:p>24-05-2019</text:p>
          </table:table-cell>
          <table:table-cell table:formula="of:=IF([.E135]&lt;10000000000;[.E135];10000000000)" office:value-type="float" office:value="1206925.5533205" calcext:value-type="float">
            <text:p>1 206 926</text:p>
          </table:table-cell>
          <table:table-cell/>
          <table:table-cell table:formula="of:=[.F$2]*[.C134]^[.F$3]+[.F$4]*[.C134]^[.F$5]+[.F$6]*[.C134]^[.F$7]+[.F$8]" office:value-type="float" office:value="1206925.5533205" calcext:value-type="float">
            <text:p>1 206 926</text:p>
          </table:table-cell>
          <table:table-cell table:number-columns-repeated="6"/>
        </table:table-row>
        <table:table-row table:style-name="ro1">
          <table:table-cell/>
          <table:table-cell table:formula="of:=[.B135]+1" office:value-type="date" office:date-value="2019-05-25" calcext:value-type="date">
            <text:p>25-05-2019</text:p>
          </table:table-cell>
          <table:table-cell table:formula="of:=IF([.E136]&lt;10000000000;[.E136];10000000000)" office:value-type="float" office:value="1211606.50966564" calcext:value-type="float">
            <text:p>1 211 607</text:p>
          </table:table-cell>
          <table:table-cell/>
          <table:table-cell table:formula="of:=[.F$2]*[.C135]^[.F$3]+[.F$4]*[.C135]^[.F$5]+[.F$6]*[.C135]^[.F$7]+[.F$8]" office:value-type="float" office:value="1211606.50966564" calcext:value-type="float">
            <text:p>1 211 607</text:p>
          </table:table-cell>
          <table:table-cell table:number-columns-repeated="6"/>
        </table:table-row>
        <table:table-row table:style-name="ro1">
          <table:table-cell/>
          <table:table-cell table:formula="of:=[.B136]+1" office:value-type="date" office:date-value="2019-05-26" calcext:value-type="date">
            <text:p>26-05-2019</text:p>
          </table:table-cell>
          <table:table-cell table:formula="of:=IF([.E137]&lt;10000000000;[.E137];10000000000)" office:value-type="float" office:value="1216161.045701" calcext:value-type="float">
            <text:p>1 216 161</text:p>
          </table:table-cell>
          <table:table-cell/>
          <table:table-cell table:formula="of:=[.F$2]*[.C136]^[.F$3]+[.F$4]*[.C136]^[.F$5]+[.F$6]*[.C136]^[.F$7]+[.F$8]" office:value-type="float" office:value="1216161.045701" calcext:value-type="float">
            <text:p>1 216 161</text:p>
          </table:table-cell>
          <table:table-cell table:number-columns-repeated="6"/>
        </table:table-row>
        <table:table-row table:style-name="ro1">
          <table:table-cell/>
          <table:table-cell table:formula="of:=[.B137]+1" office:value-type="date" office:date-value="2019-05-27" calcext:value-type="date">
            <text:p>27-05-2019</text:p>
          </table:table-cell>
          <table:table-cell table:formula="of:=IF([.E138]&lt;10000000000;[.E138];10000000000)" office:value-type="float" office:value="1220592.0721188" calcext:value-type="float">
            <text:p>1 220 592</text:p>
          </table:table-cell>
          <table:table-cell/>
          <table:table-cell table:formula="of:=[.F$2]*[.C137]^[.F$3]+[.F$4]*[.C137]^[.F$5]+[.F$6]*[.C137]^[.F$7]+[.F$8]" office:value-type="float" office:value="1220592.0721188" calcext:value-type="float">
            <text:p>1 220 592</text:p>
          </table:table-cell>
          <table:table-cell table:number-columns-repeated="6"/>
        </table:table-row>
        <table:table-row table:style-name="ro1">
          <table:table-cell/>
          <table:table-cell table:formula="of:=[.B138]+1" office:value-type="date" office:date-value="2019-05-28" calcext:value-type="date">
            <text:p>28-05-2019</text:p>
          </table:table-cell>
          <table:table-cell table:formula="of:=IF([.E139]&lt;10000000000;[.E139];10000000000)" office:value-type="float" office:value="1224902.46341522" calcext:value-type="float">
            <text:p>1 224 902</text:p>
          </table:table-cell>
          <table:table-cell/>
          <table:table-cell table:formula="of:=[.F$2]*[.C138]^[.F$3]+[.F$4]*[.C138]^[.F$5]+[.F$6]*[.C138]^[.F$7]+[.F$8]" office:value-type="float" office:value="1224902.46341522" calcext:value-type="float">
            <text:p>1 224 902</text:p>
          </table:table-cell>
          <table:table-cell table:number-columns-repeated="6"/>
        </table:table-row>
        <table:table-row table:style-name="ro1">
          <table:table-cell/>
          <table:table-cell table:formula="of:=[.B139]+1" office:value-type="date" office:date-value="2019-05-29" calcext:value-type="date">
            <text:p>29-05-2019</text:p>
          </table:table-cell>
          <table:table-cell table:formula="of:=IF([.E140]&lt;10000000000;[.E140];10000000000)" office:value-type="float" office:value="1229095.05622511" calcext:value-type="float">
            <text:p>1 229 095</text:p>
          </table:table-cell>
          <table:table-cell/>
          <table:table-cell table:formula="of:=[.F$2]*[.C139]^[.F$3]+[.F$4]*[.C139]^[.F$5]+[.F$6]*[.C139]^[.F$7]+[.F$8]" office:value-type="float" office:value="1229095.05622511" calcext:value-type="float">
            <text:p>1 229 095</text:p>
          </table:table-cell>
          <table:table-cell table:number-columns-repeated="6"/>
        </table:table-row>
        <table:table-row table:style-name="ro1">
          <table:table-cell/>
          <table:table-cell table:formula="of:=[.B140]+1" office:value-type="date" office:date-value="2019-05-30" calcext:value-type="date">
            <text:p>30-05-2019</text:p>
          </table:table-cell>
          <table:table-cell table:formula="of:=IF([.E141]&lt;10000000000;[.E141];10000000000)" office:value-type="float" office:value="1233172.64784014" calcext:value-type="float">
            <text:p>1 233 173</text:p>
          </table:table-cell>
          <table:table-cell/>
          <table:table-cell table:formula="of:=[.F$2]*[.C140]^[.F$3]+[.F$4]*[.C140]^[.F$5]+[.F$6]*[.C140]^[.F$7]+[.F$8]" office:value-type="float" office:value="1233172.64784014" calcext:value-type="float">
            <text:p>1 233 173</text:p>
          </table:table-cell>
          <table:table-cell table:number-columns-repeated="6"/>
        </table:table-row>
        <table:table-row table:style-name="ro1">
          <table:table-cell/>
          <table:table-cell table:formula="of:=[.B141]+1" office:value-type="date" office:date-value="2019-05-31" calcext:value-type="date">
            <text:p>31-05-2019</text:p>
          </table:table-cell>
          <table:table-cell table:formula="of:=IF([.E142]&lt;10000000000;[.E142];10000000000)" office:value-type="float" office:value="1237137.99489979" calcext:value-type="float">
            <text:p>1 237 138</text:p>
          </table:table-cell>
          <table:table-cell/>
          <table:table-cell table:formula="of:=[.F$2]*[.C141]^[.F$3]+[.F$4]*[.C141]^[.F$5]+[.F$6]*[.C141]^[.F$7]+[.F$8]" office:value-type="float" office:value="1237137.99489979" calcext:value-type="float">
            <text:p>1 237 138</text:p>
          </table:table-cell>
          <table:table-cell table:number-columns-repeated="6"/>
        </table:table-row>
        <table:table-row table:style-name="ro1">
          <table:table-cell/>
          <table:table-cell table:formula="of:=[.B142]+1" office:value-type="date" office:date-value="2019-06-01" calcext:value-type="date">
            <text:p>01-06-2019</text:p>
          </table:table-cell>
          <table:table-cell table:formula="of:=IF([.E143]&lt;10000000000;[.E143];10000000000)" office:value-type="float" office:value="1240993.81224459" calcext:value-type="float">
            <text:p>1 240 994</text:p>
          </table:table-cell>
          <table:table-cell/>
          <table:table-cell table:formula="of:=[.F$2]*[.C142]^[.F$3]+[.F$4]*[.C142]^[.F$5]+[.F$6]*[.C142]^[.F$7]+[.F$8]" office:value-type="float" office:value="1240993.81224459" calcext:value-type="float">
            <text:p>1 240 994</text:p>
          </table:table-cell>
          <table:table-cell table:number-columns-repeated="6"/>
        </table:table-row>
        <table:table-row table:style-name="ro1">
          <table:table-cell/>
          <table:table-cell table:formula="of:=[.B143]+1" office:value-type="date" office:date-value="2019-06-02" calcext:value-type="date">
            <text:p>02-06-2019</text:p>
          </table:table-cell>
          <table:table-cell table:formula="of:=IF([.E144]&lt;10000000000;[.E144];10000000000)" office:value-type="float" office:value="1244742.7719219" calcext:value-type="float">
            <text:p>1 244 743</text:p>
          </table:table-cell>
          <table:table-cell/>
          <table:table-cell table:formula="of:=[.F$2]*[.C143]^[.F$3]+[.F$4]*[.C143]^[.F$5]+[.F$6]*[.C143]^[.F$7]+[.F$8]" office:value-type="float" office:value="1244742.7719219" calcext:value-type="float">
            <text:p>1 244 743</text:p>
          </table:table-cell>
          <table:table-cell table:number-columns-repeated="6"/>
        </table:table-row>
        <table:table-row table:style-name="ro1">
          <table:table-cell/>
          <table:table-cell table:formula="of:=[.B144]+1" office:value-type="date" office:date-value="2019-06-03" calcext:value-type="date">
            <text:p>03-06-2019</text:p>
          </table:table-cell>
          <table:table-cell table:formula="of:=IF([.E145]&lt;10000000000;[.E145];10000000000)" office:value-type="float" office:value="1248387.50233449" calcext:value-type="float">
            <text:p>1 248 388</text:p>
          </table:table-cell>
          <table:table-cell/>
          <table:table-cell table:formula="of:=[.F$2]*[.C144]^[.F$3]+[.F$4]*[.C144]^[.F$5]+[.F$6]*[.C144]^[.F$7]+[.F$8]" office:value-type="float" office:value="1248387.50233449" calcext:value-type="float">
            <text:p>1 248 388</text:p>
          </table:table-cell>
          <table:table-cell table:number-columns-repeated="6"/>
        </table:table-row>
        <table:table-row table:style-name="ro1">
          <table:table-cell/>
          <table:table-cell table:formula="of:=[.B145]+1" office:value-type="date" office:date-value="2019-06-04" calcext:value-type="date">
            <text:p>04-06-2019</text:p>
          </table:table-cell>
          <table:table-cell table:formula="of:=IF([.E146]&lt;10000000000;[.E146];10000000000)" office:value-type="float" office:value="1251930.58752291" calcext:value-type="float">
            <text:p>1 251 931</text:p>
          </table:table-cell>
          <table:table-cell/>
          <table:table-cell table:formula="of:=[.F$2]*[.C145]^[.F$3]+[.F$4]*[.C145]^[.F$5]+[.F$6]*[.C145]^[.F$7]+[.F$8]" office:value-type="float" office:value="1251930.58752291" calcext:value-type="float">
            <text:p>1 251 931</text:p>
          </table:table-cell>
          <table:table-cell table:number-columns-repeated="6"/>
        </table:table-row>
        <table:table-row table:style-name="ro1">
          <table:table-cell/>
          <table:table-cell table:formula="of:=[.B146]+1" office:value-type="date" office:date-value="2019-06-05" calcext:value-type="date">
            <text:p>05-06-2019</text:p>
          </table:table-cell>
          <table:table-cell table:formula="of:=IF([.E147]&lt;10000000000;[.E147];10000000000)" office:value-type="float" office:value="1255374.56657289" calcext:value-type="float">
            <text:p>1 255 375</text:p>
          </table:table-cell>
          <table:table-cell/>
          <table:table-cell table:formula="of:=[.F$2]*[.C146]^[.F$3]+[.F$4]*[.C146]^[.F$5]+[.F$6]*[.C146]^[.F$7]+[.F$8]" office:value-type="float" office:value="1255374.56657289" calcext:value-type="float">
            <text:p>1 255 375</text:p>
          </table:table-cell>
          <table:table-cell table:number-columns-repeated="6"/>
        </table:table-row>
        <table:table-row table:style-name="ro1">
          <table:table-cell/>
          <table:table-cell table:formula="of:=[.B147]+1" office:value-type="date" office:date-value="2019-06-06" calcext:value-type="date">
            <text:p>06-06-2019</text:p>
          </table:table-cell>
          <table:table-cell table:formula="of:=IF([.E148]&lt;10000000000;[.E148];10000000000)" office:value-type="float" office:value="1258721.93313947" calcext:value-type="float">
            <text:p>1 258 722</text:p>
          </table:table-cell>
          <table:table-cell/>
          <table:table-cell table:formula="of:=[.F$2]*[.C147]^[.F$3]+[.F$4]*[.C147]^[.F$5]+[.F$6]*[.C147]^[.F$7]+[.F$8]" office:value-type="float" office:value="1258721.93313947" calcext:value-type="float">
            <text:p>1 258 722</text:p>
          </table:table-cell>
          <table:table-cell table:number-columns-repeated="6"/>
        </table:table-row>
        <table:table-row table:style-name="ro1">
          <table:table-cell/>
          <table:table-cell table:formula="of:=[.B148]+1" office:value-type="date" office:date-value="2019-06-07" calcext:value-type="date">
            <text:p>07-06-2019</text:p>
          </table:table-cell>
          <table:table-cell table:formula="of:=IF([.E149]&lt;10000000000;[.E149];10000000000)" office:value-type="float" office:value="1261975.13507984" calcext:value-type="float">
            <text:p>1 261 975</text:p>
          </table:table-cell>
          <table:table-cell/>
          <table:table-cell table:formula="of:=[.F$2]*[.C148]^[.F$3]+[.F$4]*[.C148]^[.F$5]+[.F$6]*[.C148]^[.F$7]+[.F$8]" office:value-type="float" office:value="1261975.13507984" calcext:value-type="float">
            <text:p>1 261 975</text:p>
          </table:table-cell>
          <table:table-cell table:number-columns-repeated="6"/>
        </table:table-row>
        <table:table-row table:style-name="ro1">
          <table:table-cell/>
          <table:table-cell table:formula="of:=[.B149]+1" office:value-type="date" office:date-value="2019-06-08" calcext:value-type="date">
            <text:p>08-06-2019</text:p>
          </table:table-cell>
          <table:table-cell table:formula="of:=IF([.E150]&lt;10000000000;[.E150];10000000000)" office:value-type="float" office:value="1265136.57418748" calcext:value-type="float">
            <text:p>1 265 137</text:p>
          </table:table-cell>
          <table:table-cell/>
          <table:table-cell table:formula="of:=[.F$2]*[.C149]^[.F$3]+[.F$4]*[.C149]^[.F$5]+[.F$6]*[.C149]^[.F$7]+[.F$8]" office:value-type="float" office:value="1265136.57418748" calcext:value-type="float">
            <text:p>1 265 137</text:p>
          </table:table-cell>
          <table:table-cell table:number-columns-repeated="6"/>
        </table:table-row>
        <table:table-row table:style-name="ro1">
          <table:table-cell/>
          <table:table-cell table:formula="of:=[.B150]+1" office:value-type="date" office:date-value="2019-06-09" calcext:value-type="date">
            <text:p>09-06-2019</text:p>
          </table:table-cell>
          <table:table-cell table:formula="of:=IF([.E151]&lt;10000000000;[.E151];10000000000)" office:value-type="float" office:value="1268208.60602027" calcext:value-type="float">
            <text:p>1 268 209</text:p>
          </table:table-cell>
          <table:table-cell/>
          <table:table-cell table:formula="of:=[.F$2]*[.C150]^[.F$3]+[.F$4]*[.C150]^[.F$5]+[.F$6]*[.C150]^[.F$7]+[.F$8]" office:value-type="float" office:value="1268208.60602027" calcext:value-type="float">
            <text:p>1 268 209</text:p>
          </table:table-cell>
          <table:table-cell table:number-columns-repeated="6"/>
        </table:table-row>
        <table:table-row table:style-name="ro1">
          <table:table-cell/>
          <table:table-cell table:formula="of:=[.B151]+1" office:value-type="date" office:date-value="2019-06-10" calcext:value-type="date">
            <text:p>10-06-2019</text:p>
          </table:table-cell>
          <table:table-cell table:formula="of:=IF([.E152]&lt;10000000000;[.E152];10000000000)" office:value-type="float" office:value="1271193.53981574" calcext:value-type="float">
            <text:p>1 271 194</text:p>
          </table:table-cell>
          <table:table-cell/>
          <table:table-cell table:formula="of:=[.F$2]*[.C151]^[.F$3]+[.F$4]*[.C151]^[.F$5]+[.F$6]*[.C151]^[.F$7]+[.F$8]" office:value-type="float" office:value="1271193.53981574" calcext:value-type="float">
            <text:p>1 271 194</text:p>
          </table:table-cell>
          <table:table-cell table:number-columns-repeated="6"/>
        </table:table-row>
        <table:table-row table:style-name="ro1">
          <table:table-cell/>
          <table:table-cell table:formula="of:=[.B152]+1" office:value-type="date" office:date-value="2019-06-11" calcext:value-type="date">
            <text:p>11-06-2019</text:p>
          </table:table-cell>
          <table:table-cell table:formula="of:=IF([.E153]&lt;10000000000;[.E153];10000000000)" office:value-type="float" office:value="1274093.63848718" calcext:value-type="float">
            <text:p>1 274 094</text:p>
          </table:table-cell>
          <table:table-cell/>
          <table:table-cell table:formula="of:=[.F$2]*[.C152]^[.F$3]+[.F$4]*[.C152]^[.F$5]+[.F$6]*[.C152]^[.F$7]+[.F$8]" office:value-type="float" office:value="1274093.63848718" calcext:value-type="float">
            <text:p>1 274 094</text:p>
          </table:table-cell>
          <table:table-cell table:number-columns-repeated="6"/>
        </table:table-row>
        <table:table-row table:style-name="ro1">
          <table:table-cell/>
          <table:table-cell table:formula="of:=[.B153]+1" office:value-type="date" office:date-value="2019-06-12" calcext:value-type="date">
            <text:p>12-06-2019</text:p>
          </table:table-cell>
          <table:table-cell table:formula="of:=IF([.E154]&lt;10000000000;[.E154];10000000000)" office:value-type="float" office:value="1276911.11869412" calcext:value-type="float">
            <text:p>1 276 911</text:p>
          </table:table-cell>
          <table:table-cell/>
          <table:table-cell table:formula="of:=[.F$2]*[.C153]^[.F$3]+[.F$4]*[.C153]^[.F$5]+[.F$6]*[.C153]^[.F$7]+[.F$8]" office:value-type="float" office:value="1276911.11869412" calcext:value-type="float">
            <text:p>1 276 911</text:p>
          </table:table-cell>
          <table:table-cell table:number-columns-repeated="6"/>
        </table:table-row>
        <table:table-row table:style-name="ro1">
          <table:table-cell/>
          <table:table-cell table:formula="of:=[.B154]+1" office:value-type="date" office:date-value="2019-06-13" calcext:value-type="date">
            <text:p>13-06-2019</text:p>
          </table:table-cell>
          <table:table-cell table:formula="of:=IF([.E155]&lt;10000000000;[.E155];10000000000)" office:value-type="float" office:value="1279648.15098171" calcext:value-type="float">
            <text:p>1 279 648</text:p>
          </table:table-cell>
          <table:table-cell/>
          <table:table-cell table:formula="of:=[.F$2]*[.C154]^[.F$3]+[.F$4]*[.C154]^[.F$5]+[.F$6]*[.C154]^[.F$7]+[.F$8]" office:value-type="float" office:value="1279648.15098171" calcext:value-type="float">
            <text:p>1 279 648</text:p>
          </table:table-cell>
          <table:table-cell table:number-columns-repeated="6"/>
        </table:table-row>
        <table:table-row table:style-name="ro1">
          <table:table-cell/>
          <table:table-cell table:formula="of:=[.B155]+1" office:value-type="date" office:date-value="2019-06-14" calcext:value-type="date">
            <text:p>14-06-2019</text:p>
          </table:table-cell>
          <table:table-cell table:formula="of:=IF([.E156]&lt;10000000000;[.E156];10000000000)" office:value-type="float" office:value="1282306.85998321" calcext:value-type="float">
            <text:p>1 282 307</text:p>
          </table:table-cell>
          <table:table-cell/>
          <table:table-cell table:formula="of:=[.F$2]*[.C155]^[.F$3]+[.F$4]*[.C155]^[.F$5]+[.F$6]*[.C155]^[.F$7]+[.F$8]" office:value-type="float" office:value="1282306.85998321" calcext:value-type="float">
            <text:p>1 282 307</text:p>
          </table:table-cell>
          <table:table-cell table:number-columns-repeated="6"/>
        </table:table-row>
        <table:table-row table:style-name="ro1">
          <table:table-cell/>
          <table:table-cell table:formula="of:=[.B156]+1" office:value-type="date" office:date-value="2019-06-15" calcext:value-type="date">
            <text:p>15-06-2019</text:p>
          </table:table-cell>
          <table:table-cell table:formula="of:=IF([.E157]&lt;10000000000;[.E157];10000000000)" office:value-type="float" office:value="1284889.32468055" calcext:value-type="float">
            <text:p>1 284 889</text:p>
          </table:table-cell>
          <table:table-cell/>
          <table:table-cell table:formula="of:=[.F$2]*[.C156]^[.F$3]+[.F$4]*[.C156]^[.F$5]+[.F$6]*[.C156]^[.F$7]+[.F$8]" office:value-type="float" office:value="1284889.32468055" calcext:value-type="float">
            <text:p>1 284 889</text:p>
          </table:table-cell>
          <table:table-cell table:number-columns-repeated="6"/>
        </table:table-row>
        <table:table-row table:style-name="ro1">
          <table:table-cell/>
          <table:table-cell table:formula="of:=[.B157]+1" office:value-type="date" office:date-value="2019-06-16" calcext:value-type="date">
            <text:p>16-06-2019</text:p>
          </table:table-cell>
          <table:table-cell table:formula="of:=IF([.E158]&lt;10000000000;[.E158];10000000000)" office:value-type="float" office:value="1287397.57871803" calcext:value-type="float">
            <text:p>1 287 398</text:p>
          </table:table-cell>
          <table:table-cell/>
          <table:table-cell table:formula="of:=[.F$2]*[.C157]^[.F$3]+[.F$4]*[.C157]^[.F$5]+[.F$6]*[.C157]^[.F$7]+[.F$8]" office:value-type="float" office:value="1287397.57871803" calcext:value-type="float">
            <text:p>1 287 398</text:p>
          </table:table-cell>
          <table:table-cell table:number-columns-repeated="6"/>
        </table:table-row>
        <table:table-row table:style-name="ro1">
          <table:table-cell/>
          <table:table-cell table:formula="of:=[.B158]+1" office:value-type="date" office:date-value="2019-06-17" calcext:value-type="date">
            <text:p>17-06-2019</text:p>
          </table:table-cell>
          <table:table-cell table:formula="of:=IF([.E159]&lt;10000000000;[.E159];10000000000)" office:value-type="float" office:value="1289833.6107644" calcext:value-type="float">
            <text:p>1 289 834</text:p>
          </table:table-cell>
          <table:table-cell/>
          <table:table-cell table:formula="of:=[.F$2]*[.C158]^[.F$3]+[.F$4]*[.C158]^[.F$5]+[.F$6]*[.C158]^[.F$7]+[.F$8]" office:value-type="float" office:value="1289833.6107644" calcext:value-type="float">
            <text:p>1 289 834</text:p>
          </table:table-cell>
          <table:table-cell table:number-columns-repeated="6"/>
        </table:table-row>
        <table:table-row table:style-name="ro1">
          <table:table-cell/>
          <table:table-cell table:formula="of:=[.B159]+1" office:value-type="date" office:date-value="2019-06-18" calcext:value-type="date">
            <text:p>18-06-2019</text:p>
          </table:table-cell>
          <table:table-cell table:formula="of:=IF([.E160]&lt;10000000000;[.E160];10000000000)" office:value-type="float" office:value="1292199.36491912" calcext:value-type="float">
            <text:p>1 292 199</text:p>
          </table:table-cell>
          <table:table-cell/>
          <table:table-cell table:formula="of:=[.F$2]*[.C159]^[.F$3]+[.F$4]*[.C159]^[.F$5]+[.F$6]*[.C159]^[.F$7]+[.F$8]" office:value-type="float" office:value="1292199.36491912" calcext:value-type="float">
            <text:p>1 292 199</text:p>
          </table:table-cell>
          <table:table-cell table:number-columns-repeated="6"/>
        </table:table-row>
        <table:table-row table:style-name="ro1">
          <table:table-cell/>
          <table:table-cell table:formula="of:=[.B160]+1" office:value-type="date" office:date-value="2019-06-19" calcext:value-type="date">
            <text:p>19-06-2019</text:p>
          </table:table-cell>
          <table:table-cell table:formula="of:=IF([.E161]&lt;10000000000;[.E161];10000000000)" office:value-type="float" office:value="1294496.74115855" calcext:value-type="float">
            <text:p>1 294 497</text:p>
          </table:table-cell>
          <table:table-cell/>
          <table:table-cell table:formula="of:=[.F$2]*[.C160]^[.F$3]+[.F$4]*[.C160]^[.F$5]+[.F$6]*[.C160]^[.F$7]+[.F$8]" office:value-type="float" office:value="1294496.74115855" calcext:value-type="float">
            <text:p>1 294 497</text:p>
          </table:table-cell>
          <table:table-cell table:number-columns-repeated="6"/>
        </table:table-row>
        <table:table-row table:style-name="ro1">
          <table:table-cell/>
          <table:table-cell table:formula="of:=[.B161]+1" office:value-type="date" office:date-value="2019-06-20" calcext:value-type="date">
            <text:p>20-06-2019</text:p>
          </table:table-cell>
          <table:table-cell table:formula="of:=IF([.E162]&lt;10000000000;[.E162];10000000000)" office:value-type="float" office:value="1296727.59581832" calcext:value-type="float">
            <text:p>1 296 728</text:p>
          </table:table-cell>
          <table:table-cell/>
          <table:table-cell table:formula="of:=[.F$2]*[.C161]^[.F$3]+[.F$4]*[.C161]^[.F$5]+[.F$6]*[.C161]^[.F$7]+[.F$8]" office:value-type="float" office:value="1296727.59581832" calcext:value-type="float">
            <text:p>1 296 728</text:p>
          </table:table-cell>
          <table:table-cell table:number-columns-repeated="6"/>
        </table:table-row>
        <table:table-row table:style-name="ro1">
          <table:table-cell/>
          <table:table-cell table:formula="of:=[.B162]+1" office:value-type="date" office:date-value="2019-06-21" calcext:value-type="date">
            <text:p>21-06-2019</text:p>
          </table:table-cell>
          <table:table-cell table:formula="of:=IF([.E163]&lt;10000000000;[.E163];10000000000)" office:value-type="float" office:value="1298893.74210809" calcext:value-type="float">
            <text:p>1 298 894</text:p>
          </table:table-cell>
          <table:table-cell/>
          <table:table-cell table:formula="of:=[.F$2]*[.C162]^[.F$3]+[.F$4]*[.C162]^[.F$5]+[.F$6]*[.C162]^[.F$7]+[.F$8]" office:value-type="float" office:value="1298893.74210809" calcext:value-type="float">
            <text:p>1 298 894</text:p>
          </table:table-cell>
          <table:table-cell table:number-columns-repeated="6"/>
        </table:table-row>
        <table:table-row table:style-name="ro1">
          <table:table-cell/>
          <table:table-cell table:formula="of:=[.B163]+1" office:value-type="date" office:date-value="2019-06-22" calcext:value-type="date">
            <text:p>22-06-2019</text:p>
          </table:table-cell>
          <table:table-cell table:formula="of:=IF([.E164]&lt;10000000000;[.E164];10000000000)" office:value-type="float" office:value="1300996.95065551" calcext:value-type="float">
            <text:p>1 300 997</text:p>
          </table:table-cell>
          <table:table-cell/>
          <table:table-cell table:formula="of:=[.F$2]*[.C163]^[.F$3]+[.F$4]*[.C163]^[.F$5]+[.F$6]*[.C163]^[.F$7]+[.F$8]" office:value-type="float" office:value="1300996.95065551" calcext:value-type="float">
            <text:p>1 300 997</text:p>
          </table:table-cell>
          <table:table-cell table:number-columns-repeated="6"/>
        </table:table-row>
        <table:table-row table:style-name="ro1">
          <table:table-cell/>
          <table:table-cell table:formula="of:=[.B164]+1" office:value-type="date" office:date-value="2019-06-23" calcext:value-type="date">
            <text:p>23-06-2019</text:p>
          </table:table-cell>
          <table:table-cell table:formula="of:=IF([.E165]&lt;10000000000;[.E165];10000000000)" office:value-type="float" office:value="1303038.95007596" calcext:value-type="float">
            <text:p>1 303 039</text:p>
          </table:table-cell>
          <table:table-cell/>
          <table:table-cell table:formula="of:=[.F$2]*[.C164]^[.F$3]+[.F$4]*[.C164]^[.F$5]+[.F$6]*[.C164]^[.F$7]+[.F$8]" office:value-type="float" office:value="1303038.95007596" calcext:value-type="float">
            <text:p>1 303 039</text:p>
          </table:table-cell>
          <table:table-cell table:number-columns-repeated="6"/>
        </table:table-row>
        <table:table-row table:style-name="ro1">
          <table:table-cell/>
          <table:table-cell table:formula="of:=[.B165]+1" office:value-type="date" office:date-value="2019-06-24" calcext:value-type="date">
            <text:p>24-06-2019</text:p>
          </table:table-cell>
          <table:table-cell table:formula="of:=IF([.E166]&lt;10000000000;[.E166];10000000000)" office:value-type="float" office:value="1305021.42756523" calcext:value-type="float">
            <text:p>1 305 021</text:p>
          </table:table-cell>
          <table:table-cell/>
          <table:table-cell table:formula="of:=[.F$2]*[.C165]^[.F$3]+[.F$4]*[.C165]^[.F$5]+[.F$6]*[.C165]^[.F$7]+[.F$8]" office:value-type="float" office:value="1305021.42756523" calcext:value-type="float">
            <text:p>1 305 021</text:p>
          </table:table-cell>
          <table:table-cell table:number-columns-repeated="6"/>
        </table:table-row>
        <table:table-row table:style-name="ro1">
          <table:table-cell/>
          <table:table-cell table:formula="of:=[.B166]+1" office:value-type="date" office:date-value="2019-06-25" calcext:value-type="date">
            <text:p>25-06-2019</text:p>
          </table:table-cell>
          <table:table-cell table:formula="of:=IF([.E167]&lt;10000000000;[.E167];10000000000)" office:value-type="float" office:value="1306946.02951226" calcext:value-type="float">
            <text:p>1 306 946</text:p>
          </table:table-cell>
          <table:table-cell/>
          <table:table-cell table:formula="of:=[.F$2]*[.C166]^[.F$3]+[.F$4]*[.C166]^[.F$5]+[.F$6]*[.C166]^[.F$7]+[.F$8]" office:value-type="float" office:value="1306946.02951226" calcext:value-type="float">
            <text:p>1 306 946</text:p>
          </table:table-cell>
          <table:table-cell table:number-columns-repeated="6"/>
        </table:table-row>
        <table:table-row table:style-name="ro1">
          <table:table-cell/>
          <table:table-cell table:formula="of:=[.B167]+1" office:value-type="date" office:date-value="2019-06-26" calcext:value-type="date">
            <text:p>26-06-2019</text:p>
          </table:table-cell>
          <table:table-cell table:formula="of:=IF([.E168]&lt;10000000000;[.E168];10000000000)" office:value-type="float" office:value="1308814.36212939" calcext:value-type="float">
            <text:p>1 308 814</text:p>
          </table:table-cell>
          <table:table-cell/>
          <table:table-cell table:formula="of:=[.F$2]*[.C167]^[.F$3]+[.F$4]*[.C167]^[.F$5]+[.F$6]*[.C167]^[.F$7]+[.F$8]" office:value-type="float" office:value="1308814.36212939" calcext:value-type="float">
            <text:p>1 308 814</text:p>
          </table:table-cell>
          <table:table-cell table:number-columns-repeated="6"/>
        </table:table-row>
        <table:table-row table:style-name="ro1">
          <table:table-cell/>
          <table:table-cell table:formula="of:=[.B168]+1" office:value-type="date" office:date-value="2019-06-27" calcext:value-type="date">
            <text:p>27-06-2019</text:p>
          </table:table-cell>
          <table:table-cell table:formula="of:=IF([.E169]&lt;10000000000;[.E169];10000000000)" office:value-type="float" office:value="1310627.99209764" calcext:value-type="float">
            <text:p>1 310 628</text:p>
          </table:table-cell>
          <table:table-cell/>
          <table:table-cell table:formula="of:=[.F$2]*[.C168]^[.F$3]+[.F$4]*[.C168]^[.F$5]+[.F$6]*[.C168]^[.F$7]+[.F$8]" office:value-type="float" office:value="1310627.99209764" calcext:value-type="float">
            <text:p>1 310 628</text:p>
          </table:table-cell>
          <table:table-cell table:number-columns-repeated="6"/>
        </table:table-row>
        <table:table-row table:style-name="ro1">
          <table:table-cell/>
          <table:table-cell table:formula="of:=[.B169]+1" office:value-type="date" office:date-value="2019-06-28" calcext:value-type="date">
            <text:p>28-06-2019</text:p>
          </table:table-cell>
          <table:table-cell table:formula="of:=IF([.E170]&lt;10000000000;[.E170];10000000000)" office:value-type="float" office:value="1312388.44722471" calcext:value-type="float">
            <text:p>1 312 388</text:p>
          </table:table-cell>
          <table:table-cell/>
          <table:table-cell table:formula="of:=[.F$2]*[.C169]^[.F$3]+[.F$4]*[.C169]^[.F$5]+[.F$6]*[.C169]^[.F$7]+[.F$8]" office:value-type="float" office:value="1312388.44722471" calcext:value-type="float">
            <text:p>1 312 388</text:p>
          </table:table-cell>
          <table:table-cell table:number-columns-repeated="6"/>
        </table:table-row>
        <table:table-row table:style-name="ro1">
          <table:table-cell/>
          <table:table-cell table:formula="of:=[.B170]+1" office:value-type="date" office:date-value="2019-06-29" calcext:value-type="date">
            <text:p>29-06-2019</text:p>
          </table:table-cell>
          <table:table-cell table:formula="of:=IF([.E171]&lt;10000000000;[.E171];10000000000)" office:value-type="float" office:value="1314097.21711368" calcext:value-type="float">
            <text:p>1 314 097</text:p>
          </table:table-cell>
          <table:table-cell/>
          <table:table-cell table:formula="of:=[.F$2]*[.C170]^[.F$3]+[.F$4]*[.C170]^[.F$5]+[.F$6]*[.C170]^[.F$7]+[.F$8]" office:value-type="float" office:value="1314097.21711368" calcext:value-type="float">
            <text:p>1 314 097</text:p>
          </table:table-cell>
          <table:table-cell table:number-columns-repeated="6"/>
        </table:table-row>
        <table:table-row table:style-name="ro1">
          <table:table-cell/>
          <table:table-cell table:formula="of:=[.B171]+1" office:value-type="date" office:date-value="2019-06-30" calcext:value-type="date">
            <text:p>30-06-2019</text:p>
          </table:table-cell>
          <table:table-cell table:formula="of:=IF([.E172]&lt;10000000000;[.E172];10000000000)" office:value-type="float" office:value="1315755.75384037" calcext:value-type="float">
            <text:p>1 315 756</text:p>
          </table:table-cell>
          <table:table-cell/>
          <table:table-cell table:formula="of:=[.F$2]*[.C171]^[.F$3]+[.F$4]*[.C171]^[.F$5]+[.F$6]*[.C171]^[.F$7]+[.F$8]" office:value-type="float" office:value="1315755.75384037" calcext:value-type="float">
            <text:p>1 315 756</text:p>
          </table:table-cell>
          <table:table-cell table:number-columns-repeated="6"/>
        </table:table-row>
        <table:table-row table:style-name="ro1">
          <table:table-cell/>
          <table:table-cell table:formula="of:=[.B172]+1" office:value-type="date" office:date-value="2019-07-01" calcext:value-type="date">
            <text:p>01-07-2019</text:p>
          </table:table-cell>
          <table:table-cell table:formula="of:=IF([.E173]&lt;10000000000;[.E173];10000000000)" office:value-type="float" office:value="1317365.47263753" calcext:value-type="float">
            <text:p>1 317 365</text:p>
          </table:table-cell>
          <table:table-cell/>
          <table:table-cell table:formula="of:=[.F$2]*[.C172]^[.F$3]+[.F$4]*[.C172]^[.F$5]+[.F$6]*[.C172]^[.F$7]+[.F$8]" office:value-type="float" office:value="1317365.47263753" calcext:value-type="float">
            <text:p>1 317 365</text:p>
          </table:table-cell>
          <table:table-cell table:number-columns-repeated="6"/>
        </table:table-row>
        <table:table-row table:style-name="ro1">
          <table:table-cell/>
          <table:table-cell table:formula="of:=[.B173]+1" office:value-type="date" office:date-value="2019-07-02" calcext:value-type="date">
            <text:p>02-07-2019</text:p>
          </table:table-cell>
          <table:table-cell table:formula="of:=IF([.E174]&lt;10000000000;[.E174];10000000000)" office:value-type="float" office:value="1318927.75258423" calcext:value-type="float">
            <text:p>1 318 928</text:p>
          </table:table-cell>
          <table:table-cell/>
          <table:table-cell table:formula="of:=[.F$2]*[.C173]^[.F$3]+[.F$4]*[.C173]^[.F$5]+[.F$6]*[.C173]^[.F$7]+[.F$8]" office:value-type="float" office:value="1318927.75258423" calcext:value-type="float">
            <text:p>1 318 928</text:p>
          </table:table-cell>
          <table:table-cell table:number-columns-repeated="6"/>
        </table:table-row>
        <table:table-row table:style-name="ro1">
          <table:table-cell/>
          <table:table-cell table:formula="of:=[.B174]+1" office:value-type="date" office:date-value="2019-07-03" calcext:value-type="date">
            <text:p>03-07-2019</text:p>
          </table:table-cell>
          <table:table-cell table:formula="of:=IF([.E175]&lt;10000000000;[.E175];10000000000)" office:value-type="float" office:value="1320443.93729877" calcext:value-type="float">
            <text:p>1 320 444</text:p>
          </table:table-cell>
          <table:table-cell/>
          <table:table-cell table:formula="of:=[.F$2]*[.C174]^[.F$3]+[.F$4]*[.C174]^[.F$5]+[.F$6]*[.C174]^[.F$7]+[.F$8]" office:value-type="float" office:value="1320443.93729877" calcext:value-type="float">
            <text:p>1 320 444</text:p>
          </table:table-cell>
          <table:table-cell table:number-columns-repeated="6"/>
        </table:table-row>
        <table:table-row table:style-name="ro1">
          <table:table-cell/>
          <table:table-cell table:formula="of:=[.B175]+1" office:value-type="date" office:date-value="2019-07-04" calcext:value-type="date">
            <text:p>04-07-2019</text:p>
          </table:table-cell>
          <table:table-cell table:formula="of:=IF([.E176]&lt;10000000000;[.E176];10000000000)" office:value-type="float" office:value="1321915.33563383" calcext:value-type="float">
            <text:p>1 321 915</text:p>
          </table:table-cell>
          <table:table-cell/>
          <table:table-cell table:formula="of:=[.F$2]*[.C175]^[.F$3]+[.F$4]*[.C175]^[.F$5]+[.F$6]*[.C175]^[.F$7]+[.F$8]" office:value-type="float" office:value="1321915.33563383" calcext:value-type="float">
            <text:p>1 321 915</text:p>
          </table:table-cell>
          <table:table-cell table:number-columns-repeated="6"/>
        </table:table-row>
        <table:table-row table:style-name="ro1">
          <table:table-cell/>
          <table:table-cell table:formula="of:=[.B176]+1" office:value-type="date" office:date-value="2019-07-05" calcext:value-type="date">
            <text:p>05-07-2019</text:p>
          </table:table-cell>
          <table:table-cell table:formula="of:=IF([.E177]&lt;10000000000;[.E177];10000000000)" office:value-type="float" office:value="1323343.22237232" calcext:value-type="float">
            <text:p>1 323 343</text:p>
          </table:table-cell>
          <table:table-cell/>
          <table:table-cell table:formula="of:=[.F$2]*[.C176]^[.F$3]+[.F$4]*[.C176]^[.F$5]+[.F$6]*[.C176]^[.F$7]+[.F$8]" office:value-type="float" office:value="1323343.22237232" calcext:value-type="float">
            <text:p>1 323 343</text:p>
          </table:table-cell>
          <table:table-cell table:number-columns-repeated="6"/>
        </table:table-row>
        <table:table-row table:style-name="ro1">
          <table:table-cell/>
          <table:table-cell table:formula="of:=[.B177]+1" office:value-type="date" office:date-value="2019-07-06" calcext:value-type="date">
            <text:p>06-07-2019</text:p>
          </table:table-cell>
          <table:table-cell table:formula="of:=IF([.E178]&lt;10000000000;[.E178];10000000000)" office:value-type="float" office:value="1324728.8389229" calcext:value-type="float">
            <text:p>1 324 729</text:p>
          </table:table-cell>
          <table:table-cell/>
          <table:table-cell table:formula="of:=[.F$2]*[.C177]^[.F$3]+[.F$4]*[.C177]^[.F$5]+[.F$6]*[.C177]^[.F$7]+[.F$8]" office:value-type="float" office:value="1324728.8389229" calcext:value-type="float">
            <text:p>1 324 729</text:p>
          </table:table-cell>
          <table:table-cell table:number-columns-repeated="6"/>
        </table:table-row>
        <table:table-row table:style-name="ro1">
          <table:table-cell/>
          <table:table-cell table:formula="of:=[.B178]+1" office:value-type="date" office:date-value="2019-07-07" calcext:value-type="date">
            <text:p>07-07-2019</text:p>
          </table:table-cell>
          <table:table-cell table:formula="of:=IF([.E179]&lt;10000000000;[.E179];10000000000)" office:value-type="float" office:value="1326073.39401386" calcext:value-type="float">
            <text:p>1 326 073</text:p>
          </table:table-cell>
          <table:table-cell/>
          <table:table-cell table:formula="of:=[.F$2]*[.C178]^[.F$3]+[.F$4]*[.C178]^[.F$5]+[.F$6]*[.C178]^[.F$7]+[.F$8]" office:value-type="float" office:value="1326073.39401386" calcext:value-type="float">
            <text:p>1 326 073</text:p>
          </table:table-cell>
          <table:table-cell table:number-columns-repeated="6"/>
        </table:table-row>
        <table:table-row table:style-name="ro1">
          <table:table-cell/>
          <table:table-cell table:formula="of:=[.B179]+1" office:value-type="date" office:date-value="2019-07-08" calcext:value-type="date">
            <text:p>08-07-2019</text:p>
          </table:table-cell>
          <table:table-cell table:formula="of:=IF([.E180]&lt;10000000000;[.E180];10000000000)" office:value-type="float" office:value="1327378.06438448" calcext:value-type="float">
            <text:p>1 327 378</text:p>
          </table:table-cell>
          <table:table-cell/>
          <table:table-cell table:formula="of:=[.F$2]*[.C179]^[.F$3]+[.F$4]*[.C179]^[.F$5]+[.F$6]*[.C179]^[.F$7]+[.F$8]" office:value-type="float" office:value="1327378.06438448" calcext:value-type="float">
            <text:p>1 327 378</text:p>
          </table:table-cell>
          <table:table-cell table:number-columns-repeated="6"/>
        </table:table-row>
        <table:table-row table:style-name="ro1">
          <table:table-cell/>
          <table:table-cell table:formula="of:=[.B180]+1" office:value-type="date" office:date-value="2019-07-09" calcext:value-type="date">
            <text:p>09-07-2019</text:p>
          </table:table-cell>
          <table:table-cell table:formula="of:=IF([.E181]&lt;10000000000;[.E181];10000000000)" office:value-type="float" office:value="1328643.99547279" calcext:value-type="float">
            <text:p>1 328 644</text:p>
          </table:table-cell>
          <table:table-cell/>
          <table:table-cell table:formula="of:=[.F$2]*[.C180]^[.F$3]+[.F$4]*[.C180]^[.F$5]+[.F$6]*[.C180]^[.F$7]+[.F$8]" office:value-type="float" office:value="1328643.99547279" calcext:value-type="float">
            <text:p>1 328 644</text:p>
          </table:table-cell>
          <table:table-cell table:number-columns-repeated="6"/>
        </table:table-row>
        <table:table-row table:style-name="ro1">
          <table:table-cell/>
          <table:table-cell table:formula="of:=[.B181]+1" office:value-type="date" office:date-value="2019-07-10" calcext:value-type="date">
            <text:p>10-07-2019</text:p>
          </table:table-cell>
          <table:table-cell table:formula="of:=IF([.E182]&lt;10000000000;[.E182];10000000000)" office:value-type="float" office:value="1329872.30209896" calcext:value-type="float">
            <text:p>1 329 872</text:p>
          </table:table-cell>
          <table:table-cell/>
          <table:table-cell table:formula="of:=[.F$2]*[.C181]^[.F$3]+[.F$4]*[.C181]^[.F$5]+[.F$6]*[.C181]^[.F$7]+[.F$8]" office:value-type="float" office:value="1329872.30209896" calcext:value-type="float">
            <text:p>1 329 872</text:p>
          </table:table-cell>
          <table:table-cell table:number-columns-repeated="6"/>
        </table:table-row>
        <table:table-row table:style-name="ro1">
          <table:table-cell/>
          <table:table-cell table:formula="of:=[.B182]+1" office:value-type="date" office:date-value="2019-07-11" calcext:value-type="date">
            <text:p>11-07-2019</text:p>
          </table:table-cell>
          <table:table-cell table:formula="of:=IF([.E183]&lt;10000000000;[.E183];10000000000)" office:value-type="float" office:value="1331064.06914348" calcext:value-type="float">
            <text:p>1 331 064</text:p>
          </table:table-cell>
          <table:table-cell/>
          <table:table-cell table:formula="of:=[.F$2]*[.C182]^[.F$3]+[.F$4]*[.C182]^[.F$5]+[.F$6]*[.C182]^[.F$7]+[.F$8]" office:value-type="float" office:value="1331064.06914348" calcext:value-type="float">
            <text:p>1 331 064</text:p>
          </table:table-cell>
          <table:table-cell table:number-columns-repeated="6"/>
        </table:table-row>
        <table:table-row table:style-name="ro1">
          <table:table-cell/>
          <table:table-cell table:formula="of:=[.B183]+1" office:value-type="date" office:date-value="2019-07-12" calcext:value-type="date">
            <text:p>12-07-2019</text:p>
          </table:table-cell>
          <table:table-cell table:formula="of:=IF([.E184]&lt;10000000000;[.E184];10000000000)" office:value-type="float" office:value="1332220.35221941" calcext:value-type="float">
            <text:p>1 332 220</text:p>
          </table:table-cell>
          <table:table-cell/>
          <table:table-cell table:formula="of:=[.F$2]*[.C183]^[.F$3]+[.F$4]*[.C183]^[.F$5]+[.F$6]*[.C183]^[.F$7]+[.F$8]" office:value-type="float" office:value="1332220.35221941" calcext:value-type="float">
            <text:p>1 332 220</text:p>
          </table:table-cell>
          <table:table-cell table:number-columns-repeated="6"/>
        </table:table-row>
        <table:table-row table:style-name="ro1">
          <table:table-cell/>
          <table:table-cell table:formula="of:=[.B184]+1" office:value-type="date" office:date-value="2019-07-13" calcext:value-type="date">
            <text:p>13-07-2019</text:p>
          </table:table-cell>
          <table:table-cell table:formula="of:=IF([.E185]&lt;10000000000;[.E185];10000000000)" office:value-type="float" office:value="1333342.17833809" calcext:value-type="float">
            <text:p>1 333 342</text:p>
          </table:table-cell>
          <table:table-cell/>
          <table:table-cell table:formula="of:=[.F$2]*[.C184]^[.F$3]+[.F$4]*[.C184]^[.F$5]+[.F$6]*[.C184]^[.F$7]+[.F$8]" office:value-type="float" office:value="1333342.17833809" calcext:value-type="float">
            <text:p>1 333 342</text:p>
          </table:table-cell>
          <table:table-cell table:number-columns-repeated="6"/>
        </table:table-row>
        <table:table-row table:style-name="ro1">
          <table:table-cell/>
          <table:table-cell table:formula="of:=[.B185]+1" office:value-type="date" office:date-value="2019-07-14" calcext:value-type="date">
            <text:p>14-07-2019</text:p>
          </table:table-cell>
          <table:table-cell table:formula="of:=IF([.E186]&lt;10000000000;[.E186];10000000000)" office:value-type="float" office:value="1334430.54656771" calcext:value-type="float">
            <text:p>1 334 431</text:p>
          </table:table-cell>
          <table:table-cell/>
          <table:table-cell table:formula="of:=[.F$2]*[.C185]^[.F$3]+[.F$4]*[.C185]^[.F$5]+[.F$6]*[.C185]^[.F$7]+[.F$8]" office:value-type="float" office:value="1334430.54656771" calcext:value-type="float">
            <text:p>1 334 431</text:p>
          </table:table-cell>
          <table:table-cell table:number-columns-repeated="6"/>
        </table:table-row>
        <table:table-row table:style-name="ro1">
          <table:table-cell/>
          <table:table-cell table:formula="of:=[.B186]+1" office:value-type="date" office:date-value="2019-07-15" calcext:value-type="date">
            <text:p>15-07-2019</text:p>
          </table:table-cell>
          <table:table-cell table:formula="of:=IF([.E187]&lt;10000000000;[.E187];10000000000)" office:value-type="float" office:value="1335486.4286842" calcext:value-type="float">
            <text:p>1 335 486</text:p>
          </table:table-cell>
          <table:table-cell/>
          <table:table-cell table:formula="of:=[.F$2]*[.C186]^[.F$3]+[.F$4]*[.C186]^[.F$5]+[.F$6]*[.C186]^[.F$7]+[.F$8]" office:value-type="float" office:value="1335486.4286842" calcext:value-type="float">
            <text:p>1 335 486</text:p>
          </table:table-cell>
          <table:table-cell table:number-columns-repeated="6"/>
        </table:table-row>
        <table:table-row table:style-name="ro1">
          <table:table-cell/>
          <table:table-cell table:formula="of:=[.B187]+1" office:value-type="date" office:date-value="2019-07-16" calcext:value-type="date">
            <text:p>16-07-2019</text:p>
          </table:table-cell>
          <table:table-cell table:formula="of:=IF([.E188]&lt;10000000000;[.E188];10000000000)" office:value-type="float" office:value="1336510.76981402" calcext:value-type="float">
            <text:p>1 336 511</text:p>
          </table:table-cell>
          <table:table-cell/>
          <table:table-cell table:formula="of:=[.F$2]*[.C187]^[.F$3]+[.F$4]*[.C187]^[.F$5]+[.F$6]*[.C187]^[.F$7]+[.F$8]" office:value-type="float" office:value="1336510.76981402" calcext:value-type="float">
            <text:p>1 336 511</text:p>
          </table:table-cell>
          <table:table-cell table:number-columns-repeated="6"/>
        </table:table-row>
        <table:table-row table:style-name="ro1">
          <table:table-cell/>
          <table:table-cell table:formula="of:=[.B188]+1" office:value-type="date" office:date-value="2019-07-17" calcext:value-type="date">
            <text:p>17-07-2019</text:p>
          </table:table-cell>
          <table:table-cell table:formula="of:=IF([.E189]&lt;10000000000;[.E189];10000000000)" office:value-type="float" office:value="1337504.4890683" calcext:value-type="float">
            <text:p>1 337 504</text:p>
          </table:table-cell>
          <table:table-cell/>
          <table:table-cell table:formula="of:=[.F$2]*[.C188]^[.F$3]+[.F$4]*[.C188]^[.F$5]+[.F$6]*[.C188]^[.F$7]+[.F$8]" office:value-type="float" office:value="1337504.4890683" calcext:value-type="float">
            <text:p>1 337 504</text:p>
          </table:table-cell>
          <table:table-cell table:number-columns-repeated="6"/>
        </table:table-row>
        <table:table-row table:style-name="ro1">
          <table:table-cell/>
          <table:table-cell table:formula="of:=[.B189]+1" office:value-type="date" office:date-value="2019-07-18" calcext:value-type="date">
            <text:p>18-07-2019</text:p>
          </table:table-cell>
          <table:table-cell table:formula="of:=IF([.E190]&lt;10000000000;[.E190];10000000000)" office:value-type="float" office:value="1338468.48016823" calcext:value-type="float">
            <text:p>1 338 468</text:p>
          </table:table-cell>
          <table:table-cell/>
          <table:table-cell table:formula="of:=[.F$2]*[.C189]^[.F$3]+[.F$4]*[.C189]^[.F$5]+[.F$6]*[.C189]^[.F$7]+[.F$8]" office:value-type="float" office:value="1338468.48016823" calcext:value-type="float">
            <text:p>1 338 468</text:p>
          </table:table-cell>
          <table:table-cell table:number-columns-repeated="6"/>
        </table:table-row>
        <table:table-row table:style-name="ro1">
          <table:table-cell/>
          <table:table-cell table:formula="of:=[.B190]+1" office:value-type="date" office:date-value="2019-07-19" calcext:value-type="date">
            <text:p>19-07-2019</text:p>
          </table:table-cell>
          <table:table-cell table:formula="of:=IF([.E191]&lt;10000000000;[.E191];10000000000)" office:value-type="float" office:value="1339403.61206105" calcext:value-type="float">
            <text:p>1 339 404</text:p>
          </table:table-cell>
          <table:table-cell/>
          <table:table-cell table:formula="of:=[.F$2]*[.C190]^[.F$3]+[.F$4]*[.C190]^[.F$5]+[.F$6]*[.C190]^[.F$7]+[.F$8]" office:value-type="float" office:value="1339403.61206105" calcext:value-type="float">
            <text:p>1 339 404</text:p>
          </table:table-cell>
          <table:table-cell table:number-columns-repeated="6"/>
        </table:table-row>
        <table:table-row table:style-name="ro1">
          <table:table-cell/>
          <table:table-cell table:formula="of:=[.B191]+1" office:value-type="date" office:date-value="2019-07-20" calcext:value-type="date">
            <text:p>20-07-2019</text:p>
          </table:table-cell>
          <table:table-cell table:formula="of:=IF([.E192]&lt;10000000000;[.E192];10000000000)" office:value-type="float" office:value="1340310.72952661" calcext:value-type="float">
            <text:p>1 340 311</text:p>
          </table:table-cell>
          <table:table-cell/>
          <table:table-cell table:formula="of:=[.F$2]*[.C191]^[.F$3]+[.F$4]*[.C191]^[.F$5]+[.F$6]*[.C191]^[.F$7]+[.F$8]" office:value-type="float" office:value="1340310.72952661" calcext:value-type="float">
            <text:p>1 340 311</text:p>
          </table:table-cell>
          <table:table-cell table:number-columns-repeated="6"/>
        </table:table-row>
        <table:table-row table:style-name="ro1">
          <table:table-cell/>
          <table:table-cell table:formula="of:=[.B192]+1" office:value-type="date" office:date-value="2019-07-21" calcext:value-type="date">
            <text:p>21-07-2019</text:p>
          </table:table-cell>
          <table:table-cell table:formula="of:=IF([.E193]&lt;10000000000;[.E193];10000000000)" office:value-type="float" office:value="1341190.65377418" calcext:value-type="float">
            <text:p>1 341 191</text:p>
          </table:table-cell>
          <table:table-cell/>
          <table:table-cell table:formula="of:=[.F$2]*[.C192]^[.F$3]+[.F$4]*[.C192]^[.F$5]+[.F$6]*[.C192]^[.F$7]+[.F$8]" office:value-type="float" office:value="1341190.65377418" calcext:value-type="float">
            <text:p>1 341 191</text:p>
          </table:table-cell>
          <table:table-cell table:number-columns-repeated="6"/>
        </table:table-row>
        <table:table-row table:style-name="ro1">
          <table:table-cell/>
          <table:table-cell table:formula="of:=[.B193]+1" office:value-type="date" office:date-value="2019-07-22" calcext:value-type="date">
            <text:p>22-07-2019</text:p>
          </table:table-cell>
          <table:table-cell table:formula="of:=IF([.E194]&lt;10000000000;[.E194];10000000000)" office:value-type="float" office:value="1342044.18302927" calcext:value-type="float">
            <text:p>1 342 044</text:p>
          </table:table-cell>
          <table:table-cell/>
          <table:table-cell table:formula="of:=[.F$2]*[.C193]^[.F$3]+[.F$4]*[.C193]^[.F$5]+[.F$6]*[.C193]^[.F$7]+[.F$8]" office:value-type="float" office:value="1342044.18302927" calcext:value-type="float">
            <text:p>1 342 044</text:p>
          </table:table-cell>
          <table:table-cell table:number-columns-repeated="6"/>
        </table:table-row>
        <table:table-row table:style-name="ro1">
          <table:table-cell/>
          <table:table-cell table:formula="of:=[.B194]+1" office:value-type="date" office:date-value="2019-07-23" calcext:value-type="date">
            <text:p>23-07-2019</text:p>
          </table:table-cell>
          <table:table-cell table:formula="of:=IF([.E195]&lt;10000000000;[.E195];10000000000)" office:value-type="float" office:value="1342872.09311032" calcext:value-type="float">
            <text:p>1 342 872</text:p>
          </table:table-cell>
          <table:table-cell/>
          <table:table-cell table:formula="of:=[.F$2]*[.C194]^[.F$3]+[.F$4]*[.C194]^[.F$5]+[.F$6]*[.C194]^[.F$7]+[.F$8]" office:value-type="float" office:value="1342872.09311032" calcext:value-type="float">
            <text:p>1 342 872</text:p>
          </table:table-cell>
          <table:table-cell table:number-columns-repeated="6"/>
        </table:table-row>
        <table:table-row table:style-name="ro1">
          <table:table-cell/>
          <table:table-cell table:formula="of:=[.B195]+1" office:value-type="date" office:date-value="2019-07-24" calcext:value-type="date">
            <text:p>24-07-2019</text:p>
          </table:table-cell>
          <table:table-cell table:formula="of:=IF([.E196]&lt;10000000000;[.E196];10000000000)" office:value-type="float" office:value="1343675.13799514" calcext:value-type="float">
            <text:p>1 343 675</text:p>
          </table:table-cell>
          <table:table-cell/>
          <table:table-cell table:formula="of:=[.F$2]*[.C195]^[.F$3]+[.F$4]*[.C195]^[.F$5]+[.F$6]*[.C195]^[.F$7]+[.F$8]" office:value-type="float" office:value="1343675.13799514" calcext:value-type="float">
            <text:p>1 343 675</text:p>
          </table:table-cell>
          <table:table-cell table:number-columns-repeated="6"/>
        </table:table-row>
        <table:table-row table:style-name="ro1">
          <table:table-cell/>
          <table:table-cell table:formula="of:=[.B196]+1" office:value-type="date" office:date-value="2019-07-25" calcext:value-type="date">
            <text:p>25-07-2019</text:p>
          </table:table-cell>
          <table:table-cell table:formula="of:=IF([.E197]&lt;10000000000;[.E197];10000000000)" office:value-type="float" office:value="1344454.05037699" calcext:value-type="float">
            <text:p>1 344 454</text:p>
          </table:table-cell>
          <table:table-cell/>
          <table:table-cell table:formula="of:=[.F$2]*[.C196]^[.F$3]+[.F$4]*[.C196]^[.F$5]+[.F$6]*[.C196]^[.F$7]+[.F$8]" office:value-type="float" office:value="1344454.05037699" calcext:value-type="float">
            <text:p>1 344 454</text:p>
          </table:table-cell>
          <table:table-cell table:number-columns-repeated="6"/>
        </table:table-row>
        <table:table-row table:style-name="ro1">
          <table:table-cell/>
          <table:table-cell table:formula="of:=[.B197]+1" office:value-type="date" office:date-value="2019-07-26" calcext:value-type="date">
            <text:p>26-07-2019</text:p>
          </table:table-cell>
          <table:table-cell table:formula="of:=IF([.E198]&lt;10000000000;[.E198];10000000000)" office:value-type="float" office:value="1345209.54221018" calcext:value-type="float">
            <text:p>1 345 210</text:p>
          </table:table-cell>
          <table:table-cell/>
          <table:table-cell table:formula="of:=[.F$2]*[.C197]^[.F$3]+[.F$4]*[.C197]^[.F$5]+[.F$6]*[.C197]^[.F$7]+[.F$8]" office:value-type="float" office:value="1345209.54221018" calcext:value-type="float">
            <text:p>1 345 210</text:p>
          </table:table-cell>
          <table:table-cell table:number-columns-repeated="6"/>
        </table:table-row>
        <table:table-row table:style-name="ro1">
          <table:table-cell/>
          <table:table-cell table:formula="of:=[.B198]+1" office:value-type="date" office:date-value="2019-07-27" calcext:value-type="date">
            <text:p>27-07-2019</text:p>
          </table:table-cell>
          <table:table-cell table:formula="of:=IF([.E199]&lt;10000000000;[.E199];10000000000)" office:value-type="float" office:value="1345942.30524515" calcext:value-type="float">
            <text:p>1 345 942</text:p>
          </table:table-cell>
          <table:table-cell/>
          <table:table-cell table:formula="of:=[.F$2]*[.C198]^[.F$3]+[.F$4]*[.C198]^[.F$5]+[.F$6]*[.C198]^[.F$7]+[.F$8]" office:value-type="float" office:value="1345942.30524515" calcext:value-type="float">
            <text:p>1 345 942</text:p>
          </table:table-cell>
          <table:table-cell table:number-columns-repeated="6"/>
        </table:table-row>
        <table:table-row table:style-name="ro1">
          <table:table-cell/>
          <table:table-cell table:formula="of:=[.B199]+1" office:value-type="date" office:date-value="2019-07-28" calcext:value-type="date">
            <text:p>28-07-2019</text:p>
          </table:table-cell>
          <table:table-cell table:formula="of:=IF([.E200]&lt;10000000000;[.E200];10000000000)" office:value-type="float" office:value="1346653.01155304" calcext:value-type="float">
            <text:p>1 346 653</text:p>
          </table:table-cell>
          <table:table-cell/>
          <table:table-cell table:formula="of:=[.F$2]*[.C199]^[.F$3]+[.F$4]*[.C199]^[.F$5]+[.F$6]*[.C199]^[.F$7]+[.F$8]" office:value-type="float" office:value="1346653.01155304" calcext:value-type="float">
            <text:p>1 346 653</text:p>
          </table:table-cell>
          <table:table-cell table:number-columns-repeated="6"/>
        </table:table-row>
        <table:table-row table:style-name="ro1">
          <table:table-cell/>
          <table:table-cell table:formula="of:=[.B200]+1" office:value-type="date" office:date-value="2019-07-29" calcext:value-type="date">
            <text:p>29-07-2019</text:p>
          </table:table-cell>
          <table:table-cell table:formula="of:=IF([.E201]&lt;10000000000;[.E201];10000000000)" office:value-type="float" office:value="1347342.31403967" calcext:value-type="float">
            <text:p>1 347 342</text:p>
          </table:table-cell>
          <table:table-cell/>
          <table:table-cell table:formula="of:=[.F$2]*[.C200]^[.F$3]+[.F$4]*[.C200]^[.F$5]+[.F$6]*[.C200]^[.F$7]+[.F$8]" office:value-type="float" office:value="1347342.31403967" calcext:value-type="float">
            <text:p>1 347 342</text:p>
          </table:table-cell>
          <table:table-cell table:number-columns-repeated="6"/>
        </table:table-row>
        <table:table-row table:style-name="ro1">
          <table:table-cell/>
          <table:table-cell table:formula="of:=[.B201]+1" office:value-type="date" office:date-value="2019-07-30" calcext:value-type="date">
            <text:p>30-07-2019</text:p>
          </table:table-cell>
          <table:table-cell table:formula="of:=IF([.E202]&lt;10000000000;[.E202];10000000000)" office:value-type="float" office:value="1348010.84694898" calcext:value-type="float">
            <text:p>1 348 011</text:p>
          </table:table-cell>
          <table:table-cell/>
          <table:table-cell table:formula="of:=[.F$2]*[.C201]^[.F$3]+[.F$4]*[.C201]^[.F$5]+[.F$6]*[.C201]^[.F$7]+[.F$8]" office:value-type="float" office:value="1348010.84694898" calcext:value-type="float">
            <text:p>1 348 011</text:p>
          </table:table-cell>
          <table:table-cell table:number-columns-repeated="6"/>
        </table:table-row>
        <table:table-row table:style-name="ro1">
          <table:table-cell/>
          <table:table-cell table:formula="of:=[.B202]+1" office:value-type="date" office:date-value="2019-07-31" calcext:value-type="date">
            <text:p>31-07-2019</text:p>
          </table:table-cell>
          <table:table-cell table:formula="of:=IF([.E203]&lt;10000000000;[.E203];10000000000)" office:value-type="float" office:value="1348659.22635591" calcext:value-type="float">
            <text:p>1 348 659</text:p>
          </table:table-cell>
          <table:table-cell/>
          <table:table-cell table:formula="of:=[.F$2]*[.C202]^[.F$3]+[.F$4]*[.C202]^[.F$5]+[.F$6]*[.C202]^[.F$7]+[.F$8]" office:value-type="float" office:value="1348659.22635591" calcext:value-type="float">
            <text:p>1 348 659</text:p>
          </table:table-cell>
          <table:table-cell table:number-columns-repeated="6"/>
        </table:table-row>
        <table:table-row table:style-name="ro1">
          <table:table-cell/>
          <table:table-cell table:formula="of:=[.B203]+1" office:value-type="date" office:date-value="2019-08-01" calcext:value-type="date">
            <text:p>01-08-2019</text:p>
          </table:table-cell>
          <table:table-cell table:formula="of:=IF([.E204]&lt;10000000000;[.E204];10000000000)" office:value-type="float" office:value="1349288.05064886" calcext:value-type="float">
            <text:p>1 349 288</text:p>
          </table:table-cell>
          <table:table-cell/>
          <table:table-cell table:formula="of:=[.F$2]*[.C203]^[.F$3]+[.F$4]*[.C203]^[.F$5]+[.F$6]*[.C203]^[.F$7]+[.F$8]" office:value-type="float" office:value="1349288.05064886" calcext:value-type="float">
            <text:p>1 349 288</text:p>
          </table:table-cell>
          <table:table-cell table:number-columns-repeated="6"/>
        </table:table-row>
        <table:table-row table:style-name="ro1">
          <table:table-cell/>
          <table:table-cell table:formula="of:=[.B204]+1" office:value-type="date" office:date-value="2019-08-02" calcext:value-type="date">
            <text:p>02-08-2019</text:p>
          </table:table-cell>
          <table:table-cell table:formula="of:=IF([.E205]&lt;10000000000;[.E205];10000000000)" office:value-type="float" office:value="1349897.90100162" calcext:value-type="float">
            <text:p>1 349 898</text:p>
          </table:table-cell>
          <table:table-cell/>
          <table:table-cell table:formula="of:=[.F$2]*[.C204]^[.F$3]+[.F$4]*[.C204]^[.F$5]+[.F$6]*[.C204]^[.F$7]+[.F$8]" office:value-type="float" office:value="1349897.90100162" calcext:value-type="float">
            <text:p>1 349 898</text:p>
          </table:table-cell>
          <table:table-cell table:number-columns-repeated="6"/>
        </table:table-row>
        <table:table-row table:style-name="ro1">
          <table:table-cell/>
          <table:table-cell table:formula="of:=[.B205]+1" office:value-type="date" office:date-value="2019-08-03" calcext:value-type="date">
            <text:p>03-08-2019</text:p>
          </table:table-cell>
          <table:table-cell table:formula="of:=IF([.E206]&lt;10000000000;[.E206];10000000000)" office:value-type="float" office:value="1350489.34183503" calcext:value-type="float">
            <text:p>1 350 489</text:p>
          </table:table-cell>
          <table:table-cell/>
          <table:table-cell table:formula="of:=[.F$2]*[.C205]^[.F$3]+[.F$4]*[.C205]^[.F$5]+[.F$6]*[.C205]^[.F$7]+[.F$8]" office:value-type="float" office:value="1350489.34183503" calcext:value-type="float">
            <text:p>1 350 489</text:p>
          </table:table-cell>
          <table:table-cell table:number-columns-repeated="6"/>
        </table:table-row>
        <table:table-row table:style-name="ro1">
          <table:table-cell/>
          <table:table-cell table:formula="of:=[.B206]+1" office:value-type="date" office:date-value="2019-08-04" calcext:value-type="date">
            <text:p>04-08-2019</text:p>
          </table:table-cell>
          <table:table-cell table:formula="of:=IF([.E207]&lt;10000000000;[.E207];10000000000)" office:value-type="float" office:value="1351062.92126825" calcext:value-type="float">
            <text:p>1 351 063</text:p>
          </table:table-cell>
          <table:table-cell/>
          <table:table-cell table:formula="of:=[.F$2]*[.C206]^[.F$3]+[.F$4]*[.C206]^[.F$5]+[.F$6]*[.C206]^[.F$7]+[.F$8]" office:value-type="float" office:value="1351062.92126825" calcext:value-type="float">
            <text:p>1 351 063</text:p>
          </table:table-cell>
          <table:table-cell table:number-columns-repeated="6"/>
        </table:table-row>
        <table:table-row table:style-name="ro1">
          <table:table-cell/>
          <table:table-cell table:formula="of:=[.B207]+1" office:value-type="date" office:date-value="2019-08-05" calcext:value-type="date">
            <text:p>05-08-2019</text:p>
          </table:table-cell>
          <table:table-cell table:formula="of:=IF([.E208]&lt;10000000000;[.E208];10000000000)" office:value-type="float" office:value="1351619.17155997" calcext:value-type="float">
            <text:p>1 351 619</text:p>
          </table:table-cell>
          <table:table-cell/>
          <table:table-cell table:formula="of:=[.F$2]*[.C207]^[.F$3]+[.F$4]*[.C207]^[.F$5]+[.F$6]*[.C207]^[.F$7]+[.F$8]" office:value-type="float" office:value="1351619.17155997" calcext:value-type="float">
            <text:p>1 351 619</text:p>
          </table:table-cell>
          <table:table-cell table:number-columns-repeated="6"/>
        </table:table-row>
        <table:table-row table:style-name="ro1">
          <table:table-cell/>
          <table:table-cell table:formula="of:=[.B208]+1" office:value-type="date" office:date-value="2019-08-06" calcext:value-type="date">
            <text:p>06-08-2019</text:p>
          </table:table-cell>
          <table:table-cell table:formula="of:=IF([.E209]&lt;10000000000;[.E209];10000000000)" office:value-type="float" office:value="1352158.60953934" calcext:value-type="float">
            <text:p>1 352 159</text:p>
          </table:table-cell>
          <table:table-cell/>
          <table:table-cell table:formula="of:=[.F$2]*[.C208]^[.F$3]+[.F$4]*[.C208]^[.F$5]+[.F$6]*[.C208]^[.F$7]+[.F$8]" office:value-type="float" office:value="1352158.60953934" calcext:value-type="float">
            <text:p>1 352 159</text:p>
          </table:table-cell>
          <table:table-cell table:number-columns-repeated="6"/>
        </table:table-row>
        <table:table-row table:style-name="ro1">
          <table:table-cell/>
          <table:table-cell table:formula="of:=[.B209]+1" office:value-type="date" office:date-value="2019-08-07" calcext:value-type="date">
            <text:p>07-08-2019</text:p>
          </table:table-cell>
          <table:table-cell table:formula="of:=IF([.E210]&lt;10000000000;[.E210];10000000000)" office:value-type="float" office:value="1352681.73702714" calcext:value-type="float">
            <text:p>1 352 682</text:p>
          </table:table-cell>
          <table:table-cell/>
          <table:table-cell table:formula="of:=[.F$2]*[.C209]^[.F$3]+[.F$4]*[.C209]^[.F$5]+[.F$6]*[.C209]^[.F$7]+[.F$8]" office:value-type="float" office:value="1352681.73702714" calcext:value-type="float">
            <text:p>1 352 682</text:p>
          </table:table-cell>
          <table:table-cell table:number-columns-repeated="6"/>
        </table:table-row>
        <table:table-row table:style-name="ro1">
          <table:table-cell/>
          <table:table-cell table:formula="of:=[.B210]+1" office:value-type="date" office:date-value="2019-08-08" calcext:value-type="date">
            <text:p>08-08-2019</text:p>
          </table:table-cell>
          <table:table-cell table:formula="of:=IF([.E211]&lt;10000000000;[.E211];10000000000)" office:value-type="float" office:value="1353189.04124686" calcext:value-type="float">
            <text:p>1 353 189</text:p>
          </table:table-cell>
          <table:table-cell/>
          <table:table-cell table:formula="of:=[.F$2]*[.C210]^[.F$3]+[.F$4]*[.C210]^[.F$5]+[.F$6]*[.C210]^[.F$7]+[.F$8]" office:value-type="float" office:value="1353189.04124686" calcext:value-type="float">
            <text:p>1 353 189</text:p>
          </table:table-cell>
          <table:table-cell table:number-columns-repeated="6"/>
        </table:table-row>
        <table:table-row table:style-name="ro1">
          <table:table-cell/>
          <table:table-cell table:formula="of:=[.B211]+1" office:value-type="date" office:date-value="2019-08-09" calcext:value-type="date">
            <text:p>09-08-2019</text:p>
          </table:table-cell>
          <table:table-cell table:formula="of:=IF([.E212]&lt;10000000000;[.E212];10000000000)" office:value-type="float" office:value="1353680.99522625" calcext:value-type="float">
            <text:p>1 353 681</text:p>
          </table:table-cell>
          <table:table-cell/>
          <table:table-cell table:formula="of:=[.F$2]*[.C211]^[.F$3]+[.F$4]*[.C211]^[.F$5]+[.F$6]*[.C211]^[.F$7]+[.F$8]" office:value-type="float" office:value="1353680.99522625" calcext:value-type="float">
            <text:p>1 353 681</text:p>
          </table:table-cell>
          <table:table-cell table:number-columns-repeated="6"/>
        </table:table-row>
        <table:table-row table:style-name="ro1">
          <table:table-cell/>
          <table:table-cell table:formula="of:=[.B212]+1" office:value-type="date" office:date-value="2019-08-10" calcext:value-type="date">
            <text:p>10-08-2019</text:p>
          </table:table-cell>
          <table:table-cell table:formula="of:=IF([.E213]&lt;10000000000;[.E213];10000000000)" office:value-type="float" office:value="1354158.05818907" calcext:value-type="float">
            <text:p>1 354 158</text:p>
          </table:table-cell>
          <table:table-cell/>
          <table:table-cell table:formula="of:=[.F$2]*[.C212]^[.F$3]+[.F$4]*[.C212]^[.F$5]+[.F$6]*[.C212]^[.F$7]+[.F$8]" office:value-type="float" office:value="1354158.05818907" calcext:value-type="float">
            <text:p>1 354 158</text:p>
          </table:table-cell>
          <table:table-cell table:number-columns-repeated="6"/>
        </table:table-row>
        <table:table-row table:style-name="ro1">
          <table:table-cell/>
          <table:table-cell table:formula="of:=[.B213]+1" office:value-type="date" office:date-value="2019-08-11" calcext:value-type="date">
            <text:p>11-08-2019</text:p>
          </table:table-cell>
          <table:table-cell table:formula="of:=IF([.E214]&lt;10000000000;[.E214];10000000000)" office:value-type="float" office:value="1354620.67593751" calcext:value-type="float">
            <text:p>1 354 621</text:p>
          </table:table-cell>
          <table:table-cell/>
          <table:table-cell table:formula="of:=[.F$2]*[.C213]^[.F$3]+[.F$4]*[.C213]^[.F$5]+[.F$6]*[.C213]^[.F$7]+[.F$8]" office:value-type="float" office:value="1354620.67593751" calcext:value-type="float">
            <text:p>1 354 621</text:p>
          </table:table-cell>
          <table:table-cell table:number-columns-repeated="6"/>
        </table:table-row>
        <table:table-row table:style-name="ro1">
          <table:table-cell/>
          <table:table-cell table:formula="of:=[.B214]+1" office:value-type="date" office:date-value="2019-08-12" calcext:value-type="date">
            <text:p>12-08-2019</text:p>
          </table:table-cell>
          <table:table-cell table:formula="of:=IF([.E215]&lt;10000000000;[.E215];10000000000)" office:value-type="float" office:value="1355069.28122523" calcext:value-type="float">
            <text:p>1 355 069</text:p>
          </table:table-cell>
          <table:table-cell/>
          <table:table-cell table:formula="of:=[.F$2]*[.C214]^[.F$3]+[.F$4]*[.C214]^[.F$5]+[.F$6]*[.C214]^[.F$7]+[.F$8]" office:value-type="float" office:value="1355069.28122523" calcext:value-type="float">
            <text:p>1 355 069</text:p>
          </table:table-cell>
          <table:table-cell table:number-columns-repeated="6"/>
        </table:table-row>
        <table:table-row table:style-name="ro1">
          <table:table-cell/>
          <table:table-cell table:formula="of:=[.B215]+1" office:value-type="date" office:date-value="2019-08-13" calcext:value-type="date">
            <text:p>13-08-2019</text:p>
          </table:table-cell>
          <table:table-cell table:formula="of:=IF([.E216]&lt;10000000000;[.E216];10000000000)" office:value-type="float" office:value="1355504.2941212" calcext:value-type="float">
            <text:p>1 355 504</text:p>
          </table:table-cell>
          <table:table-cell/>
          <table:table-cell table:formula="of:=[.F$2]*[.C215]^[.F$3]+[.F$4]*[.C215]^[.F$5]+[.F$6]*[.C215]^[.F$7]+[.F$8]" office:value-type="float" office:value="1355504.2941212" calcext:value-type="float">
            <text:p>1 355 504</text:p>
          </table:table-cell>
          <table:table-cell table:number-columns-repeated="6"/>
        </table:table-row>
        <table:table-row table:style-name="ro1">
          <table:table-cell/>
          <table:table-cell table:formula="of:=[.B216]+1" office:value-type="date" office:date-value="2019-08-14" calcext:value-type="date">
            <text:p>14-08-2019</text:p>
          </table:table-cell>
          <table:table-cell table:formula="of:=IF([.E217]&lt;10000000000;[.E217];10000000000)" office:value-type="float" office:value="1355926.12236453" calcext:value-type="float">
            <text:p>1 355 926</text:p>
          </table:table-cell>
          <table:table-cell/>
          <table:table-cell table:formula="of:=[.F$2]*[.C216]^[.F$3]+[.F$4]*[.C216]^[.F$5]+[.F$6]*[.C216]^[.F$7]+[.F$8]" office:value-type="float" office:value="1355926.12236453" calcext:value-type="float">
            <text:p>1 355 926</text:p>
          </table:table-cell>
          <table:table-cell table:number-columns-repeated="6"/>
        </table:table-row>
        <table:table-row table:style-name="ro1">
          <table:table-cell/>
          <table:table-cell table:formula="of:=[.B217]+1" office:value-type="date" office:date-value="2019-08-15" calcext:value-type="date">
            <text:p>15-08-2019</text:p>
          </table:table-cell>
          <table:table-cell table:formula="of:=IF([.E218]&lt;10000000000;[.E218];10000000000)" office:value-type="float" office:value="1356335.16171043" calcext:value-type="float">
            <text:p>1 356 335</text:p>
          </table:table-cell>
          <table:table-cell/>
          <table:table-cell table:formula="of:=[.F$2]*[.C217]^[.F$3]+[.F$4]*[.C217]^[.F$5]+[.F$6]*[.C217]^[.F$7]+[.F$8]" office:value-type="float" office:value="1356335.16171043" calcext:value-type="float">
            <text:p>1 356 335</text:p>
          </table:table-cell>
          <table:table-cell table:number-columns-repeated="6"/>
        </table:table-row>
        <table:table-row table:style-name="ro1">
          <table:table-cell/>
          <table:table-cell table:formula="of:=[.B218]+1" office:value-type="date" office:date-value="2019-08-16" calcext:value-type="date">
            <text:p>16-08-2019</text:p>
          </table:table-cell>
          <table:table-cell table:formula="of:=IF([.E219]&lt;10000000000;[.E219];10000000000)" office:value-type="float" office:value="1356731.79626742" calcext:value-type="float">
            <text:p>1 356 732</text:p>
          </table:table-cell>
          <table:table-cell/>
          <table:table-cell table:formula="of:=[.F$2]*[.C218]^[.F$3]+[.F$4]*[.C218]^[.F$5]+[.F$6]*[.C218]^[.F$7]+[.F$8]" office:value-type="float" office:value="1356731.79626742" calcext:value-type="float">
            <text:p>1 356 732</text:p>
          </table:table-cell>
          <table:table-cell table:number-columns-repeated="6"/>
        </table:table-row>
        <table:table-row table:style-name="ro1">
          <table:table-cell/>
          <table:table-cell table:formula="of:=[.B219]+1" office:value-type="date" office:date-value="2019-08-17" calcext:value-type="date">
            <text:p>17-08-2019</text:p>
          </table:table-cell>
          <table:table-cell table:formula="of:=IF([.E220]&lt;10000000000;[.E220];10000000000)" office:value-type="float" office:value="1357116.398826" calcext:value-type="float">
            <text:p>1 357 116</text:p>
          </table:table-cell>
          <table:table-cell/>
          <table:table-cell table:formula="of:=[.F$2]*[.C219]^[.F$3]+[.F$4]*[.C219]^[.F$5]+[.F$6]*[.C219]^[.F$7]+[.F$8]" office:value-type="float" office:value="1357116.398826" calcext:value-type="float">
            <text:p>1 357 116</text:p>
          </table:table-cell>
          <table:table-cell table:number-columns-repeated="6"/>
        </table:table-row>
        <table:table-row table:style-name="ro1">
          <table:table-cell/>
          <table:table-cell table:formula="of:=[.B220]+1" office:value-type="date" office:date-value="2019-08-18" calcext:value-type="date">
            <text:p>18-08-2019</text:p>
          </table:table-cell>
          <table:table-cell table:formula="of:=IF([.E221]&lt;10000000000;[.E221];10000000000)" office:value-type="float" office:value="1357489.33117886" calcext:value-type="float">
            <text:p>1 357 489</text:p>
          </table:table-cell>
          <table:table-cell/>
          <table:table-cell table:formula="of:=[.F$2]*[.C220]^[.F$3]+[.F$4]*[.C220]^[.F$5]+[.F$6]*[.C220]^[.F$7]+[.F$8]" office:value-type="float" office:value="1357489.33117886" calcext:value-type="float">
            <text:p>1 357 489</text:p>
          </table:table-cell>
          <table:table-cell table:number-columns-repeated="6"/>
        </table:table-row>
        <table:table-row table:style-name="ro1">
          <table:table-cell/>
          <table:table-cell table:formula="of:=[.B221]+1" office:value-type="date" office:date-value="2019-08-19" calcext:value-type="date">
            <text:p>19-08-2019</text:p>
          </table:table-cell>
          <table:table-cell table:formula="of:=IF([.E222]&lt;10000000000;[.E222];10000000000)" office:value-type="float" office:value="1357850.94443293" calcext:value-type="float">
            <text:p>1 357 851</text:p>
          </table:table-cell>
          <table:table-cell/>
          <table:table-cell table:formula="of:=[.F$2]*[.C221]^[.F$3]+[.F$4]*[.C221]^[.F$5]+[.F$6]*[.C221]^[.F$7]+[.F$8]" office:value-type="float" office:value="1357850.94443293" calcext:value-type="float">
            <text:p>1 357 851</text:p>
          </table:table-cell>
          <table:table-cell table:number-columns-repeated="6"/>
        </table:table-row>
        <table:table-row table:style-name="ro1">
          <table:table-cell/>
          <table:table-cell table:formula="of:=[.B222]+1" office:value-type="date" office:date-value="2019-08-20" calcext:value-type="date">
            <text:p>20-08-2019</text:p>
          </table:table-cell>
          <table:table-cell table:formula="of:=IF([.E223]&lt;10000000000;[.E223];10000000000)" office:value-type="float" office:value="1358201.57931327" calcext:value-type="float">
            <text:p>1 358 202</text:p>
          </table:table-cell>
          <table:table-cell/>
          <table:table-cell table:formula="of:=[.F$2]*[.C222]^[.F$3]+[.F$4]*[.C222]^[.F$5]+[.F$6]*[.C222]^[.F$7]+[.F$8]" office:value-type="float" office:value="1358201.57931327" calcext:value-type="float">
            <text:p>1 358 202</text:p>
          </table:table-cell>
          <table:table-cell table:number-columns-repeated="6"/>
        </table:table-row>
        <table:table-row table:style-name="ro1">
          <table:table-cell/>
          <table:table-cell table:formula="of:=[.B223]+1" office:value-type="date" office:date-value="2019-08-21" calcext:value-type="date">
            <text:p>21-08-2019</text:p>
          </table:table-cell>
          <table:table-cell table:formula="of:=IF([.E224]&lt;10000000000;[.E224];10000000000)" office:value-type="float" office:value="1358541.56645903" calcext:value-type="float">
            <text:p>1 358 542</text:p>
          </table:table-cell>
          <table:table-cell/>
          <table:table-cell table:formula="of:=[.F$2]*[.C223]^[.F$3]+[.F$4]*[.C223]^[.F$5]+[.F$6]*[.C223]^[.F$7]+[.F$8]" office:value-type="float" office:value="1358541.56645903" calcext:value-type="float">
            <text:p>1 358 542</text:p>
          </table:table-cell>
          <table:table-cell table:number-columns-repeated="6"/>
        </table:table-row>
        <table:table-row table:style-name="ro1">
          <table:table-cell/>
          <table:table-cell table:formula="of:=[.B224]+1" office:value-type="date" office:date-value="2019-08-22" calcext:value-type="date">
            <text:p>22-08-2019</text:p>
          </table:table-cell>
          <table:table-cell table:formula="of:=IF([.E225]&lt;10000000000;[.E225];10000000000)" office:value-type="float" office:value="1358871.22671173" calcext:value-type="float">
            <text:p>1 358 871</text:p>
          </table:table-cell>
          <table:table-cell/>
          <table:table-cell table:formula="of:=[.F$2]*[.C224]^[.F$3]+[.F$4]*[.C224]^[.F$5]+[.F$6]*[.C224]^[.F$7]+[.F$8]" office:value-type="float" office:value="1358871.22671173" calcext:value-type="float">
            <text:p>1 358 871</text:p>
          </table:table-cell>
          <table:table-cell table:number-columns-repeated="6"/>
        </table:table-row>
        <table:table-row table:style-name="ro1">
          <table:table-cell/>
          <table:table-cell table:formula="of:=[.B225]+1" office:value-type="date" office:date-value="2019-08-23" calcext:value-type="date">
            <text:p>23-08-2019</text:p>
          </table:table-cell>
          <table:table-cell table:formula="of:=IF([.E226]&lt;10000000000;[.E226];10000000000)" office:value-type="float" office:value="1359190.87139583" calcext:value-type="float">
            <text:p>1 359 191</text:p>
          </table:table-cell>
          <table:table-cell/>
          <table:table-cell table:formula="of:=[.F$2]*[.C225]^[.F$3]+[.F$4]*[.C225]^[.F$5]+[.F$6]*[.C225]^[.F$7]+[.F$8]" office:value-type="float" office:value="1359190.87139583" calcext:value-type="float">
            <text:p>1 359 191</text:p>
          </table:table-cell>
          <table:table-cell table:number-columns-repeated="6"/>
        </table:table-row>
        <table:table-row table:style-name="ro1">
          <table:table-cell/>
          <table:table-cell table:formula="of:=[.B226]+1" office:value-type="date" office:date-value="2019-08-24" calcext:value-type="date">
            <text:p>24-08-2019</text:p>
          </table:table-cell>
          <table:table-cell table:formula="of:=IF([.E227]&lt;10000000000;[.E227];10000000000)" office:value-type="float" office:value="1359500.80259192" calcext:value-type="float">
            <text:p>1 359 501</text:p>
          </table:table-cell>
          <table:table-cell/>
          <table:table-cell table:formula="of:=[.F$2]*[.C226]^[.F$3]+[.F$4]*[.C226]^[.F$5]+[.F$6]*[.C226]^[.F$7]+[.F$8]" office:value-type="float" office:value="1359500.80259192" calcext:value-type="float">
            <text:p>1 359 501</text:p>
          </table:table-cell>
          <table:table-cell table:number-columns-repeated="6"/>
        </table:table-row>
        <table:table-row table:style-name="ro1">
          <table:table-cell/>
          <table:table-cell table:formula="of:=[.B227]+1" office:value-type="date" office:date-value="2019-08-25" calcext:value-type="date">
            <text:p>25-08-2019</text:p>
          </table:table-cell>
          <table:table-cell table:formula="of:=IF([.E228]&lt;10000000000;[.E228];10000000000)" office:value-type="float" office:value="1359801.31340261" calcext:value-type="float">
            <text:p>1 359 801</text:p>
          </table:table-cell>
          <table:table-cell/>
          <table:table-cell table:formula="of:=[.F$2]*[.C227]^[.F$3]+[.F$4]*[.C227]^[.F$5]+[.F$6]*[.C227]^[.F$7]+[.F$8]" office:value-type="float" office:value="1359801.31340261" calcext:value-type="float">
            <text:p>1 359 801</text:p>
          </table:table-cell>
          <table:table-cell table:number-columns-repeated="6"/>
        </table:table-row>
        <table:table-row table:style-name="ro1">
          <table:table-cell/>
          <table:table-cell table:formula="of:=[.B228]+1" office:value-type="date" office:date-value="2019-08-26" calcext:value-type="date">
            <text:p>26-08-2019</text:p>
          </table:table-cell>
          <table:table-cell table:formula="of:=IF([.E229]&lt;10000000000;[.E229];10000000000)" office:value-type="float" office:value="1360092.68821134" calcext:value-type="float">
            <text:p>1 360 093</text:p>
          </table:table-cell>
          <table:table-cell/>
          <table:table-cell table:formula="of:=[.F$2]*[.C228]^[.F$3]+[.F$4]*[.C228]^[.F$5]+[.F$6]*[.C228]^[.F$7]+[.F$8]" office:value-type="float" office:value="1360092.68821134" calcext:value-type="float">
            <text:p>1 360 093</text:p>
          </table:table-cell>
          <table:table-cell table:number-columns-repeated="6"/>
        </table:table-row>
        <table:table-row table:style-name="ro1">
          <table:table-cell/>
          <table:table-cell table:formula="of:=[.B229]+1" office:value-type="date" office:date-value="2019-08-27" calcext:value-type="date">
            <text:p>27-08-2019</text:p>
          </table:table-cell>
          <table:table-cell table:formula="of:=IF([.E230]&lt;10000000000;[.E230];10000000000)" office:value-type="float" office:value="1360375.20293411" calcext:value-type="float">
            <text:p>1 360 375</text:p>
          </table:table-cell>
          <table:table-cell/>
          <table:table-cell table:formula="of:=[.F$2]*[.C229]^[.F$3]+[.F$4]*[.C229]^[.F$5]+[.F$6]*[.C229]^[.F$7]+[.F$8]" office:value-type="float" office:value="1360375.20293411" calcext:value-type="float">
            <text:p>1 360 375</text:p>
          </table:table-cell>
          <table:table-cell table:number-columns-repeated="6"/>
        </table:table-row>
        <table:table-row table:style-name="ro1">
          <table:table-cell/>
          <table:table-cell table:formula="of:=[.B230]+1" office:value-type="date" office:date-value="2019-08-28" calcext:value-type="date">
            <text:p>28-08-2019</text:p>
          </table:table-cell>
          <table:table-cell table:formula="of:=IF([.E231]&lt;10000000000;[.E231];10000000000)" office:value-type="float" office:value="1360649.12526455" calcext:value-type="float">
            <text:p>1 360 649</text:p>
          </table:table-cell>
          <table:table-cell/>
          <table:table-cell table:formula="of:=[.F$2]*[.C230]^[.F$3]+[.F$4]*[.C230]^[.F$5]+[.F$6]*[.C230]^[.F$7]+[.F$8]" office:value-type="float" office:value="1360649.12526455" calcext:value-type="float">
            <text:p>1 360 649</text:p>
          </table:table-cell>
          <table:table-cell table:number-columns-repeated="6"/>
        </table:table-row>
        <table:table-row table:style-name="ro1">
          <table:table-cell/>
          <table:table-cell table:formula="of:=[.B231]+1" office:value-type="date" office:date-value="2019-08-29" calcext:value-type="date">
            <text:p>29-08-2019</text:p>
          </table:table-cell>
          <table:table-cell table:formula="of:=IF([.E232]&lt;10000000000;[.E232];10000000000)" office:value-type="float" office:value="1360914.7149122" calcext:value-type="float">
            <text:p>1 360 915</text:p>
          </table:table-cell>
          <table:table-cell/>
          <table:table-cell table:formula="of:=[.F$2]*[.C231]^[.F$3]+[.F$4]*[.C231]^[.F$5]+[.F$6]*[.C231]^[.F$7]+[.F$8]" office:value-type="float" office:value="1360914.7149122" calcext:value-type="float">
            <text:p>1 360 915</text:p>
          </table:table-cell>
          <table:table-cell table:number-columns-repeated="6"/>
        </table:table-row>
        <table:table-row table:style-name="ro1">
          <table:table-cell/>
          <table:table-cell table:formula="of:=[.B232]+1" office:value-type="date" office:date-value="2019-08-30" calcext:value-type="date">
            <text:p>30-08-2019</text:p>
          </table:table-cell>
          <table:table-cell table:formula="of:=IF([.E233]&lt;10000000000;[.E233];10000000000)" office:value-type="float" office:value="1361172.2238344" calcext:value-type="float">
            <text:p>1 361 172</text:p>
          </table:table-cell>
          <table:table-cell/>
          <table:table-cell table:formula="of:=[.F$2]*[.C232]^[.F$3]+[.F$4]*[.C232]^[.F$5]+[.F$6]*[.C232]^[.F$7]+[.F$8]" office:value-type="float" office:value="1361172.2238344" calcext:value-type="float">
            <text:p>1 361 172</text:p>
          </table:table-cell>
          <table:table-cell table:number-columns-repeated="6"/>
        </table:table-row>
        <table:table-row table:style-name="ro1">
          <table:table-cell/>
          <table:table-cell table:formula="of:=[.B233]+1" office:value-type="date" office:date-value="2019-08-31" calcext:value-type="date">
            <text:p>31-08-2019</text:p>
          </table:table-cell>
          <table:table-cell table:formula="of:=IF([.E234]&lt;10000000000;[.E234];10000000000)" office:value-type="float" office:value="1361421.89646176" calcext:value-type="float">
            <text:p>1 361 422</text:p>
          </table:table-cell>
          <table:table-cell/>
          <table:table-cell table:formula="of:=[.F$2]*[.C233]^[.F$3]+[.F$4]*[.C233]^[.F$5]+[.F$6]*[.C233]^[.F$7]+[.F$8]" office:value-type="float" office:value="1361421.89646176" calcext:value-type="float">
            <text:p>1 361 422</text:p>
          </table:table-cell>
          <table:table-cell table:number-columns-repeated="6"/>
        </table:table-row>
        <table:table-row table:style-name="ro1">
          <table:table-cell/>
          <table:table-cell table:formula="of:=[.B234]+1" office:value-type="date" office:date-value="2019-09-01" calcext:value-type="date">
            <text:p>01-09-2019</text:p>
          </table:table-cell>
          <table:table-cell table:formula="of:=IF([.E235]&lt;10000000000;[.E235];10000000000)" office:value-type="float" office:value="1361663.96991744" calcext:value-type="float">
            <text:p>1 361 664</text:p>
          </table:table-cell>
          <table:table-cell/>
          <table:table-cell table:formula="of:=[.F$2]*[.C234]^[.F$3]+[.F$4]*[.C234]^[.F$5]+[.F$6]*[.C234]^[.F$7]+[.F$8]" office:value-type="float" office:value="1361663.96991744" calcext:value-type="float">
            <text:p>1 361 664</text:p>
          </table:table-cell>
          <table:table-cell table:number-columns-repeated="6"/>
        </table:table-row>
        <table:table-row table:style-name="ro1">
          <table:table-cell/>
          <table:table-cell table:formula="of:=[.B235]+1" office:value-type="date" office:date-value="2019-09-02" calcext:value-type="date">
            <text:p>02-09-2019</text:p>
          </table:table-cell>
          <table:table-cell table:formula="of:=IF([.E236]&lt;10000000000;[.E236];10000000000)" office:value-type="float" office:value="1361898.67423043" calcext:value-type="float">
            <text:p>1 361 899</text:p>
          </table:table-cell>
          <table:table-cell/>
          <table:table-cell table:formula="of:=[.F$2]*[.C235]^[.F$3]+[.F$4]*[.C235]^[.F$5]+[.F$6]*[.C235]^[.F$7]+[.F$8]" office:value-type="float" office:value="1361898.67423043" calcext:value-type="float">
            <text:p>1 361 899</text:p>
          </table:table-cell>
          <table:table-cell table:number-columns-repeated="6"/>
        </table:table-row>
        <table:table-row table:style-name="ro1">
          <table:table-cell/>
          <table:table-cell table:formula="of:=[.B236]+1" office:value-type="date" office:date-value="2019-09-03" calcext:value-type="date">
            <text:p>03-09-2019</text:p>
          </table:table-cell>
          <table:table-cell table:formula="of:=IF([.E237]&lt;10000000000;[.E237];10000000000)" office:value-type="float" office:value="1362126.23254286" calcext:value-type="float">
            <text:p>1 362 126</text:p>
          </table:table-cell>
          <table:table-cell/>
          <table:table-cell table:formula="of:=[.F$2]*[.C236]^[.F$3]+[.F$4]*[.C236]^[.F$5]+[.F$6]*[.C236]^[.F$7]+[.F$8]" office:value-type="float" office:value="1362126.23254286" calcext:value-type="float">
            <text:p>1 362 126</text:p>
          </table:table-cell>
          <table:table-cell table:number-columns-repeated="6"/>
        </table:table-row>
        <table:table-row table:style-name="ro1">
          <table:table-cell/>
          <table:table-cell table:formula="of:=[.B237]+1" office:value-type="date" office:date-value="2019-09-04" calcext:value-type="date">
            <text:p>04-09-2019</text:p>
          </table:table-cell>
          <table:table-cell table:formula="of:=IF([.E238]&lt;10000000000;[.E238];10000000000)" office:value-type="float" office:value="1362346.86131159" calcext:value-type="float">
            <text:p>1 362 347</text:p>
          </table:table-cell>
          <table:table-cell/>
          <table:table-cell table:formula="of:=[.F$2]*[.C237]^[.F$3]+[.F$4]*[.C237]^[.F$5]+[.F$6]*[.C237]^[.F$7]+[.F$8]" office:value-type="float" office:value="1362346.86131159" calcext:value-type="float">
            <text:p>1 362 347</text:p>
          </table:table-cell>
          <table:table-cell table:number-columns-repeated="6"/>
        </table:table-row>
        <table:table-row table:style-name="ro1">
          <table:table-cell/>
          <table:table-cell table:formula="of:=[.B238]+1" office:value-type="date" office:date-value="2019-09-05" calcext:value-type="date">
            <text:p>05-09-2019</text:p>
          </table:table-cell>
          <table:table-cell table:formula="of:=IF([.E239]&lt;10000000000;[.E239];10000000000)" office:value-type="float" office:value="1362560.77050417" calcext:value-type="float">
            <text:p>1 362 561</text:p>
          </table:table-cell>
          <table:table-cell/>
          <table:table-cell table:formula="of:=[.F$2]*[.C238]^[.F$3]+[.F$4]*[.C238]^[.F$5]+[.F$6]*[.C238]^[.F$7]+[.F$8]" office:value-type="float" office:value="1362560.77050417" calcext:value-type="float">
            <text:p>1 362 561</text:p>
          </table:table-cell>
          <table:table-cell table:number-columns-repeated="6"/>
        </table:table-row>
        <table:table-row table:style-name="ro1">
          <table:table-cell/>
          <table:table-cell table:formula="of:=[.B239]+1" office:value-type="date" office:date-value="2019-09-06" calcext:value-type="date">
            <text:p>06-09-2019</text:p>
          </table:table-cell>
          <table:table-cell table:formula="of:=IF([.E240]&lt;10000000000;[.E240];10000000000)" office:value-type="float" office:value="1362768.1637893" calcext:value-type="float">
            <text:p>1 362 768</text:p>
          </table:table-cell>
          <table:table-cell/>
          <table:table-cell table:formula="of:=[.F$2]*[.C239]^[.F$3]+[.F$4]*[.C239]^[.F$5]+[.F$6]*[.C239]^[.F$7]+[.F$8]" office:value-type="float" office:value="1362768.1637893" calcext:value-type="float">
            <text:p>1 362 768</text:p>
          </table:table-cell>
          <table:table-cell table:number-columns-repeated="6"/>
        </table:table-row>
        <table:table-row table:style-name="ro1">
          <table:table-cell/>
          <table:table-cell table:formula="of:=[.B240]+1" office:value-type="date" office:date-value="2019-09-07" calcext:value-type="date">
            <text:p>07-09-2019</text:p>
          </table:table-cell>
          <table:table-cell table:formula="of:=IF([.E241]&lt;10000000000;[.E241];10000000000)" office:value-type="float" office:value="1362969.23872199" calcext:value-type="float">
            <text:p>1 362 969</text:p>
          </table:table-cell>
          <table:table-cell/>
          <table:table-cell table:formula="of:=[.F$2]*[.C240]^[.F$3]+[.F$4]*[.C240]^[.F$5]+[.F$6]*[.C240]^[.F$7]+[.F$8]" office:value-type="float" office:value="1362969.23872199" calcext:value-type="float">
            <text:p>1 362 969</text:p>
          </table:table-cell>
          <table:table-cell table:number-columns-repeated="6"/>
        </table:table-row>
        <table:table-row table:style-name="ro1">
          <table:table-cell/>
          <table:table-cell table:formula="of:=[.B241]+1" office:value-type="date" office:date-value="2019-09-08" calcext:value-type="date">
            <text:p>08-09-2019</text:p>
          </table:table-cell>
          <table:table-cell table:formula="of:=IF([.E242]&lt;10000000000;[.E242];10000000000)" office:value-type="float" office:value="1363164.18692348" calcext:value-type="float">
            <text:p>1 363 164</text:p>
          </table:table-cell>
          <table:table-cell/>
          <table:table-cell table:formula="of:=[.F$2]*[.C241]^[.F$3]+[.F$4]*[.C241]^[.F$5]+[.F$6]*[.C241]^[.F$7]+[.F$8]" office:value-type="float" office:value="1363164.18692348" calcext:value-type="float">
            <text:p>1 363 164</text:p>
          </table:table-cell>
          <table:table-cell table:number-columns-repeated="6"/>
        </table:table-row>
        <table:table-row table:style-name="ro1">
          <table:table-cell/>
          <table:table-cell table:formula="of:=[.B242]+1" office:value-type="date" office:date-value="2019-09-09" calcext:value-type="date">
            <text:p>09-09-2019</text:p>
          </table:table-cell>
          <table:table-cell table:formula="of:=IF([.E243]&lt;10000000000;[.E243];10000000000)" office:value-type="float" office:value="1363353.19425608" calcext:value-type="float">
            <text:p>1 363 353</text:p>
          </table:table-cell>
          <table:table-cell/>
          <table:table-cell table:formula="of:=[.F$2]*[.C242]^[.F$3]+[.F$4]*[.C242]^[.F$5]+[.F$6]*[.C242]^[.F$7]+[.F$8]" office:value-type="float" office:value="1363353.19425608" calcext:value-type="float">
            <text:p>1 363 353</text:p>
          </table:table-cell>
          <table:table-cell table:number-columns-repeated="6"/>
        </table:table-row>
        <table:table-row table:style-name="ro1">
          <table:table-cell/>
          <table:table-cell table:formula="of:=[.B243]+1" office:value-type="date" office:date-value="2019-09-10" calcext:value-type="date">
            <text:p>10-09-2019</text:p>
          </table:table-cell>
          <table:table-cell table:formula="of:=IF([.E244]&lt;10000000000;[.E244];10000000000)" office:value-type="float" office:value="1363536.44099307" calcext:value-type="float">
            <text:p>1 363 536</text:p>
          </table:table-cell>
          <table:table-cell/>
          <table:table-cell table:formula="of:=[.F$2]*[.C243]^[.F$3]+[.F$4]*[.C243]^[.F$5]+[.F$6]*[.C243]^[.F$7]+[.F$8]" office:value-type="float" office:value="1363536.44099307" calcext:value-type="float">
            <text:p>1 363 536</text:p>
          </table:table-cell>
          <table:table-cell table:number-columns-repeated="6"/>
        </table:table-row>
        <table:table-row table:style-name="ro1">
          <table:table-cell/>
          <table:table-cell table:formula="of:=[.B244]+1" office:value-type="date" office:date-value="2019-09-11" calcext:value-type="date">
            <text:p>11-09-2019</text:p>
          </table:table-cell>
          <table:table-cell table:formula="of:=IF([.E245]&lt;10000000000;[.E245];10000000000)" office:value-type="float" office:value="1363714.1019838" calcext:value-type="float">
            <text:p>1 363 714</text:p>
          </table:table-cell>
          <table:table-cell/>
          <table:table-cell table:formula="of:=[.F$2]*[.C244]^[.F$3]+[.F$4]*[.C244]^[.F$5]+[.F$6]*[.C244]^[.F$7]+[.F$8]" office:value-type="float" office:value="1363714.1019838" calcext:value-type="float">
            <text:p>1 363 714</text:p>
          </table:table-cell>
          <table:table-cell table:number-columns-repeated="6"/>
        </table:table-row>
        <table:table-row table:style-name="ro1">
          <table:table-cell/>
          <table:table-cell table:formula="of:=[.B245]+1" office:value-type="date" office:date-value="2019-09-12" calcext:value-type="date">
            <text:p>12-09-2019</text:p>
          </table:table-cell>
          <table:table-cell table:formula="of:=IF([.E246]&lt;10000000000;[.E246];10000000000)" office:value-type="float" office:value="1363886.34681408" calcext:value-type="float">
            <text:p>1 363 886</text:p>
          </table:table-cell>
          <table:table-cell/>
          <table:table-cell table:formula="of:=[.F$2]*[.C245]^[.F$3]+[.F$4]*[.C245]^[.F$5]+[.F$6]*[.C245]^[.F$7]+[.F$8]" office:value-type="float" office:value="1363886.34681408" calcext:value-type="float">
            <text:p>1 363 886</text:p>
          </table:table-cell>
          <table:table-cell table:number-columns-repeated="6"/>
        </table:table-row>
        <table:table-row table:style-name="ro1">
          <table:table-cell/>
          <table:table-cell table:formula="of:=[.B246]+1" office:value-type="date" office:date-value="2019-09-13" calcext:value-type="date">
            <text:p>13-09-2019</text:p>
          </table:table-cell>
          <table:table-cell table:formula="of:=IF([.E247]&lt;10000000000;[.E247];10000000000)" office:value-type="float" office:value="1364053.33996198" calcext:value-type="float">
            <text:p>1 364 053</text:p>
          </table:table-cell>
          <table:table-cell/>
          <table:table-cell table:formula="of:=[.F$2]*[.C246]^[.F$3]+[.F$4]*[.C246]^[.F$5]+[.F$6]*[.C246]^[.F$7]+[.F$8]" office:value-type="float" office:value="1364053.33996198" calcext:value-type="float">
            <text:p>1 364 053</text:p>
          </table:table-cell>
          <table:table-cell table:number-columns-repeated="6"/>
        </table:table-row>
        <table:table-row table:style-name="ro1">
          <table:table-cell/>
          <table:table-cell table:formula="of:=[.B247]+1" office:value-type="date" office:date-value="2019-09-14" calcext:value-type="date">
            <text:p>14-09-2019</text:p>
          </table:table-cell>
          <table:table-cell table:formula="of:=IF([.E248]&lt;10000000000;[.E248];10000000000)" office:value-type="float" office:value="1364215.24094918" calcext:value-type="float">
            <text:p>1 364 215</text:p>
          </table:table-cell>
          <table:table-cell/>
          <table:table-cell table:formula="of:=[.F$2]*[.C247]^[.F$3]+[.F$4]*[.C247]^[.F$5]+[.F$6]*[.C247]^[.F$7]+[.F$8]" office:value-type="float" office:value="1364215.24094918" calcext:value-type="float">
            <text:p>1 364 215</text:p>
          </table:table-cell>
          <table:table-cell table:number-columns-repeated="6"/>
        </table:table-row>
        <table:table-row table:style-name="ro1">
          <table:table-cell/>
          <table:table-cell table:formula="of:=[.B248]+1" office:value-type="date" office:date-value="2019-09-15" calcext:value-type="date">
            <text:p>15-09-2019</text:p>
          </table:table-cell>
          <table:table-cell table:formula="of:=IF([.E249]&lt;10000000000;[.E249];10000000000)" office:value-type="float" office:value="1364372.20448805" calcext:value-type="float">
            <text:p>1 364 372</text:p>
          </table:table-cell>
          <table:table-cell/>
          <table:table-cell table:formula="of:=[.F$2]*[.C248]^[.F$3]+[.F$4]*[.C248]^[.F$5]+[.F$6]*[.C248]^[.F$7]+[.F$8]" office:value-type="float" office:value="1364372.20448805" calcext:value-type="float">
            <text:p>1 364 372</text:p>
          </table:table-cell>
          <table:table-cell table:number-columns-repeated="6"/>
        </table:table-row>
        <table:table-row table:style-name="ro1">
          <table:table-cell/>
          <table:table-cell table:formula="of:=[.B249]+1" office:value-type="date" office:date-value="2019-09-16" calcext:value-type="date">
            <text:p>16-09-2019</text:p>
          </table:table-cell>
          <table:table-cell table:formula="of:=IF([.E250]&lt;10000000000;[.E250];10000000000)" office:value-type="float" office:value="1364524.38062441" calcext:value-type="float">
            <text:p>1 364 524</text:p>
          </table:table-cell>
          <table:table-cell/>
          <table:table-cell table:formula="of:=[.F$2]*[.C249]^[.F$3]+[.F$4]*[.C249]^[.F$5]+[.F$6]*[.C249]^[.F$7]+[.F$8]" office:value-type="float" office:value="1364524.38062441" calcext:value-type="float">
            <text:p>1 364 524</text:p>
          </table:table-cell>
          <table:table-cell table:number-columns-repeated="6"/>
        </table:table-row>
        <table:table-row table:style-name="ro1">
          <table:table-cell/>
          <table:table-cell table:formula="of:=[.B250]+1" office:value-type="date" office:date-value="2019-09-17" calcext:value-type="date">
            <text:p>17-09-2019</text:p>
          </table:table-cell>
          <table:table-cell table:formula="of:=IF([.E251]&lt;10000000000;[.E251];10000000000)" office:value-type="float" office:value="1364671.91487625" calcext:value-type="float">
            <text:p>1 364 672</text:p>
          </table:table-cell>
          <table:table-cell/>
          <table:table-cell table:formula="of:=[.F$2]*[.C250]^[.F$3]+[.F$4]*[.C250]^[.F$5]+[.F$6]*[.C250]^[.F$7]+[.F$8]" office:value-type="float" office:value="1364671.91487625" calcext:value-type="float">
            <text:p>1 364 672</text:p>
          </table:table-cell>
          <table:table-cell table:number-columns-repeated="6"/>
        </table:table-row>
        <table:table-row table:style-name="ro1">
          <table:table-cell/>
          <table:table-cell table:formula="of:=[.B251]+1" office:value-type="date" office:date-value="2019-09-18" calcext:value-type="date">
            <text:p>18-09-2019</text:p>
          </table:table-cell>
          <table:table-cell table:formula="of:=IF([.E252]&lt;10000000000;[.E252];10000000000)" office:value-type="float" office:value="1364814.94836844" calcext:value-type="float">
            <text:p>1 364 815</text:p>
          </table:table-cell>
          <table:table-cell/>
          <table:table-cell table:formula="of:=[.F$2]*[.C251]^[.F$3]+[.F$4]*[.C251]^[.F$5]+[.F$6]*[.C251]^[.F$7]+[.F$8]" office:value-type="float" office:value="1364814.94836844" calcext:value-type="float">
            <text:p>1 364 815</text:p>
          </table:table-cell>
          <table:table-cell table:number-columns-repeated="6"/>
        </table:table-row>
        <table:table-row table:style-name="ro1">
          <table:table-cell/>
          <table:table-cell table:formula="of:=[.B252]+1" office:value-type="date" office:date-value="2019-09-19" calcext:value-type="date">
            <text:p>19-09-2019</text:p>
          </table:table-cell>
          <table:table-cell table:formula="of:=IF([.E253]&lt;10000000000;[.E253];10000000000)" office:value-type="float" office:value="1364953.61796351" calcext:value-type="float">
            <text:p>1 364 954</text:p>
          </table:table-cell>
          <table:table-cell/>
          <table:table-cell table:formula="of:=[.F$2]*[.C252]^[.F$3]+[.F$4]*[.C252]^[.F$5]+[.F$6]*[.C252]^[.F$7]+[.F$8]" office:value-type="float" office:value="1364953.61796351" calcext:value-type="float">
            <text:p>1 364 954</text:p>
          </table:table-cell>
          <table:table-cell table:number-columns-repeated="6"/>
        </table:table-row>
        <table:table-row table:style-name="ro1">
          <table:table-cell/>
          <table:table-cell table:formula="of:=[.B253]+1" office:value-type="date" office:date-value="2019-09-20" calcext:value-type="date">
            <text:p>20-09-2019</text:p>
          </table:table-cell>
          <table:table-cell table:formula="of:=IF([.E254]&lt;10000000000;[.E254];10000000000)" office:value-type="float" office:value="1365088.05638873" calcext:value-type="float">
            <text:p>1 365 088</text:p>
          </table:table-cell>
          <table:table-cell/>
          <table:table-cell table:formula="of:=[.F$2]*[.C253]^[.F$3]+[.F$4]*[.C253]^[.F$5]+[.F$6]*[.C253]^[.F$7]+[.F$8]" office:value-type="float" office:value="1365088.05638873" calcext:value-type="float">
            <text:p>1 365 088</text:p>
          </table:table-cell>
          <table:table-cell table:number-columns-repeated="6"/>
        </table:table-row>
        <table:table-row table:style-name="ro1">
          <table:table-cell/>
          <table:table-cell table:formula="of:=[.B254]+1" office:value-type="date" office:date-value="2019-09-21" calcext:value-type="date">
            <text:p>21-09-2019</text:p>
          </table:table-cell>
          <table:table-cell table:formula="of:=IF([.E255]&lt;10000000000;[.E255];10000000000)" office:value-type="float" office:value="1365218.3923594" calcext:value-type="float">
            <text:p>1 365 218</text:p>
          </table:table-cell>
          <table:table-cell/>
          <table:table-cell table:formula="of:=[.F$2]*[.C254]^[.F$3]+[.F$4]*[.C254]^[.F$5]+[.F$6]*[.C254]^[.F$7]+[.F$8]" office:value-type="float" office:value="1365218.3923594" calcext:value-type="float">
            <text:p>1 365 218</text:p>
          </table:table-cell>
          <table:table-cell table:number-columns-repeated="6"/>
        </table:table-row>
        <table:table-row table:style-name="ro1">
          <table:table-cell/>
          <table:table-cell table:formula="of:=[.B255]+1" office:value-type="date" office:date-value="2019-09-22" calcext:value-type="date">
            <text:p>22-09-2019</text:p>
          </table:table-cell>
          <table:table-cell table:formula="of:=IF([.E256]&lt;10000000000;[.E256];10000000000)" office:value-type="float" office:value="1365344.75069865" calcext:value-type="float">
            <text:p>1 365 345</text:p>
          </table:table-cell>
          <table:table-cell/>
          <table:table-cell table:formula="of:=[.F$2]*[.C255]^[.F$3]+[.F$4]*[.C255]^[.F$5]+[.F$6]*[.C255]^[.F$7]+[.F$8]" office:value-type="float" office:value="1365344.75069865" calcext:value-type="float">
            <text:p>1 365 345</text:p>
          </table:table-cell>
          <table:table-cell table:number-columns-repeated="6"/>
        </table:table-row>
        <table:table-row table:style-name="ro1">
          <table:table-cell/>
          <table:table-cell table:formula="of:=[.B256]+1" office:value-type="date" office:date-value="2019-09-23" calcext:value-type="date">
            <text:p>23-09-2019</text:p>
          </table:table-cell>
          <table:table-cell table:formula="of:=IF([.E257]&lt;10000000000;[.E257];10000000000)" office:value-type="float" office:value="1365467.25245371" calcext:value-type="float">
            <text:p>1 365 467</text:p>
          </table:table-cell>
          <table:table-cell/>
          <table:table-cell table:formula="of:=[.F$2]*[.C256]^[.F$3]+[.F$4]*[.C256]^[.F$5]+[.F$6]*[.C256]^[.F$7]+[.F$8]" office:value-type="float" office:value="1365467.25245371" calcext:value-type="float">
            <text:p>1 365 467</text:p>
          </table:table-cell>
          <table:table-cell table:number-columns-repeated="6"/>
        </table:table-row>
        <table:table-row table:style-name="ro1">
          <table:table-cell/>
          <table:table-cell table:formula="of:=[.B257]+1" office:value-type="date" office:date-value="2019-09-24" calcext:value-type="date">
            <text:p>24-09-2019</text:p>
          </table:table-cell>
          <table:table-cell table:formula="of:=IF([.E258]&lt;10000000000;[.E258];10000000000)" office:value-type="float" office:value="1365586.01500879" calcext:value-type="float">
            <text:p>1 365 586</text:p>
          </table:table-cell>
          <table:table-cell/>
          <table:table-cell table:formula="of:=[.F$2]*[.C257]^[.F$3]+[.F$4]*[.C257]^[.F$5]+[.F$6]*[.C257]^[.F$7]+[.F$8]" office:value-type="float" office:value="1365586.01500879" calcext:value-type="float">
            <text:p>1 365 586</text:p>
          </table:table-cell>
          <table:table-cell table:number-columns-repeated="6"/>
        </table:table-row>
        <table:table-row table:style-name="ro1">
          <table:table-cell/>
          <table:table-cell table:formula="of:=[.B258]+1" office:value-type="date" office:date-value="2019-09-25" calcext:value-type="date">
            <text:p>25-09-2019</text:p>
          </table:table-cell>
          <table:table-cell table:formula="of:=IF([.E259]&lt;10000000000;[.E259];10000000000)" office:value-type="float" office:value="1365701.15219469" calcext:value-type="float">
            <text:p>1 365 701</text:p>
          </table:table-cell>
          <table:table-cell/>
          <table:table-cell table:formula="of:=[.F$2]*[.C258]^[.F$3]+[.F$4]*[.C258]^[.F$5]+[.F$6]*[.C258]^[.F$7]+[.F$8]" office:value-type="float" office:value="1365701.15219469" calcext:value-type="float">
            <text:p>1 365 701</text:p>
          </table:table-cell>
          <table:table-cell table:number-columns-repeated="6"/>
        </table:table-row>
        <table:table-row table:style-name="ro1">
          <table:table-cell/>
          <table:table-cell table:formula="of:=[.B259]+1" office:value-type="date" office:date-value="2019-09-26" calcext:value-type="date">
            <text:p>26-09-2019</text:p>
          </table:table-cell>
          <table:table-cell table:formula="of:=IF([.E260]&lt;10000000000;[.E260];10000000000)" office:value-type="float" office:value="1365812.7743952" calcext:value-type="float">
            <text:p>1 365 813</text:p>
          </table:table-cell>
          <table:table-cell/>
          <table:table-cell table:formula="of:=[.F$2]*[.C259]^[.F$3]+[.F$4]*[.C259]^[.F$5]+[.F$6]*[.C259]^[.F$7]+[.F$8]" office:value-type="float" office:value="1365812.7743952" calcext:value-type="float">
            <text:p>1 365 813</text:p>
          </table:table-cell>
          <table:table-cell table:number-columns-repeated="6"/>
        </table:table-row>
        <table:table-row table:style-name="ro1">
          <table:table-cell/>
          <table:table-cell table:formula="of:=[.B260]+1" office:value-type="date" office:date-value="2019-09-27" calcext:value-type="date">
            <text:p>27-09-2019</text:p>
          </table:table-cell>
          <table:table-cell table:formula="of:=IF([.E261]&lt;10000000000;[.E261];10000000000)" office:value-type="float" office:value="1365920.98865035" calcext:value-type="float">
            <text:p>1 365 921</text:p>
          </table:table-cell>
          <table:table-cell/>
          <table:table-cell table:formula="of:=[.F$2]*[.C260]^[.F$3]+[.F$4]*[.C260]^[.F$5]+[.F$6]*[.C260]^[.F$7]+[.F$8]" office:value-type="float" office:value="1365920.98865035" calcext:value-type="float">
            <text:p>1 365 921</text:p>
          </table:table-cell>
          <table:table-cell table:number-columns-repeated="6"/>
        </table:table-row>
        <table:table-row table:style-name="ro1">
          <table:table-cell/>
          <table:table-cell table:formula="of:=[.B261]+1" office:value-type="date" office:date-value="2019-09-28" calcext:value-type="date">
            <text:p>28-09-2019</text:p>
          </table:table-cell>
          <table:table-cell table:formula="of:=IF([.E262]&lt;10000000000;[.E262];10000000000)" office:value-type="float" office:value="1366025.89875669" calcext:value-type="float">
            <text:p>1 366 026</text:p>
          </table:table-cell>
          <table:table-cell/>
          <table:table-cell table:formula="of:=[.F$2]*[.C261]^[.F$3]+[.F$4]*[.C261]^[.F$5]+[.F$6]*[.C261]^[.F$7]+[.F$8]" office:value-type="float" office:value="1366025.89875669" calcext:value-type="float">
            <text:p>1 366 026</text:p>
          </table:table-cell>
          <table:table-cell table:number-columns-repeated="6"/>
        </table:table-row>
        <table:table-row table:style-name="ro1">
          <table:table-cell/>
          <table:table-cell table:formula="of:=[.B262]+1" office:value-type="date" office:date-value="2019-09-29" calcext:value-type="date">
            <text:p>29-09-2019</text:p>
          </table:table-cell>
          <table:table-cell table:formula="of:=IF([.E263]&lt;10000000000;[.E263];10000000000)" office:value-type="float" office:value="1366127.60536459" calcext:value-type="float">
            <text:p>1 366 128</text:p>
          </table:table-cell>
          <table:table-cell/>
          <table:table-cell table:formula="of:=[.F$2]*[.C262]^[.F$3]+[.F$4]*[.C262]^[.F$5]+[.F$6]*[.C262]^[.F$7]+[.F$8]" office:value-type="float" office:value="1366127.60536459" calcext:value-type="float">
            <text:p>1 366 128</text:p>
          </table:table-cell>
          <table:table-cell table:number-columns-repeated="6"/>
        </table:table-row>
        <table:table-row table:style-name="ro1">
          <table:table-cell/>
          <table:table-cell table:formula="of:=[.B263]+1" office:value-type="date" office:date-value="2019-09-30" calcext:value-type="date">
            <text:p>30-09-2019</text:p>
          </table:table-cell>
          <table:table-cell table:formula="of:=IF([.E264]&lt;10000000000;[.E264];10000000000)" office:value-type="float" office:value="1366226.20607268" calcext:value-type="float">
            <text:p>1 366 226</text:p>
          </table:table-cell>
          <table:table-cell/>
          <table:table-cell table:formula="of:=[.F$2]*[.C263]^[.F$3]+[.F$4]*[.C263]^[.F$5]+[.F$6]*[.C263]^[.F$7]+[.F$8]" office:value-type="float" office:value="1366226.20607268" calcext:value-type="float">
            <text:p>1 366 226</text:p>
          </table:table-cell>
          <table:table-cell table:number-columns-repeated="6"/>
        </table:table-row>
        <table:table-row table:style-name="ro1">
          <table:table-cell/>
          <table:table-cell table:formula="of:=[.B264]+1" office:value-type="date" office:date-value="2019-10-01" calcext:value-type="date">
            <text:p>01-10-2019</text:p>
          </table:table-cell>
          <table:table-cell table:formula="of:=IF([.E265]&lt;10000000000;[.E265];10000000000)" office:value-type="float" office:value="1366321.79551952" calcext:value-type="float">
            <text:p>1 366 322</text:p>
          </table:table-cell>
          <table:table-cell/>
          <table:table-cell table:formula="of:=[.F$2]*[.C264]^[.F$3]+[.F$4]*[.C264]^[.F$5]+[.F$6]*[.C264]^[.F$7]+[.F$8]" office:value-type="float" office:value="1366321.79551952" calcext:value-type="float">
            <text:p>1 366 322</text:p>
          </table:table-cell>
          <table:table-cell table:number-columns-repeated="6"/>
        </table:table-row>
        <table:table-row table:style-name="ro1">
          <table:table-cell/>
          <table:table-cell table:formula="of:=[.B265]+1" office:value-type="date" office:date-value="2019-10-02" calcext:value-type="date">
            <text:p>02-10-2019</text:p>
          </table:table-cell>
          <table:table-cell table:formula="of:=IF([.E266]&lt;10000000000;[.E266];10000000000)" office:value-type="float" office:value="1366414.46547259" calcext:value-type="float">
            <text:p>1 366 414</text:p>
          </table:table-cell>
          <table:table-cell/>
          <table:table-cell table:formula="of:=[.F$2]*[.C265]^[.F$3]+[.F$4]*[.C265]^[.F$5]+[.F$6]*[.C265]^[.F$7]+[.F$8]" office:value-type="float" office:value="1366414.46547259" calcext:value-type="float">
            <text:p>1 366 414</text:p>
          </table:table-cell>
          <table:table-cell table:number-columns-repeated="6"/>
        </table:table-row>
        <table:table-row table:style-name="ro1">
          <table:table-cell/>
          <table:table-cell table:formula="of:=[.B266]+1" office:value-type="date" office:date-value="2019-10-03" calcext:value-type="date">
            <text:p>03-10-2019</text:p>
          </table:table-cell>
          <table:table-cell table:formula="of:=IF([.E267]&lt;10000000000;[.E267];10000000000)" office:value-type="float" office:value="1366504.30491459" calcext:value-type="float">
            <text:p>1 366 504</text:p>
          </table:table-cell>
          <table:table-cell/>
          <table:table-cell table:formula="of:=[.F$2]*[.C266]^[.F$3]+[.F$4]*[.C266]^[.F$5]+[.F$6]*[.C266]^[.F$7]+[.F$8]" office:value-type="float" office:value="1366504.30491459" calcext:value-type="float">
            <text:p>1 366 504</text:p>
          </table:table-cell>
          <table:table-cell table:number-columns-repeated="6"/>
        </table:table-row>
        <table:table-row table:style-name="ro1">
          <table:table-cell/>
          <table:table-cell table:formula="of:=[.B267]+1" office:value-type="date" office:date-value="2019-10-04" calcext:value-type="date">
            <text:p>04-10-2019</text:p>
          </table:table-cell>
          <table:table-cell table:formula="of:=IF([.E268]&lt;10000000000;[.E268];10000000000)" office:value-type="float" office:value="1366591.40012728" calcext:value-type="float">
            <text:p>1 366 591</text:p>
          </table:table-cell>
          <table:table-cell/>
          <table:table-cell table:formula="of:=[.F$2]*[.C267]^[.F$3]+[.F$4]*[.C267]^[.F$5]+[.F$6]*[.C267]^[.F$7]+[.F$8]" office:value-type="float" office:value="1366591.40012728" calcext:value-type="float">
            <text:p>1 366 591</text:p>
          </table:table-cell>
          <table:table-cell table:number-columns-repeated="6"/>
        </table:table-row>
        <table:table-row table:style-name="ro1">
          <table:table-cell/>
          <table:table-cell table:formula="of:=[.B268]+1" office:value-type="date" office:date-value="2019-10-05" calcext:value-type="date">
            <text:p>05-10-2019</text:p>
          </table:table-cell>
          <table:table-cell table:formula="of:=IF([.E269]&lt;10000000000;[.E269];10000000000)" office:value-type="float" office:value="1366675.83477274" calcext:value-type="float">
            <text:p>1 366 676</text:p>
          </table:table-cell>
          <table:table-cell/>
          <table:table-cell table:formula="of:=[.F$2]*[.C268]^[.F$3]+[.F$4]*[.C268]^[.F$5]+[.F$6]*[.C268]^[.F$7]+[.F$8]" office:value-type="float" office:value="1366675.83477274" calcext:value-type="float">
            <text:p>1 366 676</text:p>
          </table:table-cell>
          <table:table-cell table:number-columns-repeated="6"/>
        </table:table-row>
        <table:table-row table:style-name="ro1">
          <table:table-cell/>
          <table:table-cell table:formula="of:=[.B269]+1" office:value-type="date" office:date-value="2019-10-06" calcext:value-type="date">
            <text:p>06-10-2019</text:p>
          </table:table-cell>
          <table:table-cell table:formula="of:=IF([.E270]&lt;10000000000;[.E270];10000000000)" office:value-type="float" office:value="1366757.68997232" calcext:value-type="float">
            <text:p>1 366 758</text:p>
          </table:table-cell>
          <table:table-cell/>
          <table:table-cell table:formula="of:=[.F$2]*[.C269]^[.F$3]+[.F$4]*[.C269]^[.F$5]+[.F$6]*[.C269]^[.F$7]+[.F$8]" office:value-type="float" office:value="1366757.68997232" calcext:value-type="float">
            <text:p>1 366 758</text:p>
          </table:table-cell>
          <table:table-cell table:number-columns-repeated="6"/>
        </table:table-row>
        <table:table-row table:style-name="ro1">
          <table:table-cell/>
          <table:table-cell table:formula="of:=[.B270]+1" office:value-type="date" office:date-value="2019-10-07" calcext:value-type="date">
            <text:p>07-10-2019</text:p>
          </table:table-cell>
          <table:table-cell table:formula="of:=IF([.E271]&lt;10000000000;[.E271];10000000000)" office:value-type="float" office:value="1366837.0443832" calcext:value-type="float">
            <text:p>1 366 837</text:p>
          </table:table-cell>
          <table:table-cell/>
          <table:table-cell table:formula="of:=[.F$2]*[.C270]^[.F$3]+[.F$4]*[.C270]^[.F$5]+[.F$6]*[.C270]^[.F$7]+[.F$8]" office:value-type="float" office:value="1366837.0443832" calcext:value-type="float">
            <text:p>1 366 837</text:p>
          </table:table-cell>
          <table:table-cell table:number-columns-repeated="6"/>
        </table:table-row>
        <table:table-row table:style-name="ro1">
          <table:table-cell/>
          <table:table-cell table:formula="of:=[.B271]+1" office:value-type="date" office:date-value="2019-10-08" calcext:value-type="date">
            <text:p>08-10-2019</text:p>
          </table:table-cell>
          <table:table-cell table:formula="of:=IF([.E272]&lt;10000000000;[.E272];10000000000)" office:value-type="float" office:value="1366913.97427265" calcext:value-type="float">
            <text:p>1 366 914</text:p>
          </table:table-cell>
          <table:table-cell/>
          <table:table-cell table:formula="of:=[.F$2]*[.C271]^[.F$3]+[.F$4]*[.C271]^[.F$5]+[.F$6]*[.C271]^[.F$7]+[.F$8]" office:value-type="float" office:value="1366913.97427265" calcext:value-type="float">
            <text:p>1 366 914</text:p>
          </table:table-cell>
          <table:table-cell table:number-columns-repeated="6"/>
        </table:table-row>
        <table:table-row table:style-name="ro1">
          <table:table-cell/>
          <table:table-cell table:formula="of:=[.B272]+1" office:value-type="date" office:date-value="2019-10-09" calcext:value-type="date">
            <text:p>09-10-2019</text:p>
          </table:table-cell>
          <table:table-cell table:formula="of:=IF([.E273]&lt;10000000000;[.E273];10000000000)" office:value-type="float" office:value="1366988.55359019" calcext:value-type="float">
            <text:p>1 366 989</text:p>
          </table:table-cell>
          <table:table-cell/>
          <table:table-cell table:formula="of:=[.F$2]*[.C272]^[.F$3]+[.F$4]*[.C272]^[.F$5]+[.F$6]*[.C272]^[.F$7]+[.F$8]" office:value-type="float" office:value="1366988.55359019" calcext:value-type="float">
            <text:p>1 366 989</text:p>
          </table:table-cell>
          <table:table-cell table:number-columns-repeated="6"/>
        </table:table-row>
        <table:table-row table:style-name="ro1">
          <table:table-cell/>
          <table:table-cell table:formula="of:=[.B273]+1" office:value-type="date" office:date-value="2019-10-10" calcext:value-type="date">
            <text:p>10-10-2019</text:p>
          </table:table-cell>
          <table:table-cell table:formula="of:=IF([.E274]&lt;10000000000;[.E274];10000000000)" office:value-type="float" office:value="1367060.85403744" calcext:value-type="float">
            <text:p>1 367 061</text:p>
          </table:table-cell>
          <table:table-cell/>
          <table:table-cell table:formula="of:=[.F$2]*[.C273]^[.F$3]+[.F$4]*[.C273]^[.F$5]+[.F$6]*[.C273]^[.F$7]+[.F$8]" office:value-type="float" office:value="1367060.85403744" calcext:value-type="float">
            <text:p>1 367 061</text:p>
          </table:table-cell>
          <table:table-cell table:number-columns-repeated="6"/>
        </table:table-row>
        <table:table-row table:style-name="ro1">
          <table:table-cell/>
          <table:table-cell table:formula="of:=[.B274]+1" office:value-type="date" office:date-value="2019-10-11" calcext:value-type="date">
            <text:p>11-10-2019</text:p>
          </table:table-cell>
          <table:table-cell table:formula="of:=IF([.E275]&lt;10000000000;[.E275];10000000000)" office:value-type="float" office:value="1367130.94513609" calcext:value-type="float">
            <text:p>1 367 131</text:p>
          </table:table-cell>
          <table:table-cell/>
          <table:table-cell table:formula="of:=[.F$2]*[.C274]^[.F$3]+[.F$4]*[.C274]^[.F$5]+[.F$6]*[.C274]^[.F$7]+[.F$8]" office:value-type="float" office:value="1367130.94513609" calcext:value-type="float">
            <text:p>1 367 131</text:p>
          </table:table-cell>
          <table:table-cell table:number-columns-repeated="6"/>
        </table:table-row>
        <table:table-row table:style-name="ro1">
          <table:table-cell/>
          <table:table-cell table:formula="of:=[.B275]+1" office:value-type="date" office:date-value="2019-10-12" calcext:value-type="date">
            <text:p>12-10-2019</text:p>
          </table:table-cell>
          <table:table-cell table:formula="of:=IF([.E276]&lt;10000000000;[.E276];10000000000)" office:value-type="float" office:value="1367198.89429365" calcext:value-type="float">
            <text:p>1 367 199</text:p>
          </table:table-cell>
          <table:table-cell/>
          <table:table-cell table:formula="of:=[.F$2]*[.C275]^[.F$3]+[.F$4]*[.C275]^[.F$5]+[.F$6]*[.C275]^[.F$7]+[.F$8]" office:value-type="float" office:value="1367198.89429365" calcext:value-type="float">
            <text:p>1 367 199</text:p>
          </table:table-cell>
          <table:table-cell table:number-columns-repeated="6"/>
        </table:table-row>
        <table:table-row table:style-name="ro1">
          <table:table-cell/>
          <table:table-cell table:formula="of:=[.B276]+1" office:value-type="date" office:date-value="2019-10-13" calcext:value-type="date">
            <text:p>13-10-2019</text:p>
          </table:table-cell>
          <table:table-cell table:formula="of:=IF([.E277]&lt;10000000000;[.E277];10000000000)" office:value-type="float" office:value="1367264.76686742" calcext:value-type="float">
            <text:p>1 367 265</text:p>
          </table:table-cell>
          <table:table-cell/>
          <table:table-cell table:formula="of:=[.F$2]*[.C276]^[.F$3]+[.F$4]*[.C276]^[.F$5]+[.F$6]*[.C276]^[.F$7]+[.F$8]" office:value-type="float" office:value="1367264.76686742" calcext:value-type="float">
            <text:p>1 367 265</text:p>
          </table:table-cell>
          <table:table-cell table:number-columns-repeated="6"/>
        </table:table-row>
        <table:table-row table:style-name="ro1">
          <table:table-cell/>
          <table:table-cell table:formula="of:=[.B277]+1" office:value-type="date" office:date-value="2019-10-14" calcext:value-type="date">
            <text:p>14-10-2019</text:p>
          </table:table-cell>
          <table:table-cell table:formula="of:=IF([.E278]&lt;10000000000;[.E278];10000000000)" office:value-type="float" office:value="1367328.62622637" calcext:value-type="float">
            <text:p>1 367 329</text:p>
          </table:table-cell>
          <table:table-cell/>
          <table:table-cell table:formula="of:=[.F$2]*[.C277]^[.F$3]+[.F$4]*[.C277]^[.F$5]+[.F$6]*[.C277]^[.F$7]+[.F$8]" office:value-type="float" office:value="1367328.62622637" calcext:value-type="float">
            <text:p>1 367 329</text:p>
          </table:table-cell>
          <table:table-cell table:number-columns-repeated="6"/>
        </table:table-row>
        <table:table-row table:style-name="ro1">
          <table:table-cell/>
          <table:table-cell table:formula="of:=[.B278]+1" office:value-type="date" office:date-value="2019-10-15" calcext:value-type="date">
            <text:p>15-10-2019</text:p>
          </table:table-cell>
          <table:table-cell table:formula="of:=IF([.E279]&lt;10000000000;[.E279];10000000000)" office:value-type="float" office:value="1367390.53381138" calcext:value-type="float">
            <text:p>1 367 391</text:p>
          </table:table-cell>
          <table:table-cell/>
          <table:table-cell table:formula="of:=[.F$2]*[.C278]^[.F$3]+[.F$4]*[.C278]^[.F$5]+[.F$6]*[.C278]^[.F$7]+[.F$8]" office:value-type="float" office:value="1367390.53381138" calcext:value-type="float">
            <text:p>1 367 391</text:p>
          </table:table-cell>
          <table:table-cell table:number-columns-repeated="6"/>
        </table:table-row>
        <table:table-row table:style-name="ro1">
          <table:table-cell/>
          <table:table-cell table:formula="of:=[.B279]+1" office:value-type="date" office:date-value="2019-10-16" calcext:value-type="date">
            <text:p>16-10-2019</text:p>
          </table:table-cell>
          <table:table-cell table:formula="of:=IF([.E280]&lt;10000000000;[.E280];10000000000)" office:value-type="float" office:value="1367450.54919345" calcext:value-type="float">
            <text:p>1 367 451</text:p>
          </table:table-cell>
          <table:table-cell/>
          <table:table-cell table:formula="of:=[.F$2]*[.C279]^[.F$3]+[.F$4]*[.C279]^[.F$5]+[.F$6]*[.C279]^[.F$7]+[.F$8]" office:value-type="float" office:value="1367450.54919345" calcext:value-type="float">
            <text:p>1 367 451</text:p>
          </table:table-cell>
          <table:table-cell table:number-columns-repeated="6"/>
        </table:table-row>
        <table:table-row table:style-name="ro1">
          <table:table-cell/>
          <table:table-cell table:formula="of:=[.B280]+1" office:value-type="date" office:date-value="2019-10-17" calcext:value-type="date">
            <text:p>17-10-2019</text:p>
          </table:table-cell>
          <table:table-cell table:formula="of:=IF([.E281]&lt;10000000000;[.E281];10000000000)" office:value-type="float" office:value="1367508.73013039" calcext:value-type="float">
            <text:p>1 367 509</text:p>
          </table:table-cell>
          <table:table-cell/>
          <table:table-cell table:formula="of:=[.F$2]*[.C280]^[.F$3]+[.F$4]*[.C280]^[.F$5]+[.F$6]*[.C280]^[.F$7]+[.F$8]" office:value-type="float" office:value="1367508.73013039" calcext:value-type="float">
            <text:p>1 367 509</text:p>
          </table:table-cell>
          <table:table-cell table:number-columns-repeated="6"/>
        </table:table-row>
        <table:table-row table:style-name="ro1">
          <table:table-cell/>
          <table:table-cell table:formula="of:=[.B281]+1" office:value-type="date" office:date-value="2019-10-18" calcext:value-type="date">
            <text:p>18-10-2019</text:p>
          </table:table-cell>
          <table:table-cell table:formula="of:=IF([.E282]&lt;10000000000;[.E282];10000000000)" office:value-type="float" office:value="1367565.13262163" calcext:value-type="float">
            <text:p>1 367 565</text:p>
          </table:table-cell>
          <table:table-cell/>
          <table:table-cell table:formula="of:=[.F$2]*[.C281]^[.F$3]+[.F$4]*[.C281]^[.F$5]+[.F$6]*[.C281]^[.F$7]+[.F$8]" office:value-type="float" office:value="1367565.13262163" calcext:value-type="float">
            <text:p>1 367 565</text:p>
          </table:table-cell>
          <table:table-cell table:number-columns-repeated="6"/>
        </table:table-row>
        <table:table-row table:style-name="ro1">
          <table:table-cell/>
          <table:table-cell table:formula="of:=[.B282]+1" office:value-type="date" office:date-value="2019-10-19" calcext:value-type="date">
            <text:p>19-10-2019</text:p>
          </table:table-cell>
          <table:table-cell table:formula="of:=IF([.E283]&lt;10000000000;[.E283];10000000000)" office:value-type="float" office:value="1367619.81096153" calcext:value-type="float">
            <text:p>1 367 620</text:p>
          </table:table-cell>
          <table:table-cell/>
          <table:table-cell table:formula="of:=[.F$2]*[.C282]^[.F$3]+[.F$4]*[.C282]^[.F$5]+[.F$6]*[.C282]^[.F$7]+[.F$8]" office:value-type="float" office:value="1367619.81096153" calcext:value-type="float">
            <text:p>1 367 620</text:p>
          </table:table-cell>
          <table:table-cell table:number-columns-repeated="6"/>
        </table:table-row>
        <table:table-row table:style-name="ro1">
          <table:table-cell/>
          <table:table-cell table:formula="of:=[.B283]+1" office:value-type="date" office:date-value="2019-10-20" calcext:value-type="date">
            <text:p>20-10-2019</text:p>
          </table:table-cell>
          <table:table-cell table:formula="of:=IF([.E284]&lt;10000000000;[.E284];10000000000)" office:value-type="float" office:value="1367672.817791" calcext:value-type="float">
            <text:p>1 367 673</text:p>
          </table:table-cell>
          <table:table-cell/>
          <table:table-cell table:formula="of:=[.F$2]*[.C283]^[.F$3]+[.F$4]*[.C283]^[.F$5]+[.F$6]*[.C283]^[.F$7]+[.F$8]" office:value-type="float" office:value="1367672.817791" calcext:value-type="float">
            <text:p>1 367 673</text:p>
          </table:table-cell>
          <table:table-cell table:number-columns-repeated="6"/>
        </table:table-row>
        <table:table-row table:style-name="ro1">
          <table:table-cell/>
          <table:table-cell table:formula="of:=[.B284]+1" office:value-type="date" office:date-value="2019-10-21" calcext:value-type="date">
            <text:p>21-10-2019</text:p>
          </table:table-cell>
          <table:table-cell table:formula="of:=IF([.E285]&lt;10000000000;[.E285];10000000000)" office:value-type="float" office:value="1367724.20414762" calcext:value-type="float">
            <text:p>1 367 724</text:p>
          </table:table-cell>
          <table:table-cell/>
          <table:table-cell table:formula="of:=[.F$2]*[.C284]^[.F$3]+[.F$4]*[.C284]^[.F$5]+[.F$6]*[.C284]^[.F$7]+[.F$8]" office:value-type="float" office:value="1367724.20414762" calcext:value-type="float">
            <text:p>1 367 724</text:p>
          </table:table-cell>
          <table:table-cell table:number-columns-repeated="6"/>
        </table:table-row>
        <table:table-row table:style-name="ro1">
          <table:table-cell/>
          <table:table-cell table:formula="of:=[.B285]+1" office:value-type="date" office:date-value="2019-10-22" calcext:value-type="date">
            <text:p>22-10-2019</text:p>
          </table:table-cell>
          <table:table-cell table:formula="of:=IF([.E286]&lt;10000000000;[.E286];10000000000)" office:value-type="float" office:value="1367774.01951421" calcext:value-type="float">
            <text:p>1 367 774</text:p>
          </table:table-cell>
          <table:table-cell/>
          <table:table-cell table:formula="of:=[.F$2]*[.C285]^[.F$3]+[.F$4]*[.C285]^[.F$5]+[.F$6]*[.C285]^[.F$7]+[.F$8]" office:value-type="float" office:value="1367774.01951421" calcext:value-type="float">
            <text:p>1 367 774</text:p>
          </table:table-cell>
          <table:table-cell table:number-columns-repeated="6"/>
        </table:table-row>
        <table:table-row table:style-name="ro1">
          <table:table-cell/>
          <table:table-cell table:formula="of:=[.B286]+1" office:value-type="date" office:date-value="2019-10-23" calcext:value-type="date">
            <text:p>23-10-2019</text:p>
          </table:table-cell>
          <table:table-cell table:formula="of:=IF([.E287]&lt;10000000000;[.E287];10000000000)" office:value-type="float" office:value="1367822.31186602" calcext:value-type="float">
            <text:p>1 367 822</text:p>
          </table:table-cell>
          <table:table-cell/>
          <table:table-cell table:formula="of:=[.F$2]*[.C286]^[.F$3]+[.F$4]*[.C286]^[.F$5]+[.F$6]*[.C286]^[.F$7]+[.F$8]" office:value-type="float" office:value="1367822.31186602" calcext:value-type="float">
            <text:p>1 367 822</text:p>
          </table:table-cell>
          <table:table-cell table:number-columns-repeated="6"/>
        </table:table-row>
        <table:table-row table:style-name="ro1">
          <table:table-cell/>
          <table:table-cell table:formula="of:=[.B287]+1" office:value-type="date" office:date-value="2019-10-24" calcext:value-type="date">
            <text:p>24-10-2019</text:p>
          </table:table-cell>
          <table:table-cell table:formula="of:=IF([.E288]&lt;10000000000;[.E288];10000000000)" office:value-type="float" office:value="1367869.12771644" calcext:value-type="float">
            <text:p>1 367 869</text:p>
          </table:table-cell>
          <table:table-cell/>
          <table:table-cell table:formula="of:=[.F$2]*[.C287]^[.F$3]+[.F$4]*[.C287]^[.F$5]+[.F$6]*[.C287]^[.F$7]+[.F$8]" office:value-type="float" office:value="1367869.12771644" calcext:value-type="float">
            <text:p>1 367 869</text:p>
          </table:table-cell>
          <table:table-cell table:number-columns-repeated="6"/>
        </table:table-row>
        <table:table-row table:style-name="ro1">
          <table:table-cell/>
          <table:table-cell table:formula="of:=[.B288]+1" office:value-type="date" office:date-value="2019-10-25" calcext:value-type="date">
            <text:p>25-10-2019</text:p>
          </table:table-cell>
          <table:table-cell table:formula="of:=IF([.E289]&lt;10000000000;[.E289];10000000000)" office:value-type="float" office:value="1367914.5121613" calcext:value-type="float">
            <text:p>1 367 915</text:p>
          </table:table-cell>
          <table:table-cell/>
          <table:table-cell table:formula="of:=[.F$2]*[.C288]^[.F$3]+[.F$4]*[.C288]^[.F$5]+[.F$6]*[.C288]^[.F$7]+[.F$8]" office:value-type="float" office:value="1367914.5121613" calcext:value-type="float">
            <text:p>1 367 915</text:p>
          </table:table-cell>
          <table:table-cell table:number-columns-repeated="6"/>
        </table:table-row>
        <table:table-row table:style-name="ro1">
          <table:table-cell/>
          <table:table-cell table:formula="of:=[.B289]+1" office:value-type="date" office:date-value="2019-10-26" calcext:value-type="date">
            <text:p>26-10-2019</text:p>
          </table:table-cell>
          <table:table-cell table:formula="of:=IF([.E290]&lt;10000000000;[.E290];10000000000)" office:value-type="float" office:value="1367958.50892198" calcext:value-type="float">
            <text:p>1 367 959</text:p>
          </table:table-cell>
          <table:table-cell/>
          <table:table-cell table:formula="of:=[.F$2]*[.C289]^[.F$3]+[.F$4]*[.C289]^[.F$5]+[.F$6]*[.C289]^[.F$7]+[.F$8]" office:value-type="float" office:value="1367958.50892198" calcext:value-type="float">
            <text:p>1 367 959</text:p>
          </table:table-cell>
          <table:table-cell table:number-columns-repeated="6"/>
        </table:table-row>
        <table:table-row table:style-name="ro1">
          <table:table-cell/>
          <table:table-cell table:formula="of:=[.B290]+1" office:value-type="date" office:date-value="2019-10-27" calcext:value-type="date">
            <text:p>27-10-2019</text:p>
          </table:table-cell>
          <table:table-cell table:formula="of:=IF([.E291]&lt;10000000000;[.E291];10000000000)" office:value-type="float" office:value="1368001.16038706" calcext:value-type="float">
            <text:p>1 368 001</text:p>
          </table:table-cell>
          <table:table-cell/>
          <table:table-cell table:formula="of:=[.F$2]*[.C290]^[.F$3]+[.F$4]*[.C290]^[.F$5]+[.F$6]*[.C290]^[.F$7]+[.F$8]" office:value-type="float" office:value="1368001.16038706" calcext:value-type="float">
            <text:p>1 368 001</text:p>
          </table:table-cell>
          <table:table-cell table:number-columns-repeated="6"/>
        </table:table-row>
        <table:table-row table:style-name="ro1">
          <table:table-cell/>
          <table:table-cell table:formula="of:=[.B291]+1" office:value-type="date" office:date-value="2019-10-28" calcext:value-type="date">
            <text:p>28-10-2019</text:p>
          </table:table-cell>
          <table:table-cell table:formula="of:=IF([.E292]&lt;10000000000;[.E292];10000000000)" office:value-type="float" office:value="1368042.50765281" calcext:value-type="float">
            <text:p>1 368 043</text:p>
          </table:table-cell>
          <table:table-cell/>
          <table:table-cell table:formula="of:=[.F$2]*[.C291]^[.F$3]+[.F$4]*[.C291]^[.F$5]+[.F$6]*[.C291]^[.F$7]+[.F$8]" office:value-type="float" office:value="1368042.50765281" calcext:value-type="float">
            <text:p>1 368 043</text:p>
          </table:table-cell>
          <table:table-cell table:number-columns-repeated="6"/>
        </table:table-row>
        <table:table-row table:style-name="ro1">
          <table:table-cell/>
          <table:table-cell table:formula="of:=[.B292]+1" office:value-type="date" office:date-value="2019-10-29" calcext:value-type="date">
            <text:p>29-10-2019</text:p>
          </table:table-cell>
          <table:table-cell table:formula="of:=IF([.E293]&lt;10000000000;[.E293];10000000000)" office:value-type="float" office:value="1368082.59056243" calcext:value-type="float">
            <text:p>1 368 083</text:p>
          </table:table-cell>
          <table:table-cell/>
          <table:table-cell table:formula="of:=[.F$2]*[.C292]^[.F$3]+[.F$4]*[.C292]^[.F$5]+[.F$6]*[.C292]^[.F$7]+[.F$8]" office:value-type="float" office:value="1368082.59056243" calcext:value-type="float">
            <text:p>1 368 083</text:p>
          </table:table-cell>
          <table:table-cell table:number-columns-repeated="6"/>
        </table:table-row>
        <table:table-row table:style-name="ro1">
          <table:table-cell/>
          <table:table-cell table:formula="of:=[.B293]+1" office:value-type="date" office:date-value="2019-10-30" calcext:value-type="date">
            <text:p>30-10-2019</text:p>
          </table:table-cell>
          <table:table-cell table:formula="of:=IF([.E294]&lt;10000000000;[.E294];10000000000)" office:value-type="float" office:value="1368121.44774415" calcext:value-type="float">
            <text:p>1 368 121</text:p>
          </table:table-cell>
          <table:table-cell/>
          <table:table-cell table:formula="of:=[.F$2]*[.C293]^[.F$3]+[.F$4]*[.C293]^[.F$5]+[.F$6]*[.C293]^[.F$7]+[.F$8]" office:value-type="float" office:value="1368121.44774415" calcext:value-type="float">
            <text:p>1 368 121</text:p>
          </table:table-cell>
          <table:table-cell table:number-columns-repeated="6"/>
        </table:table-row>
        <table:table-row table:style-name="ro1">
          <table:table-cell/>
          <table:table-cell table:formula="of:=[.B294]+1" office:value-type="date" office:date-value="2019-10-31" calcext:value-type="date">
            <text:p>31-10-2019</text:p>
          </table:table-cell>
          <table:table-cell table:formula="of:=IF([.E295]&lt;10000000000;[.E295];10000000000)" office:value-type="float" office:value="1368159.1166481" calcext:value-type="float">
            <text:p>1 368 159</text:p>
          </table:table-cell>
          <table:table-cell/>
          <table:table-cell table:formula="of:=[.F$2]*[.C294]^[.F$3]+[.F$4]*[.C294]^[.F$5]+[.F$6]*[.C294]^[.F$7]+[.F$8]" office:value-type="float" office:value="1368159.1166481" calcext:value-type="float">
            <text:p>1 368 159</text:p>
          </table:table-cell>
          <table:table-cell table:number-columns-repeated="6"/>
        </table:table-row>
        <table:table-row table:style-name="ro1">
          <table:table-cell/>
          <table:table-cell table:formula="of:=[.B295]+1" office:value-type="date" office:date-value="2019-11-01" calcext:value-type="date">
            <text:p>01-11-2019</text:p>
          </table:table-cell>
          <table:table-cell table:formula="of:=IF([.E296]&lt;10000000000;[.E296];10000000000)" office:value-type="float" office:value="1368195.63358215" calcext:value-type="float">
            <text:p>1 368 196</text:p>
          </table:table-cell>
          <table:table-cell/>
          <table:table-cell table:formula="of:=[.F$2]*[.C295]^[.F$3]+[.F$4]*[.C295]^[.F$5]+[.F$6]*[.C295]^[.F$7]+[.F$8]" office:value-type="float" office:value="1368195.63358215" calcext:value-type="float">
            <text:p>1 368 196</text:p>
          </table:table-cell>
          <table:table-cell table:number-columns-repeated="6"/>
        </table:table-row>
        <table:table-row table:style-name="ro1">
          <table:table-cell/>
          <table:table-cell table:formula="of:=[.B296]+1" office:value-type="date" office:date-value="2019-11-02" calcext:value-type="date">
            <text:p>02-11-2019</text:p>
          </table:table-cell>
          <table:table-cell table:formula="of:=IF([.E297]&lt;10000000000;[.E297];10000000000)" office:value-type="float" office:value="1368231.03374659" calcext:value-type="float">
            <text:p>1 368 231</text:p>
          </table:table-cell>
          <table:table-cell/>
          <table:table-cell table:formula="of:=[.F$2]*[.C296]^[.F$3]+[.F$4]*[.C296]^[.F$5]+[.F$6]*[.C296]^[.F$7]+[.F$8]" office:value-type="float" office:value="1368231.03374659" calcext:value-type="float">
            <text:p>1 368 231</text:p>
          </table:table-cell>
          <table:table-cell table:number-columns-repeated="6"/>
        </table:table-row>
        <table:table-row table:style-name="ro1">
          <table:table-cell/>
          <table:table-cell table:formula="of:=[.B297]+1" office:value-type="date" office:date-value="2019-11-03" calcext:value-type="date">
            <text:p>03-11-2019</text:p>
          </table:table-cell>
          <table:table-cell table:formula="of:=IF([.E298]&lt;10000000000;[.E298];10000000000)" office:value-type="float" office:value="1368265.35126786" calcext:value-type="float">
            <text:p>1 368 265</text:p>
          </table:table-cell>
          <table:table-cell/>
          <table:table-cell table:formula="of:=[.F$2]*[.C297]^[.F$3]+[.F$4]*[.C297]^[.F$5]+[.F$6]*[.C297]^[.F$7]+[.F$8]" office:value-type="float" office:value="1368265.35126786" calcext:value-type="float">
            <text:p>1 368 265</text:p>
          </table:table-cell>
          <table:table-cell table:number-columns-repeated="6"/>
        </table:table-row>
        <table:table-row table:style-name="ro1">
          <table:table-cell/>
          <table:table-cell table:formula="of:=[.B298]+1" office:value-type="date" office:date-value="2019-11-04" calcext:value-type="date">
            <text:p>04-11-2019</text:p>
          </table:table-cell>
          <table:table-cell table:formula="of:=IF([.E299]&lt;10000000000;[.E299];10000000000)" office:value-type="float" office:value="1368298.61923117" calcext:value-type="float">
            <text:p>1 368 299</text:p>
          </table:table-cell>
          <table:table-cell/>
          <table:table-cell table:formula="of:=[.F$2]*[.C298]^[.F$3]+[.F$4]*[.C298]^[.F$5]+[.F$6]*[.C298]^[.F$7]+[.F$8]" office:value-type="float" office:value="1368298.61923117" calcext:value-type="float">
            <text:p>1 368 299</text:p>
          </table:table-cell>
          <table:table-cell table:number-columns-repeated="6"/>
        </table:table-row>
        <table:table-row table:style-name="ro1">
          <table:table-cell/>
          <table:table-cell table:formula="of:=[.B299]+1" office:value-type="date" office:date-value="2019-11-05" calcext:value-type="date">
            <text:p>05-11-2019</text:p>
          </table:table-cell>
          <table:table-cell table:formula="of:=IF([.E300]&lt;10000000000;[.E300];10000000000)" office:value-type="float" office:value="1368330.86971217" calcext:value-type="float">
            <text:p>1 368 331</text:p>
          </table:table-cell>
          <table:table-cell/>
          <table:table-cell table:formula="of:=[.F$2]*[.C299]^[.F$3]+[.F$4]*[.C299]^[.F$5]+[.F$6]*[.C299]^[.F$7]+[.F$8]" office:value-type="float" office:value="1368330.86971217" calcext:value-type="float">
            <text:p>1 368 331</text:p>
          </table:table-cell>
          <table:table-cell table:number-columns-repeated="6"/>
        </table:table-row>
        <table:table-row table:style-name="ro1">
          <table:table-cell/>
          <table:table-cell table:formula="of:=[.B300]+1" office:value-type="date" office:date-value="2019-11-06" calcext:value-type="date">
            <text:p>06-11-2019</text:p>
          </table:table-cell>
          <table:table-cell table:formula="of:=IF([.E301]&lt;10000000000;[.E301];10000000000)" office:value-type="float" office:value="1368362.1338077" calcext:value-type="float">
            <text:p>1 368 362</text:p>
          </table:table-cell>
          <table:table-cell/>
          <table:table-cell table:formula="of:=[.F$2]*[.C300]^[.F$3]+[.F$4]*[.C300]^[.F$5]+[.F$6]*[.C300]^[.F$7]+[.F$8]" office:value-type="float" office:value="1368362.1338077" calcext:value-type="float">
            <text:p>1 368 362</text:p>
          </table:table-cell>
          <table:table-cell table:number-columns-repeated="6"/>
        </table:table-row>
        <table:table-row table:style-name="ro1">
          <table:table-cell/>
          <table:table-cell table:formula="of:=[.B301]+1" office:value-type="date" office:date-value="2019-11-07" calcext:value-type="date">
            <text:p>07-11-2019</text:p>
          </table:table-cell>
          <table:table-cell table:formula="of:=IF([.E302]&lt;10000000000;[.E302];10000000000)" office:value-type="float" office:value="1368392.44166551" calcext:value-type="float">
            <text:p>1 368 392</text:p>
          </table:table-cell>
          <table:table-cell/>
          <table:table-cell table:formula="of:=[.F$2]*[.C301]^[.F$3]+[.F$4]*[.C301]^[.F$5]+[.F$6]*[.C301]^[.F$7]+[.F$8]" office:value-type="float" office:value="1368392.44166551" calcext:value-type="float">
            <text:p>1 368 392</text:p>
          </table:table-cell>
          <table:table-cell table:number-columns-repeated="6"/>
        </table:table-row>
        <table:table-row table:style-name="ro1">
          <table:table-cell/>
          <table:table-cell table:formula="of:=[.B302]+1" office:value-type="date" office:date-value="2019-11-08" calcext:value-type="date">
            <text:p>08-11-2019</text:p>
          </table:table-cell>
          <table:table-cell table:formula="of:=IF([.E303]&lt;10000000000;[.E303];10000000000)" office:value-type="float" office:value="1368421.82251322" calcext:value-type="float">
            <text:p>1 368 422</text:p>
          </table:table-cell>
          <table:table-cell/>
          <table:table-cell table:formula="of:=[.F$2]*[.C302]^[.F$3]+[.F$4]*[.C302]^[.F$5]+[.F$6]*[.C302]^[.F$7]+[.F$8]" office:value-type="float" office:value="1368421.82251322" calcext:value-type="float">
            <text:p>1 368 422</text:p>
          </table:table-cell>
          <table:table-cell table:number-columns-repeated="6"/>
        </table:table-row>
        <table:table-row table:style-name="ro1">
          <table:table-cell/>
          <table:table-cell table:formula="of:=[.B303]+1" office:value-type="date" office:date-value="2019-11-09" calcext:value-type="date">
            <text:p>09-11-2019</text:p>
          </table:table-cell>
          <table:table-cell table:formula="of:=IF([.E304]&lt;10000000000;[.E304];10000000000)" office:value-type="float" office:value="1368450.30468626" calcext:value-type="float">
            <text:p>1 368 450</text:p>
          </table:table-cell>
          <table:table-cell/>
          <table:table-cell table:formula="of:=[.F$2]*[.C303]^[.F$3]+[.F$4]*[.C303]^[.F$5]+[.F$6]*[.C303]^[.F$7]+[.F$8]" office:value-type="float" office:value="1368450.30468626" calcext:value-type="float">
            <text:p>1 368 450</text:p>
          </table:table-cell>
          <table:table-cell table:number-columns-repeated="6"/>
        </table:table-row>
        <table:table-row table:style-name="ro1">
          <table:table-cell/>
          <table:table-cell table:formula="of:=[.B304]+1" office:value-type="date" office:date-value="2019-11-10" calcext:value-type="date">
            <text:p>10-11-2019</text:p>
          </table:table-cell>
          <table:table-cell table:formula="of:=IF([.E305]&lt;10000000000;[.E305];10000000000)" office:value-type="float" office:value="1368477.91565507" calcext:value-type="float">
            <text:p>1 368 478</text:p>
          </table:table-cell>
          <table:table-cell/>
          <table:table-cell table:formula="of:=[.F$2]*[.C304]^[.F$3]+[.F$4]*[.C304]^[.F$5]+[.F$6]*[.C304]^[.F$7]+[.F$8]" office:value-type="float" office:value="1368477.91565507" calcext:value-type="float">
            <text:p>1 368 478</text:p>
          </table:table-cell>
          <table:table-cell table:number-columns-repeated="6"/>
        </table:table-row>
        <table:table-row table:style-name="ro1">
          <table:table-cell/>
          <table:table-cell table:formula="of:=[.B305]+1" office:value-type="date" office:date-value="2019-11-11" calcext:value-type="date">
            <text:p>11-11-2019</text:p>
          </table:table-cell>
          <table:table-cell table:formula="of:=IF([.E306]&lt;10000000000;[.E306];10000000000)" office:value-type="float" office:value="1368504.68205145" calcext:value-type="float">
            <text:p>1 368 505</text:p>
          </table:table-cell>
          <table:table-cell/>
          <table:table-cell table:formula="of:=[.F$2]*[.C305]^[.F$3]+[.F$4]*[.C305]^[.F$5]+[.F$6]*[.C305]^[.F$7]+[.F$8]" office:value-type="float" office:value="1368504.68205145" calcext:value-type="float">
            <text:p>1 368 505</text:p>
          </table:table-cell>
          <table:table-cell table:number-columns-repeated="6"/>
        </table:table-row>
        <table:table-row table:style-name="ro1">
          <table:table-cell/>
          <table:table-cell table:formula="of:=[.B306]+1" office:value-type="date" office:date-value="2019-11-12" calcext:value-type="date">
            <text:p>12-11-2019</text:p>
          </table:table-cell>
          <table:table-cell table:formula="of:=IF([.E307]&lt;10000000000;[.E307];10000000000)" office:value-type="float" office:value="1368530.62969405" calcext:value-type="float">
            <text:p>1 368 531</text:p>
          </table:table-cell>
          <table:table-cell/>
          <table:table-cell table:formula="of:=[.F$2]*[.C306]^[.F$3]+[.F$4]*[.C306]^[.F$5]+[.F$6]*[.C306]^[.F$7]+[.F$8]" office:value-type="float" office:value="1368530.62969405" calcext:value-type="float">
            <text:p>1 368 531</text:p>
          </table:table-cell>
          <table:table-cell table:number-columns-repeated="6"/>
        </table:table-row>
        <table:table-row table:style-name="ro1">
          <table:table-cell/>
          <table:table-cell table:formula="of:=[.B307]+1" office:value-type="date" office:date-value="2019-11-13" calcext:value-type="date">
            <text:p>13-11-2019</text:p>
          </table:table-cell>
          <table:table-cell table:formula="of:=IF([.E308]&lt;10000000000;[.E308];10000000000)" office:value-type="float" office:value="1368555.78361318" calcext:value-type="float">
            <text:p>1 368 556</text:p>
          </table:table-cell>
          <table:table-cell/>
          <table:table-cell table:formula="of:=[.F$2]*[.C307]^[.F$3]+[.F$4]*[.C307]^[.F$5]+[.F$6]*[.C307]^[.F$7]+[.F$8]" office:value-type="float" office:value="1368555.78361318" calcext:value-type="float">
            <text:p>1 368 556</text:p>
          </table:table-cell>
          <table:table-cell table:number-columns-repeated="6"/>
        </table:table-row>
        <table:table-row table:style-name="ro1">
          <table:table-cell/>
          <table:table-cell table:formula="of:=[.B308]+1" office:value-type="date" office:date-value="2019-11-14" calcext:value-type="date">
            <text:p>14-11-2019</text:p>
          </table:table-cell>
          <table:table-cell table:formula="of:=IF([.E309]&lt;10000000000;[.E309];10000000000)" office:value-type="float" office:value="1368580.16807482" calcext:value-type="float">
            <text:p>1 368 580</text:p>
          </table:table-cell>
          <table:table-cell/>
          <table:table-cell table:formula="of:=[.F$2]*[.C308]^[.F$3]+[.F$4]*[.C308]^[.F$5]+[.F$6]*[.C308]^[.F$7]+[.F$8]" office:value-type="float" office:value="1368580.16807482" calcext:value-type="float">
            <text:p>1 368 580</text:p>
          </table:table-cell>
          <table:table-cell table:number-columns-repeated="6"/>
        </table:table-row>
        <table:table-row table:style-name="ro1">
          <table:table-cell/>
          <table:table-cell table:formula="of:=[.B309]+1" office:value-type="date" office:date-value="2019-11-15" calcext:value-type="date">
            <text:p>15-11-2019</text:p>
          </table:table-cell>
          <table:table-cell table:formula="of:=IF([.E310]&lt;10000000000;[.E310];10000000000)" office:value-type="float" office:value="1368603.80660389" calcext:value-type="float">
            <text:p>1 368 604</text:p>
          </table:table-cell>
          <table:table-cell/>
          <table:table-cell table:formula="of:=[.F$2]*[.C309]^[.F$3]+[.F$4]*[.C309]^[.F$5]+[.F$6]*[.C309]^[.F$7]+[.F$8]" office:value-type="float" office:value="1368603.80660389" calcext:value-type="float">
            <text:p>1 368 604</text:p>
          </table:table-cell>
          <table:table-cell table:number-columns-repeated="6"/>
        </table:table-row>
        <table:table-row table:style-name="ro1">
          <table:table-cell/>
          <table:table-cell table:formula="of:=[.B310]+1" office:value-type="date" office:date-value="2019-11-16" calcext:value-type="date">
            <text:p>16-11-2019</text:p>
          </table:table-cell>
          <table:table-cell table:formula="of:=IF([.E311]&lt;10000000000;[.E311];10000000000)" office:value-type="float" office:value="1368626.72200685" calcext:value-type="float">
            <text:p>1 368 627</text:p>
          </table:table-cell>
          <table:table-cell/>
          <table:table-cell table:formula="of:=[.F$2]*[.C310]^[.F$3]+[.F$4]*[.C310]^[.F$5]+[.F$6]*[.C310]^[.F$7]+[.F$8]" office:value-type="float" office:value="1368626.72200685" calcext:value-type="float">
            <text:p>1 368 627</text:p>
          </table:table-cell>
          <table:table-cell table:number-columns-repeated="6"/>
        </table:table-row>
        <table:table-row table:style-name="ro1">
          <table:table-cell/>
          <table:table-cell table:formula="of:=[.B311]+1" office:value-type="date" office:date-value="2019-11-17" calcext:value-type="date">
            <text:p>17-11-2019</text:p>
          </table:table-cell>
          <table:table-cell table:formula="of:=IF([.E312]&lt;10000000000;[.E312];10000000000)" office:value-type="float" office:value="1368648.93639358" calcext:value-type="float">
            <text:p>1 368 649</text:p>
          </table:table-cell>
          <table:table-cell/>
          <table:table-cell table:formula="of:=[.F$2]*[.C311]^[.F$3]+[.F$4]*[.C311]^[.F$5]+[.F$6]*[.C311]^[.F$7]+[.F$8]" office:value-type="float" office:value="1368648.93639358" calcext:value-type="float">
            <text:p>1 368 649</text:p>
          </table:table-cell>
          <table:table-cell table:number-columns-repeated="6"/>
        </table:table-row>
        <table:table-row table:style-name="ro1">
          <table:table-cell/>
          <table:table-cell table:formula="of:=[.B312]+1" office:value-type="date" office:date-value="2019-11-18" calcext:value-type="date">
            <text:p>18-11-2019</text:p>
          </table:table-cell>
          <table:table-cell table:formula="of:=IF([.E313]&lt;10000000000;[.E313];10000000000)" office:value-type="float" office:value="1368670.47119863" calcext:value-type="float">
            <text:p>1 368 670</text:p>
          </table:table-cell>
          <table:table-cell/>
          <table:table-cell table:formula="of:=[.F$2]*[.C312]^[.F$3]+[.F$4]*[.C312]^[.F$5]+[.F$6]*[.C312]^[.F$7]+[.F$8]" office:value-type="float" office:value="1368670.47119863" calcext:value-type="float">
            <text:p>1 368 670</text:p>
          </table:table-cell>
          <table:table-cell table:number-columns-repeated="6"/>
        </table:table-row>
        <table:table-row table:style-name="ro1">
          <table:table-cell/>
          <table:table-cell table:formula="of:=[.B313]+1" office:value-type="date" office:date-value="2019-11-19" calcext:value-type="date">
            <text:p>19-11-2019</text:p>
          </table:table-cell>
          <table:table-cell table:formula="of:=IF([.E314]&lt;10000000000;[.E314];10000000000)" office:value-type="float" office:value="1368691.34720179" calcext:value-type="float">
            <text:p>1 368 691</text:p>
          </table:table-cell>
          <table:table-cell/>
          <table:table-cell table:formula="of:=[.F$2]*[.C313]^[.F$3]+[.F$4]*[.C313]^[.F$5]+[.F$6]*[.C313]^[.F$7]+[.F$8]" office:value-type="float" office:value="1368691.34720179" calcext:value-type="float">
            <text:p>1 368 691</text:p>
          </table:table-cell>
          <table:table-cell table:number-columns-repeated="6"/>
        </table:table-row>
        <table:table-row table:style-name="ro1">
          <table:table-cell/>
          <table:table-cell table:formula="of:=[.B314]+1" office:value-type="date" office:date-value="2019-11-20" calcext:value-type="date">
            <text:p>20-11-2019</text:p>
          </table:table-cell>
          <table:table-cell table:formula="of:=IF([.E315]&lt;10000000000;[.E315];10000000000)" office:value-type="float" office:value="1368711.58454805" calcext:value-type="float">
            <text:p>1 368 712</text:p>
          </table:table-cell>
          <table:table-cell/>
          <table:table-cell table:formula="of:=[.F$2]*[.C314]^[.F$3]+[.F$4]*[.C314]^[.F$5]+[.F$6]*[.C314]^[.F$7]+[.F$8]" office:value-type="float" office:value="1368711.58454805" calcext:value-type="float">
            <text:p>1 368 712</text:p>
          </table:table-cell>
          <table:table-cell table:number-columns-repeated="6"/>
        </table:table-row>
        <table:table-row table:style-name="ro1">
          <table:table-cell/>
          <table:table-cell table:formula="of:=[.B315]+1" office:value-type="date" office:date-value="2019-11-21" calcext:value-type="date">
            <text:p>21-11-2019</text:p>
          </table:table-cell>
          <table:table-cell table:formula="of:=IF([.E316]&lt;10000000000;[.E316];10000000000)" office:value-type="float" office:value="1368731.202767" calcext:value-type="float">
            <text:p>1 368 731</text:p>
          </table:table-cell>
          <table:table-cell/>
          <table:table-cell table:formula="of:=[.F$2]*[.C315]^[.F$3]+[.F$4]*[.C315]^[.F$5]+[.F$6]*[.C315]^[.F$7]+[.F$8]" office:value-type="float" office:value="1368731.202767" calcext:value-type="float">
            <text:p>1 368 731</text:p>
          </table:table-cell>
          <table:table-cell table:number-columns-repeated="6"/>
        </table:table-row>
        <table:table-row table:style-name="ro1">
          <table:table-cell/>
          <table:table-cell table:formula="of:=[.B316]+1" office:value-type="date" office:date-value="2019-11-22" calcext:value-type="date">
            <text:p>22-11-2019</text:p>
          </table:table-cell>
          <table:table-cell table:formula="of:=IF([.E317]&lt;10000000000;[.E317];10000000000)" office:value-type="float" office:value="1368750.22079151" calcext:value-type="float">
            <text:p>1 368 750</text:p>
          </table:table-cell>
          <table:table-cell/>
          <table:table-cell table:formula="of:=[.F$2]*[.C316]^[.F$3]+[.F$4]*[.C316]^[.F$5]+[.F$6]*[.C316]^[.F$7]+[.F$8]" office:value-type="float" office:value="1368750.22079151" calcext:value-type="float">
            <text:p>1 368 750</text:p>
          </table:table-cell>
          <table:table-cell table:number-columns-repeated="6"/>
        </table:table-row>
        <table:table-row table:style-name="ro1">
          <table:table-cell/>
          <table:table-cell table:formula="of:=[.B317]+1" office:value-type="date" office:date-value="2019-11-23" calcext:value-type="date">
            <text:p>23-11-2019</text:p>
          </table:table-cell>
          <table:table-cell table:formula="of:=IF([.E318]&lt;10000000000;[.E318];10000000000)" office:value-type="float" office:value="1368768.65697602" calcext:value-type="float">
            <text:p>1 368 769</text:p>
          </table:table-cell>
          <table:table-cell/>
          <table:table-cell table:formula="of:=[.F$2]*[.C317]^[.F$3]+[.F$4]*[.C317]^[.F$5]+[.F$6]*[.C317]^[.F$7]+[.F$8]" office:value-type="float" office:value="1368768.65697602" calcext:value-type="float">
            <text:p>1 368 769</text:p>
          </table:table-cell>
          <table:table-cell table:number-columns-repeated="6"/>
        </table:table-row>
        <table:table-row table:style-name="ro1">
          <table:table-cell/>
          <table:table-cell table:formula="of:=[.B318]+1" office:value-type="date" office:date-value="2019-11-24" calcext:value-type="date">
            <text:p>24-11-2019</text:p>
          </table:table-cell>
          <table:table-cell table:formula="of:=IF([.E319]&lt;10000000000;[.E319];10000000000)" office:value-type="float" office:value="1368786.52911414" calcext:value-type="float">
            <text:p>1 368 787</text:p>
          </table:table-cell>
          <table:table-cell/>
          <table:table-cell table:formula="of:=[.F$2]*[.C318]^[.F$3]+[.F$4]*[.C318]^[.F$5]+[.F$6]*[.C318]^[.F$7]+[.F$8]" office:value-type="float" office:value="1368786.52911414" calcext:value-type="float">
            <text:p>1 368 787</text:p>
          </table:table-cell>
          <table:table-cell table:number-columns-repeated="6"/>
        </table:table-row>
        <table:table-row table:style-name="ro1">
          <table:table-cell/>
          <table:table-cell table:formula="of:=[.B319]+1" office:value-type="date" office:date-value="2019-11-25" calcext:value-type="date">
            <text:p>25-11-2019</text:p>
          </table:table-cell>
          <table:table-cell table:formula="of:=IF([.E320]&lt;10000000000;[.E320];10000000000)" office:value-type="float" office:value="1368803.85445574" calcext:value-type="float">
            <text:p>1 368 804</text:p>
          </table:table-cell>
          <table:table-cell/>
          <table:table-cell table:formula="of:=[.F$2]*[.C319]^[.F$3]+[.F$4]*[.C319]^[.F$5]+[.F$6]*[.C319]^[.F$7]+[.F$8]" office:value-type="float" office:value="1368803.85445574" calcext:value-type="float">
            <text:p>1 368 804</text:p>
          </table:table-cell>
          <table:table-cell table:number-columns-repeated="6"/>
        </table:table-row>
        <table:table-row table:style-name="ro1">
          <table:table-cell/>
          <table:table-cell table:formula="of:=[.B320]+1" office:value-type="date" office:date-value="2019-11-26" calcext:value-type="date">
            <text:p>26-11-2019</text:p>
          </table:table-cell>
          <table:table-cell table:formula="of:=IF([.E321]&lt;10000000000;[.E321];10000000000)" office:value-type="float" office:value="1368820.64972359" calcext:value-type="float">
            <text:p>1 368 821</text:p>
          </table:table-cell>
          <table:table-cell/>
          <table:table-cell table:formula="of:=[.F$2]*[.C320]^[.F$3]+[.F$4]*[.C320]^[.F$5]+[.F$6]*[.C320]^[.F$7]+[.F$8]" office:value-type="float" office:value="1368820.64972359" calcext:value-type="float">
            <text:p>1 368 821</text:p>
          </table:table-cell>
          <table:table-cell table:number-columns-repeated="6"/>
        </table:table-row>
        <table:table-row table:style-name="ro1">
          <table:table-cell/>
          <table:table-cell table:formula="of:=[.B321]+1" office:value-type="date" office:date-value="2019-11-27" calcext:value-type="date">
            <text:p>27-11-2019</text:p>
          </table:table-cell>
          <table:table-cell table:formula="of:=IF([.E322]&lt;10000000000;[.E322];10000000000)" office:value-type="float" office:value="1368836.93112939" calcext:value-type="float">
            <text:p>1 368 837</text:p>
          </table:table-cell>
          <table:table-cell/>
          <table:table-cell table:formula="of:=[.F$2]*[.C321]^[.F$3]+[.F$4]*[.C321]^[.F$5]+[.F$6]*[.C321]^[.F$7]+[.F$8]" office:value-type="float" office:value="1368836.93112939" calcext:value-type="float">
            <text:p>1 368 837</text:p>
          </table:table-cell>
          <table:table-cell table:number-columns-repeated="6"/>
        </table:table-row>
        <table:table-row table:style-name="ro1">
          <table:table-cell/>
          <table:table-cell table:formula="of:=[.B322]+1" office:value-type="date" office:date-value="2019-11-28" calcext:value-type="date">
            <text:p>28-11-2019</text:p>
          </table:table-cell>
          <table:table-cell table:formula="of:=IF([.E323]&lt;10000000000;[.E323];10000000000)" office:value-type="float" office:value="1368852.71438939" calcext:value-type="float">
            <text:p>1 368 853</text:p>
          </table:table-cell>
          <table:table-cell/>
          <table:table-cell table:formula="of:=[.F$2]*[.C322]^[.F$3]+[.F$4]*[.C322]^[.F$5]+[.F$6]*[.C322]^[.F$7]+[.F$8]" office:value-type="float" office:value="1368852.71438939" calcext:value-type="float">
            <text:p>1 368 853</text:p>
          </table:table-cell>
          <table:table-cell table:number-columns-repeated="6"/>
        </table:table-row>
        <table:table-row table:style-name="ro1">
          <table:table-cell/>
          <table:table-cell table:formula="of:=[.B323]+1" office:value-type="date" office:date-value="2019-11-29" calcext:value-type="date">
            <text:p>29-11-2019</text:p>
          </table:table-cell>
          <table:table-cell table:formula="of:=IF([.E324]&lt;10000000000;[.E324];10000000000)" office:value-type="float" office:value="1368868.01473953" calcext:value-type="float">
            <text:p>1 368 868</text:p>
          </table:table-cell>
          <table:table-cell/>
          <table:table-cell table:formula="of:=[.F$2]*[.C323]^[.F$3]+[.F$4]*[.C323]^[.F$5]+[.F$6]*[.C323]^[.F$7]+[.F$8]" office:value-type="float" office:value="1368868.01473953" calcext:value-type="float">
            <text:p>1 368 868</text:p>
          </table:table-cell>
          <table:table-cell table:number-columns-repeated="6"/>
        </table:table-row>
        <table:table-row table:style-name="ro1">
          <table:table-cell/>
          <table:table-cell table:formula="of:=[.B324]+1" office:value-type="date" office:date-value="2019-11-30" calcext:value-type="date">
            <text:p>30-11-2019</text:p>
          </table:table-cell>
          <table:table-cell table:formula="of:=IF([.E325]&lt;10000000000;[.E325];10000000000)" office:value-type="float" office:value="1368882.84695004" calcext:value-type="float">
            <text:p>1 368 883</text:p>
          </table:table-cell>
          <table:table-cell/>
          <table:table-cell table:formula="of:=[.F$2]*[.C324]^[.F$3]+[.F$4]*[.C324]^[.F$5]+[.F$6]*[.C324]^[.F$7]+[.F$8]" office:value-type="float" office:value="1368882.84695004" calcext:value-type="float">
            <text:p>1 368 883</text:p>
          </table:table-cell>
          <table:table-cell table:number-columns-repeated="6"/>
        </table:table-row>
        <table:table-row table:style-name="ro1">
          <table:table-cell/>
          <table:table-cell table:formula="of:=[.B325]+1" office:value-type="date" office:date-value="2019-12-01" calcext:value-type="date">
            <text:p>01-12-2019</text:p>
          </table:table-cell>
          <table:table-cell table:formula="of:=IF([.E326]&lt;10000000000;[.E326];10000000000)" office:value-type="float" office:value="1368897.22533973" calcext:value-type="float">
            <text:p>1 368 897</text:p>
          </table:table-cell>
          <table:table-cell/>
          <table:table-cell table:formula="of:=[.F$2]*[.C325]^[.F$3]+[.F$4]*[.C325]^[.F$5]+[.F$6]*[.C325]^[.F$7]+[.F$8]" office:value-type="float" office:value="1368897.22533973" calcext:value-type="float">
            <text:p>1 368 897</text:p>
          </table:table-cell>
          <table:table-cell table:number-columns-repeated="6"/>
        </table:table-row>
        <table:table-row table:style-name="ro1">
          <table:table-cell/>
          <table:table-cell table:formula="of:=[.B326]+1" office:value-type="date" office:date-value="2019-12-02" calcext:value-type="date">
            <text:p>02-12-2019</text:p>
          </table:table-cell>
          <table:table-cell table:formula="of:=IF([.E327]&lt;10000000000;[.E327];10000000000)" office:value-type="float" office:value="1368911.16378971" calcext:value-type="float">
            <text:p>1 368 911</text:p>
          </table:table-cell>
          <table:table-cell/>
          <table:table-cell table:formula="of:=[.F$2]*[.C326]^[.F$3]+[.F$4]*[.C326]^[.F$5]+[.F$6]*[.C326]^[.F$7]+[.F$8]" office:value-type="float" office:value="1368911.16378971" calcext:value-type="float">
            <text:p>1 368 911</text:p>
          </table:table-cell>
          <table:table-cell table:number-columns-repeated="6"/>
        </table:table-row>
        <table:table-row table:style-name="ro1">
          <table:table-cell/>
          <table:table-cell table:formula="of:=[.B327]+1" office:value-type="date" office:date-value="2019-12-03" calcext:value-type="date">
            <text:p>03-12-2019</text:p>
          </table:table-cell>
          <table:table-cell table:formula="of:=IF([.E328]&lt;10000000000;[.E328];10000000000)" office:value-type="float" office:value="1368924.67575677" calcext:value-type="float">
            <text:p>1 368 925</text:p>
          </table:table-cell>
          <table:table-cell/>
          <table:table-cell table:formula="of:=[.F$2]*[.C327]^[.F$3]+[.F$4]*[.C327]^[.F$5]+[.F$6]*[.C327]^[.F$7]+[.F$8]" office:value-type="float" office:value="1368924.67575677" calcext:value-type="float">
            <text:p>1 368 925</text:p>
          </table:table-cell>
          <table:table-cell table:number-columns-repeated="6"/>
        </table:table-row>
        <table:table-row table:style-name="ro1">
          <table:table-cell/>
          <table:table-cell table:formula="of:=[.B328]+1" office:value-type="date" office:date-value="2019-12-04" calcext:value-type="date">
            <text:p>04-12-2019</text:p>
          </table:table-cell>
          <table:table-cell table:formula="of:=IF([.E329]&lt;10000000000;[.E329];10000000000)" office:value-type="float" office:value="1368937.77428635" calcext:value-type="float">
            <text:p>1 368 938</text:p>
          </table:table-cell>
          <table:table-cell/>
          <table:table-cell table:formula="of:=[.F$2]*[.C328]^[.F$3]+[.F$4]*[.C328]^[.F$5]+[.F$6]*[.C328]^[.F$7]+[.F$8]" office:value-type="float" office:value="1368937.77428635" calcext:value-type="float">
            <text:p>1 368 938</text:p>
          </table:table-cell>
          <table:table-cell table:number-columns-repeated="6"/>
        </table:table-row>
        <table:table-row table:style-name="ro1">
          <table:table-cell/>
          <table:table-cell table:formula="of:=[.B329]+1" office:value-type="date" office:date-value="2019-12-05" calcext:value-type="date">
            <text:p>05-12-2019</text:p>
          </table:table-cell>
          <table:table-cell table:formula="of:=IF([.E330]&lt;10000000000;[.E330];10000000000)" office:value-type="float" office:value="1368950.47202507" calcext:value-type="float">
            <text:p>1 368 950</text:p>
          </table:table-cell>
          <table:table-cell/>
          <table:table-cell table:formula="of:=[.F$2]*[.C329]^[.F$3]+[.F$4]*[.C329]^[.F$5]+[.F$6]*[.C329]^[.F$7]+[.F$8]" office:value-type="float" office:value="1368950.47202507" calcext:value-type="float">
            <text:p>1 368 950</text:p>
          </table:table-cell>
          <table:table-cell table:number-columns-repeated="6"/>
        </table:table-row>
        <table:table-row table:style-name="ro1">
          <table:table-cell/>
          <table:table-cell table:formula="of:=[.B330]+1" office:value-type="date" office:date-value="2019-12-06" calcext:value-type="date">
            <text:p>06-12-2019</text:p>
          </table:table-cell>
          <table:table-cell table:formula="of:=IF([.E331]&lt;10000000000;[.E331];10000000000)" office:value-type="float" office:value="1368962.78123294" calcext:value-type="float">
            <text:p>1 368 963</text:p>
          </table:table-cell>
          <table:table-cell/>
          <table:table-cell table:formula="of:=[.F$2]*[.C330]^[.F$3]+[.F$4]*[.C330]^[.F$5]+[.F$6]*[.C330]^[.F$7]+[.F$8]" office:value-type="float" office:value="1368962.78123294" calcext:value-type="float">
            <text:p>1 368 963</text:p>
          </table:table-cell>
          <table:table-cell table:number-columns-repeated="6"/>
        </table:table-row>
        <table:table-row table:style-name="ro1">
          <table:table-cell/>
          <table:table-cell table:formula="of:=[.B331]+1" office:value-type="date" office:date-value="2019-12-07" calcext:value-type="date">
            <text:p>07-12-2019</text:p>
          </table:table-cell>
          <table:table-cell table:formula="of:=IF([.E332]&lt;10000000000;[.E332];10000000000)" office:value-type="float" office:value="1368974.71379514" calcext:value-type="float">
            <text:p>1 368 975</text:p>
          </table:table-cell>
          <table:table-cell/>
          <table:table-cell table:formula="of:=[.F$2]*[.C331]^[.F$3]+[.F$4]*[.C331]^[.F$5]+[.F$6]*[.C331]^[.F$7]+[.F$8]" office:value-type="float" office:value="1368974.71379514" calcext:value-type="float">
            <text:p>1 368 975</text:p>
          </table:table-cell>
          <table:table-cell table:number-columns-repeated="6"/>
        </table:table-row>
        <table:table-row table:style-name="ro1">
          <table:table-cell/>
          <table:table-cell table:formula="of:=[.B332]+1" office:value-type="date" office:date-value="2019-12-08" calcext:value-type="date">
            <text:p>08-12-2019</text:p>
          </table:table-cell>
          <table:table-cell table:formula="of:=IF([.E333]&lt;10000000000;[.E333];10000000000)" office:value-type="float" office:value="1368986.28123349" calcext:value-type="float">
            <text:p>1 368 986</text:p>
          </table:table-cell>
          <table:table-cell/>
          <table:table-cell table:formula="of:=[.F$2]*[.C332]^[.F$3]+[.F$4]*[.C332]^[.F$5]+[.F$6]*[.C332]^[.F$7]+[.F$8]" office:value-type="float" office:value="1368986.28123349" calcext:value-type="float">
            <text:p>1 368 986</text:p>
          </table:table-cell>
          <table:table-cell table:number-columns-repeated="6"/>
        </table:table-row>
        <table:table-row table:style-name="ro1">
          <table:table-cell/>
          <table:table-cell table:formula="of:=[.B333]+1" office:value-type="date" office:date-value="2019-12-09" calcext:value-type="date">
            <text:p>09-12-2019</text:p>
          </table:table-cell>
          <table:table-cell table:formula="of:=IF([.E334]&lt;10000000000;[.E334];10000000000)" office:value-type="float" office:value="1368997.49471752" calcext:value-type="float">
            <text:p>1 368 997</text:p>
          </table:table-cell>
          <table:table-cell/>
          <table:table-cell table:formula="of:=[.F$2]*[.C333]^[.F$3]+[.F$4]*[.C333]^[.F$5]+[.F$6]*[.C333]^[.F$7]+[.F$8]" office:value-type="float" office:value="1368997.49471752" calcext:value-type="float">
            <text:p>1 368 997</text:p>
          </table:table-cell>
          <table:table-cell table:number-columns-repeated="6"/>
        </table:table-row>
        <table:table-row table:style-name="ro1">
          <table:table-cell/>
          <table:table-cell table:formula="of:=[.B334]+1" office:value-type="date" office:date-value="2019-12-10" calcext:value-type="date">
            <text:p>10-12-2019</text:p>
          </table:table-cell>
          <table:table-cell table:formula="of:=IF([.E335]&lt;10000000000;[.E335];10000000000)" office:value-type="float" office:value="1369008.36507526" calcext:value-type="float">
            <text:p>1 369 008</text:p>
          </table:table-cell>
          <table:table-cell/>
          <table:table-cell table:formula="of:=[.F$2]*[.C334]^[.F$3]+[.F$4]*[.C334]^[.F$5]+[.F$6]*[.C334]^[.F$7]+[.F$8]" office:value-type="float" office:value="1369008.36507526" calcext:value-type="float">
            <text:p>1 369 008</text:p>
          </table:table-cell>
          <table:table-cell table:number-columns-repeated="6"/>
        </table:table-row>
        <table:table-row table:style-name="ro1">
          <table:table-cell/>
          <table:table-cell table:formula="of:=[.B335]+1" office:value-type="date" office:date-value="2019-12-11" calcext:value-type="date">
            <text:p>11-12-2019</text:p>
          </table:table-cell>
          <table:table-cell table:formula="of:=IF([.E336]&lt;10000000000;[.E336];10000000000)" office:value-type="float" office:value="1369018.90280364" calcext:value-type="float">
            <text:p>1 369 019</text:p>
          </table:table-cell>
          <table:table-cell/>
          <table:table-cell table:formula="of:=[.F$2]*[.C335]^[.F$3]+[.F$4]*[.C335]^[.F$5]+[.F$6]*[.C335]^[.F$7]+[.F$8]" office:value-type="float" office:value="1369018.90280364" calcext:value-type="float">
            <text:p>1 369 019</text:p>
          </table:table-cell>
          <table:table-cell table:number-columns-repeated="6"/>
        </table:table-row>
        <table:table-row table:style-name="ro1">
          <table:table-cell/>
          <table:table-cell table:formula="of:=[.B336]+1" office:value-type="date" office:date-value="2019-12-12" calcext:value-type="date">
            <text:p>12-12-2019</text:p>
          </table:table-cell>
          <table:table-cell table:formula="of:=IF([.E337]&lt;10000000000;[.E337];10000000000)" office:value-type="float" office:value="1369029.11807863" calcext:value-type="float">
            <text:p>1 369 029</text:p>
          </table:table-cell>
          <table:table-cell/>
          <table:table-cell table:formula="of:=[.F$2]*[.C336]^[.F$3]+[.F$4]*[.C336]^[.F$5]+[.F$6]*[.C336]^[.F$7]+[.F$8]" office:value-type="float" office:value="1369029.11807863" calcext:value-type="float">
            <text:p>1 369 029</text:p>
          </table:table-cell>
          <table:table-cell table:number-columns-repeated="6"/>
        </table:table-row>
        <table:table-row table:style-name="ro1">
          <table:table-cell/>
          <table:table-cell table:formula="of:=[.B337]+1" office:value-type="date" office:date-value="2019-12-13" calcext:value-type="date">
            <text:p>13-12-2019</text:p>
          </table:table-cell>
          <table:table-cell table:formula="of:=IF([.E338]&lt;10000000000;[.E338];10000000000)" office:value-type="float" office:value="1369039.02076503" calcext:value-type="float">
            <text:p>1 369 039</text:p>
          </table:table-cell>
          <table:table-cell/>
          <table:table-cell table:formula="of:=[.F$2]*[.C337]^[.F$3]+[.F$4]*[.C337]^[.F$5]+[.F$6]*[.C337]^[.F$7]+[.F$8]" office:value-type="float" office:value="1369039.02076503" calcext:value-type="float">
            <text:p>1 369 039</text:p>
          </table:table-cell>
          <table:table-cell table:number-columns-repeated="6"/>
        </table:table-row>
        <table:table-row table:style-name="ro1">
          <table:table-cell/>
          <table:table-cell table:formula="of:=[.B338]+1" office:value-type="date" office:date-value="2019-12-14" calcext:value-type="date">
            <text:p>14-12-2019</text:p>
          </table:table-cell>
          <table:table-cell table:formula="of:=IF([.E339]&lt;10000000000;[.E339];10000000000)" office:value-type="float" office:value="1369048.62042599" calcext:value-type="float">
            <text:p>1 369 049</text:p>
          </table:table-cell>
          <table:table-cell/>
          <table:table-cell table:formula="of:=[.F$2]*[.C338]^[.F$3]+[.F$4]*[.C338]^[.F$5]+[.F$6]*[.C338]^[.F$7]+[.F$8]" office:value-type="float" office:value="1369048.62042599" calcext:value-type="float">
            <text:p>1 369 049</text:p>
          </table:table-cell>
          <table:table-cell table:number-columns-repeated="6"/>
        </table:table-row>
        <table:table-row table:style-name="ro1">
          <table:table-cell/>
          <table:table-cell table:formula="of:=[.B339]+1" office:value-type="date" office:date-value="2019-12-15" calcext:value-type="date">
            <text:p>15-12-2019</text:p>
          </table:table-cell>
          <table:table-cell table:formula="of:=IF([.E340]&lt;10000000000;[.E340];10000000000)" office:value-type="float" office:value="1369057.92633221" calcext:value-type="float">
            <text:p>1 369 058</text:p>
          </table:table-cell>
          <table:table-cell/>
          <table:table-cell table:formula="of:=[.F$2]*[.C339]^[.F$3]+[.F$4]*[.C339]^[.F$5]+[.F$6]*[.C339]^[.F$7]+[.F$8]" office:value-type="float" office:value="1369057.92633221" calcext:value-type="float">
            <text:p>1 369 058</text:p>
          </table:table-cell>
          <table:table-cell table:number-columns-repeated="6"/>
        </table:table-row>
        <table:table-row table:style-name="ro1">
          <table:table-cell/>
          <table:table-cell table:formula="of:=[.B340]+1" office:value-type="date" office:date-value="2019-12-16" calcext:value-type="date">
            <text:p>16-12-2019</text:p>
          </table:table-cell>
          <table:table-cell table:formula="of:=IF([.E341]&lt;10000000000;[.E341];10000000000)" office:value-type="float" office:value="1369066.94747088" calcext:value-type="float">
            <text:p>1 369 067</text:p>
          </table:table-cell>
          <table:table-cell/>
          <table:table-cell table:formula="of:=[.F$2]*[.C340]^[.F$3]+[.F$4]*[.C340]^[.F$5]+[.F$6]*[.C340]^[.F$7]+[.F$8]" office:value-type="float" office:value="1369066.94747088" calcext:value-type="float">
            <text:p>1 369 067</text:p>
          </table:table-cell>
          <table:table-cell table:number-columns-repeated="6"/>
        </table:table-row>
        <table:table-row table:style-name="ro1">
          <table:table-cell/>
          <table:table-cell table:formula="of:=[.B341]+1" office:value-type="date" office:date-value="2019-12-17" calcext:value-type="date">
            <text:p>17-12-2019</text:p>
          </table:table-cell>
          <table:table-cell table:formula="of:=IF([.E342]&lt;10000000000;[.E342];10000000000)" office:value-type="float" office:value="1369075.69255435" calcext:value-type="float">
            <text:p>1 369 076</text:p>
          </table:table-cell>
          <table:table-cell/>
          <table:table-cell table:formula="of:=[.F$2]*[.C341]^[.F$3]+[.F$4]*[.C341]^[.F$5]+[.F$6]*[.C341]^[.F$7]+[.F$8]" office:value-type="float" office:value="1369075.69255435" calcext:value-type="float">
            <text:p>1 369 076</text:p>
          </table:table-cell>
          <table:table-cell table:number-columns-repeated="6"/>
        </table:table-row>
        <table:table-row table:style-name="ro1">
          <table:table-cell/>
          <table:table-cell table:formula="of:=[.B342]+1" office:value-type="date" office:date-value="2019-12-18" calcext:value-type="date">
            <text:p>18-12-2019</text:p>
          </table:table-cell>
          <table:table-cell table:formula="of:=IF([.E343]&lt;10000000000;[.E343];10000000000)" office:value-type="float" office:value="1369084.17002854" calcext:value-type="float">
            <text:p>1 369 084</text:p>
          </table:table-cell>
          <table:table-cell/>
          <table:table-cell table:formula="of:=[.F$2]*[.C342]^[.F$3]+[.F$4]*[.C342]^[.F$5]+[.F$6]*[.C342]^[.F$7]+[.F$8]" office:value-type="float" office:value="1369084.17002854" calcext:value-type="float">
            <text:p>1 369 084</text:p>
          </table:table-cell>
          <table:table-cell table:number-columns-repeated="6"/>
        </table:table-row>
        <table:table-row table:style-name="ro1">
          <table:table-cell/>
          <table:table-cell table:formula="of:=[.B343]+1" office:value-type="date" office:date-value="2019-12-19" calcext:value-type="date">
            <text:p>19-12-2019</text:p>
          </table:table-cell>
          <table:table-cell table:formula="of:=IF([.E344]&lt;10000000000;[.E344];10000000000)" office:value-type="float" office:value="1369092.38808104" calcext:value-type="float">
            <text:p>1 369 092</text:p>
          </table:table-cell>
          <table:table-cell/>
          <table:table-cell table:formula="of:=[.F$2]*[.C343]^[.F$3]+[.F$4]*[.C343]^[.F$5]+[.F$6]*[.C343]^[.F$7]+[.F$8]" office:value-type="float" office:value="1369092.38808104" calcext:value-type="float">
            <text:p>1 369 092</text:p>
          </table:table-cell>
          <table:table-cell table:number-columns-repeated="6"/>
        </table:table-row>
        <table:table-row table:style-name="ro1">
          <table:table-cell/>
          <table:table-cell table:formula="of:=[.B344]+1" office:value-type="date" office:date-value="2019-12-20" calcext:value-type="date">
            <text:p>20-12-2019</text:p>
          </table:table-cell>
          <table:table-cell table:formula="of:=IF([.E345]&lt;10000000000;[.E345];10000000000)" office:value-type="float" office:value="1369100.35464903" calcext:value-type="float">
            <text:p>1 369 100</text:p>
          </table:table-cell>
          <table:table-cell/>
          <table:table-cell table:formula="of:=[.F$2]*[.C344]^[.F$3]+[.F$4]*[.C344]^[.F$5]+[.F$6]*[.C344]^[.F$7]+[.F$8]" office:value-type="float" office:value="1369100.35464903" calcext:value-type="float">
            <text:p>1 369 100</text:p>
          </table:table-cell>
          <table:table-cell table:number-columns-repeated="6"/>
        </table:table-row>
        <table:table-row table:style-name="ro1">
          <table:table-cell/>
          <table:table-cell table:formula="of:=[.B345]+1" office:value-type="date" office:date-value="2019-12-21" calcext:value-type="date">
            <text:p>21-12-2019</text:p>
          </table:table-cell>
          <table:table-cell table:formula="of:=IF([.E346]&lt;10000000000;[.E346];10000000000)" office:value-type="float" office:value="1369108.07742697" calcext:value-type="float">
            <text:p>1 369 108</text:p>
          </table:table-cell>
          <table:table-cell/>
          <table:table-cell table:formula="of:=[.F$2]*[.C345]^[.F$3]+[.F$4]*[.C345]^[.F$5]+[.F$6]*[.C345]^[.F$7]+[.F$8]" office:value-type="float" office:value="1369108.07742697" calcext:value-type="float">
            <text:p>1 369 108</text:p>
          </table:table-cell>
          <table:table-cell table:number-columns-repeated="6"/>
        </table:table-row>
        <table:table-row table:style-name="ro1">
          <table:table-cell/>
          <table:table-cell table:formula="of:=[.B346]+1" office:value-type="date" office:date-value="2019-12-22" calcext:value-type="date">
            <text:p>22-12-2019</text:p>
          </table:table-cell>
          <table:table-cell table:formula="of:=IF([.E347]&lt;10000000000;[.E347];10000000000)" office:value-type="float" office:value="1369115.56387394" calcext:value-type="float">
            <text:p>1 369 116</text:p>
          </table:table-cell>
          <table:table-cell/>
          <table:table-cell table:formula="of:=[.F$2]*[.C346]^[.F$3]+[.F$4]*[.C346]^[.F$5]+[.F$6]*[.C346]^[.F$7]+[.F$8]" office:value-type="float" office:value="1369115.56387394" calcext:value-type="float">
            <text:p>1 369 116</text:p>
          </table:table-cell>
          <table:table-cell table:number-columns-repeated="6"/>
        </table:table-row>
        <table:table-row table:style-name="ro1">
          <table:table-cell/>
          <table:table-cell table:formula="of:=[.B347]+1" office:value-type="date" office:date-value="2019-12-23" calcext:value-type="date">
            <text:p>23-12-2019</text:p>
          </table:table-cell>
          <table:table-cell table:formula="of:=IF([.E348]&lt;10000000000;[.E348];10000000000)" office:value-type="float" office:value="1369122.8212209" calcext:value-type="float">
            <text:p>1 369 123</text:p>
          </table:table-cell>
          <table:table-cell/>
          <table:table-cell table:formula="of:=[.F$2]*[.C347]^[.F$3]+[.F$4]*[.C347]^[.F$5]+[.F$6]*[.C347]^[.F$7]+[.F$8]" office:value-type="float" office:value="1369122.8212209" calcext:value-type="float">
            <text:p>1 369 123</text:p>
          </table:table-cell>
          <table:table-cell table:number-columns-repeated="6"/>
        </table:table-row>
        <table:table-row table:style-name="ro1">
          <table:table-cell/>
          <table:table-cell table:formula="of:=[.B348]+1" office:value-type="date" office:date-value="2019-12-24" calcext:value-type="date">
            <text:p>24-12-2019</text:p>
          </table:table-cell>
          <table:table-cell table:formula="of:=IF([.E349]&lt;10000000000;[.E349];10000000000)" office:value-type="float" office:value="1369129.85647763" calcext:value-type="float">
            <text:p>1 369 130</text:p>
          </table:table-cell>
          <table:table-cell/>
          <table:table-cell table:formula="of:=[.F$2]*[.C348]^[.F$3]+[.F$4]*[.C348]^[.F$5]+[.F$6]*[.C348]^[.F$7]+[.F$8]" office:value-type="float" office:value="1369129.85647763" calcext:value-type="float">
            <text:p>1 369 130</text:p>
          </table:table-cell>
          <table:table-cell table:number-columns-repeated="6"/>
        </table:table-row>
        <table:table-row table:style-name="ro1">
          <table:table-cell/>
          <table:table-cell table:formula="of:=[.B349]+1" office:value-type="date" office:date-value="2019-12-25" calcext:value-type="date">
            <text:p>25-12-2019</text:p>
          </table:table-cell>
          <table:table-cell table:formula="of:=IF([.E350]&lt;10000000000;[.E350];10000000000)" office:value-type="float" office:value="1369136.6764395" calcext:value-type="float">
            <text:p>1 369 137</text:p>
          </table:table-cell>
          <table:table-cell/>
          <table:table-cell table:formula="of:=[.F$2]*[.C349]^[.F$3]+[.F$4]*[.C349]^[.F$5]+[.F$6]*[.C349]^[.F$7]+[.F$8]" office:value-type="float" office:value="1369136.6764395" calcext:value-type="float">
            <text:p>1 369 137</text:p>
          </table:table-cell>
          <table:table-cell table:number-columns-repeated="6"/>
        </table:table-row>
        <table:table-row table:style-name="ro1">
          <table:table-cell/>
          <table:table-cell table:formula="of:=[.B350]+1" office:value-type="date" office:date-value="2019-12-26" calcext:value-type="date">
            <text:p>26-12-2019</text:p>
          </table:table-cell>
          <table:table-cell table:formula="of:=IF([.E351]&lt;10000000000;[.E351];10000000000)" office:value-type="float" office:value="1369143.28769403" calcext:value-type="float">
            <text:p>1 369 143</text:p>
          </table:table-cell>
          <table:table-cell/>
          <table:table-cell table:formula="of:=[.F$2]*[.C350]^[.F$3]+[.F$4]*[.C350]^[.F$5]+[.F$6]*[.C350]^[.F$7]+[.F$8]" office:value-type="float" office:value="1369143.28769403" calcext:value-type="float">
            <text:p>1 369 143</text:p>
          </table:table-cell>
          <table:table-cell table:number-columns-repeated="6"/>
        </table:table-row>
        <table:table-row table:style-name="ro1">
          <table:table-cell/>
          <table:table-cell table:formula="of:=[.B351]+1" office:value-type="date" office:date-value="2019-12-27" calcext:value-type="date">
            <text:p>27-12-2019</text:p>
          </table:table-cell>
          <table:table-cell table:formula="of:=IF([.E352]&lt;10000000000;[.E352];10000000000)" office:value-type="float" office:value="1369149.69662723" calcext:value-type="float">
            <text:p>1 369 150</text:p>
          </table:table-cell>
          <table:table-cell/>
          <table:table-cell table:formula="of:=[.F$2]*[.C351]^[.F$3]+[.F$4]*[.C351]^[.F$5]+[.F$6]*[.C351]^[.F$7]+[.F$8]" office:value-type="float" office:value="1369149.69662723" calcext:value-type="float">
            <text:p>1 369 150</text:p>
          </table:table-cell>
          <table:table-cell table:number-columns-repeated="6"/>
        </table:table-row>
        <table:table-row table:style-name="ro1">
          <table:table-cell/>
          <table:table-cell table:formula="of:=[.B352]+1" office:value-type="date" office:date-value="2019-12-28" calcext:value-type="date">
            <text:p>28-12-2019</text:p>
          </table:table-cell>
          <table:table-cell table:formula="of:=IF([.E353]&lt;10000000000;[.E353];10000000000)" office:value-type="float" office:value="1369155.90942976" calcext:value-type="float">
            <text:p>1 369 156</text:p>
          </table:table-cell>
          <table:table-cell/>
          <table:table-cell table:formula="of:=[.F$2]*[.C352]^[.F$3]+[.F$4]*[.C352]^[.F$5]+[.F$6]*[.C352]^[.F$7]+[.F$8]" office:value-type="float" office:value="1369155.90942976" calcext:value-type="float">
            <text:p>1 369 156</text:p>
          </table:table-cell>
          <table:table-cell table:number-columns-repeated="6"/>
        </table:table-row>
        <table:table-row table:style-name="ro1">
          <table:table-cell/>
          <table:table-cell table:formula="of:=[.B353]+1" office:value-type="date" office:date-value="2019-12-29" calcext:value-type="date">
            <text:p>29-12-2019</text:p>
          </table:table-cell>
          <table:table-cell table:formula="of:=IF([.E354]&lt;10000000000;[.E354];10000000000)" office:value-type="float" office:value="1369161.93210294" calcext:value-type="float">
            <text:p>1 369 162</text:p>
          </table:table-cell>
          <table:table-cell/>
          <table:table-cell table:formula="of:=[.F$2]*[.C353]^[.F$3]+[.F$4]*[.C353]^[.F$5]+[.F$6]*[.C353]^[.F$7]+[.F$8]" office:value-type="float" office:value="1369161.93210294" calcext:value-type="float">
            <text:p>1 369 162</text:p>
          </table:table-cell>
          <table:table-cell table:number-columns-repeated="6"/>
        </table:table-row>
        <table:table-row table:style-name="ro1">
          <table:table-cell/>
          <table:table-cell table:formula="of:=[.B354]+1" office:value-type="date" office:date-value="2019-12-30" calcext:value-type="date">
            <text:p>30-12-2019</text:p>
          </table:table-cell>
          <table:table-cell table:formula="of:=IF([.E355]&lt;10000000000;[.E355];10000000000)" office:value-type="float" office:value="1369167.77046448" calcext:value-type="float">
            <text:p>1 369 168</text:p>
          </table:table-cell>
          <table:table-cell/>
          <table:table-cell table:formula="of:=[.F$2]*[.C354]^[.F$3]+[.F$4]*[.C354]^[.F$5]+[.F$6]*[.C354]^[.F$7]+[.F$8]" office:value-type="float" office:value="1369167.77046448" calcext:value-type="float">
            <text:p>1 369 168</text:p>
          </table:table-cell>
          <table:table-cell table:number-columns-repeated="6"/>
        </table:table-row>
        <table:table-row table:style-name="ro1">
          <table:table-cell/>
          <table:table-cell table:formula="of:=[.B355]+1" office:value-type="date" office:date-value="2019-12-31" calcext:value-type="date">
            <text:p>31-12-2019</text:p>
          </table:table-cell>
          <table:table-cell table:formula="of:=IF([.E356]&lt;10000000000;[.E356];10000000000)" office:value-type="float" office:value="1369173.43015413" calcext:value-type="float">
            <text:p>1 369 173</text:p>
          </table:table-cell>
          <table:table-cell/>
          <table:table-cell table:formula="of:=[.F$2]*[.C355]^[.F$3]+[.F$4]*[.C355]^[.F$5]+[.F$6]*[.C355]^[.F$7]+[.F$8]" office:value-type="float" office:value="1369173.43015413" calcext:value-type="float">
            <text:p>1 369 173</text:p>
          </table:table-cell>
          <table:table-cell table:number-columns-repeated="6"/>
        </table:table-row>
        <table:table-row table:style-name="ro1">
          <table:table-cell/>
          <table:table-cell table:formula="of:=[.B356]+1" office:value-type="date" office:date-value="2020-01-01" calcext:value-type="date">
            <text:p>01-01-2020</text:p>
          </table:table-cell>
          <table:table-cell table:formula="of:=IF([.E357]&lt;10000000000;[.E357];10000000000)" office:value-type="float" office:value="1369178.91663912" calcext:value-type="float">
            <text:p>1 369 179</text:p>
          </table:table-cell>
          <table:table-cell/>
          <table:table-cell table:formula="of:=[.F$2]*[.C356]^[.F$3]+[.F$4]*[.C356]^[.F$5]+[.F$6]*[.C356]^[.F$7]+[.F$8]" office:value-type="float" office:value="1369178.91663912" calcext:value-type="float">
            <text:p>1 369 179</text:p>
          </table:table-cell>
          <table:table-cell table:number-columns-repeated="6"/>
        </table:table-row>
        <table:table-row table:style-name="ro1">
          <table:table-cell/>
          <table:table-cell table:formula="of:=[.B357]+1" office:value-type="date" office:date-value="2020-01-02" calcext:value-type="date">
            <text:p>02-01-2020</text:p>
          </table:table-cell>
          <table:table-cell table:formula="of:=IF([.E358]&lt;10000000000;[.E358];10000000000)" office:value-type="float" office:value="1369184.23521942" calcext:value-type="float">
            <text:p>1 369 184</text:p>
          </table:table-cell>
          <table:table-cell/>
          <table:table-cell table:formula="of:=[.F$2]*[.C357]^[.F$3]+[.F$4]*[.C357]^[.F$5]+[.F$6]*[.C357]^[.F$7]+[.F$8]" office:value-type="float" office:value="1369184.23521942" calcext:value-type="float">
            <text:p>1 369 184</text:p>
          </table:table-cell>
          <table:table-cell table:number-columns-repeated="6"/>
        </table:table-row>
        <table:table-row table:style-name="ro1">
          <table:table-cell/>
          <table:table-cell table:formula="of:=[.B358]+1" office:value-type="date" office:date-value="2020-01-03" calcext:value-type="date">
            <text:p>03-01-2020</text:p>
          </table:table-cell>
          <table:table-cell table:formula="of:=IF([.E359]&lt;10000000000;[.E359];10000000000)" office:value-type="float" office:value="1369189.39103286" calcext:value-type="float">
            <text:p>1 369 189</text:p>
          </table:table-cell>
          <table:table-cell/>
          <table:table-cell table:formula="of:=[.F$2]*[.C358]^[.F$3]+[.F$4]*[.C358]^[.F$5]+[.F$6]*[.C358]^[.F$7]+[.F$8]" office:value-type="float" office:value="1369189.39103286" calcext:value-type="float">
            <text:p>1 369 189</text:p>
          </table:table-cell>
          <table:table-cell table:number-columns-repeated="6"/>
        </table:table-row>
        <table:table-row table:style-name="ro1">
          <table:table-cell/>
          <table:table-cell table:formula="of:=[.B359]+1" office:value-type="date" office:date-value="2020-01-04" calcext:value-type="date">
            <text:p>04-01-2020</text:p>
          </table:table-cell>
          <table:table-cell table:formula="of:=IF([.E360]&lt;10000000000;[.E360];10000000000)" office:value-type="float" office:value="1369194.3890601" calcext:value-type="float">
            <text:p>1 369 194</text:p>
          </table:table-cell>
          <table:table-cell/>
          <table:table-cell table:formula="of:=[.F$2]*[.C359]^[.F$3]+[.F$4]*[.C359]^[.F$5]+[.F$6]*[.C359]^[.F$7]+[.F$8]" office:value-type="float" office:value="1369194.3890601" calcext:value-type="float">
            <text:p>1 369 194</text:p>
          </table:table-cell>
          <table:table-cell table:number-columns-repeated="6"/>
        </table:table-row>
        <table:table-row table:style-name="ro1">
          <table:table-cell/>
          <table:table-cell table:formula="of:=[.B360]+1" office:value-type="date" office:date-value="2020-01-05" calcext:value-type="date">
            <text:p>05-01-2020</text:p>
          </table:table-cell>
          <table:table-cell table:formula="of:=IF([.E361]&lt;10000000000;[.E361];10000000000)" office:value-type="float" office:value="1369199.23412943" calcext:value-type="float">
            <text:p>1 369 199</text:p>
          </table:table-cell>
          <table:table-cell/>
          <table:table-cell table:formula="of:=[.F$2]*[.C360]^[.F$3]+[.F$4]*[.C360]^[.F$5]+[.F$6]*[.C360]^[.F$7]+[.F$8]" office:value-type="float" office:value="1369199.23412943" calcext:value-type="float">
            <text:p>1 369 199</text:p>
          </table:table-cell>
          <table:table-cell table:number-columns-repeated="6"/>
        </table:table-row>
        <table:table-row table:style-name="ro1">
          <table:table-cell/>
          <table:table-cell table:formula="of:=[.B361]+1" office:value-type="date" office:date-value="2020-01-06" calcext:value-type="date">
            <text:p>06-01-2020</text:p>
          </table:table-cell>
          <table:table-cell table:formula="of:=IF([.E362]&lt;10000000000;[.E362];10000000000)" office:value-type="float" office:value="1369203.93092141" calcext:value-type="float">
            <text:p>1 369 204</text:p>
          </table:table-cell>
          <table:table-cell/>
          <table:table-cell table:formula="of:=[.F$2]*[.C361]^[.F$3]+[.F$4]*[.C361]^[.F$5]+[.F$6]*[.C361]^[.F$7]+[.F$8]" office:value-type="float" office:value="1369203.93092141" calcext:value-type="float">
            <text:p>1 369 204</text:p>
          </table:table-cell>
          <table:table-cell table:number-columns-repeated="6"/>
        </table:table-row>
        <table:table-row table:style-name="ro1">
          <table:table-cell/>
          <table:table-cell table:formula="of:=[.B362]+1" office:value-type="date" office:date-value="2020-01-07" calcext:value-type="date">
            <text:p>07-01-2020</text:p>
          </table:table-cell>
          <table:table-cell table:formula="of:=IF([.E363]&lt;10000000000;[.E363];10000000000)" office:value-type="float" office:value="1369208.48397341" calcext:value-type="float">
            <text:p>1 369 208</text:p>
          </table:table-cell>
          <table:table-cell/>
          <table:table-cell table:formula="of:=[.F$2]*[.C362]^[.F$3]+[.F$4]*[.C362]^[.F$5]+[.F$6]*[.C362]^[.F$7]+[.F$8]" office:value-type="float" office:value="1369208.48397341" calcext:value-type="float">
            <text:p>1 369 208</text:p>
          </table:table-cell>
          <table:table-cell table:number-columns-repeated="6"/>
        </table:table-row>
        <table:table-row table:style-name="ro1">
          <table:table-cell/>
          <table:table-cell table:formula="of:=[.B363]+1" office:value-type="date" office:date-value="2020-01-08" calcext:value-type="date">
            <text:p>08-01-2020</text:p>
          </table:table-cell>
          <table:table-cell table:formula="of:=IF([.E364]&lt;10000000000;[.E364];10000000000)" office:value-type="float" office:value="1369212.89768399" calcext:value-type="float">
            <text:p>1 369 213</text:p>
          </table:table-cell>
          <table:table-cell/>
          <table:table-cell table:formula="of:=[.F$2]*[.C363]^[.F$3]+[.F$4]*[.C363]^[.F$5]+[.F$6]*[.C363]^[.F$7]+[.F$8]" office:value-type="float" office:value="1369212.89768399" calcext:value-type="float">
            <text:p>1 369 213</text:p>
          </table:table-cell>
          <table:table-cell table:number-columns-repeated="6"/>
        </table:table-row>
        <table:table-row table:style-name="ro1">
          <table:table-cell/>
          <table:table-cell table:formula="of:=[.B364]+1" office:value-type="date" office:date-value="2020-01-09" calcext:value-type="date">
            <text:p>09-01-2020</text:p>
          </table:table-cell>
          <table:table-cell table:formula="of:=IF([.E365]&lt;10000000000;[.E365];10000000000)" office:value-type="float" office:value="1369217.17631713" calcext:value-type="float">
            <text:p>1 369 217</text:p>
          </table:table-cell>
          <table:table-cell/>
          <table:table-cell table:formula="of:=[.F$2]*[.C364]^[.F$3]+[.F$4]*[.C364]^[.F$5]+[.F$6]*[.C364]^[.F$7]+[.F$8]" office:value-type="float" office:value="1369217.17631713" calcext:value-type="float">
            <text:p>1 369 217</text:p>
          </table:table-cell>
          <table:table-cell table:number-columns-repeated="6"/>
        </table:table-row>
        <table:table-row table:style-name="ro1">
          <table:table-cell/>
          <table:table-cell table:formula="of:=[.B365]+1" office:value-type="date" office:date-value="2020-01-10" calcext:value-type="date">
            <text:p>10-01-2020</text:p>
          </table:table-cell>
          <table:table-cell table:formula="of:=IF([.E366]&lt;10000000000;[.E366];10000000000)" office:value-type="float" office:value="1369221.32400635" calcext:value-type="float">
            <text:p>1 369 221</text:p>
          </table:table-cell>
          <table:table-cell/>
          <table:table-cell table:formula="of:=[.F$2]*[.C365]^[.F$3]+[.F$4]*[.C365]^[.F$5]+[.F$6]*[.C365]^[.F$7]+[.F$8]" office:value-type="float" office:value="1369221.32400635" calcext:value-type="float">
            <text:p>1 369 221</text:p>
          </table:table-cell>
          <table:table-cell table:number-columns-repeated="6"/>
        </table:table-row>
        <table:table-row table:style-name="ro1">
          <table:table-cell/>
          <table:table-cell table:formula="of:=[.B366]+1" office:value-type="date" office:date-value="2020-01-11" calcext:value-type="date">
            <text:p>11-01-2020</text:p>
          </table:table-cell>
          <table:table-cell table:formula="of:=IF([.E367]&lt;10000000000;[.E367];10000000000)" office:value-type="float" office:value="1369225.34475871" calcext:value-type="float">
            <text:p>1 369 225</text:p>
          </table:table-cell>
          <table:table-cell/>
          <table:table-cell table:formula="of:=[.F$2]*[.C366]^[.F$3]+[.F$4]*[.C366]^[.F$5]+[.F$6]*[.C366]^[.F$7]+[.F$8]" office:value-type="float" office:value="1369225.34475871" calcext:value-type="float">
            <text:p>1 369 225</text:p>
          </table:table-cell>
          <table:table-cell table:number-columns-repeated="6"/>
        </table:table-row>
        <table:table-row table:style-name="ro1">
          <table:table-cell/>
          <table:table-cell table:formula="of:=[.B367]+1" office:value-type="date" office:date-value="2020-01-12" calcext:value-type="date">
            <text:p>12-01-2020</text:p>
          </table:table-cell>
          <table:table-cell table:formula="of:=IF([.E368]&lt;10000000000;[.E368];10000000000)" office:value-type="float" office:value="1369229.24245868" calcext:value-type="float">
            <text:p>1 369 229</text:p>
          </table:table-cell>
          <table:table-cell/>
          <table:table-cell table:formula="of:=[.F$2]*[.C367]^[.F$3]+[.F$4]*[.C367]^[.F$5]+[.F$6]*[.C367]^[.F$7]+[.F$8]" office:value-type="float" office:value="1369229.24245868" calcext:value-type="float">
            <text:p>1 369 229</text:p>
          </table:table-cell>
          <table:table-cell table:number-columns-repeated="6"/>
        </table:table-row>
        <table:table-row table:style-name="ro1">
          <table:table-cell/>
          <table:table-cell table:formula="of:=[.B368]+1" office:value-type="date" office:date-value="2020-01-13" calcext:value-type="date">
            <text:p>13-01-2020</text:p>
          </table:table-cell>
          <table:table-cell table:formula="of:=IF([.E369]&lt;10000000000;[.E369];10000000000)" office:value-type="float" office:value="1369233.02087186" calcext:value-type="float">
            <text:p>1 369 233</text:p>
          </table:table-cell>
          <table:table-cell/>
          <table:table-cell table:formula="of:=[.F$2]*[.C368]^[.F$3]+[.F$4]*[.C368]^[.F$5]+[.F$6]*[.C368]^[.F$7]+[.F$8]" office:value-type="float" office:value="1369233.02087186" calcext:value-type="float">
            <text:p>1 369 233</text:p>
          </table:table-cell>
          <table:table-cell table:number-columns-repeated="6"/>
        </table:table-row>
        <table:table-row table:style-name="ro1">
          <table:table-cell/>
          <table:table-cell table:formula="of:=[.B369]+1" office:value-type="date" office:date-value="2020-01-14" calcext:value-type="date">
            <text:p>14-01-2020</text:p>
          </table:table-cell>
          <table:table-cell table:formula="of:=IF([.E370]&lt;10000000000;[.E370];10000000000)" office:value-type="float" office:value="1369236.68364864" calcext:value-type="float">
            <text:p>1 369 237</text:p>
          </table:table-cell>
          <table:table-cell/>
          <table:table-cell table:formula="of:=[.F$2]*[.C369]^[.F$3]+[.F$4]*[.C369]^[.F$5]+[.F$6]*[.C369]^[.F$7]+[.F$8]" office:value-type="float" office:value="1369236.68364864" calcext:value-type="float">
            <text:p>1 369 237</text:p>
          </table:table-cell>
          <table:table-cell table:number-columns-repeated="6"/>
        </table:table-row>
        <table:table-row table:style-name="ro1">
          <table:table-cell/>
          <table:table-cell table:formula="of:=[.B370]+1" office:value-type="date" office:date-value="2020-01-15" calcext:value-type="date">
            <text:p>15-01-2020</text:p>
          </table:table-cell>
          <table:table-cell table:formula="of:=IF([.E371]&lt;10000000000;[.E371];10000000000)" office:value-type="float" office:value="1369240.23432774" calcext:value-type="float">
            <text:p>1 369 240</text:p>
          </table:table-cell>
          <table:table-cell/>
          <table:table-cell table:formula="of:=[.F$2]*[.C370]^[.F$3]+[.F$4]*[.C370]^[.F$5]+[.F$6]*[.C370]^[.F$7]+[.F$8]" office:value-type="float" office:value="1369240.23432774" calcext:value-type="float">
            <text:p>1 369 240</text:p>
          </table:table-cell>
          <table:table-cell table:number-columns-repeated="6"/>
        </table:table-row>
        <table:table-row table:style-name="ro1">
          <table:table-cell/>
          <table:table-cell table:formula="of:=[.B371]+1" office:value-type="date" office:date-value="2020-01-16" calcext:value-type="date">
            <text:p>16-01-2020</text:p>
          </table:table-cell>
          <table:table-cell table:formula="of:=IF([.E372]&lt;10000000000;[.E372];10000000000)" office:value-type="float" office:value="1369243.67633957" calcext:value-type="float">
            <text:p>1 369 244</text:p>
          </table:table-cell>
          <table:table-cell/>
          <table:table-cell table:formula="of:=[.F$2]*[.C371]^[.F$3]+[.F$4]*[.C371]^[.F$5]+[.F$6]*[.C371]^[.F$7]+[.F$8]" office:value-type="float" office:value="1369243.67633957" calcext:value-type="float">
            <text:p>1 369 244</text:p>
          </table:table-cell>
          <table:table-cell table:number-columns-repeated="6"/>
        </table:table-row>
        <table:table-row table:style-name="ro1">
          <table:table-cell/>
          <table:table-cell table:formula="of:=[.B372]+1" office:value-type="date" office:date-value="2020-01-17" calcext:value-type="date">
            <text:p>17-01-2020</text:p>
          </table:table-cell>
          <table:table-cell table:formula="of:=IF([.E373]&lt;10000000000;[.E373];10000000000)" office:value-type="float" office:value="1369247.01300962" calcext:value-type="float">
            <text:p>1 369 247</text:p>
          </table:table-cell>
          <table:table-cell/>
          <table:table-cell table:formula="of:=[.F$2]*[.C372]^[.F$3]+[.F$4]*[.C372]^[.F$5]+[.F$6]*[.C372]^[.F$7]+[.F$8]" office:value-type="float" office:value="1369247.01300962" calcext:value-type="float">
            <text:p>1 369 247</text:p>
          </table:table-cell>
          <table:table-cell table:number-columns-repeated="6"/>
        </table:table-row>
        <table:table-row table:style-name="ro1">
          <table:table-cell/>
          <table:table-cell table:formula="of:=[.B373]+1" office:value-type="date" office:date-value="2020-01-18" calcext:value-type="date">
            <text:p>18-01-2020</text:p>
          </table:table-cell>
          <table:table-cell table:formula="of:=IF([.E374]&lt;10000000000;[.E374];10000000000)" office:value-type="float" office:value="1369250.24756159" calcext:value-type="float">
            <text:p>1 369 250</text:p>
          </table:table-cell>
          <table:table-cell/>
          <table:table-cell table:formula="of:=[.F$2]*[.C373]^[.F$3]+[.F$4]*[.C373]^[.F$5]+[.F$6]*[.C373]^[.F$7]+[.F$8]" office:value-type="float" office:value="1369250.24756159" calcext:value-type="float">
            <text:p>1 369 250</text:p>
          </table:table-cell>
          <table:table-cell table:number-columns-repeated="6"/>
        </table:table-row>
        <table:table-row table:style-name="ro1">
          <table:table-cell/>
          <table:table-cell table:formula="of:=[.B374]+1" office:value-type="date" office:date-value="2020-01-19" calcext:value-type="date">
            <text:p>19-01-2020</text:p>
          </table:table-cell>
          <table:table-cell table:formula="of:=IF([.E375]&lt;10000000000;[.E375];10000000000)" office:value-type="float" office:value="1369253.38312057" calcext:value-type="float">
            <text:p>1 369 253</text:p>
          </table:table-cell>
          <table:table-cell/>
          <table:table-cell table:formula="of:=[.F$2]*[.C374]^[.F$3]+[.F$4]*[.C374]^[.F$5]+[.F$6]*[.C374]^[.F$7]+[.F$8]" office:value-type="float" office:value="1369253.38312057" calcext:value-type="float">
            <text:p>1 369 253</text:p>
          </table:table-cell>
          <table:table-cell table:number-columns-repeated="6"/>
        </table:table-row>
        <table:table-row table:style-name="ro1">
          <table:table-cell/>
          <table:table-cell table:formula="of:=[.B375]+1" office:value-type="date" office:date-value="2020-01-20" calcext:value-type="date">
            <text:p>20-01-2020</text:p>
          </table:table-cell>
          <table:table-cell table:formula="of:=IF([.E376]&lt;10000000000;[.E376];10000000000)" office:value-type="float" office:value="1369256.422716" calcext:value-type="float">
            <text:p>1 369 256</text:p>
          </table:table-cell>
          <table:table-cell/>
          <table:table-cell table:formula="of:=[.F$2]*[.C375]^[.F$3]+[.F$4]*[.C375]^[.F$5]+[.F$6]*[.C375]^[.F$7]+[.F$8]" office:value-type="float" office:value="1369256.422716" calcext:value-type="float">
            <text:p>1 369 256</text:p>
          </table:table-cell>
          <table:table-cell table:number-columns-repeated="6"/>
        </table:table-row>
        <table:table-row table:style-name="ro1">
          <table:table-cell/>
          <table:table-cell table:formula="of:=[.B376]+1" office:value-type="date" office:date-value="2020-01-21" calcext:value-type="date">
            <text:p>21-01-2020</text:p>
          </table:table-cell>
          <table:table-cell table:formula="of:=IF([.E377]&lt;10000000000;[.E377];10000000000)" office:value-type="float" office:value="1369259.36928466" calcext:value-type="float">
            <text:p>1 369 259</text:p>
          </table:table-cell>
          <table:table-cell/>
          <table:table-cell table:formula="of:=[.F$2]*[.C376]^[.F$3]+[.F$4]*[.C376]^[.F$5]+[.F$6]*[.C376]^[.F$7]+[.F$8]" office:value-type="float" office:value="1369259.36928466" calcext:value-type="float">
            <text:p>1 369 259</text:p>
          </table:table-cell>
          <table:table-cell table:number-columns-repeated="6"/>
        </table:table-row>
        <table:table-row table:style-name="ro1">
          <table:table-cell/>
          <table:table-cell table:formula="of:=[.B377]+1" office:value-type="date" office:date-value="2020-01-22" calcext:value-type="date">
            <text:p>22-01-2020</text:p>
          </table:table-cell>
          <table:table-cell table:formula="of:=IF([.E378]&lt;10000000000;[.E378];10000000000)" office:value-type="float" office:value="1369262.22567343" calcext:value-type="float">
            <text:p>1 369 262</text:p>
          </table:table-cell>
          <table:table-cell/>
          <table:table-cell table:formula="of:=[.F$2]*[.C377]^[.F$3]+[.F$4]*[.C377]^[.F$5]+[.F$6]*[.C377]^[.F$7]+[.F$8]" office:value-type="float" office:value="1369262.22567343" calcext:value-type="float">
            <text:p>1 369 262</text:p>
          </table:table-cell>
          <table:table-cell table:number-columns-repeated="6"/>
        </table:table-row>
        <table:table-row table:style-name="ro1">
          <table:table-cell/>
          <table:table-cell table:formula="of:=[.B378]+1" office:value-type="date" office:date-value="2020-01-23" calcext:value-type="date">
            <text:p>23-01-2020</text:p>
          </table:table-cell>
          <table:table-cell table:formula="of:=IF([.E379]&lt;10000000000;[.E379];10000000000)" office:value-type="float" office:value="1369264.9946421" calcext:value-type="float">
            <text:p>1 369 265</text:p>
          </table:table-cell>
          <table:table-cell/>
          <table:table-cell table:formula="of:=[.F$2]*[.C378]^[.F$3]+[.F$4]*[.C378]^[.F$5]+[.F$6]*[.C378]^[.F$7]+[.F$8]" office:value-type="float" office:value="1369264.9946421" calcext:value-type="float">
            <text:p>1 369 265</text:p>
          </table:table-cell>
          <table:table-cell table:number-columns-repeated="6"/>
        </table:table-row>
        <table:table-row table:style-name="ro1">
          <table:table-cell/>
          <table:table-cell table:formula="of:=[.B379]+1" office:value-type="date" office:date-value="2020-01-24" calcext:value-type="date">
            <text:p>24-01-2020</text:p>
          </table:table-cell>
          <table:table-cell table:formula="of:=IF([.E380]&lt;10000000000;[.E380];10000000000)" office:value-type="float" office:value="1369267.67886601" calcext:value-type="float">
            <text:p>1 369 268</text:p>
          </table:table-cell>
          <table:table-cell/>
          <table:table-cell table:formula="of:=[.F$2]*[.C379]^[.F$3]+[.F$4]*[.C379]^[.F$5]+[.F$6]*[.C379]^[.F$7]+[.F$8]" office:value-type="float" office:value="1369267.67886601" calcext:value-type="float">
            <text:p>1 369 268</text:p>
          </table:table-cell>
          <table:table-cell table:number-columns-repeated="6"/>
        </table:table-row>
        <table:table-row table:style-name="ro1">
          <table:table-cell/>
          <table:table-cell table:formula="of:=[.B380]+1" office:value-type="date" office:date-value="2020-01-25" calcext:value-type="date">
            <text:p>25-01-2020</text:p>
          </table:table-cell>
          <table:table-cell table:formula="of:=IF([.E381]&lt;10000000000;[.E381];10000000000)" office:value-type="float" office:value="1369270.28093864" calcext:value-type="float">
            <text:p>1 369 270</text:p>
          </table:table-cell>
          <table:table-cell/>
          <table:table-cell table:formula="of:=[.F$2]*[.C380]^[.F$3]+[.F$4]*[.C380]^[.F$5]+[.F$6]*[.C380]^[.F$7]+[.F$8]" office:value-type="float" office:value="1369270.28093864" calcext:value-type="float">
            <text:p>1 369 270</text:p>
          </table:table-cell>
          <table:table-cell table:number-columns-repeated="6"/>
        </table:table-row>
        <table:table-row table:style-name="ro1">
          <table:table-cell/>
          <table:table-cell table:formula="of:=[.B381]+1" office:value-type="date" office:date-value="2020-01-26" calcext:value-type="date">
            <text:p>26-01-2020</text:p>
          </table:table-cell>
          <table:table-cell table:formula="of:=IF([.E382]&lt;10000000000;[.E382];10000000000)" office:value-type="float" office:value="1369272.80337409" calcext:value-type="float">
            <text:p>1 369 273</text:p>
          </table:table-cell>
          <table:table-cell/>
          <table:table-cell table:formula="of:=[.F$2]*[.C381]^[.F$3]+[.F$4]*[.C381]^[.F$5]+[.F$6]*[.C381]^[.F$7]+[.F$8]" office:value-type="float" office:value="1369272.80337409" calcext:value-type="float">
            <text:p>1 369 273</text:p>
          </table:table-cell>
          <table:table-cell table:number-columns-repeated="6"/>
        </table:table-row>
        <table:table-row table:style-name="ro1">
          <table:table-cell/>
          <table:table-cell table:formula="of:=[.B382]+1" office:value-type="date" office:date-value="2020-01-27" calcext:value-type="date">
            <text:p>27-01-2020</text:p>
          </table:table-cell>
          <table:table-cell table:formula="of:=IF([.E383]&lt;10000000000;[.E383];10000000000)" office:value-type="float" office:value="1369275.24860954" calcext:value-type="float">
            <text:p>1 369 275</text:p>
          </table:table-cell>
          <table:table-cell/>
          <table:table-cell table:formula="of:=[.F$2]*[.C382]^[.F$3]+[.F$4]*[.C382]^[.F$5]+[.F$6]*[.C382]^[.F$7]+[.F$8]" office:value-type="float" office:value="1369275.24860954" calcext:value-type="float">
            <text:p>1 369 275</text:p>
          </table:table-cell>
          <table:table-cell table:number-columns-repeated="6"/>
        </table:table-row>
        <table:table-row table:style-name="ro1">
          <table:table-cell/>
          <table:table-cell table:formula="of:=[.B383]+1" office:value-type="date" office:date-value="2020-01-28" calcext:value-type="date">
            <text:p>28-01-2020</text:p>
          </table:table-cell>
          <table:table-cell table:formula="of:=IF([.E384]&lt;10000000000;[.E384];10000000000)" office:value-type="float" office:value="1369277.61900761" calcext:value-type="float">
            <text:p>1 369 278</text:p>
          </table:table-cell>
          <table:table-cell/>
          <table:table-cell table:formula="of:=[.F$2]*[.C383]^[.F$3]+[.F$4]*[.C383]^[.F$5]+[.F$6]*[.C383]^[.F$7]+[.F$8]" office:value-type="float" office:value="1369277.61900761" calcext:value-type="float">
            <text:p>1 369 278</text:p>
          </table:table-cell>
          <table:table-cell table:number-columns-repeated="6"/>
        </table:table-row>
        <table:table-row table:style-name="ro1">
          <table:table-cell/>
          <table:table-cell table:formula="of:=[.B384]+1" office:value-type="date" office:date-value="2020-01-29" calcext:value-type="date">
            <text:p>29-01-2020</text:p>
          </table:table-cell>
          <table:table-cell table:formula="of:=IF([.E385]&lt;10000000000;[.E385];10000000000)" office:value-type="float" office:value="1369279.9168586" calcext:value-type="float">
            <text:p>1 369 280</text:p>
          </table:table-cell>
          <table:table-cell/>
          <table:table-cell table:formula="of:=[.F$2]*[.C384]^[.F$3]+[.F$4]*[.C384]^[.F$5]+[.F$6]*[.C384]^[.F$7]+[.F$8]" office:value-type="float" office:value="1369279.9168586" calcext:value-type="float">
            <text:p>1 369 280</text:p>
          </table:table-cell>
          <table:table-cell table:number-columns-repeated="6"/>
        </table:table-row>
        <table:table-row table:style-name="ro1">
          <table:table-cell/>
          <table:table-cell table:formula="of:=[.B385]+1" office:value-type="date" office:date-value="2020-01-30" calcext:value-type="date">
            <text:p>30-01-2020</text:p>
          </table:table-cell>
          <table:table-cell table:formula="of:=IF([.E386]&lt;10000000000;[.E386];10000000000)" office:value-type="float" office:value="1369282.14438273" calcext:value-type="float">
            <text:p>1 369 282</text:p>
          </table:table-cell>
          <table:table-cell/>
          <table:table-cell table:formula="of:=[.F$2]*[.C385]^[.F$3]+[.F$4]*[.C385]^[.F$5]+[.F$6]*[.C385]^[.F$7]+[.F$8]" office:value-type="float" office:value="1369282.14438273" calcext:value-type="float">
            <text:p>1 369 282</text:p>
          </table:table-cell>
          <table:table-cell table:number-columns-repeated="6"/>
        </table:table-row>
        <table:table-row table:style-name="ro1">
          <table:table-cell/>
          <table:table-cell table:formula="of:=[.B386]+1" office:value-type="date" office:date-value="2020-01-31" calcext:value-type="date">
            <text:p>31-01-2020</text:p>
          </table:table-cell>
          <table:table-cell table:formula="of:=IF([.E387]&lt;10000000000;[.E387];10000000000)" office:value-type="float" office:value="1369284.30373228" calcext:value-type="float">
            <text:p>1 369 284</text:p>
          </table:table-cell>
          <table:table-cell/>
          <table:table-cell table:formula="of:=[.F$2]*[.C386]^[.F$3]+[.F$4]*[.C386]^[.F$5]+[.F$6]*[.C386]^[.F$7]+[.F$8]" office:value-type="float" office:value="1369284.30373228" calcext:value-type="float">
            <text:p>1 369 284</text:p>
          </table:table-cell>
          <table:table-cell table:number-columns-repeated="6"/>
        </table:table-row>
        <table:table-row table:style-name="ro1">
          <table:table-cell/>
          <table:table-cell table:formula="of:=[.B387]+1" office:value-type="date" office:date-value="2020-02-01" calcext:value-type="date">
            <text:p>01-02-2020</text:p>
          </table:table-cell>
          <table:table-cell table:formula="of:=IF([.E388]&lt;10000000000;[.E388];10000000000)" office:value-type="float" office:value="1369286.39699367" calcext:value-type="float">
            <text:p>1 369 286</text:p>
          </table:table-cell>
          <table:table-cell/>
          <table:table-cell table:formula="of:=[.F$2]*[.C387]^[.F$3]+[.F$4]*[.C387]^[.F$5]+[.F$6]*[.C387]^[.F$7]+[.F$8]" office:value-type="float" office:value="1369286.39699367" calcext:value-type="float">
            <text:p>1 369 286</text:p>
          </table:table-cell>
          <table:table-cell table:number-columns-repeated="6"/>
        </table:table-row>
        <table:table-row table:style-name="ro1">
          <table:table-cell/>
          <table:table-cell table:formula="of:=[.B388]+1" office:value-type="date" office:date-value="2020-02-02" calcext:value-type="date">
            <text:p>02-02-2020</text:p>
          </table:table-cell>
          <table:table-cell table:formula="of:=IF([.E389]&lt;10000000000;[.E389];10000000000)" office:value-type="float" office:value="1369288.42618948" calcext:value-type="float">
            <text:p>1 369 288</text:p>
          </table:table-cell>
          <table:table-cell/>
          <table:table-cell table:formula="of:=[.F$2]*[.C388]^[.F$3]+[.F$4]*[.C388]^[.F$5]+[.F$6]*[.C388]^[.F$7]+[.F$8]" office:value-type="float" office:value="1369288.42618948" calcext:value-type="float">
            <text:p>1 369 288</text:p>
          </table:table-cell>
          <table:table-cell table:number-columns-repeated="6"/>
        </table:table-row>
        <table:table-row table:style-name="ro1">
          <table:table-cell/>
          <table:table-cell table:formula="of:=[.B389]+1" office:value-type="date" office:date-value="2020-02-03" calcext:value-type="date">
            <text:p>03-02-2020</text:p>
          </table:table-cell>
          <table:table-cell table:formula="of:=IF([.E390]&lt;10000000000;[.E390];10000000000)" office:value-type="float" office:value="1369290.39328038" calcext:value-type="float">
            <text:p>1 369 290</text:p>
          </table:table-cell>
          <table:table-cell/>
          <table:table-cell table:formula="of:=[.F$2]*[.C389]^[.F$3]+[.F$4]*[.C389]^[.F$5]+[.F$6]*[.C389]^[.F$7]+[.F$8]" office:value-type="float" office:value="1369290.39328038" calcext:value-type="float">
            <text:p>1 369 290</text:p>
          </table:table-cell>
          <table:table-cell table:number-columns-repeated="6"/>
        </table:table-row>
        <table:table-row table:style-name="ro1">
          <table:table-cell/>
          <table:table-cell table:formula="of:=[.B390]+1" office:value-type="date" office:date-value="2020-02-04" calcext:value-type="date">
            <text:p>04-02-2020</text:p>
          </table:table-cell>
          <table:table-cell table:formula="of:=IF([.E391]&lt;10000000000;[.E391];10000000000)" office:value-type="float" office:value="1369292.30016706" calcext:value-type="float">
            <text:p>1 369 292</text:p>
          </table:table-cell>
          <table:table-cell/>
          <table:table-cell table:formula="of:=[.F$2]*[.C390]^[.F$3]+[.F$4]*[.C390]^[.F$5]+[.F$6]*[.C390]^[.F$7]+[.F$8]" office:value-type="float" office:value="1369292.30016706" calcext:value-type="float">
            <text:p>1 369 292</text:p>
          </table:table-cell>
          <table:table-cell table:number-columns-repeated="6"/>
        </table:table-row>
        <table:table-row table:style-name="ro1">
          <table:table-cell/>
          <table:table-cell table:formula="of:=[.B391]+1" office:value-type="date" office:date-value="2020-02-05" calcext:value-type="date">
            <text:p>05-02-2020</text:p>
          </table:table-cell>
          <table:table-cell table:formula="of:=IF([.E392]&lt;10000000000;[.E392];10000000000)" office:value-type="float" office:value="1369294.14869203" calcext:value-type="float">
            <text:p>1 369 294</text:p>
          </table:table-cell>
          <table:table-cell/>
          <table:table-cell table:formula="of:=[.F$2]*[.C391]^[.F$3]+[.F$4]*[.C391]^[.F$5]+[.F$6]*[.C391]^[.F$7]+[.F$8]" office:value-type="float" office:value="1369294.14869203" calcext:value-type="float">
            <text:p>1 369 294</text:p>
          </table:table-cell>
          <table:table-cell table:number-columns-repeated="6"/>
        </table:table-row>
        <table:table-row table:style-name="ro1">
          <table:table-cell/>
          <table:table-cell table:formula="of:=[.B392]+1" office:value-type="date" office:date-value="2020-02-06" calcext:value-type="date">
            <text:p>06-02-2020</text:p>
          </table:table-cell>
          <table:table-cell table:formula="of:=IF([.E393]&lt;10000000000;[.E393];10000000000)" office:value-type="float" office:value="1369295.94064142" calcext:value-type="float">
            <text:p>1 369 296</text:p>
          </table:table-cell>
          <table:table-cell/>
          <table:table-cell table:formula="of:=[.F$2]*[.C392]^[.F$3]+[.F$4]*[.C392]^[.F$5]+[.F$6]*[.C392]^[.F$7]+[.F$8]" office:value-type="float" office:value="1369295.94064142" calcext:value-type="float">
            <text:p>1 369 296</text:p>
          </table:table-cell>
          <table:table-cell table:number-columns-repeated="6"/>
        </table:table-row>
        <table:table-row table:style-name="ro1">
          <table:table-cell/>
          <table:table-cell table:formula="of:=[.B393]+1" office:value-type="date" office:date-value="2020-02-07" calcext:value-type="date">
            <text:p>07-02-2020</text:p>
          </table:table-cell>
          <table:table-cell table:formula="of:=IF([.E394]&lt;10000000000;[.E394];10000000000)" office:value-type="float" office:value="1369297.6777467" calcext:value-type="float">
            <text:p>1 369 298</text:p>
          </table:table-cell>
          <table:table-cell/>
          <table:table-cell table:formula="of:=[.F$2]*[.C393]^[.F$3]+[.F$4]*[.C393]^[.F$5]+[.F$6]*[.C393]^[.F$7]+[.F$8]" office:value-type="float" office:value="1369297.6777467" calcext:value-type="float">
            <text:p>1 369 298</text:p>
          </table:table-cell>
          <table:table-cell table:number-columns-repeated="6"/>
        </table:table-row>
        <table:table-row table:style-name="ro1">
          <table:table-cell/>
          <table:table-cell table:formula="of:=[.B394]+1" office:value-type="date" office:date-value="2020-02-08" calcext:value-type="date">
            <text:p>08-02-2020</text:p>
          </table:table-cell>
          <table:table-cell table:formula="of:=IF([.E395]&lt;10000000000;[.E395];10000000000)" office:value-type="float" office:value="1369299.36168636" calcext:value-type="float">
            <text:p>1 369 299</text:p>
          </table:table-cell>
          <table:table-cell/>
          <table:table-cell table:formula="of:=[.F$2]*[.C394]^[.F$3]+[.F$4]*[.C394]^[.F$5]+[.F$6]*[.C394]^[.F$7]+[.F$8]" office:value-type="float" office:value="1369299.36168636" calcext:value-type="float">
            <text:p>1 369 299</text:p>
          </table:table-cell>
          <table:table-cell table:number-columns-repeated="6"/>
        </table:table-row>
        <table:table-row table:style-name="ro1">
          <table:table-cell/>
          <table:table-cell table:formula="of:=[.B395]+1" office:value-type="date" office:date-value="2020-02-09" calcext:value-type="date">
            <text:p>09-02-2020</text:p>
          </table:table-cell>
          <table:table-cell table:formula="of:=IF([.E396]&lt;10000000000;[.E396];10000000000)" office:value-type="float" office:value="1369300.99408751" calcext:value-type="float">
            <text:p>1 369 301</text:p>
          </table:table-cell>
          <table:table-cell/>
          <table:table-cell table:formula="of:=[.F$2]*[.C395]^[.F$3]+[.F$4]*[.C395]^[.F$5]+[.F$6]*[.C395]^[.F$7]+[.F$8]" office:value-type="float" office:value="1369300.99408751" calcext:value-type="float">
            <text:p>1 369 301</text:p>
          </table:table-cell>
          <table:table-cell table:number-columns-repeated="6"/>
        </table:table-row>
        <table:table-row table:style-name="ro1">
          <table:table-cell/>
          <table:table-cell table:formula="of:=[.B396]+1" office:value-type="date" office:date-value="2020-02-10" calcext:value-type="date">
            <text:p>10-02-2020</text:p>
          </table:table-cell>
          <table:table-cell table:formula="of:=IF([.E397]&lt;10000000000;[.E397];10000000000)" office:value-type="float" office:value="1369302.57652749" calcext:value-type="float">
            <text:p>1 369 303</text:p>
          </table:table-cell>
          <table:table-cell/>
          <table:table-cell table:formula="of:=[.F$2]*[.C396]^[.F$3]+[.F$4]*[.C396]^[.F$5]+[.F$6]*[.C396]^[.F$7]+[.F$8]" office:value-type="float" office:value="1369302.57652749" calcext:value-type="float">
            <text:p>1 369 303</text:p>
          </table:table-cell>
          <table:table-cell table:number-columns-repeated="6"/>
        </table:table-row>
        <table:table-row table:style-name="ro1">
          <table:table-cell/>
          <table:table-cell table:formula="of:=[.B397]+1" office:value-type="date" office:date-value="2020-02-11" calcext:value-type="date">
            <text:p>11-02-2020</text:p>
          </table:table-cell>
          <table:table-cell table:formula="of:=IF([.E398]&lt;10000000000;[.E398];10000000000)" office:value-type="float" office:value="1369304.11053535" calcext:value-type="float">
            <text:p>1 369 304</text:p>
          </table:table-cell>
          <table:table-cell/>
          <table:table-cell table:formula="of:=[.F$2]*[.C397]^[.F$3]+[.F$4]*[.C397]^[.F$5]+[.F$6]*[.C397]^[.F$7]+[.F$8]" office:value-type="float" office:value="1369304.11053535" calcext:value-type="float">
            <text:p>1 369 304</text:p>
          </table:table-cell>
          <table:table-cell table:number-columns-repeated="6"/>
        </table:table-row>
        <table:table-row table:style-name="ro1">
          <table:table-cell/>
          <table:table-cell table:formula="of:=[.B398]+1" office:value-type="date" office:date-value="2020-02-12" calcext:value-type="date">
            <text:p>12-02-2020</text:p>
          </table:table-cell>
          <table:table-cell table:formula="of:=IF([.E399]&lt;10000000000;[.E399];10000000000)" office:value-type="float" office:value="1369305.59759335" calcext:value-type="float">
            <text:p>1 369 306</text:p>
          </table:table-cell>
          <table:table-cell/>
          <table:table-cell table:formula="of:=[.F$2]*[.C398]^[.F$3]+[.F$4]*[.C398]^[.F$5]+[.F$6]*[.C398]^[.F$7]+[.F$8]" office:value-type="float" office:value="1369305.59759335" calcext:value-type="float">
            <text:p>1 369 306</text:p>
          </table:table-cell>
          <table:table-cell table:number-columns-repeated="6"/>
        </table:table-row>
        <table:table-row table:style-name="ro1">
          <table:table-cell/>
          <table:table-cell table:formula="of:=[.B399]+1" office:value-type="date" office:date-value="2020-02-13" calcext:value-type="date">
            <text:p>13-02-2020</text:p>
          </table:table-cell>
          <table:table-cell table:formula="of:=IF([.E400]&lt;10000000000;[.E400];10000000000)" office:value-type="float" office:value="1369307.03913839" calcext:value-type="float">
            <text:p>1 369 307</text:p>
          </table:table-cell>
          <table:table-cell/>
          <table:table-cell table:formula="of:=[.F$2]*[.C399]^[.F$3]+[.F$4]*[.C399]^[.F$5]+[.F$6]*[.C399]^[.F$7]+[.F$8]" office:value-type="float" office:value="1369307.03913839" calcext:value-type="float">
            <text:p>1 369 307</text:p>
          </table:table-cell>
          <table:table-cell table:number-columns-repeated="6"/>
        </table:table-row>
        <table:table-row table:style-name="ro1">
          <table:table-cell/>
          <table:table-cell table:formula="of:=[.B400]+1" office:value-type="date" office:date-value="2020-02-14" calcext:value-type="date">
            <text:p>14-02-2020</text:p>
          </table:table-cell>
          <table:table-cell table:formula="of:=IF([.E401]&lt;10000000000;[.E401];10000000000)" office:value-type="float" office:value="1369308.43656339" calcext:value-type="float">
            <text:p>1 369 308</text:p>
          </table:table-cell>
          <table:table-cell/>
          <table:table-cell table:formula="of:=[.F$2]*[.C400]^[.F$3]+[.F$4]*[.C400]^[.F$5]+[.F$6]*[.C400]^[.F$7]+[.F$8]" office:value-type="float" office:value="1369308.43656339" calcext:value-type="float">
            <text:p>1 369 308</text:p>
          </table:table-cell>
          <table:table-cell table:number-columns-repeated="6"/>
        </table:table-row>
        <table:table-row table:style-name="ro1">
          <table:table-cell/>
          <table:table-cell table:formula="of:=[.B401]+1" office:value-type="date" office:date-value="2020-02-15" calcext:value-type="date">
            <text:p>15-02-2020</text:p>
          </table:table-cell>
          <table:table-cell table:formula="of:=IF([.E402]&lt;10000000000;[.E402];10000000000)" office:value-type="float" office:value="1369309.79121866" calcext:value-type="float">
            <text:p>1 369 310</text:p>
          </table:table-cell>
          <table:table-cell/>
          <table:table-cell table:formula="of:=[.F$2]*[.C401]^[.F$3]+[.F$4]*[.C401]^[.F$5]+[.F$6]*[.C401]^[.F$7]+[.F$8]" office:value-type="float" office:value="1369309.79121866" calcext:value-type="float">
            <text:p>1 369 310</text:p>
          </table:table-cell>
          <table:table-cell table:number-columns-repeated="6"/>
        </table:table-row>
        <table:table-row table:style-name="ro1">
          <table:table-cell/>
          <table:table-cell table:formula="of:=[.B402]+1" office:value-type="date" office:date-value="2020-02-16" calcext:value-type="date">
            <text:p>16-02-2020</text:p>
          </table:table-cell>
          <table:table-cell table:formula="of:=IF([.E403]&lt;10000000000;[.E403];10000000000)" office:value-type="float" office:value="1369311.10441317" calcext:value-type="float">
            <text:p>1 369 311</text:p>
          </table:table-cell>
          <table:table-cell/>
          <table:table-cell table:formula="of:=[.F$2]*[.C402]^[.F$3]+[.F$4]*[.C402]^[.F$5]+[.F$6]*[.C402]^[.F$7]+[.F$8]" office:value-type="float" office:value="1369311.10441317" calcext:value-type="float">
            <text:p>1 369 311</text:p>
          </table:table-cell>
          <table:table-cell table:number-columns-repeated="6"/>
        </table:table-row>
        <table:table-row table:style-name="ro1">
          <table:table-cell/>
          <table:table-cell table:formula="of:=[.B403]+1" office:value-type="date" office:date-value="2020-02-17" calcext:value-type="date">
            <text:p>17-02-2020</text:p>
          </table:table-cell>
          <table:table-cell table:formula="of:=IF([.E404]&lt;10000000000;[.E404];10000000000)" office:value-type="float" office:value="1369312.37741585" calcext:value-type="float">
            <text:p>1 369 312</text:p>
          </table:table-cell>
          <table:table-cell/>
          <table:table-cell table:formula="of:=[.F$2]*[.C403]^[.F$3]+[.F$4]*[.C403]^[.F$5]+[.F$6]*[.C403]^[.F$7]+[.F$8]" office:value-type="float" office:value="1369312.37741585" calcext:value-type="float">
            <text:p>1 369 312</text:p>
          </table:table-cell>
          <table:table-cell table:number-columns-repeated="6"/>
        </table:table-row>
        <table:table-row table:style-name="ro1">
          <table:table-cell/>
          <table:table-cell table:formula="of:=[.B404]+1" office:value-type="date" office:date-value="2020-02-18" calcext:value-type="date">
            <text:p>18-02-2020</text:p>
          </table:table-cell>
          <table:table-cell table:formula="of:=IF([.E405]&lt;10000000000;[.E405];10000000000)" office:value-type="float" office:value="1369313.61145676" calcext:value-type="float">
            <text:p>1 369 314</text:p>
          </table:table-cell>
          <table:table-cell/>
          <table:table-cell table:formula="of:=[.F$2]*[.C404]^[.F$3]+[.F$4]*[.C404]^[.F$5]+[.F$6]*[.C404]^[.F$7]+[.F$8]" office:value-type="float" office:value="1369313.61145676" calcext:value-type="float">
            <text:p>1 369 314</text:p>
          </table:table-cell>
          <table:table-cell table:number-columns-repeated="6"/>
        </table:table-row>
        <table:table-row table:style-name="ro1">
          <table:table-cell/>
          <table:table-cell table:formula="of:=[.B405]+1" office:value-type="date" office:date-value="2020-02-19" calcext:value-type="date">
            <text:p>19-02-2020</text:p>
          </table:table-cell>
          <table:table-cell table:formula="of:=IF([.E406]&lt;10000000000;[.E406];10000000000)" office:value-type="float" office:value="1369314.80772835" calcext:value-type="float">
            <text:p>1 369 315</text:p>
          </table:table-cell>
          <table:table-cell/>
          <table:table-cell table:formula="of:=[.F$2]*[.C405]^[.F$3]+[.F$4]*[.C405]^[.F$5]+[.F$6]*[.C405]^[.F$7]+[.F$8]" office:value-type="float" office:value="1369314.80772835" calcext:value-type="float">
            <text:p>1 369 315</text:p>
          </table:table-cell>
          <table:table-cell table:number-columns-repeated="6"/>
        </table:table-row>
        <table:table-row table:style-name="ro1">
          <table:table-cell/>
          <table:table-cell table:formula="of:=[.B406]+1" office:value-type="date" office:date-value="2020-02-20" calcext:value-type="date">
            <text:p>20-02-2020</text:p>
          </table:table-cell>
          <table:table-cell table:formula="of:=IF([.E407]&lt;10000000000;[.E407];10000000000)" office:value-type="float" office:value="1369315.96738657" calcext:value-type="float">
            <text:p>1 369 316</text:p>
          </table:table-cell>
          <table:table-cell/>
          <table:table-cell table:formula="of:=[.F$2]*[.C406]^[.F$3]+[.F$4]*[.C406]^[.F$5]+[.F$6]*[.C406]^[.F$7]+[.F$8]" office:value-type="float" office:value="1369315.96738657" calcext:value-type="float">
            <text:p>1 369 316</text:p>
          </table:table-cell>
          <table:table-cell table:number-columns-repeated="6"/>
        </table:table-row>
        <table:table-row table:style-name="ro1">
          <table:table-cell/>
          <table:table-cell table:formula="of:=[.B407]+1" office:value-type="date" office:date-value="2020-02-21" calcext:value-type="date">
            <text:p>21-02-2020</text:p>
          </table:table-cell>
          <table:table-cell table:formula="of:=IF([.E408]&lt;10000000000;[.E408];10000000000)" office:value-type="float" office:value="1369317.09155199" calcext:value-type="float">
            <text:p>1 369 317</text:p>
          </table:table-cell>
          <table:table-cell/>
          <table:table-cell table:formula="of:=[.F$2]*[.C407]^[.F$3]+[.F$4]*[.C407]^[.F$5]+[.F$6]*[.C407]^[.F$7]+[.F$8]" office:value-type="float" office:value="1369317.09155199" calcext:value-type="float">
            <text:p>1 369 317</text:p>
          </table:table-cell>
          <table:table-cell table:number-columns-repeated="6"/>
        </table:table-row>
        <table:table-row table:style-name="ro1">
          <table:table-cell/>
          <table:table-cell table:formula="of:=[.B408]+1" office:value-type="date" office:date-value="2020-02-22" calcext:value-type="date">
            <text:p>22-02-2020</text:p>
          </table:table-cell>
          <table:table-cell table:formula="of:=IF([.E409]&lt;10000000000;[.E409];10000000000)" office:value-type="float" office:value="1369318.18131087" calcext:value-type="float">
            <text:p>1 369 318</text:p>
          </table:table-cell>
          <table:table-cell/>
          <table:table-cell table:formula="of:=[.F$2]*[.C408]^[.F$3]+[.F$4]*[.C408]^[.F$5]+[.F$6]*[.C408]^[.F$7]+[.F$8]" office:value-type="float" office:value="1369318.18131087" calcext:value-type="float">
            <text:p>1 369 318</text:p>
          </table:table-cell>
          <table:table-cell table:number-columns-repeated="6"/>
        </table:table-row>
        <table:table-row table:style-name="ro1">
          <table:table-cell/>
          <table:table-cell table:formula="of:=[.B409]+1" office:value-type="date" office:date-value="2020-02-23" calcext:value-type="date">
            <text:p>23-02-2020</text:p>
          </table:table-cell>
          <table:table-cell table:formula="of:=IF([.E410]&lt;10000000000;[.E410];10000000000)" office:value-type="float" office:value="1369319.23771625" calcext:value-type="float">
            <text:p>1 369 319</text:p>
          </table:table-cell>
          <table:table-cell/>
          <table:table-cell table:formula="of:=[.F$2]*[.C409]^[.F$3]+[.F$4]*[.C409]^[.F$5]+[.F$6]*[.C409]^[.F$7]+[.F$8]" office:value-type="float" office:value="1369319.23771625" calcext:value-type="float">
            <text:p>1 369 319</text:p>
          </table:table-cell>
          <table:table-cell table:number-columns-repeated="6"/>
        </table:table-row>
        <table:table-row table:style-name="ro1">
          <table:table-cell/>
          <table:table-cell table:formula="of:=[.B410]+1" office:value-type="date" office:date-value="2020-02-24" calcext:value-type="date">
            <text:p>24-02-2020</text:p>
          </table:table-cell>
          <table:table-cell table:formula="of:=IF([.E411]&lt;10000000000;[.E411];10000000000)" office:value-type="float" office:value="1369320.26178894" calcext:value-type="float">
            <text:p>1 369 320</text:p>
          </table:table-cell>
          <table:table-cell/>
          <table:table-cell table:formula="of:=[.F$2]*[.C410]^[.F$3]+[.F$4]*[.C410]^[.F$5]+[.F$6]*[.C410]^[.F$7]+[.F$8]" office:value-type="float" office:value="1369320.26178894" calcext:value-type="float">
            <text:p>1 369 320</text:p>
          </table:table-cell>
          <table:table-cell table:number-columns-repeated="6"/>
        </table:table-row>
        <table:table-row table:style-name="ro1">
          <table:table-cell/>
          <table:table-cell table:formula="of:=[.B411]+1" office:value-type="date" office:date-value="2020-02-25" calcext:value-type="date">
            <text:p>25-02-2020</text:p>
          </table:table-cell>
          <table:table-cell table:formula="of:=IF([.E412]&lt;10000000000;[.E412];10000000000)" office:value-type="float" office:value="1369321.25451849" calcext:value-type="float">
            <text:p>1 369 321</text:p>
          </table:table-cell>
          <table:table-cell/>
          <table:table-cell table:formula="of:=[.F$2]*[.C411]^[.F$3]+[.F$4]*[.C411]^[.F$5]+[.F$6]*[.C411]^[.F$7]+[.F$8]" office:value-type="float" office:value="1369321.25451849" calcext:value-type="float">
            <text:p>1 369 321</text:p>
          </table:table-cell>
          <table:table-cell table:number-columns-repeated="6"/>
        </table:table-row>
        <table:table-row table:style-name="ro1">
          <table:table-cell/>
          <table:table-cell table:formula="of:=[.B412]+1" office:value-type="date" office:date-value="2020-02-26" calcext:value-type="date">
            <text:p>26-02-2020</text:p>
          </table:table-cell>
          <table:table-cell table:formula="of:=IF([.E413]&lt;10000000000;[.E413];10000000000)" office:value-type="float" office:value="1369322.21686419" calcext:value-type="float">
            <text:p>1 369 322</text:p>
          </table:table-cell>
          <table:table-cell/>
          <table:table-cell table:formula="of:=[.F$2]*[.C412]^[.F$3]+[.F$4]*[.C412]^[.F$5]+[.F$6]*[.C412]^[.F$7]+[.F$8]" office:value-type="float" office:value="1369322.21686419" calcext:value-type="float">
            <text:p>1 369 322</text:p>
          </table:table-cell>
          <table:table-cell table:number-columns-repeated="6"/>
        </table:table-row>
        <table:table-row table:style-name="ro1">
          <table:table-cell/>
          <table:table-cell table:formula="of:=[.B413]+1" office:value-type="date" office:date-value="2020-02-27" calcext:value-type="date">
            <text:p>27-02-2020</text:p>
          </table:table-cell>
          <table:table-cell table:formula="of:=IF([.E414]&lt;10000000000;[.E414];10000000000)" office:value-type="float" office:value="1369323.14975595" calcext:value-type="float">
            <text:p>1 369 323</text:p>
          </table:table-cell>
          <table:table-cell/>
          <table:table-cell table:formula="of:=[.F$2]*[.C413]^[.F$3]+[.F$4]*[.C413]^[.F$5]+[.F$6]*[.C413]^[.F$7]+[.F$8]" office:value-type="float" office:value="1369323.14975595" calcext:value-type="float">
            <text:p>1 369 323</text:p>
          </table:table-cell>
          <table:table-cell table:number-columns-repeated="6"/>
        </table:table-row>
        <table:table-row table:style-name="ro1">
          <table:table-cell/>
          <table:table-cell table:formula="of:=[.B414]+1" office:value-type="date" office:date-value="2020-02-28" calcext:value-type="date">
            <text:p>28-02-2020</text:p>
          </table:table-cell>
          <table:table-cell table:formula="of:=IF([.E415]&lt;10000000000;[.E415];10000000000)" office:value-type="float" office:value="1369324.05409523" calcext:value-type="float">
            <text:p>1 369 324</text:p>
          </table:table-cell>
          <table:table-cell/>
          <table:table-cell table:formula="of:=[.F$2]*[.C414]^[.F$3]+[.F$4]*[.C414]^[.F$5]+[.F$6]*[.C414]^[.F$7]+[.F$8]" office:value-type="float" office:value="1369324.05409523" calcext:value-type="float">
            <text:p>1 369 324</text:p>
          </table:table-cell>
          <table:table-cell table:number-columns-repeated="6"/>
        </table:table-row>
        <table:table-row table:style-name="ro1">
          <table:table-cell/>
          <table:table-cell table:formula="of:=[.B415]+1" office:value-type="date" office:date-value="2020-02-29" calcext:value-type="date">
            <text:p>29-02-2020</text:p>
          </table:table-cell>
          <table:table-cell table:formula="of:=IF([.E416]&lt;10000000000;[.E416];10000000000)" office:value-type="float" office:value="1369324.93075591" calcext:value-type="float">
            <text:p>1 369 325</text:p>
          </table:table-cell>
          <table:table-cell/>
          <table:table-cell table:formula="of:=[.F$2]*[.C415]^[.F$3]+[.F$4]*[.C415]^[.F$5]+[.F$6]*[.C415]^[.F$7]+[.F$8]" office:value-type="float" office:value="1369324.93075591" calcext:value-type="float">
            <text:p>1 369 325</text:p>
          </table:table-cell>
          <table:table-cell table:number-columns-repeated="6"/>
        </table:table-row>
        <table:table-row table:style-name="ro1">
          <table:table-cell/>
          <table:table-cell table:formula="of:=[.B416]+1" office:value-type="date" office:date-value="2020-03-01" calcext:value-type="date">
            <text:p>01-03-2020</text:p>
          </table:table-cell>
          <table:table-cell table:formula="of:=IF([.E417]&lt;10000000000;[.E417];10000000000)" office:value-type="float" office:value="1369325.78058512" calcext:value-type="float">
            <text:p>1 369 326</text:p>
          </table:table-cell>
          <table:table-cell/>
          <table:table-cell table:formula="of:=[.F$2]*[.C416]^[.F$3]+[.F$4]*[.C416]^[.F$5]+[.F$6]*[.C416]^[.F$7]+[.F$8]" office:value-type="float" office:value="1369325.78058512" calcext:value-type="float">
            <text:p>1 369 326</text:p>
          </table:table-cell>
          <table:table-cell table:number-columns-repeated="6"/>
        </table:table-row>
        <table:table-row table:style-name="ro1">
          <table:table-cell/>
          <table:table-cell table:formula="of:=[.B417]+1" office:value-type="date" office:date-value="2020-03-02" calcext:value-type="date">
            <text:p>02-03-2020</text:p>
          </table:table-cell>
          <table:table-cell table:formula="of:=IF([.E418]&lt;10000000000;[.E418];10000000000)" office:value-type="float" office:value="1369326.60440405" calcext:value-type="float">
            <text:p>1 369 327</text:p>
          </table:table-cell>
          <table:table-cell/>
          <table:table-cell table:formula="of:=[.F$2]*[.C417]^[.F$3]+[.F$4]*[.C417]^[.F$5]+[.F$6]*[.C417]^[.F$7]+[.F$8]" office:value-type="float" office:value="1369326.60440405" calcext:value-type="float">
            <text:p>1 369 327</text:p>
          </table:table-cell>
          <table:table-cell table:number-columns-repeated="6"/>
        </table:table-row>
        <table:table-row table:style-name="ro1">
          <table:table-cell/>
          <table:table-cell table:formula="of:=[.B418]+1" office:value-type="date" office:date-value="2020-03-03" calcext:value-type="date">
            <text:p>03-03-2020</text:p>
          </table:table-cell>
          <table:table-cell table:formula="of:=IF([.E419]&lt;10000000000;[.E419];10000000000)" office:value-type="float" office:value="1369327.40300877" calcext:value-type="float">
            <text:p>1 369 327</text:p>
          </table:table-cell>
          <table:table-cell/>
          <table:table-cell table:formula="of:=[.F$2]*[.C418]^[.F$3]+[.F$4]*[.C418]^[.F$5]+[.F$6]*[.C418]^[.F$7]+[.F$8]" office:value-type="float" office:value="1369327.40300877" calcext:value-type="float">
            <text:p>1 369 327</text:p>
          </table:table-cell>
          <table:table-cell table:number-columns-repeated="6"/>
        </table:table-row>
        <table:table-row table:style-name="ro1">
          <table:table-cell/>
          <table:table-cell table:formula="of:=[.B419]+1" office:value-type="date" office:date-value="2020-03-04" calcext:value-type="date">
            <text:p>04-03-2020</text:p>
          </table:table-cell>
          <table:table-cell table:formula="of:=IF([.E420]&lt;10000000000;[.E420];10000000000)" office:value-type="float" office:value="1369328.17717099" calcext:value-type="float">
            <text:p>1 369 328</text:p>
          </table:table-cell>
          <table:table-cell/>
          <table:table-cell table:formula="of:=[.F$2]*[.C419]^[.F$3]+[.F$4]*[.C419]^[.F$5]+[.F$6]*[.C419]^[.F$7]+[.F$8]" office:value-type="float" office:value="1369328.17717099" calcext:value-type="float">
            <text:p>1 369 328</text:p>
          </table:table-cell>
          <table:table-cell table:number-columns-repeated="6"/>
        </table:table-row>
        <table:table-row table:style-name="ro1">
          <table:table-cell/>
          <table:table-cell table:formula="of:=[.B420]+1" office:value-type="date" office:date-value="2020-03-05" calcext:value-type="date">
            <text:p>05-03-2020</text:p>
          </table:table-cell>
          <table:table-cell table:formula="of:=IF([.E421]&lt;10000000000;[.E421];10000000000)" office:value-type="float" office:value="1369328.92763879" calcext:value-type="float">
            <text:p>1 369 329</text:p>
          </table:table-cell>
          <table:table-cell/>
          <table:table-cell table:formula="of:=[.F$2]*[.C420]^[.F$3]+[.F$4]*[.C420]^[.F$5]+[.F$6]*[.C420]^[.F$7]+[.F$8]" office:value-type="float" office:value="1369328.92763879" calcext:value-type="float">
            <text:p>1 369 329</text:p>
          </table:table-cell>
          <table:table-cell table:number-columns-repeated="6"/>
        </table:table-row>
        <table:table-row table:style-name="ro1">
          <table:table-cell/>
          <table:table-cell table:formula="of:=[.B421]+1" office:value-type="date" office:date-value="2020-03-06" calcext:value-type="date">
            <text:p>06-03-2020</text:p>
          </table:table-cell>
          <table:table-cell table:formula="of:=IF([.E422]&lt;10000000000;[.E422];10000000000)" office:value-type="float" office:value="1369329.65513737" calcext:value-type="float">
            <text:p>1 369 330</text:p>
          </table:table-cell>
          <table:table-cell/>
          <table:table-cell table:formula="of:=[.F$2]*[.C421]^[.F$3]+[.F$4]*[.C421]^[.F$5]+[.F$6]*[.C421]^[.F$7]+[.F$8]" office:value-type="float" office:value="1369329.65513737" calcext:value-type="float">
            <text:p>1 369 330</text:p>
          </table:table-cell>
          <table:table-cell table:number-columns-repeated="6"/>
        </table:table-row>
        <table:table-row table:style-name="ro1">
          <table:table-cell/>
          <table:table-cell table:formula="of:=[.B422]+1" office:value-type="date" office:date-value="2020-03-07" calcext:value-type="date">
            <text:p>07-03-2020</text:p>
          </table:table-cell>
          <table:table-cell table:formula="of:=IF([.E423]&lt;10000000000;[.E423];10000000000)" office:value-type="float" office:value="1369330.36036972" calcext:value-type="float">
            <text:p>1 369 330</text:p>
          </table:table-cell>
          <table:table-cell/>
          <table:table-cell table:formula="of:=[.F$2]*[.C422]^[.F$3]+[.F$4]*[.C422]^[.F$5]+[.F$6]*[.C422]^[.F$7]+[.F$8]" office:value-type="float" office:value="1369330.36036972" calcext:value-type="float">
            <text:p>1 369 330</text:p>
          </table:table-cell>
          <table:table-cell table:number-columns-repeated="6"/>
        </table:table-row>
        <table:table-row table:style-name="ro1">
          <table:table-cell/>
          <table:table-cell table:formula="of:=[.B423]+1" office:value-type="date" office:date-value="2020-03-08" calcext:value-type="date">
            <text:p>08-03-2020</text:p>
          </table:table-cell>
          <table:table-cell table:formula="of:=IF([.E424]&lt;10000000000;[.E424];10000000000)" office:value-type="float" office:value="1369331.04401732" calcext:value-type="float">
            <text:p>1 369 331</text:p>
          </table:table-cell>
          <table:table-cell/>
          <table:table-cell table:formula="of:=[.F$2]*[.C423]^[.F$3]+[.F$4]*[.C423]^[.F$5]+[.F$6]*[.C423]^[.F$7]+[.F$8]" office:value-type="float" office:value="1369331.04401732" calcext:value-type="float">
            <text:p>1 369 331</text:p>
          </table:table-cell>
          <table:table-cell table:number-columns-repeated="6"/>
        </table:table-row>
        <table:table-row table:style-name="ro1">
          <table:table-cell/>
          <table:table-cell table:formula="of:=[.B424]+1" office:value-type="date" office:date-value="2020-03-09" calcext:value-type="date">
            <text:p>09-03-2020</text:p>
          </table:table-cell>
          <table:table-cell table:formula="of:=IF([.E425]&lt;10000000000;[.E425];10000000000)" office:value-type="float" office:value="1369331.70674081" calcext:value-type="float">
            <text:p>1 369 332</text:p>
          </table:table-cell>
          <table:table-cell/>
          <table:table-cell table:formula="of:=[.F$2]*[.C424]^[.F$3]+[.F$4]*[.C424]^[.F$5]+[.F$6]*[.C424]^[.F$7]+[.F$8]" office:value-type="float" office:value="1369331.70674081" calcext:value-type="float">
            <text:p>1 369 332</text:p>
          </table:table-cell>
          <table:table-cell table:number-columns-repeated="6"/>
        </table:table-row>
        <table:table-row table:style-name="ro1">
          <table:table-cell/>
          <table:table-cell table:formula="of:=[.B425]+1" office:value-type="date" office:date-value="2020-03-10" calcext:value-type="date">
            <text:p>10-03-2020</text:p>
          </table:table-cell>
          <table:table-cell table:formula="of:=IF([.E426]&lt;10000000000;[.E426];10000000000)" office:value-type="float" office:value="1369332.34918058" calcext:value-type="float">
            <text:p>1 369 332</text:p>
          </table:table-cell>
          <table:table-cell/>
          <table:table-cell table:formula="of:=[.F$2]*[.C425]^[.F$3]+[.F$4]*[.C425]^[.F$5]+[.F$6]*[.C425]^[.F$7]+[.F$8]" office:value-type="float" office:value="1369332.34918058" calcext:value-type="float">
            <text:p>1 369 332</text:p>
          </table:table-cell>
          <table:table-cell table:number-columns-repeated="6"/>
        </table:table-row>
        <table:table-row table:style-name="ro1">
          <table:table-cell/>
          <table:table-cell table:formula="of:=[.B426]+1" office:value-type="date" office:date-value="2020-03-11" calcext:value-type="date">
            <text:p>11-03-2020</text:p>
          </table:table-cell>
          <table:table-cell table:formula="of:=IF([.E427]&lt;10000000000;[.E427];10000000000)" office:value-type="float" office:value="1369332.97195744" calcext:value-type="float">
            <text:p>1 369 333</text:p>
          </table:table-cell>
          <table:table-cell/>
          <table:table-cell table:formula="of:=[.F$2]*[.C426]^[.F$3]+[.F$4]*[.C426]^[.F$5]+[.F$6]*[.C426]^[.F$7]+[.F$8]" office:value-type="float" office:value="1369332.97195744" calcext:value-type="float">
            <text:p>1 369 333</text:p>
          </table:table-cell>
          <table:table-cell table:number-columns-repeated="6"/>
        </table:table-row>
        <table:table-row table:style-name="ro1">
          <table:table-cell/>
          <table:table-cell table:formula="of:=[.B427]+1" office:value-type="date" office:date-value="2020-03-12" calcext:value-type="date">
            <text:p>12-03-2020</text:p>
          </table:table-cell>
          <table:table-cell table:formula="of:=IF([.E428]&lt;10000000000;[.E428];10000000000)" office:value-type="float" office:value="1369333.57567321" calcext:value-type="float">
            <text:p>1 369 334</text:p>
          </table:table-cell>
          <table:table-cell/>
          <table:table-cell table:formula="of:=[.F$2]*[.C427]^[.F$3]+[.F$4]*[.C427]^[.F$5]+[.F$6]*[.C427]^[.F$7]+[.F$8]" office:value-type="float" office:value="1369333.57567321" calcext:value-type="float">
            <text:p>1 369 334</text:p>
          </table:table-cell>
          <table:table-cell table:number-columns-repeated="6"/>
        </table:table-row>
        <table:table-row table:style-name="ro1">
          <table:table-cell/>
          <table:table-cell table:formula="of:=[.B428]+1" office:value-type="date" office:date-value="2020-03-13" calcext:value-type="date">
            <text:p>13-03-2020</text:p>
          </table:table-cell>
          <table:table-cell table:formula="of:=IF([.E429]&lt;10000000000;[.E429];10000000000)" office:value-type="float" office:value="1369334.16091126" calcext:value-type="float">
            <text:p>1 369 334</text:p>
          </table:table-cell>
          <table:table-cell/>
          <table:table-cell table:formula="of:=[.F$2]*[.C428]^[.F$3]+[.F$4]*[.C428]^[.F$5]+[.F$6]*[.C428]^[.F$7]+[.F$8]" office:value-type="float" office:value="1369334.16091126" calcext:value-type="float">
            <text:p>1 369 334</text:p>
          </table:table-cell>
          <table:table-cell table:number-columns-repeated="6"/>
        </table:table-row>
        <table:table-row table:style-name="ro1">
          <table:table-cell/>
          <table:table-cell table:formula="of:=[.B429]+1" office:value-type="date" office:date-value="2020-03-14" calcext:value-type="date">
            <text:p>14-03-2020</text:p>
          </table:table-cell>
          <table:table-cell table:formula="of:=IF([.E430]&lt;10000000000;[.E430];10000000000)" office:value-type="float" office:value="1369334.72823713" calcext:value-type="float">
            <text:p>1 369 335</text:p>
          </table:table-cell>
          <table:table-cell/>
          <table:table-cell table:formula="of:=[.F$2]*[.C429]^[.F$3]+[.F$4]*[.C429]^[.F$5]+[.F$6]*[.C429]^[.F$7]+[.F$8]" office:value-type="float" office:value="1369334.72823713" calcext:value-type="float">
            <text:p>1 369 335</text:p>
          </table:table-cell>
          <table:table-cell table:number-columns-repeated="6"/>
        </table:table-row>
        <table:table-row table:style-name="ro1">
          <table:table-cell/>
          <table:table-cell table:formula="of:=[.B430]+1" office:value-type="date" office:date-value="2020-03-15" calcext:value-type="date">
            <text:p>15-03-2020</text:p>
          </table:table-cell>
          <table:table-cell table:formula="of:=IF([.E431]&lt;10000000000;[.E431];10000000000)" office:value-type="float" office:value="1369335.27819905" calcext:value-type="float">
            <text:p>1 369 335</text:p>
          </table:table-cell>
          <table:table-cell/>
          <table:table-cell table:formula="of:=[.F$2]*[.C430]^[.F$3]+[.F$4]*[.C430]^[.F$5]+[.F$6]*[.C430]^[.F$7]+[.F$8]" office:value-type="float" office:value="1369335.27819905" calcext:value-type="float">
            <text:p>1 369 335</text:p>
          </table:table-cell>
          <table:table-cell table:number-columns-repeated="6"/>
        </table:table-row>
        <table:table-row table:style-name="ro1">
          <table:table-cell/>
          <table:table-cell table:formula="of:=[.B431]+1" office:value-type="date" office:date-value="2020-03-16" calcext:value-type="date">
            <text:p>16-03-2020</text:p>
          </table:table-cell>
          <table:table-cell table:formula="of:=IF([.E432]&lt;10000000000;[.E432];10000000000)" office:value-type="float" office:value="1369335.81132846" calcext:value-type="float">
            <text:p>1 369 336</text:p>
          </table:table-cell>
          <table:table-cell/>
          <table:table-cell table:formula="of:=[.F$2]*[.C431]^[.F$3]+[.F$4]*[.C431]^[.F$5]+[.F$6]*[.C431]^[.F$7]+[.F$8]" office:value-type="float" office:value="1369335.81132846" calcext:value-type="float">
            <text:p>1 369 336</text:p>
          </table:table-cell>
          <table:table-cell table:number-columns-repeated="6"/>
        </table:table-row>
        <table:table-row table:style-name="ro1">
          <table:table-cell/>
          <table:table-cell table:formula="of:=[.B432]+1" office:value-type="date" office:date-value="2020-03-17" calcext:value-type="date">
            <text:p>17-03-2020</text:p>
          </table:table-cell>
          <table:table-cell table:formula="of:=IF([.E433]&lt;10000000000;[.E433];10000000000)" office:value-type="float" office:value="1369336.32814055" calcext:value-type="float">
            <text:p>1 369 336</text:p>
          </table:table-cell>
          <table:table-cell/>
          <table:table-cell table:formula="of:=[.F$2]*[.C432]^[.F$3]+[.F$4]*[.C432]^[.F$5]+[.F$6]*[.C432]^[.F$7]+[.F$8]" office:value-type="float" office:value="1369336.32814055" calcext:value-type="float">
            <text:p>1 369 336</text:p>
          </table:table-cell>
          <table:table-cell table:number-columns-repeated="6"/>
        </table:table-row>
        <table:table-row table:style-name="ro1">
          <table:table-cell/>
          <table:table-cell table:formula="of:=[.B433]+1" office:value-type="date" office:date-value="2020-03-18" calcext:value-type="date">
            <text:p>18-03-2020</text:p>
          </table:table-cell>
          <table:table-cell table:formula="of:=IF([.E434]&lt;10000000000;[.E434];10000000000)" office:value-type="float" office:value="1369336.82913472" calcext:value-type="float">
            <text:p>1 369 337</text:p>
          </table:table-cell>
          <table:table-cell/>
          <table:table-cell table:formula="of:=[.F$2]*[.C433]^[.F$3]+[.F$4]*[.C433]^[.F$5]+[.F$6]*[.C433]^[.F$7]+[.F$8]" office:value-type="float" office:value="1369336.82913472" calcext:value-type="float">
            <text:p>1 369 337</text:p>
          </table:table-cell>
          <table:table-cell table:number-columns-repeated="6"/>
        </table:table-row>
        <table:table-row table:style-name="ro1">
          <table:table-cell/>
          <table:table-cell table:formula="of:=[.B434]+1" office:value-type="date" office:date-value="2020-03-19" calcext:value-type="date">
            <text:p>19-03-2020</text:p>
          </table:table-cell>
          <table:table-cell table:formula="of:=IF([.E435]&lt;10000000000;[.E435];10000000000)" office:value-type="float" office:value="1369337.31479511" calcext:value-type="float">
            <text:p>1 369 337</text:p>
          </table:table-cell>
          <table:table-cell/>
          <table:table-cell table:formula="of:=[.F$2]*[.C434]^[.F$3]+[.F$4]*[.C434]^[.F$5]+[.F$6]*[.C434]^[.F$7]+[.F$8]" office:value-type="float" office:value="1369337.31479511" calcext:value-type="float">
            <text:p>1 369 337</text:p>
          </table:table-cell>
          <table:table-cell table:number-columns-repeated="6"/>
        </table:table-row>
        <table:table-row table:style-name="ro1">
          <table:table-cell/>
          <table:table-cell table:formula="of:=[.B435]+1" office:value-type="date" office:date-value="2020-03-20" calcext:value-type="date">
            <text:p>20-03-2020</text:p>
          </table:table-cell>
          <table:table-cell table:formula="of:=IF([.E436]&lt;10000000000;[.E436];10000000000)" office:value-type="float" office:value="1369337.78559103" calcext:value-type="float">
            <text:p>1 369 338</text:p>
          </table:table-cell>
          <table:table-cell/>
          <table:table-cell table:formula="of:=[.F$2]*[.C435]^[.F$3]+[.F$4]*[.C435]^[.F$5]+[.F$6]*[.C435]^[.F$7]+[.F$8]" office:value-type="float" office:value="1369337.78559103" calcext:value-type="float">
            <text:p>1 369 338</text:p>
          </table:table-cell>
          <table:table-cell table:number-columns-repeated="6"/>
        </table:table-row>
        <table:table-row table:style-name="ro1">
          <table:table-cell/>
          <table:table-cell table:formula="of:=[.B436]+1" office:value-type="date" office:date-value="2020-03-21" calcext:value-type="date">
            <text:p>21-03-2020</text:p>
          </table:table-cell>
          <table:table-cell table:formula="of:=IF([.E437]&lt;10000000000;[.E437];10000000000)" office:value-type="float" office:value="1369338.24197742" calcext:value-type="float">
            <text:p>1 369 338</text:p>
          </table:table-cell>
          <table:table-cell/>
          <table:table-cell table:formula="of:=[.F$2]*[.C436]^[.F$3]+[.F$4]*[.C436]^[.F$5]+[.F$6]*[.C436]^[.F$7]+[.F$8]" office:value-type="float" office:value="1369338.24197742" calcext:value-type="float">
            <text:p>1 369 338</text:p>
          </table:table-cell>
          <table:table-cell table:number-columns-repeated="6"/>
        </table:table-row>
        <table:table-row table:style-name="ro1">
          <table:table-cell/>
          <table:table-cell table:formula="of:=[.B437]+1" office:value-type="date" office:date-value="2020-03-22" calcext:value-type="date">
            <text:p>22-03-2020</text:p>
          </table:table-cell>
          <table:table-cell table:formula="of:=IF([.E438]&lt;10000000000;[.E438];10000000000)" office:value-type="float" office:value="1369338.68439531" calcext:value-type="float">
            <text:p>1 369 339</text:p>
          </table:table-cell>
          <table:table-cell/>
          <table:table-cell table:formula="of:=[.F$2]*[.C437]^[.F$3]+[.F$4]*[.C437]^[.F$5]+[.F$6]*[.C437]^[.F$7]+[.F$8]" office:value-type="float" office:value="1369338.68439531" calcext:value-type="float">
            <text:p>1 369 339</text:p>
          </table:table-cell>
          <table:table-cell table:number-columns-repeated="6"/>
        </table:table-row>
        <table:table-row table:style-name="ro1">
          <table:table-cell/>
          <table:table-cell table:formula="of:=[.B438]+1" office:value-type="date" office:date-value="2020-03-23" calcext:value-type="date">
            <text:p>23-03-2020</text:p>
          </table:table-cell>
          <table:table-cell table:formula="of:=IF([.E439]&lt;10000000000;[.E439];10000000000)" office:value-type="float" office:value="1369339.11327222" calcext:value-type="float">
            <text:p>1 369 339</text:p>
          </table:table-cell>
          <table:table-cell/>
          <table:table-cell table:formula="of:=[.F$2]*[.C438]^[.F$3]+[.F$4]*[.C438]^[.F$5]+[.F$6]*[.C438]^[.F$7]+[.F$8]" office:value-type="float" office:value="1369339.11327222" calcext:value-type="float">
            <text:p>1 369 339</text:p>
          </table:table-cell>
          <table:table-cell table:number-columns-repeated="6"/>
        </table:table-row>
        <table:table-row table:style-name="ro1">
          <table:table-cell/>
          <table:table-cell table:formula="of:=[.B439]+1" office:value-type="date" office:date-value="2020-03-24" calcext:value-type="date">
            <text:p>24-03-2020</text:p>
          </table:table-cell>
          <table:table-cell table:formula="of:=IF([.E440]&lt;10000000000;[.E440];10000000000)" office:value-type="float" office:value="1369339.52902261" calcext:value-type="float">
            <text:p>1 369 340</text:p>
          </table:table-cell>
          <table:table-cell/>
          <table:table-cell table:formula="of:=[.F$2]*[.C439]^[.F$3]+[.F$4]*[.C439]^[.F$5]+[.F$6]*[.C439]^[.F$7]+[.F$8]" office:value-type="float" office:value="1369339.52902261" calcext:value-type="float">
            <text:p>1 369 340</text:p>
          </table:table-cell>
          <table:table-cell table:number-columns-repeated="6"/>
        </table:table-row>
        <table:table-row table:style-name="ro1">
          <table:table-cell/>
          <table:table-cell table:formula="of:=[.B440]+1" office:value-type="date" office:date-value="2020-03-25" calcext:value-type="date">
            <text:p>25-03-2020</text:p>
          </table:table-cell>
          <table:table-cell table:formula="of:=IF([.E441]&lt;10000000000;[.E441];10000000000)" office:value-type="float" office:value="1369339.93204822" calcext:value-type="float">
            <text:p>1 369 340</text:p>
          </table:table-cell>
          <table:table-cell/>
          <table:table-cell table:formula="of:=[.F$2]*[.C440]^[.F$3]+[.F$4]*[.C440]^[.F$5]+[.F$6]*[.C440]^[.F$7]+[.F$8]" office:value-type="float" office:value="1369339.93204822" calcext:value-type="float">
            <text:p>1 369 340</text:p>
          </table:table-cell>
          <table:table-cell table:number-columns-repeated="6"/>
        </table:table-row>
        <table:table-row table:style-name="ro1">
          <table:table-cell/>
          <table:table-cell table:formula="of:=[.B441]+1" office:value-type="date" office:date-value="2020-03-26" calcext:value-type="date">
            <text:p>26-03-2020</text:p>
          </table:table-cell>
          <table:table-cell table:formula="of:=IF([.E442]&lt;10000000000;[.E442];10000000000)" office:value-type="float" office:value="1369340.32273851" calcext:value-type="float">
            <text:p>1 369 340</text:p>
          </table:table-cell>
          <table:table-cell/>
          <table:table-cell table:formula="of:=[.F$2]*[.C441]^[.F$3]+[.F$4]*[.C441]^[.F$5]+[.F$6]*[.C441]^[.F$7]+[.F$8]" office:value-type="float" office:value="1369340.32273851" calcext:value-type="float">
            <text:p>1 369 340</text:p>
          </table:table-cell>
          <table:table-cell table:number-columns-repeated="6"/>
        </table:table-row>
        <table:table-row table:style-name="ro1">
          <table:table-cell/>
          <table:table-cell table:formula="of:=[.B442]+1" office:value-type="date" office:date-value="2020-03-27" calcext:value-type="date">
            <text:p>27-03-2020</text:p>
          </table:table-cell>
          <table:table-cell table:formula="of:=IF([.E443]&lt;10000000000;[.E443];10000000000)" office:value-type="float" office:value="1369340.70147103" calcext:value-type="float">
            <text:p>1 369 341</text:p>
          </table:table-cell>
          <table:table-cell/>
          <table:table-cell table:formula="of:=[.F$2]*[.C442]^[.F$3]+[.F$4]*[.C442]^[.F$5]+[.F$6]*[.C442]^[.F$7]+[.F$8]" office:value-type="float" office:value="1369340.70147103" calcext:value-type="float">
            <text:p>1 369 341</text:p>
          </table:table-cell>
          <table:table-cell table:number-columns-repeated="6"/>
        </table:table-row>
        <table:table-row table:style-name="ro1">
          <table:table-cell/>
          <table:table-cell table:formula="of:=[.B443]+1" office:value-type="date" office:date-value="2020-03-28" calcext:value-type="date">
            <text:p>28-03-2020</text:p>
          </table:table-cell>
          <table:table-cell table:formula="of:=IF([.E444]&lt;10000000000;[.E444];10000000000)" office:value-type="float" office:value="1369341.06861176" calcext:value-type="float">
            <text:p>1 369 341</text:p>
          </table:table-cell>
          <table:table-cell/>
          <table:table-cell table:formula="of:=[.F$2]*[.C443]^[.F$3]+[.F$4]*[.C443]^[.F$5]+[.F$6]*[.C443]^[.F$7]+[.F$8]" office:value-type="float" office:value="1369341.06861176" calcext:value-type="float">
            <text:p>1 369 341</text:p>
          </table:table-cell>
          <table:table-cell table:number-columns-repeated="6"/>
        </table:table-row>
        <table:table-row table:style-name="ro1">
          <table:table-cell/>
          <table:table-cell table:formula="of:=[.B444]+1" office:value-type="date" office:date-value="2020-03-29" calcext:value-type="date">
            <text:p>29-03-2020</text:p>
          </table:table-cell>
          <table:table-cell table:formula="of:=IF([.E445]&lt;10000000000;[.E445];10000000000)" office:value-type="float" office:value="1369341.42451548" calcext:value-type="float">
            <text:p>1 369 341</text:p>
          </table:table-cell>
          <table:table-cell/>
          <table:table-cell table:formula="of:=[.F$2]*[.C444]^[.F$3]+[.F$4]*[.C444]^[.F$5]+[.F$6]*[.C444]^[.F$7]+[.F$8]" office:value-type="float" office:value="1369341.42451548" calcext:value-type="float">
            <text:p>1 369 341</text:p>
          </table:table-cell>
          <table:table-cell table:number-columns-repeated="6"/>
        </table:table-row>
        <table:table-row table:style-name="ro1">
          <table:table-cell/>
          <table:table-cell table:formula="of:=[.B445]+1" office:value-type="date" office:date-value="2020-03-30" calcext:value-type="date">
            <text:p>30-03-2020</text:p>
          </table:table-cell>
          <table:table-cell table:formula="of:=IF([.E446]&lt;10000000000;[.E446];10000000000)" office:value-type="float" office:value="1369341.76952613" calcext:value-type="float">
            <text:p>1 369 342</text:p>
          </table:table-cell>
          <table:table-cell/>
          <table:table-cell table:formula="of:=[.F$2]*[.C445]^[.F$3]+[.F$4]*[.C445]^[.F$5]+[.F$6]*[.C445]^[.F$7]+[.F$8]" office:value-type="float" office:value="1369341.76952613" calcext:value-type="float">
            <text:p>1 369 342</text:p>
          </table:table-cell>
          <table:table-cell table:number-columns-repeated="6"/>
        </table:table-row>
        <table:table-row table:style-name="ro1">
          <table:table-cell/>
          <table:table-cell table:formula="of:=[.B446]+1" office:value-type="date" office:date-value="2020-03-31" calcext:value-type="date">
            <text:p>31-03-2020</text:p>
          </table:table-cell>
          <table:table-cell table:formula="of:=IF([.E447]&lt;10000000000;[.E447];10000000000)" office:value-type="float" office:value="1369342.1039771" calcext:value-type="float">
            <text:p>1 369 342</text:p>
          </table:table-cell>
          <table:table-cell/>
          <table:table-cell table:formula="of:=[.F$2]*[.C446]^[.F$3]+[.F$4]*[.C446]^[.F$5]+[.F$6]*[.C446]^[.F$7]+[.F$8]" office:value-type="float" office:value="1369342.1039771" calcext:value-type="float">
            <text:p>1 369 342</text:p>
          </table:table-cell>
          <table:table-cell table:number-columns-repeated="6"/>
        </table:table-row>
        <table:table-row table:style-name="ro1">
          <table:table-cell/>
          <table:table-cell table:formula="of:=[.B447]+1" office:value-type="date" office:date-value="2020-04-01" calcext:value-type="date">
            <text:p>01-04-2020</text:p>
          </table:table-cell>
          <table:table-cell table:formula="of:=IF([.E448]&lt;10000000000;[.E448];10000000000)" office:value-type="float" office:value="1369342.42819159" calcext:value-type="float">
            <text:p>1 369 342</text:p>
          </table:table-cell>
          <table:table-cell/>
          <table:table-cell table:formula="of:=[.F$2]*[.C447]^[.F$3]+[.F$4]*[.C447]^[.F$5]+[.F$6]*[.C447]^[.F$7]+[.F$8]" office:value-type="float" office:value="1369342.42819159" calcext:value-type="float">
            <text:p>1 369 342</text:p>
          </table:table-cell>
          <table:table-cell table:number-columns-repeated="6"/>
        </table:table-row>
        <table:table-row table:style-name="ro1">
          <table:table-cell/>
          <table:table-cell table:formula="of:=[.B448]+1" office:value-type="date" office:date-value="2020-04-02" calcext:value-type="date">
            <text:p>02-04-2020</text:p>
          </table:table-cell>
          <table:table-cell table:formula="of:=IF([.E449]&lt;10000000000;[.E449];10000000000)" office:value-type="float" office:value="1369342.7424829" calcext:value-type="float">
            <text:p>1 369 343</text:p>
          </table:table-cell>
          <table:table-cell/>
          <table:table-cell table:formula="of:=[.F$2]*[.C448]^[.F$3]+[.F$4]*[.C448]^[.F$5]+[.F$6]*[.C448]^[.F$7]+[.F$8]" office:value-type="float" office:value="1369342.7424829" calcext:value-type="float">
            <text:p>1 369 343</text:p>
          </table:table-cell>
          <table:table-cell table:number-columns-repeated="6"/>
        </table:table-row>
        <table:table-row table:style-name="ro1">
          <table:table-cell/>
          <table:table-cell table:formula="of:=[.B449]+1" office:value-type="date" office:date-value="2020-04-03" calcext:value-type="date">
            <text:p>03-04-2020</text:p>
          </table:table-cell>
          <table:table-cell table:formula="of:=IF([.E450]&lt;10000000000;[.E450];10000000000)" office:value-type="float" office:value="1369343.04715475" calcext:value-type="float">
            <text:p>1 369 343</text:p>
          </table:table-cell>
          <table:table-cell/>
          <table:table-cell table:formula="of:=[.F$2]*[.C449]^[.F$3]+[.F$4]*[.C449]^[.F$5]+[.F$6]*[.C449]^[.F$7]+[.F$8]" office:value-type="float" office:value="1369343.04715475" calcext:value-type="float">
            <text:p>1 369 343</text:p>
          </table:table-cell>
          <table:table-cell table:number-columns-repeated="6"/>
        </table:table-row>
        <table:table-row table:style-name="ro1">
          <table:table-cell/>
          <table:table-cell table:formula="of:=[.B450]+1" office:value-type="date" office:date-value="2020-04-04" calcext:value-type="date">
            <text:p>04-04-2020</text:p>
          </table:table-cell>
          <table:table-cell table:formula="of:=IF([.E451]&lt;10000000000;[.E451];10000000000)" office:value-type="float" office:value="1369343.34250155" calcext:value-type="float">
            <text:p>1 369 343</text:p>
          </table:table-cell>
          <table:table-cell/>
          <table:table-cell table:formula="of:=[.F$2]*[.C450]^[.F$3]+[.F$4]*[.C450]^[.F$5]+[.F$6]*[.C450]^[.F$7]+[.F$8]" office:value-type="float" office:value="1369343.34250155" calcext:value-type="float">
            <text:p>1 369 343</text:p>
          </table:table-cell>
          <table:table-cell table:number-columns-repeated="6"/>
        </table:table-row>
        <table:table-row table:style-name="ro1">
          <table:table-cell/>
          <table:table-cell table:formula="of:=[.B451]+1" office:value-type="date" office:date-value="2020-04-05" calcext:value-type="date">
            <text:p>05-04-2020</text:p>
          </table:table-cell>
          <table:table-cell table:formula="of:=IF([.E452]&lt;10000000000;[.E452];10000000000)" office:value-type="float" office:value="1369343.62880872" calcext:value-type="float">
            <text:p>1 369 344</text:p>
          </table:table-cell>
          <table:table-cell/>
          <table:table-cell table:formula="of:=[.F$2]*[.C451]^[.F$3]+[.F$4]*[.C451]^[.F$5]+[.F$6]*[.C451]^[.F$7]+[.F$8]" office:value-type="float" office:value="1369343.62880872" calcext:value-type="float">
            <text:p>1 369 344</text:p>
          </table:table-cell>
          <table:table-cell table:number-columns-repeated="6"/>
        </table:table-row>
        <table:table-row table:style-name="ro1">
          <table:table-cell/>
          <table:table-cell table:formula="of:=[.B452]+1" office:value-type="date" office:date-value="2020-04-06" calcext:value-type="date">
            <text:p>06-04-2020</text:p>
          </table:table-cell>
          <table:table-cell table:formula="of:=IF([.E453]&lt;10000000000;[.E453];10000000000)" office:value-type="float" office:value="1369343.90635292" calcext:value-type="float">
            <text:p>1 369 344</text:p>
          </table:table-cell>
          <table:table-cell/>
          <table:table-cell table:formula="of:=[.F$2]*[.C452]^[.F$3]+[.F$4]*[.C452]^[.F$5]+[.F$6]*[.C452]^[.F$7]+[.F$8]" office:value-type="float" office:value="1369343.90635292" calcext:value-type="float">
            <text:p>1 369 344</text:p>
          </table:table-cell>
          <table:table-cell table:number-columns-repeated="6"/>
        </table:table-row>
        <table:table-row table:style-name="ro1">
          <table:table-cell/>
          <table:table-cell table:formula="of:=[.B453]+1" office:value-type="date" office:date-value="2020-04-07" calcext:value-type="date">
            <text:p>07-04-2020</text:p>
          </table:table-cell>
          <table:table-cell table:formula="of:=IF([.E454]&lt;10000000000;[.E454];10000000000)" office:value-type="float" office:value="1369344.17540237" calcext:value-type="float">
            <text:p>1 369 344</text:p>
          </table:table-cell>
          <table:table-cell/>
          <table:table-cell table:formula="of:=[.F$2]*[.C453]^[.F$3]+[.F$4]*[.C453]^[.F$5]+[.F$6]*[.C453]^[.F$7]+[.F$8]" office:value-type="float" office:value="1369344.17540237" calcext:value-type="float">
            <text:p>1 369 344</text:p>
          </table:table-cell>
          <table:table-cell table:number-columns-repeated="6"/>
        </table:table-row>
        <table:table-row table:style-name="ro1">
          <table:table-cell/>
          <table:table-cell table:formula="of:=[.B454]+1" office:value-type="date" office:date-value="2020-04-08" calcext:value-type="date">
            <text:p>08-04-2020</text:p>
          </table:table-cell>
          <table:table-cell table:formula="of:=IF([.E455]&lt;10000000000;[.E455];10000000000)" office:value-type="float" office:value="1369344.43621705" calcext:value-type="float">
            <text:p>1 369 344</text:p>
          </table:table-cell>
          <table:table-cell/>
          <table:table-cell table:formula="of:=[.F$2]*[.C454]^[.F$3]+[.F$4]*[.C454]^[.F$5]+[.F$6]*[.C454]^[.F$7]+[.F$8]" office:value-type="float" office:value="1369344.43621705" calcext:value-type="float">
            <text:p>1 369 344</text:p>
          </table:table-cell>
          <table:table-cell table:number-columns-repeated="6"/>
        </table:table-row>
        <table:table-row table:style-name="ro1">
          <table:table-cell/>
          <table:table-cell table:formula="of:=[.B455]+1" office:value-type="date" office:date-value="2020-04-09" calcext:value-type="date">
            <text:p>09-04-2020</text:p>
          </table:table-cell>
          <table:table-cell table:formula="of:=IF([.E456]&lt;10000000000;[.E456];10000000000)" office:value-type="float" office:value="1369344.68904902" calcext:value-type="float">
            <text:p>1 369 345</text:p>
          </table:table-cell>
          <table:table-cell/>
          <table:table-cell table:formula="of:=[.F$2]*[.C455]^[.F$3]+[.F$4]*[.C455]^[.F$5]+[.F$6]*[.C455]^[.F$7]+[.F$8]" office:value-type="float" office:value="1369344.68904902" calcext:value-type="float">
            <text:p>1 369 345</text:p>
          </table:table-cell>
          <table:table-cell table:number-columns-repeated="6"/>
        </table:table-row>
        <table:table-row table:style-name="ro1">
          <table:table-cell/>
          <table:table-cell table:formula="of:=[.B456]+1" office:value-type="date" office:date-value="2020-04-10" calcext:value-type="date">
            <text:p>10-04-2020</text:p>
          </table:table-cell>
          <table:table-cell table:formula="of:=IF([.E457]&lt;10000000000;[.E457];10000000000)" office:value-type="float" office:value="1369344.93414258" calcext:value-type="float">
            <text:p>1 369 345</text:p>
          </table:table-cell>
          <table:table-cell/>
          <table:table-cell table:formula="of:=[.F$2]*[.C456]^[.F$3]+[.F$4]*[.C456]^[.F$5]+[.F$6]*[.C456]^[.F$7]+[.F$8]" office:value-type="float" office:value="1369344.93414258" calcext:value-type="float">
            <text:p>1 369 345</text:p>
          </table:table-cell>
          <table:table-cell table:number-columns-repeated="6"/>
        </table:table-row>
        <table:table-row table:style-name="ro1">
          <table:table-cell/>
          <table:table-cell table:formula="of:=[.B457]+1" office:value-type="date" office:date-value="2020-04-11" calcext:value-type="date">
            <text:p>11-04-2020</text:p>
          </table:table-cell>
          <table:table-cell table:formula="of:=IF([.E458]&lt;10000000000;[.E458];10000000000)" office:value-type="float" office:value="1369345.1717346" calcext:value-type="float">
            <text:p>1 369 345</text:p>
          </table:table-cell>
          <table:table-cell/>
          <table:table-cell table:formula="of:=[.F$2]*[.C457]^[.F$3]+[.F$4]*[.C457]^[.F$5]+[.F$6]*[.C457]^[.F$7]+[.F$8]" office:value-type="float" office:value="1369345.1717346" calcext:value-type="float">
            <text:p>1 369 345</text:p>
          </table:table-cell>
          <table:table-cell table:number-columns-repeated="6"/>
        </table:table-row>
        <table:table-row table:style-name="ro1">
          <table:table-cell/>
          <table:table-cell table:formula="of:=[.B458]+1" office:value-type="date" office:date-value="2020-04-12" calcext:value-type="date">
            <text:p>12-04-2020</text:p>
          </table:table-cell>
          <table:table-cell table:formula="of:=IF([.E459]&lt;10000000000;[.E459];10000000000)" office:value-type="float" office:value="1369345.40205466" calcext:value-type="float">
            <text:p>1 369 345</text:p>
          </table:table-cell>
          <table:table-cell/>
          <table:table-cell table:formula="of:=[.F$2]*[.C458]^[.F$3]+[.F$4]*[.C458]^[.F$5]+[.F$6]*[.C458]^[.F$7]+[.F$8]" office:value-type="float" office:value="1369345.40205466" calcext:value-type="float">
            <text:p>1 369 345</text:p>
          </table:table-cell>
          <table:table-cell table:number-columns-repeated="6"/>
        </table:table-row>
        <table:table-row table:style-name="ro1">
          <table:table-cell/>
          <table:table-cell table:formula="of:=[.B459]+1" office:value-type="date" office:date-value="2020-04-13" calcext:value-type="date">
            <text:p>13-04-2020</text:p>
          </table:table-cell>
          <table:table-cell table:formula="of:=IF([.E460]&lt;10000000000;[.E460];10000000000)" office:value-type="float" office:value="1369345.62532534" calcext:value-type="float">
            <text:p>1 369 346</text:p>
          </table:table-cell>
          <table:table-cell/>
          <table:table-cell table:formula="of:=[.F$2]*[.C459]^[.F$3]+[.F$4]*[.C459]^[.F$5]+[.F$6]*[.C459]^[.F$7]+[.F$8]" office:value-type="float" office:value="1369345.62532534" calcext:value-type="float">
            <text:p>1 369 346</text:p>
          </table:table-cell>
          <table:table-cell table:number-columns-repeated="6"/>
        </table:table-row>
        <table:table-row table:style-name="ro1">
          <table:table-cell/>
          <table:table-cell table:formula="of:=[.B460]+1" office:value-type="date" office:date-value="2020-04-14" calcext:value-type="date">
            <text:p>14-04-2020</text:p>
          </table:table-cell>
          <table:table-cell table:formula="of:=IF([.E461]&lt;10000000000;[.E461];10000000000)" office:value-type="float" office:value="1369345.8417624" calcext:value-type="float">
            <text:p>1 369 346</text:p>
          </table:table-cell>
          <table:table-cell/>
          <table:table-cell table:formula="of:=[.F$2]*[.C460]^[.F$3]+[.F$4]*[.C460]^[.F$5]+[.F$6]*[.C460]^[.F$7]+[.F$8]" office:value-type="float" office:value="1369345.8417624" calcext:value-type="float">
            <text:p>1 369 346</text:p>
          </table:table-cell>
          <table:table-cell table:number-columns-repeated="6"/>
        </table:table-row>
        <table:table-row table:style-name="ro1">
          <table:table-cell/>
          <table:table-cell table:formula="of:=[.B461]+1" office:value-type="date" office:date-value="2020-04-15" calcext:value-type="date">
            <text:p>15-04-2020</text:p>
          </table:table-cell>
          <table:table-cell table:formula="of:=IF([.E462]&lt;10000000000;[.E462];10000000000)" office:value-type="float" office:value="1369346.05157499" calcext:value-type="float">
            <text:p>1 369 346</text:p>
          </table:table-cell>
          <table:table-cell/>
          <table:table-cell table:formula="of:=[.F$2]*[.C461]^[.F$3]+[.F$4]*[.C461]^[.F$5]+[.F$6]*[.C461]^[.F$7]+[.F$8]" office:value-type="float" office:value="1369346.05157499" calcext:value-type="float">
            <text:p>1 369 346</text:p>
          </table:table-cell>
          <table:table-cell table:number-columns-repeated="6"/>
        </table:table-row>
        <table:table-row table:style-name="ro1">
          <table:table-cell/>
          <table:table-cell table:formula="of:=[.B462]+1" office:value-type="date" office:date-value="2020-04-16" calcext:value-type="date">
            <text:p>16-04-2020</text:p>
          </table:table-cell>
          <table:table-cell table:formula="of:=IF([.E463]&lt;10000000000;[.E463];10000000000)" office:value-type="float" office:value="1369346.25496586" calcext:value-type="float">
            <text:p>1 369 346</text:p>
          </table:table-cell>
          <table:table-cell/>
          <table:table-cell table:formula="of:=[.F$2]*[.C462]^[.F$3]+[.F$4]*[.C462]^[.F$5]+[.F$6]*[.C462]^[.F$7]+[.F$8]" office:value-type="float" office:value="1369346.25496586" calcext:value-type="float">
            <text:p>1 369 346</text:p>
          </table:table-cell>
          <table:table-cell table:number-columns-repeated="6"/>
        </table:table-row>
        <table:table-row table:style-name="ro1">
          <table:table-cell/>
          <table:table-cell table:formula="of:=[.B463]+1" office:value-type="date" office:date-value="2020-04-17" calcext:value-type="date">
            <text:p>17-04-2020</text:p>
          </table:table-cell>
          <table:table-cell table:formula="of:=IF([.E464]&lt;10000000000;[.E464];10000000000)" office:value-type="float" office:value="1369346.45213157" calcext:value-type="float">
            <text:p>1 369 346</text:p>
          </table:table-cell>
          <table:table-cell/>
          <table:table-cell table:formula="of:=[.F$2]*[.C463]^[.F$3]+[.F$4]*[.C463]^[.F$5]+[.F$6]*[.C463]^[.F$7]+[.F$8]" office:value-type="float" office:value="1369346.45213157" calcext:value-type="float">
            <text:p>1 369 346</text:p>
          </table:table-cell>
          <table:table-cell table:number-columns-repeated="6"/>
        </table:table-row>
        <table:table-row table:style-name="ro1">
          <table:table-cell/>
          <table:table-cell table:formula="of:=[.B464]+1" office:value-type="date" office:date-value="2020-04-18" calcext:value-type="date">
            <text:p>18-04-2020</text:p>
          </table:table-cell>
          <table:table-cell table:formula="of:=IF([.E465]&lt;10000000000;[.E465];10000000000)" office:value-type="float" office:value="1369346.64326264" calcext:value-type="float">
            <text:p>1 369 347</text:p>
          </table:table-cell>
          <table:table-cell/>
          <table:table-cell table:formula="of:=[.F$2]*[.C464]^[.F$3]+[.F$4]*[.C464]^[.F$5]+[.F$6]*[.C464]^[.F$7]+[.F$8]" office:value-type="float" office:value="1369346.64326264" calcext:value-type="float">
            <text:p>1 369 347</text:p>
          </table:table-cell>
          <table:table-cell table:number-columns-repeated="6"/>
        </table:table-row>
        <table:table-row table:style-name="ro1">
          <table:table-cell/>
          <table:table-cell table:formula="of:=[.B465]+1" office:value-type="date" office:date-value="2020-04-19" calcext:value-type="date">
            <text:p>19-04-2020</text:p>
          </table:table-cell>
          <table:table-cell table:formula="of:=IF([.E466]&lt;10000000000;[.E466];10000000000)" office:value-type="float" office:value="1369346.82854378" calcext:value-type="float">
            <text:p>1 369 347</text:p>
          </table:table-cell>
          <table:table-cell/>
          <table:table-cell table:formula="of:=[.F$2]*[.C465]^[.F$3]+[.F$4]*[.C465]^[.F$5]+[.F$6]*[.C465]^[.F$7]+[.F$8]" office:value-type="float" office:value="1369346.82854378" calcext:value-type="float">
            <text:p>1 369 347</text:p>
          </table:table-cell>
          <table:table-cell table:number-columns-repeated="6"/>
        </table:table-row>
        <table:table-row table:style-name="ro1">
          <table:table-cell/>
          <table:table-cell table:formula="of:=[.B466]+1" office:value-type="date" office:date-value="2020-04-20" calcext:value-type="date">
            <text:p>20-04-2020</text:p>
          </table:table-cell>
          <table:table-cell table:formula="of:=IF([.E467]&lt;10000000000;[.E467];10000000000)" office:value-type="float" office:value="1369347.00815403" calcext:value-type="float">
            <text:p>1 369 347</text:p>
          </table:table-cell>
          <table:table-cell/>
          <table:table-cell table:formula="of:=[.F$2]*[.C466]^[.F$3]+[.F$4]*[.C466]^[.F$5]+[.F$6]*[.C466]^[.F$7]+[.F$8]" office:value-type="float" office:value="1369347.00815403" calcext:value-type="float">
            <text:p>1 369 347</text:p>
          </table:table-cell>
          <table:table-cell table:number-columns-repeated="6"/>
        </table:table-row>
        <table:table-row table:style-name="ro1">
          <table:table-cell/>
          <table:table-cell table:formula="of:=[.B467]+1" office:value-type="date" office:date-value="2020-04-21" calcext:value-type="date">
            <text:p>21-04-2020</text:p>
          </table:table-cell>
          <table:table-cell table:formula="of:=IF([.E468]&lt;10000000000;[.E468];10000000000)" office:value-type="float" office:value="1369347.18226697" calcext:value-type="float">
            <text:p>1 369 347</text:p>
          </table:table-cell>
          <table:table-cell/>
          <table:table-cell table:formula="of:=[.F$2]*[.C467]^[.F$3]+[.F$4]*[.C467]^[.F$5]+[.F$6]*[.C467]^[.F$7]+[.F$8]" office:value-type="float" office:value="1369347.18226697" calcext:value-type="float">
            <text:p>1 369 347</text:p>
          </table:table-cell>
          <table:table-cell table:number-columns-repeated="6"/>
        </table:table-row>
        <table:table-row table:style-name="ro1">
          <table:table-cell/>
          <table:table-cell table:formula="of:=[.B468]+1" office:value-type="date" office:date-value="2020-04-22" calcext:value-type="date">
            <text:p>22-04-2020</text:p>
          </table:table-cell>
          <table:table-cell table:formula="of:=IF([.E469]&lt;10000000000;[.E469];10000000000)" office:value-type="float" office:value="1369347.35105084" calcext:value-type="float">
            <text:p>1 369 347</text:p>
          </table:table-cell>
          <table:table-cell/>
          <table:table-cell table:formula="of:=[.F$2]*[.C468]^[.F$3]+[.F$4]*[.C468]^[.F$5]+[.F$6]*[.C468]^[.F$7]+[.F$8]" office:value-type="float" office:value="1369347.35105084" calcext:value-type="float">
            <text:p>1 369 347</text:p>
          </table:table-cell>
          <table:table-cell table:number-columns-repeated="6"/>
        </table:table-row>
        <table:table-row table:style-name="ro1">
          <table:table-cell/>
          <table:table-cell table:formula="of:=[.B469]+1" office:value-type="date" office:date-value="2020-04-23" calcext:value-type="date">
            <text:p>23-04-2020</text:p>
          </table:table-cell>
          <table:table-cell table:formula="of:=IF([.E470]&lt;10000000000;[.E470];10000000000)" office:value-type="float" office:value="1369347.51466875" calcext:value-type="float">
            <text:p>1 369 348</text:p>
          </table:table-cell>
          <table:table-cell/>
          <table:table-cell table:formula="of:=[.F$2]*[.C469]^[.F$3]+[.F$4]*[.C469]^[.F$5]+[.F$6]*[.C469]^[.F$7]+[.F$8]" office:value-type="float" office:value="1369347.51466875" calcext:value-type="float">
            <text:p>1 369 348</text:p>
          </table:table-cell>
          <table:table-cell table:number-columns-repeated="6"/>
        </table:table-row>
        <table:table-row table:style-name="ro1">
          <table:table-cell/>
          <table:table-cell table:formula="of:=[.B470]+1" office:value-type="date" office:date-value="2020-04-24" calcext:value-type="date">
            <text:p>24-04-2020</text:p>
          </table:table-cell>
          <table:table-cell table:formula="of:=IF([.E471]&lt;10000000000;[.E471];10000000000)" office:value-type="float" office:value="1369347.67327882" calcext:value-type="float">
            <text:p>1 369 348</text:p>
          </table:table-cell>
          <table:table-cell/>
          <table:table-cell table:formula="of:=[.F$2]*[.C470]^[.F$3]+[.F$4]*[.C470]^[.F$5]+[.F$6]*[.C470]^[.F$7]+[.F$8]" office:value-type="float" office:value="1369347.67327882" calcext:value-type="float">
            <text:p>1 369 348</text:p>
          </table:table-cell>
          <table:table-cell table:number-columns-repeated="6"/>
        </table:table-row>
        <table:table-row table:style-name="ro1">
          <table:table-cell/>
          <table:table-cell table:formula="of:=[.B471]+1" office:value-type="date" office:date-value="2020-04-25" calcext:value-type="date">
            <text:p>25-04-2020</text:p>
          </table:table-cell>
          <table:table-cell table:formula="of:=IF([.E472]&lt;10000000000;[.E472];10000000000)" office:value-type="float" office:value="1369347.82703432" calcext:value-type="float">
            <text:p>1 369 348</text:p>
          </table:table-cell>
          <table:table-cell/>
          <table:table-cell table:formula="of:=[.F$2]*[.C471]^[.F$3]+[.F$4]*[.C471]^[.F$5]+[.F$6]*[.C471]^[.F$7]+[.F$8]" office:value-type="float" office:value="1369347.82703432" calcext:value-type="float">
            <text:p>1 369 348</text:p>
          </table:table-cell>
          <table:table-cell table:number-columns-repeated="6"/>
        </table:table-row>
        <table:table-row table:style-name="ro1">
          <table:table-cell/>
          <table:table-cell table:formula="of:=[.B472]+1" office:value-type="date" office:date-value="2020-04-26" calcext:value-type="date">
            <text:p>26-04-2020</text:p>
          </table:table-cell>
          <table:table-cell table:formula="of:=IF([.E473]&lt;10000000000;[.E473];10000000000)" office:value-type="float" office:value="1369347.97608384" calcext:value-type="float">
            <text:p>1 369 348</text:p>
          </table:table-cell>
          <table:table-cell/>
          <table:table-cell table:formula="of:=[.F$2]*[.C472]^[.F$3]+[.F$4]*[.C472]^[.F$5]+[.F$6]*[.C472]^[.F$7]+[.F$8]" office:value-type="float" office:value="1369347.97608384" calcext:value-type="float">
            <text:p>1 369 348</text:p>
          </table:table-cell>
          <table:table-cell table:number-columns-repeated="6"/>
        </table:table-row>
        <table:table-row table:style-name="ro1">
          <table:table-cell/>
          <table:table-cell table:formula="of:=[.B473]+1" office:value-type="date" office:date-value="2020-04-27" calcext:value-type="date">
            <text:p>27-04-2020</text:p>
          </table:table-cell>
          <table:table-cell table:formula="of:=IF([.E474]&lt;10000000000;[.E474];10000000000)" office:value-type="float" office:value="1369348.1205714" calcext:value-type="float">
            <text:p>1 369 348</text:p>
          </table:table-cell>
          <table:table-cell/>
          <table:table-cell table:formula="of:=[.F$2]*[.C473]^[.F$3]+[.F$4]*[.C473]^[.F$5]+[.F$6]*[.C473]^[.F$7]+[.F$8]" office:value-type="float" office:value="1369348.1205714" calcext:value-type="float">
            <text:p>1 369 348</text:p>
          </table:table-cell>
          <table:table-cell table:number-columns-repeated="6"/>
        </table:table-row>
        <table:table-row table:style-name="ro1">
          <table:table-cell/>
          <table:table-cell table:formula="of:=[.B474]+1" office:value-type="date" office:date-value="2020-04-28" calcext:value-type="date">
            <text:p>28-04-2020</text:p>
          </table:table-cell>
          <table:table-cell table:formula="of:=IF([.E475]&lt;10000000000;[.E475];10000000000)" office:value-type="float" office:value="1369348.26063664" calcext:value-type="float">
            <text:p>1 369 348</text:p>
          </table:table-cell>
          <table:table-cell/>
          <table:table-cell table:formula="of:=[.F$2]*[.C474]^[.F$3]+[.F$4]*[.C474]^[.F$5]+[.F$6]*[.C474]^[.F$7]+[.F$8]" office:value-type="float" office:value="1369348.26063664" calcext:value-type="float">
            <text:p>1 369 348</text:p>
          </table:table-cell>
          <table:table-cell table:number-columns-repeated="6"/>
        </table:table-row>
        <table:table-row table:style-name="ro1">
          <table:table-cell/>
          <table:table-cell table:formula="of:=[.B475]+1" office:value-type="date" office:date-value="2020-04-29" calcext:value-type="date">
            <text:p>29-04-2020</text:p>
          </table:table-cell>
          <table:table-cell table:formula="of:=IF([.E476]&lt;10000000000;[.E476];10000000000)" office:value-type="float" office:value="1369348.39641491" calcext:value-type="float">
            <text:p>1 369 348</text:p>
          </table:table-cell>
          <table:table-cell/>
          <table:table-cell table:formula="of:=[.F$2]*[.C475]^[.F$3]+[.F$4]*[.C475]^[.F$5]+[.F$6]*[.C475]^[.F$7]+[.F$8]" office:value-type="float" office:value="1369348.39641491" calcext:value-type="float">
            <text:p>1 369 348</text:p>
          </table:table-cell>
          <table:table-cell table:number-columns-repeated="6"/>
        </table:table-row>
        <table:table-row table:style-name="ro1">
          <table:table-cell/>
          <table:table-cell table:formula="of:=[.B476]+1" office:value-type="date" office:date-value="2020-04-30" calcext:value-type="date">
            <text:p>30-04-2020</text:p>
          </table:table-cell>
          <table:table-cell table:formula="of:=IF([.E477]&lt;10000000000;[.E477];10000000000)" office:value-type="float" office:value="1369348.52803742" calcext:value-type="float">
            <text:p>1 369 349</text:p>
          </table:table-cell>
          <table:table-cell/>
          <table:table-cell table:formula="of:=[.F$2]*[.C476]^[.F$3]+[.F$4]*[.C476]^[.F$5]+[.F$6]*[.C476]^[.F$7]+[.F$8]" office:value-type="float" office:value="1369348.52803742" calcext:value-type="float">
            <text:p>1 369 349</text:p>
          </table:table-cell>
          <table:table-cell table:number-columns-repeated="6"/>
        </table:table-row>
        <table:table-row table:style-name="ro1">
          <table:table-cell/>
          <table:table-cell table:formula="of:=[.B477]+1" office:value-type="date" office:date-value="2020-05-01" calcext:value-type="date">
            <text:p>01-05-2020</text:p>
          </table:table-cell>
          <table:table-cell table:formula="of:=IF([.E478]&lt;10000000000;[.E478];10000000000)" office:value-type="float" office:value="1369348.65563136" calcext:value-type="float">
            <text:p>1 369 349</text:p>
          </table:table-cell>
          <table:table-cell/>
          <table:table-cell table:formula="of:=[.F$2]*[.C477]^[.F$3]+[.F$4]*[.C477]^[.F$5]+[.F$6]*[.C477]^[.F$7]+[.F$8]" office:value-type="float" office:value="1369348.65563136" calcext:value-type="float">
            <text:p>1 369 349</text:p>
          </table:table-cell>
          <table:table-cell table:number-columns-repeated="6"/>
        </table:table-row>
        <table:table-row table:style-name="ro1">
          <table:table-cell/>
          <table:table-cell table:formula="of:=[.B478]+1" office:value-type="date" office:date-value="2020-05-02" calcext:value-type="date">
            <text:p>02-05-2020</text:p>
          </table:table-cell>
          <table:table-cell table:formula="of:=IF([.E479]&lt;10000000000;[.E479];10000000000)" office:value-type="float" office:value="1369348.77932004" calcext:value-type="float">
            <text:p>1 369 349</text:p>
          </table:table-cell>
          <table:table-cell/>
          <table:table-cell table:formula="of:=[.F$2]*[.C478]^[.F$3]+[.F$4]*[.C478]^[.F$5]+[.F$6]*[.C478]^[.F$7]+[.F$8]" office:value-type="float" office:value="1369348.77932004" calcext:value-type="float">
            <text:p>1 369 349</text:p>
          </table:table-cell>
          <table:table-cell table:number-columns-repeated="6"/>
        </table:table-row>
        <table:table-row table:style-name="ro1">
          <table:table-cell/>
          <table:table-cell table:formula="of:=[.B479]+1" office:value-type="date" office:date-value="2020-05-03" calcext:value-type="date">
            <text:p>03-05-2020</text:p>
          </table:table-cell>
          <table:table-cell table:formula="of:=IF([.E480]&lt;10000000000;[.E480];10000000000)" office:value-type="float" office:value="1369348.89922298" calcext:value-type="float">
            <text:p>1 369 349</text:p>
          </table:table-cell>
          <table:table-cell/>
          <table:table-cell table:formula="of:=[.F$2]*[.C479]^[.F$3]+[.F$4]*[.C479]^[.F$5]+[.F$6]*[.C479]^[.F$7]+[.F$8]" office:value-type="float" office:value="1369348.89922298" calcext:value-type="float">
            <text:p>1 369 349</text:p>
          </table:table-cell>
          <table:table-cell table:number-columns-repeated="6"/>
        </table:table-row>
        <table:table-row table:style-name="ro1">
          <table:table-cell/>
          <table:table-cell table:formula="of:=[.B480]+1" office:value-type="date" office:date-value="2020-05-04" calcext:value-type="date">
            <text:p>04-05-2020</text:p>
          </table:table-cell>
          <table:table-cell table:formula="of:=IF([.E481]&lt;10000000000;[.E481];10000000000)" office:value-type="float" office:value="1369349.01545606" calcext:value-type="float">
            <text:p>1 369 349</text:p>
          </table:table-cell>
          <table:table-cell/>
          <table:table-cell table:formula="of:=[.F$2]*[.C480]^[.F$3]+[.F$4]*[.C480]^[.F$5]+[.F$6]*[.C480]^[.F$7]+[.F$8]" office:value-type="float" office:value="1369349.01545606" calcext:value-type="float">
            <text:p>1 369 349</text:p>
          </table:table-cell>
          <table:table-cell table:number-columns-repeated="6"/>
        </table:table-row>
        <table:table-row table:style-name="ro1">
          <table:table-cell/>
          <table:table-cell table:formula="of:=[.B481]+1" office:value-type="date" office:date-value="2020-05-05" calcext:value-type="date">
            <text:p>05-05-2020</text:p>
          </table:table-cell>
          <table:table-cell table:formula="of:=IF([.E482]&lt;10000000000;[.E482];10000000000)" office:value-type="float" office:value="1369349.1281316" calcext:value-type="float">
            <text:p>1 369 349</text:p>
          </table:table-cell>
          <table:table-cell/>
          <table:table-cell table:formula="of:=[.F$2]*[.C481]^[.F$3]+[.F$4]*[.C481]^[.F$5]+[.F$6]*[.C481]^[.F$7]+[.F$8]" office:value-type="float" office:value="1369349.1281316" calcext:value-type="float">
            <text:p>1 369 349</text:p>
          </table:table-cell>
          <table:table-cell table:number-columns-repeated="6"/>
        </table:table-row>
        <table:table-row table:style-name="ro1">
          <table:table-cell/>
          <table:table-cell table:formula="of:=[.B482]+1" office:value-type="date" office:date-value="2020-05-06" calcext:value-type="date">
            <text:p>06-05-2020</text:p>
          </table:table-cell>
          <table:table-cell table:formula="of:=IF([.E483]&lt;10000000000;[.E483];10000000000)" office:value-type="float" office:value="1369349.23735848" calcext:value-type="float">
            <text:p>1 369 349</text:p>
          </table:table-cell>
          <table:table-cell/>
          <table:table-cell table:formula="of:=[.F$2]*[.C482]^[.F$3]+[.F$4]*[.C482]^[.F$5]+[.F$6]*[.C482]^[.F$7]+[.F$8]" office:value-type="float" office:value="1369349.23735848" calcext:value-type="float">
            <text:p>1 369 349</text:p>
          </table:table-cell>
          <table:table-cell table:number-columns-repeated="6"/>
        </table:table-row>
        <table:table-row table:style-name="ro1">
          <table:table-cell/>
          <table:table-cell table:formula="of:=[.B483]+1" office:value-type="date" office:date-value="2020-05-07" calcext:value-type="date">
            <text:p>07-05-2020</text:p>
          </table:table-cell>
          <table:table-cell table:formula="of:=IF([.E484]&lt;10000000000;[.E484];10000000000)" office:value-type="float" office:value="1369349.34324225" calcext:value-type="float">
            <text:p>1 369 349</text:p>
          </table:table-cell>
          <table:table-cell/>
          <table:table-cell table:formula="of:=[.F$2]*[.C483]^[.F$3]+[.F$4]*[.C483]^[.F$5]+[.F$6]*[.C483]^[.F$7]+[.F$8]" office:value-type="float" office:value="1369349.34324225" calcext:value-type="float">
            <text:p>1 369 349</text:p>
          </table:table-cell>
          <table:table-cell table:number-columns-repeated="6"/>
        </table:table-row>
        <table:table-row table:style-name="ro1">
          <table:table-cell/>
          <table:table-cell table:formula="of:=[.B484]+1" office:value-type="date" office:date-value="2020-05-08" calcext:value-type="date">
            <text:p>08-05-2020</text:p>
          </table:table-cell>
          <table:table-cell table:formula="of:=IF([.E485]&lt;10000000000;[.E485];10000000000)" office:value-type="float" office:value="1369349.44588524" calcext:value-type="float">
            <text:p>1 369 349</text:p>
          </table:table-cell>
          <table:table-cell/>
          <table:table-cell table:formula="of:=[.F$2]*[.C484]^[.F$3]+[.F$4]*[.C484]^[.F$5]+[.F$6]*[.C484]^[.F$7]+[.F$8]" office:value-type="float" office:value="1369349.44588524" calcext:value-type="float">
            <text:p>1 369 349</text:p>
          </table:table-cell>
          <table:table-cell table:number-columns-repeated="6"/>
        </table:table-row>
        <table:table-row table:style-name="ro1">
          <table:table-cell/>
          <table:table-cell table:formula="of:=[.B485]+1" office:value-type="date" office:date-value="2020-05-09" calcext:value-type="date">
            <text:p>09-05-2020</text:p>
          </table:table-cell>
          <table:table-cell table:formula="of:=IF([.E486]&lt;10000000000;[.E486];10000000000)" office:value-type="float" office:value="1369349.54538664" calcext:value-type="float">
            <text:p>1 369 350</text:p>
          </table:table-cell>
          <table:table-cell/>
          <table:table-cell table:formula="of:=[.F$2]*[.C485]^[.F$3]+[.F$4]*[.C485]^[.F$5]+[.F$6]*[.C485]^[.F$7]+[.F$8]" office:value-type="float" office:value="1369349.54538664" calcext:value-type="float">
            <text:p>1 369 350</text:p>
          </table:table-cell>
          <table:table-cell table:number-columns-repeated="6"/>
        </table:table-row>
        <table:table-row table:style-name="ro1">
          <table:table-cell/>
          <table:table-cell table:formula="of:=[.B486]+1" office:value-type="date" office:date-value="2020-05-10" calcext:value-type="date">
            <text:p>10-05-2020</text:p>
          </table:table-cell>
          <table:table-cell table:formula="of:=IF([.E487]&lt;10000000000;[.E487];10000000000)" office:value-type="float" office:value="1369349.6418426" calcext:value-type="float">
            <text:p>1 369 350</text:p>
          </table:table-cell>
          <table:table-cell/>
          <table:table-cell table:formula="of:=[.F$2]*[.C486]^[.F$3]+[.F$4]*[.C486]^[.F$5]+[.F$6]*[.C486]^[.F$7]+[.F$8]" office:value-type="float" office:value="1369349.6418426" calcext:value-type="float">
            <text:p>1 369 350</text:p>
          </table:table-cell>
          <table:table-cell table:number-columns-repeated="6"/>
        </table:table-row>
        <table:table-row table:style-name="ro1">
          <table:table-cell/>
          <table:table-cell table:formula="of:=[.B487]+1" office:value-type="date" office:date-value="2020-05-11" calcext:value-type="date">
            <text:p>11-05-2020</text:p>
          </table:table-cell>
          <table:table-cell table:formula="of:=IF([.E488]&lt;10000000000;[.E488];10000000000)" office:value-type="float" office:value="1369349.73534634" calcext:value-type="float">
            <text:p>1 369 350</text:p>
          </table:table-cell>
          <table:table-cell/>
          <table:table-cell table:formula="of:=[.F$2]*[.C487]^[.F$3]+[.F$4]*[.C487]^[.F$5]+[.F$6]*[.C487]^[.F$7]+[.F$8]" office:value-type="float" office:value="1369349.73534634" calcext:value-type="float">
            <text:p>1 369 350</text:p>
          </table:table-cell>
          <table:table-cell table:number-columns-repeated="6"/>
        </table:table-row>
        <table:table-row table:style-name="ro1">
          <table:table-cell/>
          <table:table-cell table:formula="of:=[.B488]+1" office:value-type="date" office:date-value="2020-05-12" calcext:value-type="date">
            <text:p>12-05-2020</text:p>
          </table:table-cell>
          <table:table-cell table:formula="of:=IF([.E489]&lt;10000000000;[.E489];10000000000)" office:value-type="float" office:value="1369349.8259882" calcext:value-type="float">
            <text:p>1 369 350</text:p>
          </table:table-cell>
          <table:table-cell/>
          <table:table-cell table:formula="of:=[.F$2]*[.C488]^[.F$3]+[.F$4]*[.C488]^[.F$5]+[.F$6]*[.C488]^[.F$7]+[.F$8]" office:value-type="float" office:value="1369349.8259882" calcext:value-type="float">
            <text:p>1 369 350</text:p>
          </table:table-cell>
          <table:table-cell table:number-columns-repeated="6"/>
        </table:table-row>
        <table:table-row table:style-name="ro1">
          <table:table-cell/>
          <table:table-cell table:formula="of:=[.B489]+1" office:value-type="date" office:date-value="2020-05-13" calcext:value-type="date">
            <text:p>13-05-2020</text:p>
          </table:table-cell>
          <table:table-cell table:formula="of:=IF([.E490]&lt;10000000000;[.E490];10000000000)" office:value-type="float" office:value="1369349.9138558" calcext:value-type="float">
            <text:p>1 369 350</text:p>
          </table:table-cell>
          <table:table-cell/>
          <table:table-cell table:formula="of:=[.F$2]*[.C489]^[.F$3]+[.F$4]*[.C489]^[.F$5]+[.F$6]*[.C489]^[.F$7]+[.F$8]" office:value-type="float" office:value="1369349.9138558" calcext:value-type="float">
            <text:p>1 369 350</text:p>
          </table:table-cell>
          <table:table-cell table:number-columns-repeated="6"/>
        </table:table-row>
        <table:table-row table:style-name="ro1">
          <table:table-cell/>
          <table:table-cell table:formula="of:=[.B490]+1" office:value-type="date" office:date-value="2020-05-14" calcext:value-type="date">
            <text:p>14-05-2020</text:p>
          </table:table-cell>
          <table:table-cell table:formula="of:=IF([.E491]&lt;10000000000;[.E491];10000000000)" office:value-type="float" office:value="1369349.99903403" calcext:value-type="float">
            <text:p>1 369 350</text:p>
          </table:table-cell>
          <table:table-cell/>
          <table:table-cell table:formula="of:=[.F$2]*[.C490]^[.F$3]+[.F$4]*[.C490]^[.F$5]+[.F$6]*[.C490]^[.F$7]+[.F$8]" office:value-type="float" office:value="1369349.99903403" calcext:value-type="float">
            <text:p>1 369 350</text:p>
          </table:table-cell>
          <table:table-cell table:number-columns-repeated="6"/>
        </table:table-row>
        <table:table-row table:style-name="ro1">
          <table:table-cell/>
          <table:table-cell table:formula="of:=[.B491]+1" office:value-type="date" office:date-value="2020-05-15" calcext:value-type="date">
            <text:p>15-05-2020</text:p>
          </table:table-cell>
          <table:table-cell table:formula="of:=IF([.E492]&lt;10000000000;[.E492];10000000000)" office:value-type="float" office:value="1369350.08160521" calcext:value-type="float">
            <text:p>1 369 350</text:p>
          </table:table-cell>
          <table:table-cell/>
          <table:table-cell table:formula="of:=[.F$2]*[.C491]^[.F$3]+[.F$4]*[.C491]^[.F$5]+[.F$6]*[.C491]^[.F$7]+[.F$8]" office:value-type="float" office:value="1369350.08160521" calcext:value-type="float">
            <text:p>1 369 350</text:p>
          </table:table-cell>
          <table:table-cell table:number-columns-repeated="6"/>
        </table:table-row>
        <table:table-row table:style-name="ro1">
          <table:table-cell/>
          <table:table-cell table:formula="of:=[.B492]+1" office:value-type="date" office:date-value="2020-05-16" calcext:value-type="date">
            <text:p>16-05-2020</text:p>
          </table:table-cell>
          <table:table-cell table:formula="of:=IF([.E493]&lt;10000000000;[.E493];10000000000)" office:value-type="float" office:value="1369350.16164913" calcext:value-type="float">
            <text:p>1 369 350</text:p>
          </table:table-cell>
          <table:table-cell/>
          <table:table-cell table:formula="of:=[.F$2]*[.C492]^[.F$3]+[.F$4]*[.C492]^[.F$5]+[.F$6]*[.C492]^[.F$7]+[.F$8]" office:value-type="float" office:value="1369350.16164913" calcext:value-type="float">
            <text:p>1 369 350</text:p>
          </table:table-cell>
          <table:table-cell table:number-columns-repeated="6"/>
        </table:table-row>
        <table:table-row table:style-name="ro1">
          <table:table-cell/>
          <table:table-cell table:formula="of:=[.B493]+1" office:value-type="date" office:date-value="2020-05-17" calcext:value-type="date">
            <text:p>17-05-2020</text:p>
          </table:table-cell>
          <table:table-cell table:formula="of:=IF([.E494]&lt;10000000000;[.E494];10000000000)" office:value-type="float" office:value="1369350.23924315" calcext:value-type="float">
            <text:p>1 369 350</text:p>
          </table:table-cell>
          <table:table-cell/>
          <table:table-cell table:formula="of:=[.F$2]*[.C493]^[.F$3]+[.F$4]*[.C493]^[.F$5]+[.F$6]*[.C493]^[.F$7]+[.F$8]" office:value-type="float" office:value="1369350.23924315" calcext:value-type="float">
            <text:p>1 369 350</text:p>
          </table:table-cell>
          <table:table-cell table:number-columns-repeated="6"/>
        </table:table-row>
        <table:table-row table:style-name="ro1">
          <table:table-cell/>
          <table:table-cell table:formula="of:=[.B494]+1" office:value-type="date" office:date-value="2020-05-18" calcext:value-type="date">
            <text:p>18-05-2020</text:p>
          </table:table-cell>
          <table:table-cell table:formula="of:=IF([.E495]&lt;10000000000;[.E495];10000000000)" office:value-type="float" office:value="1369350.31446225" calcext:value-type="float">
            <text:p>1 369 350</text:p>
          </table:table-cell>
          <table:table-cell/>
          <table:table-cell table:formula="of:=[.F$2]*[.C494]^[.F$3]+[.F$4]*[.C494]^[.F$5]+[.F$6]*[.C494]^[.F$7]+[.F$8]" office:value-type="float" office:value="1369350.31446225" calcext:value-type="float">
            <text:p>1 369 350</text:p>
          </table:table-cell>
          <table:table-cell table:number-columns-repeated="6"/>
        </table:table-row>
        <table:table-row table:style-name="ro1">
          <table:table-cell/>
          <table:table-cell table:formula="of:=[.B495]+1" office:value-type="date" office:date-value="2020-05-19" calcext:value-type="date">
            <text:p>19-05-2020</text:p>
          </table:table-cell>
          <table:table-cell table:formula="of:=IF([.E496]&lt;10000000000;[.E496];10000000000)" office:value-type="float" office:value="1369350.38737912" calcext:value-type="float">
            <text:p>1 369 350</text:p>
          </table:table-cell>
          <table:table-cell/>
          <table:table-cell table:formula="of:=[.F$2]*[.C495]^[.F$3]+[.F$4]*[.C495]^[.F$5]+[.F$6]*[.C495]^[.F$7]+[.F$8]" office:value-type="float" office:value="1369350.38737912" calcext:value-type="float">
            <text:p>1 369 350</text:p>
          </table:table-cell>
          <table:table-cell table:number-columns-repeated="6"/>
        </table:table-row>
        <table:table-row table:style-name="ro1">
          <table:table-cell/>
          <table:table-cell table:formula="of:=[.B496]+1" office:value-type="date" office:date-value="2020-05-20" calcext:value-type="date">
            <text:p>20-05-2020</text:p>
          </table:table-cell>
          <table:table-cell table:formula="of:=IF([.E497]&lt;10000000000;[.E497];10000000000)" office:value-type="float" office:value="1369350.45806423" calcext:value-type="float">
            <text:p>1 369 350</text:p>
          </table:table-cell>
          <table:table-cell/>
          <table:table-cell table:formula="of:=[.F$2]*[.C496]^[.F$3]+[.F$4]*[.C496]^[.F$5]+[.F$6]*[.C496]^[.F$7]+[.F$8]" office:value-type="float" office:value="1369350.45806423" calcext:value-type="float">
            <text:p>1 369 350</text:p>
          </table:table-cell>
          <table:table-cell table:number-columns-repeated="6"/>
        </table:table-row>
        <table:table-row table:style-name="ro1">
          <table:table-cell/>
          <table:table-cell table:formula="of:=[.B497]+1" office:value-type="date" office:date-value="2020-05-21" calcext:value-type="date">
            <text:p>21-05-2020</text:p>
          </table:table-cell>
          <table:table-cell table:formula="of:=IF([.E498]&lt;10000000000;[.E498];10000000000)" office:value-type="float" office:value="1369350.52658587" calcext:value-type="float">
            <text:p>1 369 351</text:p>
          </table:table-cell>
          <table:table-cell/>
          <table:table-cell table:formula="of:=[.F$2]*[.C497]^[.F$3]+[.F$4]*[.C497]^[.F$5]+[.F$6]*[.C497]^[.F$7]+[.F$8]" office:value-type="float" office:value="1369350.52658587" calcext:value-type="float">
            <text:p>1 369 351</text:p>
          </table:table-cell>
          <table:table-cell table:number-columns-repeated="6"/>
        </table:table-row>
        <table:table-row table:style-name="ro1">
          <table:table-cell/>
          <table:table-cell table:formula="of:=[.B498]+1" office:value-type="date" office:date-value="2020-05-22" calcext:value-type="date">
            <text:p>22-05-2020</text:p>
          </table:table-cell>
          <table:table-cell table:formula="of:=IF([.E499]&lt;10000000000;[.E499];10000000000)" office:value-type="float" office:value="1369350.59301027" calcext:value-type="float">
            <text:p>1 369 351</text:p>
          </table:table-cell>
          <table:table-cell/>
          <table:table-cell table:formula="of:=[.F$2]*[.C498]^[.F$3]+[.F$4]*[.C498]^[.F$5]+[.F$6]*[.C498]^[.F$7]+[.F$8]" office:value-type="float" office:value="1369350.59301027" calcext:value-type="float">
            <text:p>1 369 351</text:p>
          </table:table-cell>
          <table:table-cell table:number-columns-repeated="6"/>
        </table:table-row>
        <table:table-row table:style-name="ro1">
          <table:table-cell/>
          <table:table-cell table:formula="of:=[.B499]+1" office:value-type="date" office:date-value="2020-05-23" calcext:value-type="date">
            <text:p>23-05-2020</text:p>
          </table:table-cell>
          <table:table-cell table:formula="of:=IF([.E500]&lt;10000000000;[.E500];10000000000)" office:value-type="float" office:value="1369350.65740162" calcext:value-type="float">
            <text:p>1 369 351</text:p>
          </table:table-cell>
          <table:table-cell/>
          <table:table-cell table:formula="of:=[.F$2]*[.C499]^[.F$3]+[.F$4]*[.C499]^[.F$5]+[.F$6]*[.C499]^[.F$7]+[.F$8]" office:value-type="float" office:value="1369350.65740162" calcext:value-type="float">
            <text:p>1 369 351</text:p>
          </table:table-cell>
          <table:table-cell table:number-columns-repeated="6"/>
        </table:table-row>
        <table:table-row table:style-name="ro1">
          <table:table-cell/>
          <table:table-cell table:formula="of:=[.B500]+1" office:value-type="date" office:date-value="2020-05-24" calcext:value-type="date">
            <text:p>24-05-2020</text:p>
          </table:table-cell>
          <table:table-cell table:formula="of:=IF([.E501]&lt;10000000000;[.E501];10000000000)" office:value-type="float" office:value="1369350.71982214" calcext:value-type="float">
            <text:p>1 369 351</text:p>
          </table:table-cell>
          <table:table-cell/>
          <table:table-cell table:formula="of:=[.F$2]*[.C500]^[.F$3]+[.F$4]*[.C500]^[.F$5]+[.F$6]*[.C500]^[.F$7]+[.F$8]" office:value-type="float" office:value="1369350.71982214" calcext:value-type="float">
            <text:p>1 369 351</text:p>
          </table:table-cell>
          <table:table-cell table:number-columns-repeated="6"/>
        </table:table-row>
        <table:table-row table:style-name="ro1">
          <table:table-cell/>
          <table:table-cell table:formula="of:=[.B501]+1" office:value-type="date" office:date-value="2020-05-25" calcext:value-type="date">
            <text:p>25-05-2020</text:p>
          </table:table-cell>
          <table:table-cell table:formula="of:=IF([.E502]&lt;10000000000;[.E502];10000000000)" office:value-type="float" office:value="1369350.78033216" calcext:value-type="float">
            <text:p>1 369 351</text:p>
          </table:table-cell>
          <table:table-cell/>
          <table:table-cell table:formula="of:=[.F$2]*[.C501]^[.F$3]+[.F$4]*[.C501]^[.F$5]+[.F$6]*[.C501]^[.F$7]+[.F$8]" office:value-type="float" office:value="1369350.78033216" calcext:value-type="float">
            <text:p>1 369 351</text:p>
          </table:table-cell>
          <table:table-cell table:number-columns-repeated="6"/>
        </table:table-row>
        <table:table-row table:style-name="ro1">
          <table:table-cell/>
          <table:table-cell table:formula="of:=[.B502]+1" office:value-type="date" office:date-value="2020-05-26" calcext:value-type="date">
            <text:p>26-05-2020</text:p>
          </table:table-cell>
          <table:table-cell table:formula="of:=IF([.E503]&lt;10000000000;[.E503];10000000000)" office:value-type="float" office:value="1369350.83899015" calcext:value-type="float">
            <text:p>1 369 351</text:p>
          </table:table-cell>
          <table:table-cell/>
          <table:table-cell table:formula="of:=[.F$2]*[.C502]^[.F$3]+[.F$4]*[.C502]^[.F$5]+[.F$6]*[.C502]^[.F$7]+[.F$8]" office:value-type="float" office:value="1369350.83899015" calcext:value-type="float">
            <text:p>1 369 351</text:p>
          </table:table-cell>
          <table:table-cell table:number-columns-repeated="6"/>
        </table:table-row>
        <table:table-row table:style-name="ro1">
          <table:table-cell/>
          <table:table-cell table:formula="of:=[.B503]+1" office:value-type="date" office:date-value="2020-05-27" calcext:value-type="date">
            <text:p>27-05-2020</text:p>
          </table:table-cell>
          <table:table-cell table:formula="of:=IF([.E504]&lt;10000000000;[.E504];10000000000)" office:value-type="float" office:value="1369350.89585279" calcext:value-type="float">
            <text:p>1 369 351</text:p>
          </table:table-cell>
          <table:table-cell/>
          <table:table-cell table:formula="of:=[.F$2]*[.C503]^[.F$3]+[.F$4]*[.C503]^[.F$5]+[.F$6]*[.C503]^[.F$7]+[.F$8]" office:value-type="float" office:value="1369350.89585279" calcext:value-type="float">
            <text:p>1 369 351</text:p>
          </table:table-cell>
          <table:table-cell table:number-columns-repeated="6"/>
        </table:table-row>
        <table:table-row table:style-name="ro1">
          <table:table-cell/>
          <table:table-cell table:formula="of:=[.B504]+1" office:value-type="date" office:date-value="2020-05-28" calcext:value-type="date">
            <text:p>28-05-2020</text:p>
          </table:table-cell>
          <table:table-cell table:formula="of:=IF([.E505]&lt;10000000000;[.E505];10000000000)" office:value-type="float" office:value="1369350.95097503" calcext:value-type="float">
            <text:p>1 369 351</text:p>
          </table:table-cell>
          <table:table-cell/>
          <table:table-cell table:formula="of:=[.F$2]*[.C504]^[.F$3]+[.F$4]*[.C504]^[.F$5]+[.F$6]*[.C504]^[.F$7]+[.F$8]" office:value-type="float" office:value="1369350.95097503" calcext:value-type="float">
            <text:p>1 369 351</text:p>
          </table:table-cell>
          <table:table-cell table:number-columns-repeated="6"/>
        </table:table-row>
        <table:table-row table:style-name="ro1">
          <table:table-cell/>
          <table:table-cell table:formula="of:=[.B505]+1" office:value-type="date" office:date-value="2020-05-29" calcext:value-type="date">
            <text:p>29-05-2020</text:p>
          </table:table-cell>
          <table:table-cell table:formula="of:=IF([.E506]&lt;10000000000;[.E506];10000000000)" office:value-type="float" office:value="1369351.00441015" calcext:value-type="float">
            <text:p>1 369 351</text:p>
          </table:table-cell>
          <table:table-cell/>
          <table:table-cell table:formula="of:=[.F$2]*[.C505]^[.F$3]+[.F$4]*[.C505]^[.F$5]+[.F$6]*[.C505]^[.F$7]+[.F$8]" office:value-type="float" office:value="1369351.00441015" calcext:value-type="float">
            <text:p>1 369 351</text:p>
          </table:table-cell>
          <table:table-cell table:number-columns-repeated="6"/>
        </table:table-row>
        <table:table-row table:style-name="ro1">
          <table:table-cell/>
          <table:table-cell table:formula="of:=[.B506]+1" office:value-type="date" office:date-value="2020-05-30" calcext:value-type="date">
            <text:p>30-05-2020</text:p>
          </table:table-cell>
          <table:table-cell table:formula="of:=IF([.E507]&lt;10000000000;[.E507];10000000000)" office:value-type="float" office:value="1369351.05620978" calcext:value-type="float">
            <text:p>1 369 351</text:p>
          </table:table-cell>
          <table:table-cell/>
          <table:table-cell table:formula="of:=[.F$2]*[.C506]^[.F$3]+[.F$4]*[.C506]^[.F$5]+[.F$6]*[.C506]^[.F$7]+[.F$8]" office:value-type="float" office:value="1369351.05620978" calcext:value-type="float">
            <text:p>1 369 351</text:p>
          </table:table-cell>
          <table:table-cell table:number-columns-repeated="6"/>
        </table:table-row>
        <table:table-row table:style-name="ro1">
          <table:table-cell/>
          <table:table-cell table:formula="of:=[.B507]+1" office:value-type="date" office:date-value="2020-05-31" calcext:value-type="date">
            <text:p>31-05-2020</text:p>
          </table:table-cell>
          <table:table-cell table:formula="of:=IF([.E508]&lt;10000000000;[.E508];10000000000)" office:value-type="float" office:value="1369351.10642397" calcext:value-type="float">
            <text:p>1 369 351</text:p>
          </table:table-cell>
          <table:table-cell/>
          <table:table-cell table:formula="of:=[.F$2]*[.C507]^[.F$3]+[.F$4]*[.C507]^[.F$5]+[.F$6]*[.C507]^[.F$7]+[.F$8]" office:value-type="float" office:value="1369351.10642397" calcext:value-type="float">
            <text:p>1 369 351</text:p>
          </table:table-cell>
          <table:table-cell table:number-columns-repeated="6"/>
        </table:table-row>
        <table:table-row table:style-name="ro1">
          <table:table-cell/>
          <table:table-cell table:formula="of:=[.B508]+1" office:value-type="date" office:date-value="2020-06-01" calcext:value-type="date">
            <text:p>01-06-2020</text:p>
          </table:table-cell>
          <table:table-cell table:formula="of:=IF([.E509]&lt;10000000000;[.E509];10000000000)" office:value-type="float" office:value="1369351.15510126" calcext:value-type="float">
            <text:p>1 369 351</text:p>
          </table:table-cell>
          <table:table-cell/>
          <table:table-cell table:formula="of:=[.F$2]*[.C508]^[.F$3]+[.F$4]*[.C508]^[.F$5]+[.F$6]*[.C508]^[.F$7]+[.F$8]" office:value-type="float" office:value="1369351.15510126" calcext:value-type="float">
            <text:p>1 369 351</text:p>
          </table:table-cell>
          <table:table-cell table:number-columns-repeated="6"/>
        </table:table-row>
        <table:table-row table:style-name="ro1">
          <table:table-cell/>
          <table:table-cell table:formula="of:=[.B509]+1" office:value-type="date" office:date-value="2020-06-02" calcext:value-type="date">
            <text:p>02-06-2020</text:p>
          </table:table-cell>
          <table:table-cell table:formula="of:=IF([.E510]&lt;10000000000;[.E510];10000000000)" office:value-type="float" office:value="1369351.20228869" calcext:value-type="float">
            <text:p>1 369 351</text:p>
          </table:table-cell>
          <table:table-cell/>
          <table:table-cell table:formula="of:=[.F$2]*[.C509]^[.F$3]+[.F$4]*[.C509]^[.F$5]+[.F$6]*[.C509]^[.F$7]+[.F$8]" office:value-type="float" office:value="1369351.20228869" calcext:value-type="float">
            <text:p>1 369 351</text:p>
          </table:table-cell>
          <table:table-cell table:number-columns-repeated="6"/>
        </table:table-row>
        <table:table-row table:style-name="ro1">
          <table:table-cell/>
          <table:table-cell table:formula="of:=[.B510]+1" office:value-type="date" office:date-value="2020-06-03" calcext:value-type="date">
            <text:p>03-06-2020</text:p>
          </table:table-cell>
          <table:table-cell table:formula="of:=IF([.E511]&lt;10000000000;[.E511];10000000000)" office:value-type="float" office:value="1369351.24803184" calcext:value-type="float">
            <text:p>1 369 351</text:p>
          </table:table-cell>
          <table:table-cell/>
          <table:table-cell table:formula="of:=[.F$2]*[.C510]^[.F$3]+[.F$4]*[.C510]^[.F$5]+[.F$6]*[.C510]^[.F$7]+[.F$8]" office:value-type="float" office:value="1369351.24803184" calcext:value-type="float">
            <text:p>1 369 351</text:p>
          </table:table-cell>
          <table:table-cell table:number-columns-repeated="6"/>
        </table:table-row>
        <table:table-row table:style-name="ro1">
          <table:table-cell/>
          <table:table-cell table:formula="of:=[.B511]+1" office:value-type="date" office:date-value="2020-06-04" calcext:value-type="date">
            <text:p>04-06-2020</text:p>
          </table:table-cell>
          <table:table-cell table:formula="of:=IF([.E512]&lt;10000000000;[.E512];10000000000)" office:value-type="float" office:value="1369351.29237494" calcext:value-type="float">
            <text:p>1 369 351</text:p>
          </table:table-cell>
          <table:table-cell/>
          <table:table-cell table:formula="of:=[.F$2]*[.C511]^[.F$3]+[.F$4]*[.C511]^[.F$5]+[.F$6]*[.C511]^[.F$7]+[.F$8]" office:value-type="float" office:value="1369351.29237494" calcext:value-type="float">
            <text:p>1 369 351</text:p>
          </table:table-cell>
          <table:table-cell table:number-columns-repeated="6"/>
        </table:table-row>
        <table:table-row table:style-name="ro1">
          <table:table-cell/>
          <table:table-cell table:formula="of:=[.B512]+1" office:value-type="date" office:date-value="2020-06-05" calcext:value-type="date">
            <text:p>05-06-2020</text:p>
          </table:table-cell>
          <table:table-cell table:formula="of:=IF([.E513]&lt;10000000000;[.E513];10000000000)" office:value-type="float" office:value="1369351.33536082" calcext:value-type="float">
            <text:p>1 369 351</text:p>
          </table:table-cell>
          <table:table-cell/>
          <table:table-cell table:formula="of:=[.F$2]*[.C512]^[.F$3]+[.F$4]*[.C512]^[.F$5]+[.F$6]*[.C512]^[.F$7]+[.F$8]" office:value-type="float" office:value="1369351.33536082" calcext:value-type="float">
            <text:p>1 369 351</text:p>
          </table:table-cell>
          <table:table-cell table:number-columns-repeated="6"/>
        </table:table-row>
        <table:table-row table:style-name="ro1">
          <table:table-cell/>
          <table:table-cell table:formula="of:=[.B513]+1" office:value-type="date" office:date-value="2020-06-06" calcext:value-type="date">
            <text:p>06-06-2020</text:p>
          </table:table-cell>
          <table:table-cell table:formula="of:=IF([.E514]&lt;10000000000;[.E514];10000000000)" office:value-type="float" office:value="1369351.37703104" calcext:value-type="float">
            <text:p>1 369 351</text:p>
          </table:table-cell>
          <table:table-cell/>
          <table:table-cell table:formula="of:=[.F$2]*[.C513]^[.F$3]+[.F$4]*[.C513]^[.F$5]+[.F$6]*[.C513]^[.F$7]+[.F$8]" office:value-type="float" office:value="1369351.37703104" calcext:value-type="float">
            <text:p>1 369 351</text:p>
          </table:table-cell>
          <table:table-cell table:number-columns-repeated="6"/>
        </table:table-row>
        <table:table-row table:style-name="ro1">
          <table:table-cell/>
          <table:table-cell table:formula="of:=[.B514]+1" office:value-type="date" office:date-value="2020-06-07" calcext:value-type="date">
            <text:p>07-06-2020</text:p>
          </table:table-cell>
          <table:table-cell table:formula="of:=IF([.E515]&lt;10000000000;[.E515];10000000000)" office:value-type="float" office:value="1369351.41742585" calcext:value-type="float">
            <text:p>1 369 351</text:p>
          </table:table-cell>
          <table:table-cell/>
          <table:table-cell table:formula="of:=[.F$2]*[.C514]^[.F$3]+[.F$4]*[.C514]^[.F$5]+[.F$6]*[.C514]^[.F$7]+[.F$8]" office:value-type="float" office:value="1369351.41742585" calcext:value-type="float">
            <text:p>1 369 351</text:p>
          </table:table-cell>
          <table:table-cell table:number-columns-repeated="6"/>
        </table:table-row>
        <table:table-row table:style-name="ro1">
          <table:table-cell/>
          <table:table-cell table:formula="of:=[.B515]+1" office:value-type="date" office:date-value="2020-06-08" calcext:value-type="date">
            <text:p>08-06-2020</text:p>
          </table:table-cell>
          <table:table-cell table:formula="of:=IF([.E516]&lt;10000000000;[.E516];10000000000)" office:value-type="float" office:value="1369351.4565843" calcext:value-type="float">
            <text:p>1 369 351</text:p>
          </table:table-cell>
          <table:table-cell/>
          <table:table-cell table:formula="of:=[.F$2]*[.C515]^[.F$3]+[.F$4]*[.C515]^[.F$5]+[.F$6]*[.C515]^[.F$7]+[.F$8]" office:value-type="float" office:value="1369351.4565843" calcext:value-type="float">
            <text:p>1 369 351</text:p>
          </table:table-cell>
          <table:table-cell table:number-columns-repeated="6"/>
        </table:table-row>
        <table:table-row table:style-name="ro1">
          <table:table-cell/>
          <table:table-cell table:formula="of:=[.B516]+1" office:value-type="date" office:date-value="2020-06-09" calcext:value-type="date">
            <text:p>09-06-2020</text:p>
          </table:table-cell>
          <table:table-cell table:formula="of:=IF([.E517]&lt;10000000000;[.E517];10000000000)" office:value-type="float" office:value="1369351.49454422" calcext:value-type="float">
            <text:p>1 369 351</text:p>
          </table:table-cell>
          <table:table-cell/>
          <table:table-cell table:formula="of:=[.F$2]*[.C516]^[.F$3]+[.F$4]*[.C516]^[.F$5]+[.F$6]*[.C516]^[.F$7]+[.F$8]" office:value-type="float" office:value="1369351.49454422" calcext:value-type="float">
            <text:p>1 369 351</text:p>
          </table:table-cell>
          <table:table-cell table:number-columns-repeated="6"/>
        </table:table-row>
        <table:table-row table:style-name="ro1">
          <table:table-cell/>
          <table:table-cell table:formula="of:=[.B517]+1" office:value-type="date" office:date-value="2020-06-10" calcext:value-type="date">
            <text:p>10-06-2020</text:p>
          </table:table-cell>
          <table:table-cell table:formula="of:=IF([.E518]&lt;10000000000;[.E518];10000000000)" office:value-type="float" office:value="1369351.53134231" calcext:value-type="float">
            <text:p>1 369 352</text:p>
          </table:table-cell>
          <table:table-cell/>
          <table:table-cell table:formula="of:=[.F$2]*[.C517]^[.F$3]+[.F$4]*[.C517]^[.F$5]+[.F$6]*[.C517]^[.F$7]+[.F$8]" office:value-type="float" office:value="1369351.53134231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18]+1" office:value-type="date" office:date-value="2020-06-11" calcext:value-type="date">
            <text:p>11-06-2020</text:p>
          </table:table-cell>
          <table:table-cell table:formula="of:=IF([.E519]&lt;10000000000;[.E519];10000000000)" office:value-type="float" office:value="1369351.56701411" calcext:value-type="float">
            <text:p>1 369 352</text:p>
          </table:table-cell>
          <table:table-cell/>
          <table:table-cell table:formula="of:=[.F$2]*[.C518]^[.F$3]+[.F$4]*[.C518]^[.F$5]+[.F$6]*[.C518]^[.F$7]+[.F$8]" office:value-type="float" office:value="1369351.56701411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19]+1" office:value-type="date" office:date-value="2020-06-12" calcext:value-type="date">
            <text:p>12-06-2020</text:p>
          </table:table-cell>
          <table:table-cell table:formula="of:=IF([.E520]&lt;10000000000;[.E520];10000000000)" office:value-type="float" office:value="1369351.60159411" calcext:value-type="float">
            <text:p>1 369 352</text:p>
          </table:table-cell>
          <table:table-cell/>
          <table:table-cell table:formula="of:=[.F$2]*[.C519]^[.F$3]+[.F$4]*[.C519]^[.F$5]+[.F$6]*[.C519]^[.F$7]+[.F$8]" office:value-type="float" office:value="1369351.60159411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20]+1" office:value-type="date" office:date-value="2020-06-13" calcext:value-type="date">
            <text:p>13-06-2020</text:p>
          </table:table-cell>
          <table:table-cell table:formula="of:=IF([.E521]&lt;10000000000;[.E521];10000000000)" office:value-type="float" office:value="1369351.63511571" calcext:value-type="float">
            <text:p>1 369 352</text:p>
          </table:table-cell>
          <table:table-cell/>
          <table:table-cell table:formula="of:=[.F$2]*[.C520]^[.F$3]+[.F$4]*[.C520]^[.F$5]+[.F$6]*[.C520]^[.F$7]+[.F$8]" office:value-type="float" office:value="1369351.63511571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21]+1" office:value-type="date" office:date-value="2020-06-14" calcext:value-type="date">
            <text:p>14-06-2020</text:p>
          </table:table-cell>
          <table:table-cell table:formula="of:=IF([.E522]&lt;10000000000;[.E522];10000000000)" office:value-type="float" office:value="1369351.66761132" calcext:value-type="float">
            <text:p>1 369 352</text:p>
          </table:table-cell>
          <table:table-cell/>
          <table:table-cell table:formula="of:=[.F$2]*[.C521]^[.F$3]+[.F$4]*[.C521]^[.F$5]+[.F$6]*[.C521]^[.F$7]+[.F$8]" office:value-type="float" office:value="1369351.66761132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22]+1" office:value-type="date" office:date-value="2020-06-15" calcext:value-type="date">
            <text:p>15-06-2020</text:p>
          </table:table-cell>
          <table:table-cell table:formula="of:=IF([.E523]&lt;10000000000;[.E523];10000000000)" office:value-type="float" office:value="1369351.69911234" calcext:value-type="float">
            <text:p>1 369 352</text:p>
          </table:table-cell>
          <table:table-cell/>
          <table:table-cell table:formula="of:=[.F$2]*[.C522]^[.F$3]+[.F$4]*[.C522]^[.F$5]+[.F$6]*[.C522]^[.F$7]+[.F$8]" office:value-type="float" office:value="1369351.69911234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23]+1" office:value-type="date" office:date-value="2020-06-16" calcext:value-type="date">
            <text:p>16-06-2020</text:p>
          </table:table-cell>
          <table:table-cell table:formula="of:=IF([.E524]&lt;10000000000;[.E524];10000000000)" office:value-type="float" office:value="1369351.7296492" calcext:value-type="float">
            <text:p>1 369 352</text:p>
          </table:table-cell>
          <table:table-cell/>
          <table:table-cell table:formula="of:=[.F$2]*[.C523]^[.F$3]+[.F$4]*[.C523]^[.F$5]+[.F$6]*[.C523]^[.F$7]+[.F$8]" office:value-type="float" office:value="1369351.7296492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24]+1" office:value-type="date" office:date-value="2020-06-17" calcext:value-type="date">
            <text:p>17-06-2020</text:p>
          </table:table-cell>
          <table:table-cell table:formula="of:=IF([.E525]&lt;10000000000;[.E525];10000000000)" office:value-type="float" office:value="1369351.75925142" calcext:value-type="float">
            <text:p>1 369 352</text:p>
          </table:table-cell>
          <table:table-cell/>
          <table:table-cell table:formula="of:=[.F$2]*[.C524]^[.F$3]+[.F$4]*[.C524]^[.F$5]+[.F$6]*[.C524]^[.F$7]+[.F$8]" office:value-type="float" office:value="1369351.75925142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25]+1" office:value-type="date" office:date-value="2020-06-18" calcext:value-type="date">
            <text:p>18-06-2020</text:p>
          </table:table-cell>
          <table:table-cell table:formula="of:=IF([.E526]&lt;10000000000;[.E526];10000000000)" office:value-type="float" office:value="1369351.7879476" calcext:value-type="float">
            <text:p>1 369 352</text:p>
          </table:table-cell>
          <table:table-cell/>
          <table:table-cell table:formula="of:=[.F$2]*[.C525]^[.F$3]+[.F$4]*[.C525]^[.F$5]+[.F$6]*[.C525]^[.F$7]+[.F$8]" office:value-type="float" office:value="1369351.7879476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26]+1" office:value-type="date" office:date-value="2020-06-19" calcext:value-type="date">
            <text:p>19-06-2020</text:p>
          </table:table-cell>
          <table:table-cell table:formula="of:=IF([.E527]&lt;10000000000;[.E527];10000000000)" office:value-type="float" office:value="1369351.81576548" calcext:value-type="float">
            <text:p>1 369 352</text:p>
          </table:table-cell>
          <table:table-cell/>
          <table:table-cell table:formula="of:=[.F$2]*[.C526]^[.F$3]+[.F$4]*[.C526]^[.F$5]+[.F$6]*[.C526]^[.F$7]+[.F$8]" office:value-type="float" office:value="1369351.81576548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27]+1" office:value-type="date" office:date-value="2020-06-20" calcext:value-type="date">
            <text:p>20-06-2020</text:p>
          </table:table-cell>
          <table:table-cell table:formula="of:=IF([.E528]&lt;10000000000;[.E528];10000000000)" office:value-type="float" office:value="1369351.84273194" calcext:value-type="float">
            <text:p>1 369 352</text:p>
          </table:table-cell>
          <table:table-cell/>
          <table:table-cell table:formula="of:=[.F$2]*[.C527]^[.F$3]+[.F$4]*[.C527]^[.F$5]+[.F$6]*[.C527]^[.F$7]+[.F$8]" office:value-type="float" office:value="1369351.84273194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28]+1" office:value-type="date" office:date-value="2020-06-21" calcext:value-type="date">
            <text:p>21-06-2020</text:p>
          </table:table-cell>
          <table:table-cell table:formula="of:=IF([.E529]&lt;10000000000;[.E529];10000000000)" office:value-type="float" office:value="1369351.86887303" calcext:value-type="float">
            <text:p>1 369 352</text:p>
          </table:table-cell>
          <table:table-cell/>
          <table:table-cell table:formula="of:=[.F$2]*[.C528]^[.F$3]+[.F$4]*[.C528]^[.F$5]+[.F$6]*[.C528]^[.F$7]+[.F$8]" office:value-type="float" office:value="1369351.86887303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29]+1" office:value-type="date" office:date-value="2020-06-22" calcext:value-type="date">
            <text:p>22-06-2020</text:p>
          </table:table-cell>
          <table:table-cell table:formula="of:=IF([.E530]&lt;10000000000;[.E530];10000000000)" office:value-type="float" office:value="1369351.89421402" calcext:value-type="float">
            <text:p>1 369 352</text:p>
          </table:table-cell>
          <table:table-cell/>
          <table:table-cell table:formula="of:=[.F$2]*[.C529]^[.F$3]+[.F$4]*[.C529]^[.F$5]+[.F$6]*[.C529]^[.F$7]+[.F$8]" office:value-type="float" office:value="1369351.89421402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30]+1" office:value-type="date" office:date-value="2020-06-23" calcext:value-type="date">
            <text:p>23-06-2020</text:p>
          </table:table-cell>
          <table:table-cell table:formula="of:=IF([.E531]&lt;10000000000;[.E531];10000000000)" office:value-type="float" office:value="1369351.9187794" calcext:value-type="float">
            <text:p>1 369 352</text:p>
          </table:table-cell>
          <table:table-cell/>
          <table:table-cell table:formula="of:=[.F$2]*[.C530]^[.F$3]+[.F$4]*[.C530]^[.F$5]+[.F$6]*[.C530]^[.F$7]+[.F$8]" office:value-type="float" office:value="1369351.9187794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31]+1" office:value-type="date" office:date-value="2020-06-24" calcext:value-type="date">
            <text:p>24-06-2020</text:p>
          </table:table-cell>
          <table:table-cell table:formula="of:=IF([.E532]&lt;10000000000;[.E532];10000000000)" office:value-type="float" office:value="1369351.9425929" calcext:value-type="float">
            <text:p>1 369 352</text:p>
          </table:table-cell>
          <table:table-cell/>
          <table:table-cell table:formula="of:=[.F$2]*[.C531]^[.F$3]+[.F$4]*[.C531]^[.F$5]+[.F$6]*[.C531]^[.F$7]+[.F$8]" office:value-type="float" office:value="1369351.9425929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32]+1" office:value-type="date" office:date-value="2020-06-25" calcext:value-type="date">
            <text:p>25-06-2020</text:p>
          </table:table-cell>
          <table:table-cell table:formula="of:=IF([.E533]&lt;10000000000;[.E533];10000000000)" office:value-type="float" office:value="1369351.96567755" calcext:value-type="float">
            <text:p>1 369 352</text:p>
          </table:table-cell>
          <table:table-cell/>
          <table:table-cell table:formula="of:=[.F$2]*[.C532]^[.F$3]+[.F$4]*[.C532]^[.F$5]+[.F$6]*[.C532]^[.F$7]+[.F$8]" office:value-type="float" office:value="1369351.96567755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33]+1" office:value-type="date" office:date-value="2020-06-26" calcext:value-type="date">
            <text:p>26-06-2020</text:p>
          </table:table-cell>
          <table:table-cell table:formula="of:=IF([.E534]&lt;10000000000;[.E534];10000000000)" office:value-type="float" office:value="1369351.98805564" calcext:value-type="float">
            <text:p>1 369 352</text:p>
          </table:table-cell>
          <table:table-cell/>
          <table:table-cell table:formula="of:=[.F$2]*[.C533]^[.F$3]+[.F$4]*[.C533]^[.F$5]+[.F$6]*[.C533]^[.F$7]+[.F$8]" office:value-type="float" office:value="1369351.98805564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34]+1" office:value-type="date" office:date-value="2020-06-27" calcext:value-type="date">
            <text:p>27-06-2020</text:p>
          </table:table-cell>
          <table:table-cell table:formula="of:=IF([.E535]&lt;10000000000;[.E535];10000000000)" office:value-type="float" office:value="1369352.0097488" calcext:value-type="float">
            <text:p>1 369 352</text:p>
          </table:table-cell>
          <table:table-cell/>
          <table:table-cell table:formula="of:=[.F$2]*[.C534]^[.F$3]+[.F$4]*[.C534]^[.F$5]+[.F$6]*[.C534]^[.F$7]+[.F$8]" office:value-type="float" office:value="1369352.0097488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35]+1" office:value-type="date" office:date-value="2020-06-28" calcext:value-type="date">
            <text:p>28-06-2020</text:p>
          </table:table-cell>
          <table:table-cell table:formula="of:=IF([.E536]&lt;10000000000;[.E536];10000000000)" office:value-type="float" office:value="1369352.03077801" calcext:value-type="float">
            <text:p>1 369 352</text:p>
          </table:table-cell>
          <table:table-cell/>
          <table:table-cell table:formula="of:=[.F$2]*[.C535]^[.F$3]+[.F$4]*[.C535]^[.F$5]+[.F$6]*[.C535]^[.F$7]+[.F$8]" office:value-type="float" office:value="1369352.03077801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36]+1" office:value-type="date" office:date-value="2020-06-29" calcext:value-type="date">
            <text:p>29-06-2020</text:p>
          </table:table-cell>
          <table:table-cell table:formula="of:=IF([.E537]&lt;10000000000;[.E537];10000000000)" office:value-type="float" office:value="1369352.05116357" calcext:value-type="float">
            <text:p>1 369 352</text:p>
          </table:table-cell>
          <table:table-cell/>
          <table:table-cell table:formula="of:=[.F$2]*[.C536]^[.F$3]+[.F$4]*[.C536]^[.F$5]+[.F$6]*[.C536]^[.F$7]+[.F$8]" office:value-type="float" office:value="1369352.05116357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37]+1" office:value-type="date" office:date-value="2020-06-30" calcext:value-type="date">
            <text:p>30-06-2020</text:p>
          </table:table-cell>
          <table:table-cell table:formula="of:=IF([.E538]&lt;10000000000;[.E538];10000000000)" office:value-type="float" office:value="1369352.07092518" calcext:value-type="float">
            <text:p>1 369 352</text:p>
          </table:table-cell>
          <table:table-cell/>
          <table:table-cell table:formula="of:=[.F$2]*[.C537]^[.F$3]+[.F$4]*[.C537]^[.F$5]+[.F$6]*[.C537]^[.F$7]+[.F$8]" office:value-type="float" office:value="1369352.07092518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38]+1" office:value-type="date" office:date-value="2020-07-01" calcext:value-type="date">
            <text:p>01-07-2020</text:p>
          </table:table-cell>
          <table:table-cell table:formula="of:=IF([.E539]&lt;10000000000;[.E539];10000000000)" office:value-type="float" office:value="1369352.09008196" calcext:value-type="float">
            <text:p>1 369 352</text:p>
          </table:table-cell>
          <table:table-cell/>
          <table:table-cell table:formula="of:=[.F$2]*[.C538]^[.F$3]+[.F$4]*[.C538]^[.F$5]+[.F$6]*[.C538]^[.F$7]+[.F$8]" office:value-type="float" office:value="1369352.09008196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39]+1" office:value-type="date" office:date-value="2020-07-02" calcext:value-type="date">
            <text:p>02-07-2020</text:p>
          </table:table-cell>
          <table:table-cell table:formula="of:=IF([.E540]&lt;10000000000;[.E540];10000000000)" office:value-type="float" office:value="1369352.1086524" calcext:value-type="float">
            <text:p>1 369 352</text:p>
          </table:table-cell>
          <table:table-cell/>
          <table:table-cell table:formula="of:=[.F$2]*[.C539]^[.F$3]+[.F$4]*[.C539]^[.F$5]+[.F$6]*[.C539]^[.F$7]+[.F$8]" office:value-type="float" office:value="1369352.1086524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40]+1" office:value-type="date" office:date-value="2020-07-03" calcext:value-type="date">
            <text:p>03-07-2020</text:p>
          </table:table-cell>
          <table:table-cell table:formula="of:=IF([.E541]&lt;10000000000;[.E541];10000000000)" office:value-type="float" office:value="1369352.12665445" calcext:value-type="float">
            <text:p>1 369 352</text:p>
          </table:table-cell>
          <table:table-cell/>
          <table:table-cell table:formula="of:=[.F$2]*[.C540]^[.F$3]+[.F$4]*[.C540]^[.F$5]+[.F$6]*[.C540]^[.F$7]+[.F$8]" office:value-type="float" office:value="1369352.12665445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41]+1" office:value-type="date" office:date-value="2020-07-04" calcext:value-type="date">
            <text:p>04-07-2020</text:p>
          </table:table-cell>
          <table:table-cell table:formula="of:=IF([.E542]&lt;10000000000;[.E542];10000000000)" office:value-type="float" office:value="1369352.14410552" calcext:value-type="float">
            <text:p>1 369 352</text:p>
          </table:table-cell>
          <table:table-cell/>
          <table:table-cell table:formula="of:=[.F$2]*[.C541]^[.F$3]+[.F$4]*[.C541]^[.F$5]+[.F$6]*[.C541]^[.F$7]+[.F$8]" office:value-type="float" office:value="1369352.14410552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42]+1" office:value-type="date" office:date-value="2020-07-05" calcext:value-type="date">
            <text:p>05-07-2020</text:p>
          </table:table-cell>
          <table:table-cell table:formula="of:=IF([.E543]&lt;10000000000;[.E543];10000000000)" office:value-type="float" office:value="1369352.16102246" calcext:value-type="float">
            <text:p>1 369 352</text:p>
          </table:table-cell>
          <table:table-cell/>
          <table:table-cell table:formula="of:=[.F$2]*[.C542]^[.F$3]+[.F$4]*[.C542]^[.F$5]+[.F$6]*[.C542]^[.F$7]+[.F$8]" office:value-type="float" office:value="1369352.16102246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43]+1" office:value-type="date" office:date-value="2020-07-06" calcext:value-type="date">
            <text:p>06-07-2020</text:p>
          </table:table-cell>
          <table:table-cell table:formula="of:=IF([.E544]&lt;10000000000;[.E544];10000000000)" office:value-type="float" office:value="1369352.17742162" calcext:value-type="float">
            <text:p>1 369 352</text:p>
          </table:table-cell>
          <table:table-cell/>
          <table:table-cell table:formula="of:=[.F$2]*[.C543]^[.F$3]+[.F$4]*[.C543]^[.F$5]+[.F$6]*[.C543]^[.F$7]+[.F$8]" office:value-type="float" office:value="1369352.17742162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44]+1" office:value-type="date" office:date-value="2020-07-07" calcext:value-type="date">
            <text:p>07-07-2020</text:p>
          </table:table-cell>
          <table:table-cell table:formula="of:=IF([.E545]&lt;10000000000;[.E545];10000000000)" office:value-type="float" office:value="1369352.19331886" calcext:value-type="float">
            <text:p>1 369 352</text:p>
          </table:table-cell>
          <table:table-cell/>
          <table:table-cell table:formula="of:=[.F$2]*[.C544]^[.F$3]+[.F$4]*[.C544]^[.F$5]+[.F$6]*[.C544]^[.F$7]+[.F$8]" office:value-type="float" office:value="1369352.19331886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45]+1" office:value-type="date" office:date-value="2020-07-08" calcext:value-type="date">
            <text:p>08-07-2020</text:p>
          </table:table-cell>
          <table:table-cell table:formula="of:=IF([.E546]&lt;10000000000;[.E546];10000000000)" office:value-type="float" office:value="1369352.20872952" calcext:value-type="float">
            <text:p>1 369 352</text:p>
          </table:table-cell>
          <table:table-cell/>
          <table:table-cell table:formula="of:=[.F$2]*[.C545]^[.F$3]+[.F$4]*[.C545]^[.F$5]+[.F$6]*[.C545]^[.F$7]+[.F$8]" office:value-type="float" office:value="1369352.20872952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46]+1" office:value-type="date" office:date-value="2020-07-09" calcext:value-type="date">
            <text:p>09-07-2020</text:p>
          </table:table-cell>
          <table:table-cell table:formula="of:=IF([.E547]&lt;10000000000;[.E547];10000000000)" office:value-type="float" office:value="1369352.22366851" calcext:value-type="float">
            <text:p>1 369 352</text:p>
          </table:table-cell>
          <table:table-cell/>
          <table:table-cell table:formula="of:=[.F$2]*[.C546]^[.F$3]+[.F$4]*[.C546]^[.F$5]+[.F$6]*[.C546]^[.F$7]+[.F$8]" office:value-type="float" office:value="1369352.22366851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47]+1" office:value-type="date" office:date-value="2020-07-10" calcext:value-type="date">
            <text:p>10-07-2020</text:p>
          </table:table-cell>
          <table:table-cell table:formula="of:=IF([.E548]&lt;10000000000;[.E548];10000000000)" office:value-type="float" office:value="1369352.23815026" calcext:value-type="float">
            <text:p>1 369 352</text:p>
          </table:table-cell>
          <table:table-cell/>
          <table:table-cell table:formula="of:=[.F$2]*[.C547]^[.F$3]+[.F$4]*[.C547]^[.F$5]+[.F$6]*[.C547]^[.F$7]+[.F$8]" office:value-type="float" office:value="1369352.23815026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48]+1" office:value-type="date" office:date-value="2020-07-11" calcext:value-type="date">
            <text:p>11-07-2020</text:p>
          </table:table-cell>
          <table:table-cell table:formula="of:=IF([.E549]&lt;10000000000;[.E549];10000000000)" office:value-type="float" office:value="1369352.25218877" calcext:value-type="float">
            <text:p>1 369 352</text:p>
          </table:table-cell>
          <table:table-cell/>
          <table:table-cell table:formula="of:=[.F$2]*[.C548]^[.F$3]+[.F$4]*[.C548]^[.F$5]+[.F$6]*[.C548]^[.F$7]+[.F$8]" office:value-type="float" office:value="1369352.25218877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49]+1" office:value-type="date" office:date-value="2020-07-12" calcext:value-type="date">
            <text:p>12-07-2020</text:p>
          </table:table-cell>
          <table:table-cell table:formula="of:=IF([.E550]&lt;10000000000;[.E550];10000000000)" office:value-type="float" office:value="1369352.26579761" calcext:value-type="float">
            <text:p>1 369 352</text:p>
          </table:table-cell>
          <table:table-cell/>
          <table:table-cell table:formula="of:=[.F$2]*[.C549]^[.F$3]+[.F$4]*[.C549]^[.F$5]+[.F$6]*[.C549]^[.F$7]+[.F$8]" office:value-type="float" office:value="1369352.26579761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50]+1" office:value-type="date" office:date-value="2020-07-13" calcext:value-type="date">
            <text:p>13-07-2020</text:p>
          </table:table-cell>
          <table:table-cell table:formula="of:=IF([.E551]&lt;10000000000;[.E551];10000000000)" office:value-type="float" office:value="1369352.27898991" calcext:value-type="float">
            <text:p>1 369 352</text:p>
          </table:table-cell>
          <table:table-cell/>
          <table:table-cell table:formula="of:=[.F$2]*[.C550]^[.F$3]+[.F$4]*[.C550]^[.F$5]+[.F$6]*[.C550]^[.F$7]+[.F$8]" office:value-type="float" office:value="1369352.27898991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51]+1" office:value-type="date" office:date-value="2020-07-14" calcext:value-type="date">
            <text:p>14-07-2020</text:p>
          </table:table-cell>
          <table:table-cell table:formula="of:=IF([.E552]&lt;10000000000;[.E552];10000000000)" office:value-type="float" office:value="1369352.29177844" calcext:value-type="float">
            <text:p>1 369 352</text:p>
          </table:table-cell>
          <table:table-cell/>
          <table:table-cell table:formula="of:=[.F$2]*[.C551]^[.F$3]+[.F$4]*[.C551]^[.F$5]+[.F$6]*[.C551]^[.F$7]+[.F$8]" office:value-type="float" office:value="1369352.29177844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52]+1" office:value-type="date" office:date-value="2020-07-15" calcext:value-type="date">
            <text:p>15-07-2020</text:p>
          </table:table-cell>
          <table:table-cell table:formula="of:=IF([.E553]&lt;10000000000;[.E553];10000000000)" office:value-type="float" office:value="1369352.30417555" calcext:value-type="float">
            <text:p>1 369 352</text:p>
          </table:table-cell>
          <table:table-cell/>
          <table:table-cell table:formula="of:=[.F$2]*[.C552]^[.F$3]+[.F$4]*[.C552]^[.F$5]+[.F$6]*[.C552]^[.F$7]+[.F$8]" office:value-type="float" office:value="1369352.30417555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53]+1" office:value-type="date" office:date-value="2020-07-16" calcext:value-type="date">
            <text:p>16-07-2020</text:p>
          </table:table-cell>
          <table:table-cell table:formula="of:=IF([.E554]&lt;10000000000;[.E554];10000000000)" office:value-type="float" office:value="1369352.31619322" calcext:value-type="float">
            <text:p>1 369 352</text:p>
          </table:table-cell>
          <table:table-cell/>
          <table:table-cell table:formula="of:=[.F$2]*[.C553]^[.F$3]+[.F$4]*[.C553]^[.F$5]+[.F$6]*[.C553]^[.F$7]+[.F$8]" office:value-type="float" office:value="1369352.31619322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54]+1" office:value-type="date" office:date-value="2020-07-17" calcext:value-type="date">
            <text:p>17-07-2020</text:p>
          </table:table-cell>
          <table:table-cell table:formula="of:=IF([.E555]&lt;10000000000;[.E555];10000000000)" office:value-type="float" office:value="1369352.32784306" calcext:value-type="float">
            <text:p>1 369 352</text:p>
          </table:table-cell>
          <table:table-cell/>
          <table:table-cell table:formula="of:=[.F$2]*[.C554]^[.F$3]+[.F$4]*[.C554]^[.F$5]+[.F$6]*[.C554]^[.F$7]+[.F$8]" office:value-type="float" office:value="1369352.32784306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55]+1" office:value-type="date" office:date-value="2020-07-18" calcext:value-type="date">
            <text:p>18-07-2020</text:p>
          </table:table-cell>
          <table:table-cell table:formula="of:=IF([.E556]&lt;10000000000;[.E556];10000000000)" office:value-type="float" office:value="1369352.33913634" calcext:value-type="float">
            <text:p>1 369 352</text:p>
          </table:table-cell>
          <table:table-cell/>
          <table:table-cell table:formula="of:=[.F$2]*[.C555]^[.F$3]+[.F$4]*[.C555]^[.F$5]+[.F$6]*[.C555]^[.F$7]+[.F$8]" office:value-type="float" office:value="1369352.33913634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56]+1" office:value-type="date" office:date-value="2020-07-19" calcext:value-type="date">
            <text:p>19-07-2020</text:p>
          </table:table-cell>
          <table:table-cell table:formula="of:=IF([.E557]&lt;10000000000;[.E557];10000000000)" office:value-type="float" office:value="1369352.35008396" calcext:value-type="float">
            <text:p>1 369 352</text:p>
          </table:table-cell>
          <table:table-cell/>
          <table:table-cell table:formula="of:=[.F$2]*[.C556]^[.F$3]+[.F$4]*[.C556]^[.F$5]+[.F$6]*[.C556]^[.F$7]+[.F$8]" office:value-type="float" office:value="1369352.35008396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57]+1" office:value-type="date" office:date-value="2020-07-20" calcext:value-type="date">
            <text:p>20-07-2020</text:p>
          </table:table-cell>
          <table:table-cell table:formula="of:=IF([.E558]&lt;10000000000;[.E558];10000000000)" office:value-type="float" office:value="1369352.36069651" calcext:value-type="float">
            <text:p>1 369 352</text:p>
          </table:table-cell>
          <table:table-cell/>
          <table:table-cell table:formula="of:=[.F$2]*[.C557]^[.F$3]+[.F$4]*[.C557]^[.F$5]+[.F$6]*[.C557]^[.F$7]+[.F$8]" office:value-type="float" office:value="1369352.36069651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58]+1" office:value-type="date" office:date-value="2020-07-21" calcext:value-type="date">
            <text:p>21-07-2020</text:p>
          </table:table-cell>
          <table:table-cell table:formula="of:=IF([.E559]&lt;10000000000;[.E559];10000000000)" office:value-type="float" office:value="1369352.37098424" calcext:value-type="float">
            <text:p>1 369 352</text:p>
          </table:table-cell>
          <table:table-cell/>
          <table:table-cell table:formula="of:=[.F$2]*[.C558]^[.F$3]+[.F$4]*[.C558]^[.F$5]+[.F$6]*[.C558]^[.F$7]+[.F$8]" office:value-type="float" office:value="1369352.37098424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59]+1" office:value-type="date" office:date-value="2020-07-22" calcext:value-type="date">
            <text:p>22-07-2020</text:p>
          </table:table-cell>
          <table:table-cell table:formula="of:=IF([.E560]&lt;10000000000;[.E560];10000000000)" office:value-type="float" office:value="1369352.3809571" calcext:value-type="float">
            <text:p>1 369 352</text:p>
          </table:table-cell>
          <table:table-cell/>
          <table:table-cell table:formula="of:=[.F$2]*[.C559]^[.F$3]+[.F$4]*[.C559]^[.F$5]+[.F$6]*[.C559]^[.F$7]+[.F$8]" office:value-type="float" office:value="1369352.3809571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60]+1" office:value-type="date" office:date-value="2020-07-23" calcext:value-type="date">
            <text:p>23-07-2020</text:p>
          </table:table-cell>
          <table:table-cell table:formula="of:=IF([.E561]&lt;10000000000;[.E561];10000000000)" office:value-type="float" office:value="1369352.39062471" calcext:value-type="float">
            <text:p>1 369 352</text:p>
          </table:table-cell>
          <table:table-cell/>
          <table:table-cell table:formula="of:=[.F$2]*[.C560]^[.F$3]+[.F$4]*[.C560]^[.F$5]+[.F$6]*[.C560]^[.F$7]+[.F$8]" office:value-type="float" office:value="1369352.39062471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61]+1" office:value-type="date" office:date-value="2020-07-24" calcext:value-type="date">
            <text:p>24-07-2020</text:p>
          </table:table-cell>
          <table:table-cell table:formula="of:=IF([.E562]&lt;10000000000;[.E562];10000000000)" office:value-type="float" office:value="1369352.39999643" calcext:value-type="float">
            <text:p>1 369 352</text:p>
          </table:table-cell>
          <table:table-cell/>
          <table:table-cell table:formula="of:=[.F$2]*[.C561]^[.F$3]+[.F$4]*[.C561]^[.F$5]+[.F$6]*[.C561]^[.F$7]+[.F$8]" office:value-type="float" office:value="1369352.39999643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62]+1" office:value-type="date" office:date-value="2020-07-25" calcext:value-type="date">
            <text:p>25-07-2020</text:p>
          </table:table-cell>
          <table:table-cell table:formula="of:=IF([.E563]&lt;10000000000;[.E563];10000000000)" office:value-type="float" office:value="1369352.40908131" calcext:value-type="float">
            <text:p>1 369 352</text:p>
          </table:table-cell>
          <table:table-cell/>
          <table:table-cell table:formula="of:=[.F$2]*[.C562]^[.F$3]+[.F$4]*[.C562]^[.F$5]+[.F$6]*[.C562]^[.F$7]+[.F$8]" office:value-type="float" office:value="1369352.40908131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63]+1" office:value-type="date" office:date-value="2020-07-26" calcext:value-type="date">
            <text:p>26-07-2020</text:p>
          </table:table-cell>
          <table:table-cell table:formula="of:=IF([.E564]&lt;10000000000;[.E564];10000000000)" office:value-type="float" office:value="1369352.41788812" calcext:value-type="float">
            <text:p>1 369 352</text:p>
          </table:table-cell>
          <table:table-cell/>
          <table:table-cell table:formula="of:=[.F$2]*[.C563]^[.F$3]+[.F$4]*[.C563]^[.F$5]+[.F$6]*[.C563]^[.F$7]+[.F$8]" office:value-type="float" office:value="1369352.41788812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64]+1" office:value-type="date" office:date-value="2020-07-27" calcext:value-type="date">
            <text:p>27-07-2020</text:p>
          </table:table-cell>
          <table:table-cell table:formula="of:=IF([.E565]&lt;10000000000;[.E565];10000000000)" office:value-type="float" office:value="1369352.42642538" calcext:value-type="float">
            <text:p>1 369 352</text:p>
          </table:table-cell>
          <table:table-cell/>
          <table:table-cell table:formula="of:=[.F$2]*[.C564]^[.F$3]+[.F$4]*[.C564]^[.F$5]+[.F$6]*[.C564]^[.F$7]+[.F$8]" office:value-type="float" office:value="1369352.42642538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65]+1" office:value-type="date" office:date-value="2020-07-28" calcext:value-type="date">
            <text:p>28-07-2020</text:p>
          </table:table-cell>
          <table:table-cell table:formula="of:=IF([.E566]&lt;10000000000;[.E566];10000000000)" office:value-type="float" office:value="1369352.43470135" calcext:value-type="float">
            <text:p>1 369 352</text:p>
          </table:table-cell>
          <table:table-cell/>
          <table:table-cell table:formula="of:=[.F$2]*[.C565]^[.F$3]+[.F$4]*[.C565]^[.F$5]+[.F$6]*[.C565]^[.F$7]+[.F$8]" office:value-type="float" office:value="1369352.43470135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66]+1" office:value-type="date" office:date-value="2020-07-29" calcext:value-type="date">
            <text:p>29-07-2020</text:p>
          </table:table-cell>
          <table:table-cell table:formula="of:=IF([.E567]&lt;10000000000;[.E567];10000000000)" office:value-type="float" office:value="1369352.44272401" calcext:value-type="float">
            <text:p>1 369 352</text:p>
          </table:table-cell>
          <table:table-cell/>
          <table:table-cell table:formula="of:=[.F$2]*[.C566]^[.F$3]+[.F$4]*[.C566]^[.F$5]+[.F$6]*[.C566]^[.F$7]+[.F$8]" office:value-type="float" office:value="1369352.44272401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67]+1" office:value-type="date" office:date-value="2020-07-30" calcext:value-type="date">
            <text:p>30-07-2020</text:p>
          </table:table-cell>
          <table:table-cell table:formula="of:=IF([.E568]&lt;10000000000;[.E568];10000000000)" office:value-type="float" office:value="1369352.45050112" calcext:value-type="float">
            <text:p>1 369 352</text:p>
          </table:table-cell>
          <table:table-cell/>
          <table:table-cell table:formula="of:=[.F$2]*[.C567]^[.F$3]+[.F$4]*[.C567]^[.F$5]+[.F$6]*[.C567]^[.F$7]+[.F$8]" office:value-type="float" office:value="1369352.45050112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68]+1" office:value-type="date" office:date-value="2020-07-31" calcext:value-type="date">
            <text:p>31-07-2020</text:p>
          </table:table-cell>
          <table:table-cell table:formula="of:=IF([.E569]&lt;10000000000;[.E569];10000000000)" office:value-type="float" office:value="1369352.4580402" calcext:value-type="float">
            <text:p>1 369 352</text:p>
          </table:table-cell>
          <table:table-cell/>
          <table:table-cell table:formula="of:=[.F$2]*[.C568]^[.F$3]+[.F$4]*[.C568]^[.F$5]+[.F$6]*[.C568]^[.F$7]+[.F$8]" office:value-type="float" office:value="1369352.4580402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69]+1" office:value-type="date" office:date-value="2020-08-01" calcext:value-type="date">
            <text:p>01-08-2020</text:p>
          </table:table-cell>
          <table:table-cell table:formula="of:=IF([.E570]&lt;10000000000;[.E570];10000000000)" office:value-type="float" office:value="1369352.46534853" calcext:value-type="float">
            <text:p>1 369 352</text:p>
          </table:table-cell>
          <table:table-cell/>
          <table:table-cell table:formula="of:=[.F$2]*[.C569]^[.F$3]+[.F$4]*[.C569]^[.F$5]+[.F$6]*[.C569]^[.F$7]+[.F$8]" office:value-type="float" office:value="1369352.46534853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70]+1" office:value-type="date" office:date-value="2020-08-02" calcext:value-type="date">
            <text:p>02-08-2020</text:p>
          </table:table-cell>
          <table:table-cell table:formula="of:=IF([.E571]&lt;10000000000;[.E571];10000000000)" office:value-type="float" office:value="1369352.47243317" calcext:value-type="float">
            <text:p>1 369 352</text:p>
          </table:table-cell>
          <table:table-cell/>
          <table:table-cell table:formula="of:=[.F$2]*[.C570]^[.F$3]+[.F$4]*[.C570]^[.F$5]+[.F$6]*[.C570]^[.F$7]+[.F$8]" office:value-type="float" office:value="1369352.47243317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71]+1" office:value-type="date" office:date-value="2020-08-03" calcext:value-type="date">
            <text:p>03-08-2020</text:p>
          </table:table-cell>
          <table:table-cell table:formula="of:=IF([.E572]&lt;10000000000;[.E572];10000000000)" office:value-type="float" office:value="1369352.47930097" calcext:value-type="float">
            <text:p>1 369 352</text:p>
          </table:table-cell>
          <table:table-cell/>
          <table:table-cell table:formula="of:=[.F$2]*[.C571]^[.F$3]+[.F$4]*[.C571]^[.F$5]+[.F$6]*[.C571]^[.F$7]+[.F$8]" office:value-type="float" office:value="1369352.47930097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72]+1" office:value-type="date" office:date-value="2020-08-04" calcext:value-type="date">
            <text:p>04-08-2020</text:p>
          </table:table-cell>
          <table:table-cell table:formula="of:=IF([.E573]&lt;10000000000;[.E573];10000000000)" office:value-type="float" office:value="1369352.48595857" calcext:value-type="float">
            <text:p>1 369 352</text:p>
          </table:table-cell>
          <table:table-cell/>
          <table:table-cell table:formula="of:=[.F$2]*[.C572]^[.F$3]+[.F$4]*[.C572]^[.F$5]+[.F$6]*[.C572]^[.F$7]+[.F$8]" office:value-type="float" office:value="1369352.48595857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73]+1" office:value-type="date" office:date-value="2020-08-05" calcext:value-type="date">
            <text:p>05-08-2020</text:p>
          </table:table-cell>
          <table:table-cell table:formula="of:=IF([.E574]&lt;10000000000;[.E574];10000000000)" office:value-type="float" office:value="1369352.4924124" calcext:value-type="float">
            <text:p>1 369 352</text:p>
          </table:table-cell>
          <table:table-cell/>
          <table:table-cell table:formula="of:=[.F$2]*[.C573]^[.F$3]+[.F$4]*[.C573]^[.F$5]+[.F$6]*[.C573]^[.F$7]+[.F$8]" office:value-type="float" office:value="1369352.4924124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74]+1" office:value-type="date" office:date-value="2020-08-06" calcext:value-type="date">
            <text:p>06-08-2020</text:p>
          </table:table-cell>
          <table:table-cell table:formula="of:=IF([.E575]&lt;10000000000;[.E575];10000000000)" office:value-type="float" office:value="1369352.49866869" calcext:value-type="float">
            <text:p>1 369 352</text:p>
          </table:table-cell>
          <table:table-cell/>
          <table:table-cell table:formula="of:=[.F$2]*[.C574]^[.F$3]+[.F$4]*[.C574]^[.F$5]+[.F$6]*[.C574]^[.F$7]+[.F$8]" office:value-type="float" office:value="1369352.49866869" calcext:value-type="float">
            <text:p>1 369 352</text:p>
          </table:table-cell>
          <table:table-cell table:number-columns-repeated="6"/>
        </table:table-row>
        <table:table-row table:style-name="ro1">
          <table:table-cell/>
          <table:table-cell table:formula="of:=[.B575]+1" office:value-type="date" office:date-value="2020-08-07" calcext:value-type="date">
            <text:p>07-08-2020</text:p>
          </table:table-cell>
          <table:table-cell table:formula="of:=IF([.E576]&lt;10000000000;[.E576];10000000000)" office:value-type="float" office:value="1369352.5047335" calcext:value-type="float">
            <text:p>1 369 353</text:p>
          </table:table-cell>
          <table:table-cell/>
          <table:table-cell table:formula="of:=[.F$2]*[.C575]^[.F$3]+[.F$4]*[.C575]^[.F$5]+[.F$6]*[.C575]^[.F$7]+[.F$8]" office:value-type="float" office:value="1369352.504733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576]+1" office:value-type="date" office:date-value="2020-08-08" calcext:value-type="date">
            <text:p>08-08-2020</text:p>
          </table:table-cell>
          <table:table-cell table:formula="of:=IF([.E577]&lt;10000000000;[.E577];10000000000)" office:value-type="float" office:value="1369352.51061269" calcext:value-type="float">
            <text:p>1 369 353</text:p>
          </table:table-cell>
          <table:table-cell/>
          <table:table-cell table:formula="of:=[.F$2]*[.C576]^[.F$3]+[.F$4]*[.C576]^[.F$5]+[.F$6]*[.C576]^[.F$7]+[.F$8]" office:value-type="float" office:value="1369352.51061269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577]+1" office:value-type="date" office:date-value="2020-08-09" calcext:value-type="date">
            <text:p>09-08-2020</text:p>
          </table:table-cell>
          <table:table-cell table:formula="of:=IF([.E578]&lt;10000000000;[.E578];10000000000)" office:value-type="float" office:value="1369352.51631193" calcext:value-type="float">
            <text:p>1 369 353</text:p>
          </table:table-cell>
          <table:table-cell/>
          <table:table-cell table:formula="of:=[.F$2]*[.C577]^[.F$3]+[.F$4]*[.C577]^[.F$5]+[.F$6]*[.C577]^[.F$7]+[.F$8]" office:value-type="float" office:value="1369352.5163119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578]+1" office:value-type="date" office:date-value="2020-08-10" calcext:value-type="date">
            <text:p>10-08-2020</text:p>
          </table:table-cell>
          <table:table-cell table:formula="of:=IF([.E579]&lt;10000000000;[.E579];10000000000)" office:value-type="float" office:value="1369352.52183673" calcext:value-type="float">
            <text:p>1 369 353</text:p>
          </table:table-cell>
          <table:table-cell/>
          <table:table-cell table:formula="of:=[.F$2]*[.C578]^[.F$3]+[.F$4]*[.C578]^[.F$5]+[.F$6]*[.C578]^[.F$7]+[.F$8]" office:value-type="float" office:value="1369352.5218367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579]+1" office:value-type="date" office:date-value="2020-08-11" calcext:value-type="date">
            <text:p>11-08-2020</text:p>
          </table:table-cell>
          <table:table-cell table:formula="of:=IF([.E580]&lt;10000000000;[.E580];10000000000)" office:value-type="float" office:value="1369352.52719243" calcext:value-type="float">
            <text:p>1 369 353</text:p>
          </table:table-cell>
          <table:table-cell/>
          <table:table-cell table:formula="of:=[.F$2]*[.C579]^[.F$3]+[.F$4]*[.C579]^[.F$5]+[.F$6]*[.C579]^[.F$7]+[.F$8]" office:value-type="float" office:value="1369352.5271924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580]+1" office:value-type="date" office:date-value="2020-08-12" calcext:value-type="date">
            <text:p>12-08-2020</text:p>
          </table:table-cell>
          <table:table-cell table:formula="of:=IF([.E581]&lt;10000000000;[.E581];10000000000)" office:value-type="float" office:value="1369352.53238421" calcext:value-type="float">
            <text:p>1 369 353</text:p>
          </table:table-cell>
          <table:table-cell/>
          <table:table-cell table:formula="of:=[.F$2]*[.C580]^[.F$3]+[.F$4]*[.C580]^[.F$5]+[.F$6]*[.C580]^[.F$7]+[.F$8]" office:value-type="float" office:value="1369352.53238421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581]+1" office:value-type="date" office:date-value="2020-08-13" calcext:value-type="date">
            <text:p>13-08-2020</text:p>
          </table:table-cell>
          <table:table-cell table:formula="of:=IF([.E582]&lt;10000000000;[.E582];10000000000)" office:value-type="float" office:value="1369352.53741709" calcext:value-type="float">
            <text:p>1 369 353</text:p>
          </table:table-cell>
          <table:table-cell/>
          <table:table-cell table:formula="of:=[.F$2]*[.C581]^[.F$3]+[.F$4]*[.C581]^[.F$5]+[.F$6]*[.C581]^[.F$7]+[.F$8]" office:value-type="float" office:value="1369352.53741709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582]+1" office:value-type="date" office:date-value="2020-08-14" calcext:value-type="date">
            <text:p>14-08-2020</text:p>
          </table:table-cell>
          <table:table-cell table:formula="of:=IF([.E583]&lt;10000000000;[.E583];10000000000)" office:value-type="float" office:value="1369352.54229593" calcext:value-type="float">
            <text:p>1 369 353</text:p>
          </table:table-cell>
          <table:table-cell/>
          <table:table-cell table:formula="of:=[.F$2]*[.C582]^[.F$3]+[.F$4]*[.C582]^[.F$5]+[.F$6]*[.C582]^[.F$7]+[.F$8]" office:value-type="float" office:value="1369352.5422959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583]+1" office:value-type="date" office:date-value="2020-08-15" calcext:value-type="date">
            <text:p>15-08-2020</text:p>
          </table:table-cell>
          <table:table-cell table:formula="of:=IF([.E584]&lt;10000000000;[.E584];10000000000)" office:value-type="float" office:value="1369352.54702544" calcext:value-type="float">
            <text:p>1 369 353</text:p>
          </table:table-cell>
          <table:table-cell/>
          <table:table-cell table:formula="of:=[.F$2]*[.C583]^[.F$3]+[.F$4]*[.C583]^[.F$5]+[.F$6]*[.C583]^[.F$7]+[.F$8]" office:value-type="float" office:value="1369352.5470254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584]+1" office:value-type="date" office:date-value="2020-08-16" calcext:value-type="date">
            <text:p>16-08-2020</text:p>
          </table:table-cell>
          <table:table-cell table:formula="of:=IF([.E585]&lt;10000000000;[.E585];10000000000)" office:value-type="float" office:value="1369352.55161019" calcext:value-type="float">
            <text:p>1 369 353</text:p>
          </table:table-cell>
          <table:table-cell/>
          <table:table-cell table:formula="of:=[.F$2]*[.C584]^[.F$3]+[.F$4]*[.C584]^[.F$5]+[.F$6]*[.C584]^[.F$7]+[.F$8]" office:value-type="float" office:value="1369352.55161019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585]+1" office:value-type="date" office:date-value="2020-08-17" calcext:value-type="date">
            <text:p>17-08-2020</text:p>
          </table:table-cell>
          <table:table-cell table:formula="of:=IF([.E586]&lt;10000000000;[.E586];10000000000)" office:value-type="float" office:value="1369352.55605462" calcext:value-type="float">
            <text:p>1 369 353</text:p>
          </table:table-cell>
          <table:table-cell/>
          <table:table-cell table:formula="of:=[.F$2]*[.C585]^[.F$3]+[.F$4]*[.C585]^[.F$5]+[.F$6]*[.C585]^[.F$7]+[.F$8]" office:value-type="float" office:value="1369352.55605462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586]+1" office:value-type="date" office:date-value="2020-08-18" calcext:value-type="date">
            <text:p>18-08-2020</text:p>
          </table:table-cell>
          <table:table-cell table:formula="of:=IF([.E587]&lt;10000000000;[.E587];10000000000)" office:value-type="float" office:value="1369352.56036301" calcext:value-type="float">
            <text:p>1 369 353</text:p>
          </table:table-cell>
          <table:table-cell/>
          <table:table-cell table:formula="of:=[.F$2]*[.C586]^[.F$3]+[.F$4]*[.C586]^[.F$5]+[.F$6]*[.C586]^[.F$7]+[.F$8]" office:value-type="float" office:value="1369352.56036301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587]+1" office:value-type="date" office:date-value="2020-08-19" calcext:value-type="date">
            <text:p>19-08-2020</text:p>
          </table:table-cell>
          <table:table-cell table:formula="of:=IF([.E588]&lt;10000000000;[.E588];10000000000)" office:value-type="float" office:value="1369352.56453954" calcext:value-type="float">
            <text:p>1 369 353</text:p>
          </table:table-cell>
          <table:table-cell/>
          <table:table-cell table:formula="of:=[.F$2]*[.C587]^[.F$3]+[.F$4]*[.C587]^[.F$5]+[.F$6]*[.C587]^[.F$7]+[.F$8]" office:value-type="float" office:value="1369352.5645395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588]+1" office:value-type="date" office:date-value="2020-08-20" calcext:value-type="date">
            <text:p>20-08-2020</text:p>
          </table:table-cell>
          <table:table-cell table:formula="of:=IF([.E589]&lt;10000000000;[.E589];10000000000)" office:value-type="float" office:value="1369352.56858824" calcext:value-type="float">
            <text:p>1 369 353</text:p>
          </table:table-cell>
          <table:table-cell/>
          <table:table-cell table:formula="of:=[.F$2]*[.C588]^[.F$3]+[.F$4]*[.C588]^[.F$5]+[.F$6]*[.C588]^[.F$7]+[.F$8]" office:value-type="float" office:value="1369352.5685882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589]+1" office:value-type="date" office:date-value="2020-08-21" calcext:value-type="date">
            <text:p>21-08-2020</text:p>
          </table:table-cell>
          <table:table-cell table:formula="of:=IF([.E590]&lt;10000000000;[.E590];10000000000)" office:value-type="float" office:value="1369352.57251302" calcext:value-type="float">
            <text:p>1 369 353</text:p>
          </table:table-cell>
          <table:table-cell/>
          <table:table-cell table:formula="of:=[.F$2]*[.C589]^[.F$3]+[.F$4]*[.C589]^[.F$5]+[.F$6]*[.C589]^[.F$7]+[.F$8]" office:value-type="float" office:value="1369352.57251302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590]+1" office:value-type="date" office:date-value="2020-08-22" calcext:value-type="date">
            <text:p>22-08-2020</text:p>
          </table:table-cell>
          <table:table-cell table:formula="of:=IF([.E591]&lt;10000000000;[.E591];10000000000)" office:value-type="float" office:value="1369352.57631767" calcext:value-type="float">
            <text:p>1 369 353</text:p>
          </table:table-cell>
          <table:table-cell/>
          <table:table-cell table:formula="of:=[.F$2]*[.C590]^[.F$3]+[.F$4]*[.C590]^[.F$5]+[.F$6]*[.C590]^[.F$7]+[.F$8]" office:value-type="float" office:value="1369352.57631767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591]+1" office:value-type="date" office:date-value="2020-08-23" calcext:value-type="date">
            <text:p>23-08-2020</text:p>
          </table:table-cell>
          <table:table-cell table:formula="of:=IF([.E592]&lt;10000000000;[.E592];10000000000)" office:value-type="float" office:value="1369352.58000587" calcext:value-type="float">
            <text:p>1 369 353</text:p>
          </table:table-cell>
          <table:table-cell/>
          <table:table-cell table:formula="of:=[.F$2]*[.C591]^[.F$3]+[.F$4]*[.C591]^[.F$5]+[.F$6]*[.C591]^[.F$7]+[.F$8]" office:value-type="float" office:value="1369352.58000587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592]+1" office:value-type="date" office:date-value="2020-08-24" calcext:value-type="date">
            <text:p>24-08-2020</text:p>
          </table:table-cell>
          <table:table-cell table:formula="of:=IF([.E593]&lt;10000000000;[.E593];10000000000)" office:value-type="float" office:value="1369352.58358119" calcext:value-type="float">
            <text:p>1 369 353</text:p>
          </table:table-cell>
          <table:table-cell/>
          <table:table-cell table:formula="of:=[.F$2]*[.C592]^[.F$3]+[.F$4]*[.C592]^[.F$5]+[.F$6]*[.C592]^[.F$7]+[.F$8]" office:value-type="float" office:value="1369352.58358119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593]+1" office:value-type="date" office:date-value="2020-08-25" calcext:value-type="date">
            <text:p>25-08-2020</text:p>
          </table:table-cell>
          <table:table-cell table:formula="of:=IF([.E594]&lt;10000000000;[.E594];10000000000)" office:value-type="float" office:value="1369352.58704708" calcext:value-type="float">
            <text:p>1 369 353</text:p>
          </table:table-cell>
          <table:table-cell/>
          <table:table-cell table:formula="of:=[.F$2]*[.C593]^[.F$3]+[.F$4]*[.C593]^[.F$5]+[.F$6]*[.C593]^[.F$7]+[.F$8]" office:value-type="float" office:value="1369352.5870470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594]+1" office:value-type="date" office:date-value="2020-08-26" calcext:value-type="date">
            <text:p>26-08-2020</text:p>
          </table:table-cell>
          <table:table-cell table:formula="of:=IF([.E595]&lt;10000000000;[.E595];10000000000)" office:value-type="float" office:value="1369352.59040689" calcext:value-type="float">
            <text:p>1 369 353</text:p>
          </table:table-cell>
          <table:table-cell/>
          <table:table-cell table:formula="of:=[.F$2]*[.C594]^[.F$3]+[.F$4]*[.C594]^[.F$5]+[.F$6]*[.C594]^[.F$7]+[.F$8]" office:value-type="float" office:value="1369352.59040689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595]+1" office:value-type="date" office:date-value="2020-08-27" calcext:value-type="date">
            <text:p>27-08-2020</text:p>
          </table:table-cell>
          <table:table-cell table:formula="of:=IF([.E596]&lt;10000000000;[.E596];10000000000)" office:value-type="float" office:value="1369352.59366386" calcext:value-type="float">
            <text:p>1 369 353</text:p>
          </table:table-cell>
          <table:table-cell/>
          <table:table-cell table:formula="of:=[.F$2]*[.C595]^[.F$3]+[.F$4]*[.C595]^[.F$5]+[.F$6]*[.C595]^[.F$7]+[.F$8]" office:value-type="float" office:value="1369352.5936638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596]+1" office:value-type="date" office:date-value="2020-08-28" calcext:value-type="date">
            <text:p>28-08-2020</text:p>
          </table:table-cell>
          <table:table-cell table:formula="of:=IF([.E597]&lt;10000000000;[.E597];10000000000)" office:value-type="float" office:value="1369352.59682115" calcext:value-type="float">
            <text:p>1 369 353</text:p>
          </table:table-cell>
          <table:table-cell/>
          <table:table-cell table:formula="of:=[.F$2]*[.C596]^[.F$3]+[.F$4]*[.C596]^[.F$5]+[.F$6]*[.C596]^[.F$7]+[.F$8]" office:value-type="float" office:value="1369352.5968211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597]+1" office:value-type="date" office:date-value="2020-08-29" calcext:value-type="date">
            <text:p>29-08-2020</text:p>
          </table:table-cell>
          <table:table-cell table:formula="of:=IF([.E598]&lt;10000000000;[.E598];10000000000)" office:value-type="float" office:value="1369352.5998818" calcext:value-type="float">
            <text:p>1 369 353</text:p>
          </table:table-cell>
          <table:table-cell/>
          <table:table-cell table:formula="of:=[.F$2]*[.C597]^[.F$3]+[.F$4]*[.C597]^[.F$5]+[.F$6]*[.C597]^[.F$7]+[.F$8]" office:value-type="float" office:value="1369352.599881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598]+1" office:value-type="date" office:date-value="2020-08-30" calcext:value-type="date">
            <text:p>30-08-2020</text:p>
          </table:table-cell>
          <table:table-cell table:formula="of:=IF([.E599]&lt;10000000000;[.E599];10000000000)" office:value-type="float" office:value="1369352.60284878" calcext:value-type="float">
            <text:p>1 369 353</text:p>
          </table:table-cell>
          <table:table-cell/>
          <table:table-cell table:formula="of:=[.F$2]*[.C598]^[.F$3]+[.F$4]*[.C598]^[.F$5]+[.F$6]*[.C598]^[.F$7]+[.F$8]" office:value-type="float" office:value="1369352.6028487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599]+1" office:value-type="date" office:date-value="2020-08-31" calcext:value-type="date">
            <text:p>31-08-2020</text:p>
          </table:table-cell>
          <table:table-cell table:formula="of:=IF([.E600]&lt;10000000000;[.E600];10000000000)" office:value-type="float" office:value="1369352.60572494" calcext:value-type="float">
            <text:p>1 369 353</text:p>
          </table:table-cell>
          <table:table-cell/>
          <table:table-cell table:formula="of:=[.F$2]*[.C599]^[.F$3]+[.F$4]*[.C599]^[.F$5]+[.F$6]*[.C599]^[.F$7]+[.F$8]" office:value-type="float" office:value="1369352.6057249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00]+1" office:value-type="date" office:date-value="2020-09-01" calcext:value-type="date">
            <text:p>01-09-2020</text:p>
          </table:table-cell>
          <table:table-cell table:formula="of:=IF([.E601]&lt;10000000000;[.E601];10000000000)" office:value-type="float" office:value="1369352.60851308" calcext:value-type="float">
            <text:p>1 369 353</text:p>
          </table:table-cell>
          <table:table-cell/>
          <table:table-cell table:formula="of:=[.F$2]*[.C600]^[.F$3]+[.F$4]*[.C600]^[.F$5]+[.F$6]*[.C600]^[.F$7]+[.F$8]" office:value-type="float" office:value="1369352.6085130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01]+1" office:value-type="date" office:date-value="2020-09-02" calcext:value-type="date">
            <text:p>02-09-2020</text:p>
          </table:table-cell>
          <table:table-cell table:formula="of:=IF([.E602]&lt;10000000000;[.E602];10000000000)" office:value-type="float" office:value="1369352.61121588" calcext:value-type="float">
            <text:p>1 369 353</text:p>
          </table:table-cell>
          <table:table-cell/>
          <table:table-cell table:formula="of:=[.F$2]*[.C601]^[.F$3]+[.F$4]*[.C601]^[.F$5]+[.F$6]*[.C601]^[.F$7]+[.F$8]" office:value-type="float" office:value="1369352.6112158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02]+1" office:value-type="date" office:date-value="2020-09-03" calcext:value-type="date">
            <text:p>03-09-2020</text:p>
          </table:table-cell>
          <table:table-cell table:formula="of:=IF([.E603]&lt;10000000000;[.E603];10000000000)" office:value-type="float" office:value="1369352.61383595" calcext:value-type="float">
            <text:p>1 369 353</text:p>
          </table:table-cell>
          <table:table-cell/>
          <table:table-cell table:formula="of:=[.F$2]*[.C602]^[.F$3]+[.F$4]*[.C602]^[.F$5]+[.F$6]*[.C602]^[.F$7]+[.F$8]" office:value-type="float" office:value="1369352.6138359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03]+1" office:value-type="date" office:date-value="2020-09-04" calcext:value-type="date">
            <text:p>04-09-2020</text:p>
          </table:table-cell>
          <table:table-cell table:formula="of:=IF([.E604]&lt;10000000000;[.E604];10000000000)" office:value-type="float" office:value="1369352.61637583" calcext:value-type="float">
            <text:p>1 369 353</text:p>
          </table:table-cell>
          <table:table-cell/>
          <table:table-cell table:formula="of:=[.F$2]*[.C603]^[.F$3]+[.F$4]*[.C603]^[.F$5]+[.F$6]*[.C603]^[.F$7]+[.F$8]" office:value-type="float" office:value="1369352.6163758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04]+1" office:value-type="date" office:date-value="2020-09-05" calcext:value-type="date">
            <text:p>05-09-2020</text:p>
          </table:table-cell>
          <table:table-cell table:formula="of:=IF([.E605]&lt;10000000000;[.E605];10000000000)" office:value-type="float" office:value="1369352.61883797" calcext:value-type="float">
            <text:p>1 369 353</text:p>
          </table:table-cell>
          <table:table-cell/>
          <table:table-cell table:formula="of:=[.F$2]*[.C604]^[.F$3]+[.F$4]*[.C604]^[.F$5]+[.F$6]*[.C604]^[.F$7]+[.F$8]" office:value-type="float" office:value="1369352.61883797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05]+1" office:value-type="date" office:date-value="2020-09-06" calcext:value-type="date">
            <text:p>06-09-2020</text:p>
          </table:table-cell>
          <table:table-cell table:formula="of:=IF([.E606]&lt;10000000000;[.E606];10000000000)" office:value-type="float" office:value="1369352.62122475" calcext:value-type="float">
            <text:p>1 369 353</text:p>
          </table:table-cell>
          <table:table-cell/>
          <table:table-cell table:formula="of:=[.F$2]*[.C605]^[.F$3]+[.F$4]*[.C605]^[.F$5]+[.F$6]*[.C605]^[.F$7]+[.F$8]" office:value-type="float" office:value="1369352.6212247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06]+1" office:value-type="date" office:date-value="2020-09-07" calcext:value-type="date">
            <text:p>07-09-2020</text:p>
          </table:table-cell>
          <table:table-cell table:formula="of:=IF([.E607]&lt;10000000000;[.E607];10000000000)" office:value-type="float" office:value="1369352.62353848" calcext:value-type="float">
            <text:p>1 369 353</text:p>
          </table:table-cell>
          <table:table-cell/>
          <table:table-cell table:formula="of:=[.F$2]*[.C606]^[.F$3]+[.F$4]*[.C606]^[.F$5]+[.F$6]*[.C606]^[.F$7]+[.F$8]" office:value-type="float" office:value="1369352.6235384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07]+1" office:value-type="date" office:date-value="2020-09-08" calcext:value-type="date">
            <text:p>08-09-2020</text:p>
          </table:table-cell>
          <table:table-cell table:formula="of:=IF([.E608]&lt;10000000000;[.E608];10000000000)" office:value-type="float" office:value="1369352.6257814" calcext:value-type="float">
            <text:p>1 369 353</text:p>
          </table:table-cell>
          <table:table-cell/>
          <table:table-cell table:formula="of:=[.F$2]*[.C607]^[.F$3]+[.F$4]*[.C607]^[.F$5]+[.F$6]*[.C607]^[.F$7]+[.F$8]" office:value-type="float" office:value="1369352.625781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08]+1" office:value-type="date" office:date-value="2020-09-09" calcext:value-type="date">
            <text:p>09-09-2020</text:p>
          </table:table-cell>
          <table:table-cell table:formula="of:=IF([.E609]&lt;10000000000;[.E609];10000000000)" office:value-type="float" office:value="1369352.62795566" calcext:value-type="float">
            <text:p>1 369 353</text:p>
          </table:table-cell>
          <table:table-cell/>
          <table:table-cell table:formula="of:=[.F$2]*[.C608]^[.F$3]+[.F$4]*[.C608]^[.F$5]+[.F$6]*[.C608]^[.F$7]+[.F$8]" office:value-type="float" office:value="1369352.6279556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09]+1" office:value-type="date" office:date-value="2020-09-10" calcext:value-type="date">
            <text:p>10-09-2020</text:p>
          </table:table-cell>
          <table:table-cell table:formula="of:=IF([.E610]&lt;10000000000;[.E610];10000000000)" office:value-type="float" office:value="1369352.63006338" calcext:value-type="float">
            <text:p>1 369 353</text:p>
          </table:table-cell>
          <table:table-cell/>
          <table:table-cell table:formula="of:=[.F$2]*[.C609]^[.F$3]+[.F$4]*[.C609]^[.F$5]+[.F$6]*[.C609]^[.F$7]+[.F$8]" office:value-type="float" office:value="1369352.6300633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10]+1" office:value-type="date" office:date-value="2020-09-11" calcext:value-type="date">
            <text:p>11-09-2020</text:p>
          </table:table-cell>
          <table:table-cell table:formula="of:=IF([.E611]&lt;10000000000;[.E611];10000000000)" office:value-type="float" office:value="1369352.63210658" calcext:value-type="float">
            <text:p>1 369 353</text:p>
          </table:table-cell>
          <table:table-cell/>
          <table:table-cell table:formula="of:=[.F$2]*[.C610]^[.F$3]+[.F$4]*[.C610]^[.F$5]+[.F$6]*[.C610]^[.F$7]+[.F$8]" office:value-type="float" office:value="1369352.6321065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11]+1" office:value-type="date" office:date-value="2020-09-12" calcext:value-type="date">
            <text:p>12-09-2020</text:p>
          </table:table-cell>
          <table:table-cell table:formula="of:=IF([.E612]&lt;10000000000;[.E612];10000000000)" office:value-type="float" office:value="1369352.63408725" calcext:value-type="float">
            <text:p>1 369 353</text:p>
          </table:table-cell>
          <table:table-cell/>
          <table:table-cell table:formula="of:=[.F$2]*[.C611]^[.F$3]+[.F$4]*[.C611]^[.F$5]+[.F$6]*[.C611]^[.F$7]+[.F$8]" office:value-type="float" office:value="1369352.6340872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12]+1" office:value-type="date" office:date-value="2020-09-13" calcext:value-type="date">
            <text:p>13-09-2020</text:p>
          </table:table-cell>
          <table:table-cell table:formula="of:=IF([.E613]&lt;10000000000;[.E613];10000000000)" office:value-type="float" office:value="1369352.6360073" calcext:value-type="float">
            <text:p>1 369 353</text:p>
          </table:table-cell>
          <table:table-cell/>
          <table:table-cell table:formula="of:=[.F$2]*[.C612]^[.F$3]+[.F$4]*[.C612]^[.F$5]+[.F$6]*[.C612]^[.F$7]+[.F$8]" office:value-type="float" office:value="1369352.636007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13]+1" office:value-type="date" office:date-value="2020-09-14" calcext:value-type="date">
            <text:p>14-09-2020</text:p>
          </table:table-cell>
          <table:table-cell table:formula="of:=IF([.E614]&lt;10000000000;[.E614];10000000000)" office:value-type="float" office:value="1369352.63786858" calcext:value-type="float">
            <text:p>1 369 353</text:p>
          </table:table-cell>
          <table:table-cell/>
          <table:table-cell table:formula="of:=[.F$2]*[.C613]^[.F$3]+[.F$4]*[.C613]^[.F$5]+[.F$6]*[.C613]^[.F$7]+[.F$8]" office:value-type="float" office:value="1369352.6378685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14]+1" office:value-type="date" office:date-value="2020-09-15" calcext:value-type="date">
            <text:p>15-09-2020</text:p>
          </table:table-cell>
          <table:table-cell table:formula="of:=IF([.E615]&lt;10000000000;[.E615];10000000000)" office:value-type="float" office:value="1369352.63967289" calcext:value-type="float">
            <text:p>1 369 353</text:p>
          </table:table-cell>
          <table:table-cell/>
          <table:table-cell table:formula="of:=[.F$2]*[.C614]^[.F$3]+[.F$4]*[.C614]^[.F$5]+[.F$6]*[.C614]^[.F$7]+[.F$8]" office:value-type="float" office:value="1369352.63967289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15]+1" office:value-type="date" office:date-value="2020-09-16" calcext:value-type="date">
            <text:p>16-09-2020</text:p>
          </table:table-cell>
          <table:table-cell table:formula="of:=IF([.E616]&lt;10000000000;[.E616];10000000000)" office:value-type="float" office:value="1369352.64142198" calcext:value-type="float">
            <text:p>1 369 353</text:p>
          </table:table-cell>
          <table:table-cell/>
          <table:table-cell table:formula="of:=[.F$2]*[.C615]^[.F$3]+[.F$4]*[.C615]^[.F$5]+[.F$6]*[.C615]^[.F$7]+[.F$8]" office:value-type="float" office:value="1369352.6414219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16]+1" office:value-type="date" office:date-value="2020-09-17" calcext:value-type="date">
            <text:p>17-09-2020</text:p>
          </table:table-cell>
          <table:table-cell table:formula="of:=IF([.E617]&lt;10000000000;[.E617];10000000000)" office:value-type="float" office:value="1369352.64311753" calcext:value-type="float">
            <text:p>1 369 353</text:p>
          </table:table-cell>
          <table:table-cell/>
          <table:table-cell table:formula="of:=[.F$2]*[.C616]^[.F$3]+[.F$4]*[.C616]^[.F$5]+[.F$6]*[.C616]^[.F$7]+[.F$8]" office:value-type="float" office:value="1369352.6431175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17]+1" office:value-type="date" office:date-value="2020-09-18" calcext:value-type="date">
            <text:p>18-09-2020</text:p>
          </table:table-cell>
          <table:table-cell table:formula="of:=IF([.E618]&lt;10000000000;[.E618];10000000000)" office:value-type="float" office:value="1369352.64476119" calcext:value-type="float">
            <text:p>1 369 353</text:p>
          </table:table-cell>
          <table:table-cell/>
          <table:table-cell table:formula="of:=[.F$2]*[.C617]^[.F$3]+[.F$4]*[.C617]^[.F$5]+[.F$6]*[.C617]^[.F$7]+[.F$8]" office:value-type="float" office:value="1369352.64476119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18]+1" office:value-type="date" office:date-value="2020-09-19" calcext:value-type="date">
            <text:p>19-09-2020</text:p>
          </table:table-cell>
          <table:table-cell table:formula="of:=IF([.E619]&lt;10000000000;[.E619];10000000000)" office:value-type="float" office:value="1369352.64635454" calcext:value-type="float">
            <text:p>1 369 353</text:p>
          </table:table-cell>
          <table:table-cell/>
          <table:table-cell table:formula="of:=[.F$2]*[.C618]^[.F$3]+[.F$4]*[.C618]^[.F$5]+[.F$6]*[.C618]^[.F$7]+[.F$8]" office:value-type="float" office:value="1369352.6463545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19]+1" office:value-type="date" office:date-value="2020-09-20" calcext:value-type="date">
            <text:p>20-09-2020</text:p>
          </table:table-cell>
          <table:table-cell table:formula="of:=IF([.E620]&lt;10000000000;[.E620];10000000000)" office:value-type="float" office:value="1369352.64789912" calcext:value-type="float">
            <text:p>1 369 353</text:p>
          </table:table-cell>
          <table:table-cell/>
          <table:table-cell table:formula="of:=[.F$2]*[.C619]^[.F$3]+[.F$4]*[.C619]^[.F$5]+[.F$6]*[.C619]^[.F$7]+[.F$8]" office:value-type="float" office:value="1369352.64789912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20]+1" office:value-type="date" office:date-value="2020-09-21" calcext:value-type="date">
            <text:p>21-09-2020</text:p>
          </table:table-cell>
          <table:table-cell table:formula="of:=IF([.E621]&lt;10000000000;[.E621];10000000000)" office:value-type="float" office:value="1369352.64939643" calcext:value-type="float">
            <text:p>1 369 353</text:p>
          </table:table-cell>
          <table:table-cell/>
          <table:table-cell table:formula="of:=[.F$2]*[.C620]^[.F$3]+[.F$4]*[.C620]^[.F$5]+[.F$6]*[.C620]^[.F$7]+[.F$8]" office:value-type="float" office:value="1369352.6493964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21]+1" office:value-type="date" office:date-value="2020-09-22" calcext:value-type="date">
            <text:p>22-09-2020</text:p>
          </table:table-cell>
          <table:table-cell table:formula="of:=IF([.E622]&lt;10000000000;[.E622];10000000000)" office:value-type="float" office:value="1369352.65084791" calcext:value-type="float">
            <text:p>1 369 353</text:p>
          </table:table-cell>
          <table:table-cell/>
          <table:table-cell table:formula="of:=[.F$2]*[.C621]^[.F$3]+[.F$4]*[.C621]^[.F$5]+[.F$6]*[.C621]^[.F$7]+[.F$8]" office:value-type="float" office:value="1369352.65084791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22]+1" office:value-type="date" office:date-value="2020-09-23" calcext:value-type="date">
            <text:p>23-09-2020</text:p>
          </table:table-cell>
          <table:table-cell table:formula="of:=IF([.E623]&lt;10000000000;[.E623];10000000000)" office:value-type="float" office:value="1369352.65225496" calcext:value-type="float">
            <text:p>1 369 353</text:p>
          </table:table-cell>
          <table:table-cell/>
          <table:table-cell table:formula="of:=[.F$2]*[.C622]^[.F$3]+[.F$4]*[.C622]^[.F$5]+[.F$6]*[.C622]^[.F$7]+[.F$8]" office:value-type="float" office:value="1369352.6522549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23]+1" office:value-type="date" office:date-value="2020-09-24" calcext:value-type="date">
            <text:p>24-09-2020</text:p>
          </table:table-cell>
          <table:table-cell table:formula="of:=IF([.E624]&lt;10000000000;[.E624];10000000000)" office:value-type="float" office:value="1369352.65361895" calcext:value-type="float">
            <text:p>1 369 353</text:p>
          </table:table-cell>
          <table:table-cell/>
          <table:table-cell table:formula="of:=[.F$2]*[.C623]^[.F$3]+[.F$4]*[.C623]^[.F$5]+[.F$6]*[.C623]^[.F$7]+[.F$8]" office:value-type="float" office:value="1369352.6536189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24]+1" office:value-type="date" office:date-value="2020-09-25" calcext:value-type="date">
            <text:p>25-09-2020</text:p>
          </table:table-cell>
          <table:table-cell table:formula="of:=IF([.E625]&lt;10000000000;[.E625];10000000000)" office:value-type="float" office:value="1369352.65494119" calcext:value-type="float">
            <text:p>1 369 353</text:p>
          </table:table-cell>
          <table:table-cell/>
          <table:table-cell table:formula="of:=[.F$2]*[.C624]^[.F$3]+[.F$4]*[.C624]^[.F$5]+[.F$6]*[.C624]^[.F$7]+[.F$8]" office:value-type="float" office:value="1369352.65494119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25]+1" office:value-type="date" office:date-value="2020-09-26" calcext:value-type="date">
            <text:p>26-09-2020</text:p>
          </table:table-cell>
          <table:table-cell table:formula="of:=IF([.E626]&lt;10000000000;[.E626];10000000000)" office:value-type="float" office:value="1369352.65622296" calcext:value-type="float">
            <text:p>1 369 353</text:p>
          </table:table-cell>
          <table:table-cell/>
          <table:table-cell table:formula="of:=[.F$2]*[.C625]^[.F$3]+[.F$4]*[.C625]^[.F$5]+[.F$6]*[.C625]^[.F$7]+[.F$8]" office:value-type="float" office:value="1369352.6562229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26]+1" office:value-type="date" office:date-value="2020-09-27" calcext:value-type="date">
            <text:p>27-09-2020</text:p>
          </table:table-cell>
          <table:table-cell table:formula="of:=IF([.E627]&lt;10000000000;[.E627];10000000000)" office:value-type="float" office:value="1369352.65746549" calcext:value-type="float">
            <text:p>1 369 353</text:p>
          </table:table-cell>
          <table:table-cell/>
          <table:table-cell table:formula="of:=[.F$2]*[.C626]^[.F$3]+[.F$4]*[.C626]^[.F$5]+[.F$6]*[.C626]^[.F$7]+[.F$8]" office:value-type="float" office:value="1369352.65746549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27]+1" office:value-type="date" office:date-value="2020-09-28" calcext:value-type="date">
            <text:p>28-09-2020</text:p>
          </table:table-cell>
          <table:table-cell table:formula="of:=IF([.E628]&lt;10000000000;[.E628];10000000000)" office:value-type="float" office:value="1369352.65867" calcext:value-type="float">
            <text:p>1 369 353</text:p>
          </table:table-cell>
          <table:table-cell/>
          <table:table-cell table:formula="of:=[.F$2]*[.C627]^[.F$3]+[.F$4]*[.C627]^[.F$5]+[.F$6]*[.C627]^[.F$7]+[.F$8]" office:value-type="float" office:value="1369352.65867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28]+1" office:value-type="date" office:date-value="2020-09-29" calcext:value-type="date">
            <text:p>29-09-2020</text:p>
          </table:table-cell>
          <table:table-cell table:formula="of:=IF([.E629]&lt;10000000000;[.E629];10000000000)" office:value-type="float" office:value="1369352.65983764" calcext:value-type="float">
            <text:p>1 369 353</text:p>
          </table:table-cell>
          <table:table-cell/>
          <table:table-cell table:formula="of:=[.F$2]*[.C628]^[.F$3]+[.F$4]*[.C628]^[.F$5]+[.F$6]*[.C628]^[.F$7]+[.F$8]" office:value-type="float" office:value="1369352.6598376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29]+1" office:value-type="date" office:date-value="2020-09-30" calcext:value-type="date">
            <text:p>30-09-2020</text:p>
          </table:table-cell>
          <table:table-cell table:formula="of:=IF([.E630]&lt;10000000000;[.E630];10000000000)" office:value-type="float" office:value="1369352.66096955" calcext:value-type="float">
            <text:p>1 369 353</text:p>
          </table:table-cell>
          <table:table-cell/>
          <table:table-cell table:formula="of:=[.F$2]*[.C629]^[.F$3]+[.F$4]*[.C629]^[.F$5]+[.F$6]*[.C629]^[.F$7]+[.F$8]" office:value-type="float" office:value="1369352.6609695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30]+1" office:value-type="date" office:date-value="2020-10-01" calcext:value-type="date">
            <text:p>01-10-2020</text:p>
          </table:table-cell>
          <table:table-cell table:formula="of:=IF([.E631]&lt;10000000000;[.E631];10000000000)" office:value-type="float" office:value="1369352.66206681" calcext:value-type="float">
            <text:p>1 369 353</text:p>
          </table:table-cell>
          <table:table-cell/>
          <table:table-cell table:formula="of:=[.F$2]*[.C630]^[.F$3]+[.F$4]*[.C630]^[.F$5]+[.F$6]*[.C630]^[.F$7]+[.F$8]" office:value-type="float" office:value="1369352.66206681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31]+1" office:value-type="date" office:date-value="2020-10-02" calcext:value-type="date">
            <text:p>02-10-2020</text:p>
          </table:table-cell>
          <table:table-cell table:formula="of:=IF([.E632]&lt;10000000000;[.E632];10000000000)" office:value-type="float" office:value="1369352.66313048" calcext:value-type="float">
            <text:p>1 369 353</text:p>
          </table:table-cell>
          <table:table-cell/>
          <table:table-cell table:formula="of:=[.F$2]*[.C631]^[.F$3]+[.F$4]*[.C631]^[.F$5]+[.F$6]*[.C631]^[.F$7]+[.F$8]" office:value-type="float" office:value="1369352.6631304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32]+1" office:value-type="date" office:date-value="2020-10-03" calcext:value-type="date">
            <text:p>03-10-2020</text:p>
          </table:table-cell>
          <table:table-cell table:formula="of:=IF([.E633]&lt;10000000000;[.E633];10000000000)" office:value-type="float" office:value="1369352.6641616" calcext:value-type="float">
            <text:p>1 369 353</text:p>
          </table:table-cell>
          <table:table-cell/>
          <table:table-cell table:formula="of:=[.F$2]*[.C632]^[.F$3]+[.F$4]*[.C632]^[.F$5]+[.F$6]*[.C632]^[.F$7]+[.F$8]" office:value-type="float" office:value="1369352.664161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33]+1" office:value-type="date" office:date-value="2020-10-04" calcext:value-type="date">
            <text:p>04-10-2020</text:p>
          </table:table-cell>
          <table:table-cell table:formula="of:=IF([.E634]&lt;10000000000;[.E634];10000000000)" office:value-type="float" office:value="1369352.66516116" calcext:value-type="float">
            <text:p>1 369 353</text:p>
          </table:table-cell>
          <table:table-cell/>
          <table:table-cell table:formula="of:=[.F$2]*[.C633]^[.F$3]+[.F$4]*[.C633]^[.F$5]+[.F$6]*[.C633]^[.F$7]+[.F$8]" office:value-type="float" office:value="1369352.6651611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34]+1" office:value-type="date" office:date-value="2020-10-05" calcext:value-type="date">
            <text:p>05-10-2020</text:p>
          </table:table-cell>
          <table:table-cell table:formula="of:=IF([.E635]&lt;10000000000;[.E635];10000000000)" office:value-type="float" office:value="1369352.66613013" calcext:value-type="float">
            <text:p>1 369 353</text:p>
          </table:table-cell>
          <table:table-cell/>
          <table:table-cell table:formula="of:=[.F$2]*[.C634]^[.F$3]+[.F$4]*[.C634]^[.F$5]+[.F$6]*[.C634]^[.F$7]+[.F$8]" office:value-type="float" office:value="1369352.6661301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35]+1" office:value-type="date" office:date-value="2020-10-06" calcext:value-type="date">
            <text:p>06-10-2020</text:p>
          </table:table-cell>
          <table:table-cell table:formula="of:=IF([.E636]&lt;10000000000;[.E636];10000000000)" office:value-type="float" office:value="1369352.66706944" calcext:value-type="float">
            <text:p>1 369 353</text:p>
          </table:table-cell>
          <table:table-cell/>
          <table:table-cell table:formula="of:=[.F$2]*[.C635]^[.F$3]+[.F$4]*[.C635]^[.F$5]+[.F$6]*[.C635]^[.F$7]+[.F$8]" office:value-type="float" office:value="1369352.6670694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36]+1" office:value-type="date" office:date-value="2020-10-07" calcext:value-type="date">
            <text:p>07-10-2020</text:p>
          </table:table-cell>
          <table:table-cell table:formula="of:=IF([.E637]&lt;10000000000;[.E637];10000000000)" office:value-type="float" office:value="1369352.66798" calcext:value-type="float">
            <text:p>1 369 353</text:p>
          </table:table-cell>
          <table:table-cell/>
          <table:table-cell table:formula="of:=[.F$2]*[.C636]^[.F$3]+[.F$4]*[.C636]^[.F$5]+[.F$6]*[.C636]^[.F$7]+[.F$8]" office:value-type="float" office:value="1369352.6679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37]+1" office:value-type="date" office:date-value="2020-10-08" calcext:value-type="date">
            <text:p>08-10-2020</text:p>
          </table:table-cell>
          <table:table-cell table:formula="of:=IF([.E638]&lt;10000000000;[.E638];10000000000)" office:value-type="float" office:value="1369352.66886269" calcext:value-type="float">
            <text:p>1 369 353</text:p>
          </table:table-cell>
          <table:table-cell/>
          <table:table-cell table:formula="of:=[.F$2]*[.C637]^[.F$3]+[.F$4]*[.C637]^[.F$5]+[.F$6]*[.C637]^[.F$7]+[.F$8]" office:value-type="float" office:value="1369352.66886269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38]+1" office:value-type="date" office:date-value="2020-10-09" calcext:value-type="date">
            <text:p>09-10-2020</text:p>
          </table:table-cell>
          <table:table-cell table:formula="of:=IF([.E639]&lt;10000000000;[.E639];10000000000)" office:value-type="float" office:value="1369352.66971836" calcext:value-type="float">
            <text:p>1 369 353</text:p>
          </table:table-cell>
          <table:table-cell/>
          <table:table-cell table:formula="of:=[.F$2]*[.C638]^[.F$3]+[.F$4]*[.C638]^[.F$5]+[.F$6]*[.C638]^[.F$7]+[.F$8]" office:value-type="float" office:value="1369352.6697183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39]+1" office:value-type="date" office:date-value="2020-10-10" calcext:value-type="date">
            <text:p>10-10-2020</text:p>
          </table:table-cell>
          <table:table-cell table:formula="of:=IF([.E640]&lt;10000000000;[.E640];10000000000)" office:value-type="float" office:value="1369352.67054785" calcext:value-type="float">
            <text:p>1 369 353</text:p>
          </table:table-cell>
          <table:table-cell/>
          <table:table-cell table:formula="of:=[.F$2]*[.C639]^[.F$3]+[.F$4]*[.C639]^[.F$5]+[.F$6]*[.C639]^[.F$7]+[.F$8]" office:value-type="float" office:value="1369352.6705478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40]+1" office:value-type="date" office:date-value="2020-10-11" calcext:value-type="date">
            <text:p>11-10-2020</text:p>
          </table:table-cell>
          <table:table-cell table:formula="of:=IF([.E641]&lt;10000000000;[.E641];10000000000)" office:value-type="float" office:value="1369352.67135194" calcext:value-type="float">
            <text:p>1 369 353</text:p>
          </table:table-cell>
          <table:table-cell/>
          <table:table-cell table:formula="of:=[.F$2]*[.C640]^[.F$3]+[.F$4]*[.C640]^[.F$5]+[.F$6]*[.C640]^[.F$7]+[.F$8]" office:value-type="float" office:value="1369352.6713519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41]+1" office:value-type="date" office:date-value="2020-10-12" calcext:value-type="date">
            <text:p>12-10-2020</text:p>
          </table:table-cell>
          <table:table-cell table:formula="of:=IF([.E642]&lt;10000000000;[.E642];10000000000)" office:value-type="float" office:value="1369352.67213143" calcext:value-type="float">
            <text:p>1 369 353</text:p>
          </table:table-cell>
          <table:table-cell/>
          <table:table-cell table:formula="of:=[.F$2]*[.C641]^[.F$3]+[.F$4]*[.C641]^[.F$5]+[.F$6]*[.C641]^[.F$7]+[.F$8]" office:value-type="float" office:value="1369352.6721314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42]+1" office:value-type="date" office:date-value="2020-10-13" calcext:value-type="date">
            <text:p>13-10-2020</text:p>
          </table:table-cell>
          <table:table-cell table:formula="of:=IF([.E643]&lt;10000000000;[.E643];10000000000)" office:value-type="float" office:value="1369352.67288705" calcext:value-type="float">
            <text:p>1 369 353</text:p>
          </table:table-cell>
          <table:table-cell/>
          <table:table-cell table:formula="of:=[.F$2]*[.C642]^[.F$3]+[.F$4]*[.C642]^[.F$5]+[.F$6]*[.C642]^[.F$7]+[.F$8]" office:value-type="float" office:value="1369352.6728870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43]+1" office:value-type="date" office:date-value="2020-10-14" calcext:value-type="date">
            <text:p>14-10-2020</text:p>
          </table:table-cell>
          <table:table-cell table:formula="of:=IF([.E644]&lt;10000000000;[.E644];10000000000)" office:value-type="float" office:value="1369352.67361955" calcext:value-type="float">
            <text:p>1 369 353</text:p>
          </table:table-cell>
          <table:table-cell/>
          <table:table-cell table:formula="of:=[.F$2]*[.C643]^[.F$3]+[.F$4]*[.C643]^[.F$5]+[.F$6]*[.C643]^[.F$7]+[.F$8]" office:value-type="float" office:value="1369352.6736195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44]+1" office:value-type="date" office:date-value="2020-10-15" calcext:value-type="date">
            <text:p>15-10-2020</text:p>
          </table:table-cell>
          <table:table-cell table:formula="of:=IF([.E645]&lt;10000000000;[.E645];10000000000)" office:value-type="float" office:value="1369352.67432963" calcext:value-type="float">
            <text:p>1 369 353</text:p>
          </table:table-cell>
          <table:table-cell/>
          <table:table-cell table:formula="of:=[.F$2]*[.C644]^[.F$3]+[.F$4]*[.C644]^[.F$5]+[.F$6]*[.C644]^[.F$7]+[.F$8]" office:value-type="float" office:value="1369352.6743296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45]+1" office:value-type="date" office:date-value="2020-10-16" calcext:value-type="date">
            <text:p>16-10-2020</text:p>
          </table:table-cell>
          <table:table-cell table:formula="of:=IF([.E646]&lt;10000000000;[.E646];10000000000)" office:value-type="float" office:value="1369352.67501798" calcext:value-type="float">
            <text:p>1 369 353</text:p>
          </table:table-cell>
          <table:table-cell/>
          <table:table-cell table:formula="of:=[.F$2]*[.C645]^[.F$3]+[.F$4]*[.C645]^[.F$5]+[.F$6]*[.C645]^[.F$7]+[.F$8]" office:value-type="float" office:value="1369352.6750179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46]+1" office:value-type="date" office:date-value="2020-10-17" calcext:value-type="date">
            <text:p>17-10-2020</text:p>
          </table:table-cell>
          <table:table-cell table:formula="of:=IF([.E647]&lt;10000000000;[.E647];10000000000)" office:value-type="float" office:value="1369352.67568526" calcext:value-type="float">
            <text:p>1 369 353</text:p>
          </table:table-cell>
          <table:table-cell/>
          <table:table-cell table:formula="of:=[.F$2]*[.C646]^[.F$3]+[.F$4]*[.C646]^[.F$5]+[.F$6]*[.C646]^[.F$7]+[.F$8]" office:value-type="float" office:value="1369352.6756852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47]+1" office:value-type="date" office:date-value="2020-10-18" calcext:value-type="date">
            <text:p>18-10-2020</text:p>
          </table:table-cell>
          <table:table-cell table:formula="of:=IF([.E648]&lt;10000000000;[.E648];10000000000)" office:value-type="float" office:value="1369352.67633211" calcext:value-type="float">
            <text:p>1 369 353</text:p>
          </table:table-cell>
          <table:table-cell/>
          <table:table-cell table:formula="of:=[.F$2]*[.C647]^[.F$3]+[.F$4]*[.C647]^[.F$5]+[.F$6]*[.C647]^[.F$7]+[.F$8]" office:value-type="float" office:value="1369352.67633211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48]+1" office:value-type="date" office:date-value="2020-10-19" calcext:value-type="date">
            <text:p>19-10-2020</text:p>
          </table:table-cell>
          <table:table-cell table:formula="of:=IF([.E649]&lt;10000000000;[.E649];10000000000)" office:value-type="float" office:value="1369352.67695917" calcext:value-type="float">
            <text:p>1 369 353</text:p>
          </table:table-cell>
          <table:table-cell/>
          <table:table-cell table:formula="of:=[.F$2]*[.C648]^[.F$3]+[.F$4]*[.C648]^[.F$5]+[.F$6]*[.C648]^[.F$7]+[.F$8]" office:value-type="float" office:value="1369352.67695917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49]+1" office:value-type="date" office:date-value="2020-10-20" calcext:value-type="date">
            <text:p>20-10-2020</text:p>
          </table:table-cell>
          <table:table-cell table:formula="of:=IF([.E650]&lt;10000000000;[.E650];10000000000)" office:value-type="float" office:value="1369352.67756704" calcext:value-type="float">
            <text:p>1 369 353</text:p>
          </table:table-cell>
          <table:table-cell/>
          <table:table-cell table:formula="of:=[.F$2]*[.C649]^[.F$3]+[.F$4]*[.C649]^[.F$5]+[.F$6]*[.C649]^[.F$7]+[.F$8]" office:value-type="float" office:value="1369352.6775670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50]+1" office:value-type="date" office:date-value="2020-10-21" calcext:value-type="date">
            <text:p>21-10-2020</text:p>
          </table:table-cell>
          <table:table-cell table:formula="of:=IF([.E651]&lt;10000000000;[.E651];10000000000)" office:value-type="float" office:value="1369352.67815629" calcext:value-type="float">
            <text:p>1 369 353</text:p>
          </table:table-cell>
          <table:table-cell/>
          <table:table-cell table:formula="of:=[.F$2]*[.C650]^[.F$3]+[.F$4]*[.C650]^[.F$5]+[.F$6]*[.C650]^[.F$7]+[.F$8]" office:value-type="float" office:value="1369352.67815629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51]+1" office:value-type="date" office:date-value="2020-10-22" calcext:value-type="date">
            <text:p>22-10-2020</text:p>
          </table:table-cell>
          <table:table-cell table:formula="of:=IF([.E652]&lt;10000000000;[.E652];10000000000)" office:value-type="float" office:value="1369352.67872752" calcext:value-type="float">
            <text:p>1 369 353</text:p>
          </table:table-cell>
          <table:table-cell/>
          <table:table-cell table:formula="of:=[.F$2]*[.C651]^[.F$3]+[.F$4]*[.C651]^[.F$5]+[.F$6]*[.C651]^[.F$7]+[.F$8]" office:value-type="float" office:value="1369352.67872752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52]+1" office:value-type="date" office:date-value="2020-10-23" calcext:value-type="date">
            <text:p>23-10-2020</text:p>
          </table:table-cell>
          <table:table-cell table:formula="of:=IF([.E653]&lt;10000000000;[.E653];10000000000)" office:value-type="float" office:value="1369352.67928126" calcext:value-type="float">
            <text:p>1 369 353</text:p>
          </table:table-cell>
          <table:table-cell/>
          <table:table-cell table:formula="of:=[.F$2]*[.C652]^[.F$3]+[.F$4]*[.C652]^[.F$5]+[.F$6]*[.C652]^[.F$7]+[.F$8]" office:value-type="float" office:value="1369352.6792812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53]+1" office:value-type="date" office:date-value="2020-10-24" calcext:value-type="date">
            <text:p>24-10-2020</text:p>
          </table:table-cell>
          <table:table-cell table:formula="of:=IF([.E654]&lt;10000000000;[.E654];10000000000)" office:value-type="float" office:value="1369352.67981805" calcext:value-type="float">
            <text:p>1 369 353</text:p>
          </table:table-cell>
          <table:table-cell/>
          <table:table-cell table:formula="of:=[.F$2]*[.C653]^[.F$3]+[.F$4]*[.C653]^[.F$5]+[.F$6]*[.C653]^[.F$7]+[.F$8]" office:value-type="float" office:value="1369352.6798180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54]+1" office:value-type="date" office:date-value="2020-10-25" calcext:value-type="date">
            <text:p>25-10-2020</text:p>
          </table:table-cell>
          <table:table-cell table:formula="of:=IF([.E655]&lt;10000000000;[.E655];10000000000)" office:value-type="float" office:value="1369352.68033841" calcext:value-type="float">
            <text:p>1 369 353</text:p>
          </table:table-cell>
          <table:table-cell/>
          <table:table-cell table:formula="of:=[.F$2]*[.C654]^[.F$3]+[.F$4]*[.C654]^[.F$5]+[.F$6]*[.C654]^[.F$7]+[.F$8]" office:value-type="float" office:value="1369352.68033841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55]+1" office:value-type="date" office:date-value="2020-10-26" calcext:value-type="date">
            <text:p>26-10-2020</text:p>
          </table:table-cell>
          <table:table-cell table:formula="of:=IF([.E656]&lt;10000000000;[.E656];10000000000)" office:value-type="float" office:value="1369352.68084285" calcext:value-type="float">
            <text:p>1 369 353</text:p>
          </table:table-cell>
          <table:table-cell/>
          <table:table-cell table:formula="of:=[.F$2]*[.C655]^[.F$3]+[.F$4]*[.C655]^[.F$5]+[.F$6]*[.C655]^[.F$7]+[.F$8]" office:value-type="float" office:value="1369352.6808428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56]+1" office:value-type="date" office:date-value="2020-10-27" calcext:value-type="date">
            <text:p>27-10-2020</text:p>
          </table:table-cell>
          <table:table-cell table:formula="of:=IF([.E657]&lt;10000000000;[.E657];10000000000)" office:value-type="float" office:value="1369352.68133184" calcext:value-type="float">
            <text:p>1 369 353</text:p>
          </table:table-cell>
          <table:table-cell/>
          <table:table-cell table:formula="of:=[.F$2]*[.C656]^[.F$3]+[.F$4]*[.C656]^[.F$5]+[.F$6]*[.C656]^[.F$7]+[.F$8]" office:value-type="float" office:value="1369352.6813318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57]+1" office:value-type="date" office:date-value="2020-10-28" calcext:value-type="date">
            <text:p>28-10-2020</text:p>
          </table:table-cell>
          <table:table-cell table:formula="of:=IF([.E658]&lt;10000000000;[.E658];10000000000)" office:value-type="float" office:value="1369352.68180587" calcext:value-type="float">
            <text:p>1 369 353</text:p>
          </table:table-cell>
          <table:table-cell/>
          <table:table-cell table:formula="of:=[.F$2]*[.C657]^[.F$3]+[.F$4]*[.C657]^[.F$5]+[.F$6]*[.C657]^[.F$7]+[.F$8]" office:value-type="float" office:value="1369352.68180587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58]+1" office:value-type="date" office:date-value="2020-10-29" calcext:value-type="date">
            <text:p>29-10-2020</text:p>
          </table:table-cell>
          <table:table-cell table:formula="of:=IF([.E659]&lt;10000000000;[.E659];10000000000)" office:value-type="float" office:value="1369352.6822654" calcext:value-type="float">
            <text:p>1 369 353</text:p>
          </table:table-cell>
          <table:table-cell/>
          <table:table-cell table:formula="of:=[.F$2]*[.C658]^[.F$3]+[.F$4]*[.C658]^[.F$5]+[.F$6]*[.C658]^[.F$7]+[.F$8]" office:value-type="float" office:value="1369352.682265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59]+1" office:value-type="date" office:date-value="2020-10-30" calcext:value-type="date">
            <text:p>30-10-2020</text:p>
          </table:table-cell>
          <table:table-cell table:formula="of:=IF([.E660]&lt;10000000000;[.E660];10000000000)" office:value-type="float" office:value="1369352.68271085" calcext:value-type="float">
            <text:p>1 369 353</text:p>
          </table:table-cell>
          <table:table-cell/>
          <table:table-cell table:formula="of:=[.F$2]*[.C659]^[.F$3]+[.F$4]*[.C659]^[.F$5]+[.F$6]*[.C659]^[.F$7]+[.F$8]" office:value-type="float" office:value="1369352.6827108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60]+1" office:value-type="date" office:date-value="2020-10-31" calcext:value-type="date">
            <text:p>31-10-2020</text:p>
          </table:table-cell>
          <table:table-cell table:formula="of:=IF([.E661]&lt;10000000000;[.E661];10000000000)" office:value-type="float" office:value="1369352.68314267" calcext:value-type="float">
            <text:p>1 369 353</text:p>
          </table:table-cell>
          <table:table-cell/>
          <table:table-cell table:formula="of:=[.F$2]*[.C660]^[.F$3]+[.F$4]*[.C660]^[.F$5]+[.F$6]*[.C660]^[.F$7]+[.F$8]" office:value-type="float" office:value="1369352.68314267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61]+1" office:value-type="date" office:date-value="2020-11-01" calcext:value-type="date">
            <text:p>01-11-2020</text:p>
          </table:table-cell>
          <table:table-cell table:formula="of:=IF([.E662]&lt;10000000000;[.E662];10000000000)" office:value-type="float" office:value="1369352.68356128" calcext:value-type="float">
            <text:p>1 369 353</text:p>
          </table:table-cell>
          <table:table-cell/>
          <table:table-cell table:formula="of:=[.F$2]*[.C661]^[.F$3]+[.F$4]*[.C661]^[.F$5]+[.F$6]*[.C661]^[.F$7]+[.F$8]" office:value-type="float" office:value="1369352.6835612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62]+1" office:value-type="date" office:date-value="2020-11-02" calcext:value-type="date">
            <text:p>02-11-2020</text:p>
          </table:table-cell>
          <table:table-cell table:formula="of:=IF([.E663]&lt;10000000000;[.E663];10000000000)" office:value-type="float" office:value="1369352.68396707" calcext:value-type="float">
            <text:p>1 369 353</text:p>
          </table:table-cell>
          <table:table-cell/>
          <table:table-cell table:formula="of:=[.F$2]*[.C662]^[.F$3]+[.F$4]*[.C662]^[.F$5]+[.F$6]*[.C662]^[.F$7]+[.F$8]" office:value-type="float" office:value="1369352.68396707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63]+1" office:value-type="date" office:date-value="2020-11-03" calcext:value-type="date">
            <text:p>03-11-2020</text:p>
          </table:table-cell>
          <table:table-cell table:formula="of:=IF([.E664]&lt;10000000000;[.E664];10000000000)" office:value-type="float" office:value="1369352.68436045" calcext:value-type="float">
            <text:p>1 369 353</text:p>
          </table:table-cell>
          <table:table-cell/>
          <table:table-cell table:formula="of:=[.F$2]*[.C663]^[.F$3]+[.F$4]*[.C663]^[.F$5]+[.F$6]*[.C663]^[.F$7]+[.F$8]" office:value-type="float" office:value="1369352.6843604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64]+1" office:value-type="date" office:date-value="2020-11-04" calcext:value-type="date">
            <text:p>04-11-2020</text:p>
          </table:table-cell>
          <table:table-cell table:formula="of:=IF([.E665]&lt;10000000000;[.E665];10000000000)" office:value-type="float" office:value="1369352.68474178" calcext:value-type="float">
            <text:p>1 369 353</text:p>
          </table:table-cell>
          <table:table-cell/>
          <table:table-cell table:formula="of:=[.F$2]*[.C664]^[.F$3]+[.F$4]*[.C664]^[.F$5]+[.F$6]*[.C664]^[.F$7]+[.F$8]" office:value-type="float" office:value="1369352.6847417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65]+1" office:value-type="date" office:date-value="2020-11-05" calcext:value-type="date">
            <text:p>05-11-2020</text:p>
          </table:table-cell>
          <table:table-cell table:formula="of:=IF([.E666]&lt;10000000000;[.E666];10000000000)" office:value-type="float" office:value="1369352.68511144" calcext:value-type="float">
            <text:p>1 369 353</text:p>
          </table:table-cell>
          <table:table-cell/>
          <table:table-cell table:formula="of:=[.F$2]*[.C665]^[.F$3]+[.F$4]*[.C665]^[.F$5]+[.F$6]*[.C665]^[.F$7]+[.F$8]" office:value-type="float" office:value="1369352.6851114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66]+1" office:value-type="date" office:date-value="2020-11-06" calcext:value-type="date">
            <text:p>06-11-2020</text:p>
          </table:table-cell>
          <table:table-cell table:formula="of:=IF([.E667]&lt;10000000000;[.E667];10000000000)" office:value-type="float" office:value="1369352.68546979" calcext:value-type="float">
            <text:p>1 369 353</text:p>
          </table:table-cell>
          <table:table-cell/>
          <table:table-cell table:formula="of:=[.F$2]*[.C666]^[.F$3]+[.F$4]*[.C666]^[.F$5]+[.F$6]*[.C666]^[.F$7]+[.F$8]" office:value-type="float" office:value="1369352.68546979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67]+1" office:value-type="date" office:date-value="2020-11-07" calcext:value-type="date">
            <text:p>07-11-2020</text:p>
          </table:table-cell>
          <table:table-cell table:formula="of:=IF([.E668]&lt;10000000000;[.E668];10000000000)" office:value-type="float" office:value="1369352.68581717" calcext:value-type="float">
            <text:p>1 369 353</text:p>
          </table:table-cell>
          <table:table-cell/>
          <table:table-cell table:formula="of:=[.F$2]*[.C667]^[.F$3]+[.F$4]*[.C667]^[.F$5]+[.F$6]*[.C667]^[.F$7]+[.F$8]" office:value-type="float" office:value="1369352.68581717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68]+1" office:value-type="date" office:date-value="2020-11-08" calcext:value-type="date">
            <text:p>08-11-2020</text:p>
          </table:table-cell>
          <table:table-cell table:formula="of:=IF([.E669]&lt;10000000000;[.E669];10000000000)" office:value-type="float" office:value="1369352.68615391" calcext:value-type="float">
            <text:p>1 369 353</text:p>
          </table:table-cell>
          <table:table-cell/>
          <table:table-cell table:formula="of:=[.F$2]*[.C668]^[.F$3]+[.F$4]*[.C668]^[.F$5]+[.F$6]*[.C668]^[.F$7]+[.F$8]" office:value-type="float" office:value="1369352.68615391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69]+1" office:value-type="date" office:date-value="2020-11-09" calcext:value-type="date">
            <text:p>09-11-2020</text:p>
          </table:table-cell>
          <table:table-cell table:formula="of:=IF([.E670]&lt;10000000000;[.E670];10000000000)" office:value-type="float" office:value="1369352.68648035" calcext:value-type="float">
            <text:p>1 369 353</text:p>
          </table:table-cell>
          <table:table-cell/>
          <table:table-cell table:formula="of:=[.F$2]*[.C669]^[.F$3]+[.F$4]*[.C669]^[.F$5]+[.F$6]*[.C669]^[.F$7]+[.F$8]" office:value-type="float" office:value="1369352.6864803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70]+1" office:value-type="date" office:date-value="2020-11-10" calcext:value-type="date">
            <text:p>10-11-2020</text:p>
          </table:table-cell>
          <table:table-cell table:formula="of:=IF([.E671]&lt;10000000000;[.E671];10000000000)" office:value-type="float" office:value="1369352.6867968" calcext:value-type="float">
            <text:p>1 369 353</text:p>
          </table:table-cell>
          <table:table-cell/>
          <table:table-cell table:formula="of:=[.F$2]*[.C670]^[.F$3]+[.F$4]*[.C670]^[.F$5]+[.F$6]*[.C670]^[.F$7]+[.F$8]" office:value-type="float" office:value="1369352.686796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71]+1" office:value-type="date" office:date-value="2020-11-11" calcext:value-type="date">
            <text:p>11-11-2020</text:p>
          </table:table-cell>
          <table:table-cell table:formula="of:=IF([.E672]&lt;10000000000;[.E672];10000000000)" office:value-type="float" office:value="1369352.68710357" calcext:value-type="float">
            <text:p>1 369 353</text:p>
          </table:table-cell>
          <table:table-cell/>
          <table:table-cell table:formula="of:=[.F$2]*[.C671]^[.F$3]+[.F$4]*[.C671]^[.F$5]+[.F$6]*[.C671]^[.F$7]+[.F$8]" office:value-type="float" office:value="1369352.68710357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72]+1" office:value-type="date" office:date-value="2020-11-12" calcext:value-type="date">
            <text:p>12-11-2020</text:p>
          </table:table-cell>
          <table:table-cell table:formula="of:=IF([.E673]&lt;10000000000;[.E673];10000000000)" office:value-type="float" office:value="1369352.68740094" calcext:value-type="float">
            <text:p>1 369 353</text:p>
          </table:table-cell>
          <table:table-cell/>
          <table:table-cell table:formula="of:=[.F$2]*[.C672]^[.F$3]+[.F$4]*[.C672]^[.F$5]+[.F$6]*[.C672]^[.F$7]+[.F$8]" office:value-type="float" office:value="1369352.6874009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73]+1" office:value-type="date" office:date-value="2020-11-13" calcext:value-type="date">
            <text:p>13-11-2020</text:p>
          </table:table-cell>
          <table:table-cell table:formula="of:=IF([.E674]&lt;10000000000;[.E674];10000000000)" office:value-type="float" office:value="1369352.68768921" calcext:value-type="float">
            <text:p>1 369 353</text:p>
          </table:table-cell>
          <table:table-cell/>
          <table:table-cell table:formula="of:=[.F$2]*[.C673]^[.F$3]+[.F$4]*[.C673]^[.F$5]+[.F$6]*[.C673]^[.F$7]+[.F$8]" office:value-type="float" office:value="1369352.68768921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74]+1" office:value-type="date" office:date-value="2020-11-14" calcext:value-type="date">
            <text:p>14-11-2020</text:p>
          </table:table-cell>
          <table:table-cell table:formula="of:=IF([.E675]&lt;10000000000;[.E675];10000000000)" office:value-type="float" office:value="1369352.68796866" calcext:value-type="float">
            <text:p>1 369 353</text:p>
          </table:table-cell>
          <table:table-cell/>
          <table:table-cell table:formula="of:=[.F$2]*[.C674]^[.F$3]+[.F$4]*[.C674]^[.F$5]+[.F$6]*[.C674]^[.F$7]+[.F$8]" office:value-type="float" office:value="1369352.6879686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75]+1" office:value-type="date" office:date-value="2020-11-15" calcext:value-type="date">
            <text:p>15-11-2020</text:p>
          </table:table-cell>
          <table:table-cell table:formula="of:=IF([.E676]&lt;10000000000;[.E676];10000000000)" office:value-type="float" office:value="1369352.68823956" calcext:value-type="float">
            <text:p>1 369 353</text:p>
          </table:table-cell>
          <table:table-cell/>
          <table:table-cell table:formula="of:=[.F$2]*[.C675]^[.F$3]+[.F$4]*[.C675]^[.F$5]+[.F$6]*[.C675]^[.F$7]+[.F$8]" office:value-type="float" office:value="1369352.6882395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76]+1" office:value-type="date" office:date-value="2020-11-16" calcext:value-type="date">
            <text:p>16-11-2020</text:p>
          </table:table-cell>
          <table:table-cell table:formula="of:=IF([.E677]&lt;10000000000;[.E677];10000000000)" office:value-type="float" office:value="1369352.68850216" calcext:value-type="float">
            <text:p>1 369 353</text:p>
          </table:table-cell>
          <table:table-cell/>
          <table:table-cell table:formula="of:=[.F$2]*[.C676]^[.F$3]+[.F$4]*[.C676]^[.F$5]+[.F$6]*[.C676]^[.F$7]+[.F$8]" office:value-type="float" office:value="1369352.6885021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77]+1" office:value-type="date" office:date-value="2020-11-17" calcext:value-type="date">
            <text:p>17-11-2020</text:p>
          </table:table-cell>
          <table:table-cell table:formula="of:=IF([.E678]&lt;10000000000;[.E678];10000000000)" office:value-type="float" office:value="1369352.68875673" calcext:value-type="float">
            <text:p>1 369 353</text:p>
          </table:table-cell>
          <table:table-cell/>
          <table:table-cell table:formula="of:=[.F$2]*[.C677]^[.F$3]+[.F$4]*[.C677]^[.F$5]+[.F$6]*[.C677]^[.F$7]+[.F$8]" office:value-type="float" office:value="1369352.6887567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78]+1" office:value-type="date" office:date-value="2020-11-18" calcext:value-type="date">
            <text:p>18-11-2020</text:p>
          </table:table-cell>
          <table:table-cell table:formula="of:=IF([.E679]&lt;10000000000;[.E679];10000000000)" office:value-type="float" office:value="1369352.68900351" calcext:value-type="float">
            <text:p>1 369 353</text:p>
          </table:table-cell>
          <table:table-cell/>
          <table:table-cell table:formula="of:=[.F$2]*[.C678]^[.F$3]+[.F$4]*[.C678]^[.F$5]+[.F$6]*[.C678]^[.F$7]+[.F$8]" office:value-type="float" office:value="1369352.68900351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79]+1" office:value-type="date" office:date-value="2020-11-19" calcext:value-type="date">
            <text:p>19-11-2020</text:p>
          </table:table-cell>
          <table:table-cell table:formula="of:=IF([.E680]&lt;10000000000;[.E680];10000000000)" office:value-type="float" office:value="1369352.68924273" calcext:value-type="float">
            <text:p>1 369 353</text:p>
          </table:table-cell>
          <table:table-cell/>
          <table:table-cell table:formula="of:=[.F$2]*[.C679]^[.F$3]+[.F$4]*[.C679]^[.F$5]+[.F$6]*[.C679]^[.F$7]+[.F$8]" office:value-type="float" office:value="1369352.6892427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80]+1" office:value-type="date" office:date-value="2020-11-20" calcext:value-type="date">
            <text:p>20-11-2020</text:p>
          </table:table-cell>
          <table:table-cell table:formula="of:=IF([.E681]&lt;10000000000;[.E681];10000000000)" office:value-type="float" office:value="1369352.68947463" calcext:value-type="float">
            <text:p>1 369 353</text:p>
          </table:table-cell>
          <table:table-cell/>
          <table:table-cell table:formula="of:=[.F$2]*[.C680]^[.F$3]+[.F$4]*[.C680]^[.F$5]+[.F$6]*[.C680]^[.F$7]+[.F$8]" office:value-type="float" office:value="1369352.6894746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81]+1" office:value-type="date" office:date-value="2020-11-21" calcext:value-type="date">
            <text:p>21-11-2020</text:p>
          </table:table-cell>
          <table:table-cell table:formula="of:=IF([.E682]&lt;10000000000;[.E682];10000000000)" office:value-type="float" office:value="1369352.68969943" calcext:value-type="float">
            <text:p>1 369 353</text:p>
          </table:table-cell>
          <table:table-cell/>
          <table:table-cell table:formula="of:=[.F$2]*[.C681]^[.F$3]+[.F$4]*[.C681]^[.F$5]+[.F$6]*[.C681]^[.F$7]+[.F$8]" office:value-type="float" office:value="1369352.6896994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82]+1" office:value-type="date" office:date-value="2020-11-22" calcext:value-type="date">
            <text:p>22-11-2020</text:p>
          </table:table-cell>
          <table:table-cell table:formula="of:=IF([.E683]&lt;10000000000;[.E683];10000000000)" office:value-type="float" office:value="1369352.68991736" calcext:value-type="float">
            <text:p>1 369 353</text:p>
          </table:table-cell>
          <table:table-cell/>
          <table:table-cell table:formula="of:=[.F$2]*[.C682]^[.F$3]+[.F$4]*[.C682]^[.F$5]+[.F$6]*[.C682]^[.F$7]+[.F$8]" office:value-type="float" office:value="1369352.6899173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83]+1" office:value-type="date" office:date-value="2020-11-23" calcext:value-type="date">
            <text:p>23-11-2020</text:p>
          </table:table-cell>
          <table:table-cell table:formula="of:=IF([.E684]&lt;10000000000;[.E684];10000000000)" office:value-type="float" office:value="1369352.69012861" calcext:value-type="float">
            <text:p>1 369 353</text:p>
          </table:table-cell>
          <table:table-cell/>
          <table:table-cell table:formula="of:=[.F$2]*[.C683]^[.F$3]+[.F$4]*[.C683]^[.F$5]+[.F$6]*[.C683]^[.F$7]+[.F$8]" office:value-type="float" office:value="1369352.69012861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84]+1" office:value-type="date" office:date-value="2020-11-24" calcext:value-type="date">
            <text:p>24-11-2020</text:p>
          </table:table-cell>
          <table:table-cell table:formula="of:=IF([.E685]&lt;10000000000;[.E685];10000000000)" office:value-type="float" office:value="1369352.69033339" calcext:value-type="float">
            <text:p>1 369 353</text:p>
          </table:table-cell>
          <table:table-cell/>
          <table:table-cell table:formula="of:=[.F$2]*[.C684]^[.F$3]+[.F$4]*[.C684]^[.F$5]+[.F$6]*[.C684]^[.F$7]+[.F$8]" office:value-type="float" office:value="1369352.69033339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85]+1" office:value-type="date" office:date-value="2020-11-25" calcext:value-type="date">
            <text:p>25-11-2020</text:p>
          </table:table-cell>
          <table:table-cell table:formula="of:=IF([.E686]&lt;10000000000;[.E686];10000000000)" office:value-type="float" office:value="1369352.69053191" calcext:value-type="float">
            <text:p>1 369 353</text:p>
          </table:table-cell>
          <table:table-cell/>
          <table:table-cell table:formula="of:=[.F$2]*[.C685]^[.F$3]+[.F$4]*[.C685]^[.F$5]+[.F$6]*[.C685]^[.F$7]+[.F$8]" office:value-type="float" office:value="1369352.69053191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86]+1" office:value-type="date" office:date-value="2020-11-26" calcext:value-type="date">
            <text:p>26-11-2020</text:p>
          </table:table-cell>
          <table:table-cell table:formula="of:=IF([.E687]&lt;10000000000;[.E687];10000000000)" office:value-type="float" office:value="1369352.69072436" calcext:value-type="float">
            <text:p>1 369 353</text:p>
          </table:table-cell>
          <table:table-cell/>
          <table:table-cell table:formula="of:=[.F$2]*[.C686]^[.F$3]+[.F$4]*[.C686]^[.F$5]+[.F$6]*[.C686]^[.F$7]+[.F$8]" office:value-type="float" office:value="1369352.6907243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87]+1" office:value-type="date" office:date-value="2020-11-27" calcext:value-type="date">
            <text:p>27-11-2020</text:p>
          </table:table-cell>
          <table:table-cell table:formula="of:=IF([.E688]&lt;10000000000;[.E688];10000000000)" office:value-type="float" office:value="1369352.69091091" calcext:value-type="float">
            <text:p>1 369 353</text:p>
          </table:table-cell>
          <table:table-cell/>
          <table:table-cell table:formula="of:=[.F$2]*[.C687]^[.F$3]+[.F$4]*[.C687]^[.F$5]+[.F$6]*[.C687]^[.F$7]+[.F$8]" office:value-type="float" office:value="1369352.69091091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88]+1" office:value-type="date" office:date-value="2020-11-28" calcext:value-type="date">
            <text:p>28-11-2020</text:p>
          </table:table-cell>
          <table:table-cell table:formula="of:=IF([.E689]&lt;10000000000;[.E689];10000000000)" office:value-type="float" office:value="1369352.69109175" calcext:value-type="float">
            <text:p>1 369 353</text:p>
          </table:table-cell>
          <table:table-cell/>
          <table:table-cell table:formula="of:=[.F$2]*[.C688]^[.F$3]+[.F$4]*[.C688]^[.F$5]+[.F$6]*[.C688]^[.F$7]+[.F$8]" office:value-type="float" office:value="1369352.6910917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89]+1" office:value-type="date" office:date-value="2020-11-29" calcext:value-type="date">
            <text:p>29-11-2020</text:p>
          </table:table-cell>
          <table:table-cell table:formula="of:=IF([.E690]&lt;10000000000;[.E690];10000000000)" office:value-type="float" office:value="1369352.69126706" calcext:value-type="float">
            <text:p>1 369 353</text:p>
          </table:table-cell>
          <table:table-cell/>
          <table:table-cell table:formula="of:=[.F$2]*[.C689]^[.F$3]+[.F$4]*[.C689]^[.F$5]+[.F$6]*[.C689]^[.F$7]+[.F$8]" office:value-type="float" office:value="1369352.6912670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90]+1" office:value-type="date" office:date-value="2020-11-30" calcext:value-type="date">
            <text:p>30-11-2020</text:p>
          </table:table-cell>
          <table:table-cell table:formula="of:=IF([.E691]&lt;10000000000;[.E691];10000000000)" office:value-type="float" office:value="1369352.691437" calcext:value-type="float">
            <text:p>1 369 353</text:p>
          </table:table-cell>
          <table:table-cell/>
          <table:table-cell table:formula="of:=[.F$2]*[.C690]^[.F$3]+[.F$4]*[.C690]^[.F$5]+[.F$6]*[.C690]^[.F$7]+[.F$8]" office:value-type="float" office:value="1369352.691437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91]+1" office:value-type="date" office:date-value="2020-12-01" calcext:value-type="date">
            <text:p>01-12-2020</text:p>
          </table:table-cell>
          <table:table-cell table:formula="of:=IF([.E692]&lt;10000000000;[.E692];10000000000)" office:value-type="float" office:value="1369352.69160174" calcext:value-type="float">
            <text:p>1 369 353</text:p>
          </table:table-cell>
          <table:table-cell/>
          <table:table-cell table:formula="of:=[.F$2]*[.C691]^[.F$3]+[.F$4]*[.C691]^[.F$5]+[.F$6]*[.C691]^[.F$7]+[.F$8]" office:value-type="float" office:value="1369352.6916017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92]+1" office:value-type="date" office:date-value="2020-12-02" calcext:value-type="date">
            <text:p>02-12-2020</text:p>
          </table:table-cell>
          <table:table-cell table:formula="of:=IF([.E693]&lt;10000000000;[.E693];10000000000)" office:value-type="float" office:value="1369352.69176144" calcext:value-type="float">
            <text:p>1 369 353</text:p>
          </table:table-cell>
          <table:table-cell/>
          <table:table-cell table:formula="of:=[.F$2]*[.C692]^[.F$3]+[.F$4]*[.C692]^[.F$5]+[.F$6]*[.C692]^[.F$7]+[.F$8]" office:value-type="float" office:value="1369352.6917614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93]+1" office:value-type="date" office:date-value="2020-12-03" calcext:value-type="date">
            <text:p>03-12-2020</text:p>
          </table:table-cell>
          <table:table-cell table:formula="of:=IF([.E694]&lt;10000000000;[.E694];10000000000)" office:value-type="float" office:value="1369352.69191625" calcext:value-type="float">
            <text:p>1 369 353</text:p>
          </table:table-cell>
          <table:table-cell/>
          <table:table-cell table:formula="of:=[.F$2]*[.C693]^[.F$3]+[.F$4]*[.C693]^[.F$5]+[.F$6]*[.C693]^[.F$7]+[.F$8]" office:value-type="float" office:value="1369352.6919162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94]+1" office:value-type="date" office:date-value="2020-12-04" calcext:value-type="date">
            <text:p>04-12-2020</text:p>
          </table:table-cell>
          <table:table-cell table:formula="of:=IF([.E695]&lt;10000000000;[.E695];10000000000)" office:value-type="float" office:value="1369352.69206632" calcext:value-type="float">
            <text:p>1 369 353</text:p>
          </table:table-cell>
          <table:table-cell/>
          <table:table-cell table:formula="of:=[.F$2]*[.C694]^[.F$3]+[.F$4]*[.C694]^[.F$5]+[.F$6]*[.C694]^[.F$7]+[.F$8]" office:value-type="float" office:value="1369352.69206632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95]+1" office:value-type="date" office:date-value="2020-12-05" calcext:value-type="date">
            <text:p>05-12-2020</text:p>
          </table:table-cell>
          <table:table-cell table:formula="of:=IF([.E696]&lt;10000000000;[.E696];10000000000)" office:value-type="float" office:value="1369352.6922118" calcext:value-type="float">
            <text:p>1 369 353</text:p>
          </table:table-cell>
          <table:table-cell/>
          <table:table-cell table:formula="of:=[.F$2]*[.C695]^[.F$3]+[.F$4]*[.C695]^[.F$5]+[.F$6]*[.C695]^[.F$7]+[.F$8]" office:value-type="float" office:value="1369352.692211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96]+1" office:value-type="date" office:date-value="2020-12-06" calcext:value-type="date">
            <text:p>06-12-2020</text:p>
          </table:table-cell>
          <table:table-cell table:formula="of:=IF([.E697]&lt;10000000000;[.E697];10000000000)" office:value-type="float" office:value="1369352.69235283" calcext:value-type="float">
            <text:p>1 369 353</text:p>
          </table:table-cell>
          <table:table-cell/>
          <table:table-cell table:formula="of:=[.F$2]*[.C696]^[.F$3]+[.F$4]*[.C696]^[.F$5]+[.F$6]*[.C696]^[.F$7]+[.F$8]" office:value-type="float" office:value="1369352.6923528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97]+1" office:value-type="date" office:date-value="2020-12-07" calcext:value-type="date">
            <text:p>07-12-2020</text:p>
          </table:table-cell>
          <table:table-cell table:formula="of:=IF([.E698]&lt;10000000000;[.E698];10000000000)" office:value-type="float" office:value="1369352.69248954" calcext:value-type="float">
            <text:p>1 369 353</text:p>
          </table:table-cell>
          <table:table-cell/>
          <table:table-cell table:formula="of:=[.F$2]*[.C697]^[.F$3]+[.F$4]*[.C697]^[.F$5]+[.F$6]*[.C697]^[.F$7]+[.F$8]" office:value-type="float" office:value="1369352.6924895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98]+1" office:value-type="date" office:date-value="2020-12-08" calcext:value-type="date">
            <text:p>08-12-2020</text:p>
          </table:table-cell>
          <table:table-cell table:formula="of:=IF([.E699]&lt;10000000000;[.E699];10000000000)" office:value-type="float" office:value="1369352.69262206" calcext:value-type="float">
            <text:p>1 369 353</text:p>
          </table:table-cell>
          <table:table-cell/>
          <table:table-cell table:formula="of:=[.F$2]*[.C698]^[.F$3]+[.F$4]*[.C698]^[.F$5]+[.F$6]*[.C698]^[.F$7]+[.F$8]" office:value-type="float" office:value="1369352.6926220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699]+1" office:value-type="date" office:date-value="2020-12-09" calcext:value-type="date">
            <text:p>09-12-2020</text:p>
          </table:table-cell>
          <table:table-cell table:formula="of:=IF([.E700]&lt;10000000000;[.E700];10000000000)" office:value-type="float" office:value="1369352.69275053" calcext:value-type="float">
            <text:p>1 369 353</text:p>
          </table:table-cell>
          <table:table-cell/>
          <table:table-cell table:formula="of:=[.F$2]*[.C699]^[.F$3]+[.F$4]*[.C699]^[.F$5]+[.F$6]*[.C699]^[.F$7]+[.F$8]" office:value-type="float" office:value="1369352.6927505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00]+1" office:value-type="date" office:date-value="2020-12-10" calcext:value-type="date">
            <text:p>10-12-2020</text:p>
          </table:table-cell>
          <table:table-cell table:formula="of:=IF([.E701]&lt;10000000000;[.E701];10000000000)" office:value-type="float" office:value="1369352.69287507" calcext:value-type="float">
            <text:p>1 369 353</text:p>
          </table:table-cell>
          <table:table-cell/>
          <table:table-cell table:formula="of:=[.F$2]*[.C700]^[.F$3]+[.F$4]*[.C700]^[.F$5]+[.F$6]*[.C700]^[.F$7]+[.F$8]" office:value-type="float" office:value="1369352.69287507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01]+1" office:value-type="date" office:date-value="2020-12-11" calcext:value-type="date">
            <text:p>11-12-2020</text:p>
          </table:table-cell>
          <table:table-cell table:formula="of:=IF([.E702]&lt;10000000000;[.E702];10000000000)" office:value-type="float" office:value="1369352.6929958" calcext:value-type="float">
            <text:p>1 369 353</text:p>
          </table:table-cell>
          <table:table-cell/>
          <table:table-cell table:formula="of:=[.F$2]*[.C701]^[.F$3]+[.F$4]*[.C701]^[.F$5]+[.F$6]*[.C701]^[.F$7]+[.F$8]" office:value-type="float" office:value="1369352.692995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02]+1" office:value-type="date" office:date-value="2020-12-12" calcext:value-type="date">
            <text:p>12-12-2020</text:p>
          </table:table-cell>
          <table:table-cell table:formula="of:=IF([.E703]&lt;10000000000;[.E703];10000000000)" office:value-type="float" office:value="1369352.69311283" calcext:value-type="float">
            <text:p>1 369 353</text:p>
          </table:table-cell>
          <table:table-cell/>
          <table:table-cell table:formula="of:=[.F$2]*[.C702]^[.F$3]+[.F$4]*[.C702]^[.F$5]+[.F$6]*[.C702]^[.F$7]+[.F$8]" office:value-type="float" office:value="1369352.6931128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03]+1" office:value-type="date" office:date-value="2020-12-13" calcext:value-type="date">
            <text:p>13-12-2020</text:p>
          </table:table-cell>
          <table:table-cell table:formula="of:=IF([.E704]&lt;10000000000;[.E704];10000000000)" office:value-type="float" office:value="1369352.69322627" calcext:value-type="float">
            <text:p>1 369 353</text:p>
          </table:table-cell>
          <table:table-cell/>
          <table:table-cell table:formula="of:=[.F$2]*[.C703]^[.F$3]+[.F$4]*[.C703]^[.F$5]+[.F$6]*[.C703]^[.F$7]+[.F$8]" office:value-type="float" office:value="1369352.69322627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04]+1" office:value-type="date" office:date-value="2020-12-14" calcext:value-type="date">
            <text:p>14-12-2020</text:p>
          </table:table-cell>
          <table:table-cell table:formula="of:=IF([.E705]&lt;10000000000;[.E705];10000000000)" office:value-type="float" office:value="1369352.69333625" calcext:value-type="float">
            <text:p>1 369 353</text:p>
          </table:table-cell>
          <table:table-cell/>
          <table:table-cell table:formula="of:=[.F$2]*[.C704]^[.F$3]+[.F$4]*[.C704]^[.F$5]+[.F$6]*[.C704]^[.F$7]+[.F$8]" office:value-type="float" office:value="1369352.6933362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05]+1" office:value-type="date" office:date-value="2020-12-15" calcext:value-type="date">
            <text:p>15-12-2020</text:p>
          </table:table-cell>
          <table:table-cell table:formula="of:=IF([.E706]&lt;10000000000;[.E706];10000000000)" office:value-type="float" office:value="1369352.69344286" calcext:value-type="float">
            <text:p>1 369 353</text:p>
          </table:table-cell>
          <table:table-cell/>
          <table:table-cell table:formula="of:=[.F$2]*[.C705]^[.F$3]+[.F$4]*[.C705]^[.F$5]+[.F$6]*[.C705]^[.F$7]+[.F$8]" office:value-type="float" office:value="1369352.6934428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06]+1" office:value-type="date" office:date-value="2020-12-16" calcext:value-type="date">
            <text:p>16-12-2020</text:p>
          </table:table-cell>
          <table:table-cell table:formula="of:=IF([.E707]&lt;10000000000;[.E707];10000000000)" office:value-type="float" office:value="1369352.69354621" calcext:value-type="float">
            <text:p>1 369 353</text:p>
          </table:table-cell>
          <table:table-cell/>
          <table:table-cell table:formula="of:=[.F$2]*[.C706]^[.F$3]+[.F$4]*[.C706]^[.F$5]+[.F$6]*[.C706]^[.F$7]+[.F$8]" office:value-type="float" office:value="1369352.69354621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07]+1" office:value-type="date" office:date-value="2020-12-17" calcext:value-type="date">
            <text:p>17-12-2020</text:p>
          </table:table-cell>
          <table:table-cell table:formula="of:=IF([.E708]&lt;10000000000;[.E708];10000000000)" office:value-type="float" office:value="1369352.69364639" calcext:value-type="float">
            <text:p>1 369 353</text:p>
          </table:table-cell>
          <table:table-cell/>
          <table:table-cell table:formula="of:=[.F$2]*[.C707]^[.F$3]+[.F$4]*[.C707]^[.F$5]+[.F$6]*[.C707]^[.F$7]+[.F$8]" office:value-type="float" office:value="1369352.69364639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08]+1" office:value-type="date" office:date-value="2020-12-18" calcext:value-type="date">
            <text:p>18-12-2020</text:p>
          </table:table-cell>
          <table:table-cell table:formula="of:=IF([.E709]&lt;10000000000;[.E709];10000000000)" office:value-type="float" office:value="1369352.69374351" calcext:value-type="float">
            <text:p>1 369 353</text:p>
          </table:table-cell>
          <table:table-cell/>
          <table:table-cell table:formula="of:=[.F$2]*[.C708]^[.F$3]+[.F$4]*[.C708]^[.F$5]+[.F$6]*[.C708]^[.F$7]+[.F$8]" office:value-type="float" office:value="1369352.69374351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09]+1" office:value-type="date" office:date-value="2020-12-19" calcext:value-type="date">
            <text:p>19-12-2020</text:p>
          </table:table-cell>
          <table:table-cell table:formula="of:=IF([.E710]&lt;10000000000;[.E710];10000000000)" office:value-type="float" office:value="1369352.69383765" calcext:value-type="float">
            <text:p>1 369 353</text:p>
          </table:table-cell>
          <table:table-cell/>
          <table:table-cell table:formula="of:=[.F$2]*[.C709]^[.F$3]+[.F$4]*[.C709]^[.F$5]+[.F$6]*[.C709]^[.F$7]+[.F$8]" office:value-type="float" office:value="1369352.6938376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10]+1" office:value-type="date" office:date-value="2020-12-20" calcext:value-type="date">
            <text:p>20-12-2020</text:p>
          </table:table-cell>
          <table:table-cell table:formula="of:=IF([.E711]&lt;10000000000;[.E711];10000000000)" office:value-type="float" office:value="1369352.69392892" calcext:value-type="float">
            <text:p>1 369 353</text:p>
          </table:table-cell>
          <table:table-cell/>
          <table:table-cell table:formula="of:=[.F$2]*[.C710]^[.F$3]+[.F$4]*[.C710]^[.F$5]+[.F$6]*[.C710]^[.F$7]+[.F$8]" office:value-type="float" office:value="1369352.69392892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11]+1" office:value-type="date" office:date-value="2020-12-21" calcext:value-type="date">
            <text:p>21-12-2020</text:p>
          </table:table-cell>
          <table:table-cell table:formula="of:=IF([.E712]&lt;10000000000;[.E712];10000000000)" office:value-type="float" office:value="1369352.69401739" calcext:value-type="float">
            <text:p>1 369 353</text:p>
          </table:table-cell>
          <table:table-cell/>
          <table:table-cell table:formula="of:=[.F$2]*[.C711]^[.F$3]+[.F$4]*[.C711]^[.F$5]+[.F$6]*[.C711]^[.F$7]+[.F$8]" office:value-type="float" office:value="1369352.69401739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12]+1" office:value-type="date" office:date-value="2020-12-22" calcext:value-type="date">
            <text:p>22-12-2020</text:p>
          </table:table-cell>
          <table:table-cell table:formula="of:=IF([.E713]&lt;10000000000;[.E713];10000000000)" office:value-type="float" office:value="1369352.69410315" calcext:value-type="float">
            <text:p>1 369 353</text:p>
          </table:table-cell>
          <table:table-cell/>
          <table:table-cell table:formula="of:=[.F$2]*[.C712]^[.F$3]+[.F$4]*[.C712]^[.F$5]+[.F$6]*[.C712]^[.F$7]+[.F$8]" office:value-type="float" office:value="1369352.6941031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13]+1" office:value-type="date" office:date-value="2020-12-23" calcext:value-type="date">
            <text:p>23-12-2020</text:p>
          </table:table-cell>
          <table:table-cell table:formula="of:=IF([.E714]&lt;10000000000;[.E714];10000000000)" office:value-type="float" office:value="1369352.69418629" calcext:value-type="float">
            <text:p>1 369 353</text:p>
          </table:table-cell>
          <table:table-cell/>
          <table:table-cell table:formula="of:=[.F$2]*[.C713]^[.F$3]+[.F$4]*[.C713]^[.F$5]+[.F$6]*[.C713]^[.F$7]+[.F$8]" office:value-type="float" office:value="1369352.69418629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14]+1" office:value-type="date" office:date-value="2020-12-24" calcext:value-type="date">
            <text:p>24-12-2020</text:p>
          </table:table-cell>
          <table:table-cell table:formula="of:=IF([.E715]&lt;10000000000;[.E715];10000000000)" office:value-type="float" office:value="1369352.69426688" calcext:value-type="float">
            <text:p>1 369 353</text:p>
          </table:table-cell>
          <table:table-cell/>
          <table:table-cell table:formula="of:=[.F$2]*[.C714]^[.F$3]+[.F$4]*[.C714]^[.F$5]+[.F$6]*[.C714]^[.F$7]+[.F$8]" office:value-type="float" office:value="1369352.6942668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15]+1" office:value-type="date" office:date-value="2020-12-25" calcext:value-type="date">
            <text:p>25-12-2020</text:p>
          </table:table-cell>
          <table:table-cell table:formula="of:=IF([.E716]&lt;10000000000;[.E716];10000000000)" office:value-type="float" office:value="1369352.69434501" calcext:value-type="float">
            <text:p>1 369 353</text:p>
          </table:table-cell>
          <table:table-cell/>
          <table:table-cell table:formula="of:=[.F$2]*[.C715]^[.F$3]+[.F$4]*[.C715]^[.F$5]+[.F$6]*[.C715]^[.F$7]+[.F$8]" office:value-type="float" office:value="1369352.69434501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16]+1" office:value-type="date" office:date-value="2020-12-26" calcext:value-type="date">
            <text:p>26-12-2020</text:p>
          </table:table-cell>
          <table:table-cell table:formula="of:=IF([.E717]&lt;10000000000;[.E717];10000000000)" office:value-type="float" office:value="1369352.69442074" calcext:value-type="float">
            <text:p>1 369 353</text:p>
          </table:table-cell>
          <table:table-cell/>
          <table:table-cell table:formula="of:=[.F$2]*[.C716]^[.F$3]+[.F$4]*[.C716]^[.F$5]+[.F$6]*[.C716]^[.F$7]+[.F$8]" office:value-type="float" office:value="1369352.6944207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17]+1" office:value-type="date" office:date-value="2020-12-27" calcext:value-type="date">
            <text:p>27-12-2020</text:p>
          </table:table-cell>
          <table:table-cell table:formula="of:=IF([.E718]&lt;10000000000;[.E718];10000000000)" office:value-type="float" office:value="1369352.69449416" calcext:value-type="float">
            <text:p>1 369 353</text:p>
          </table:table-cell>
          <table:table-cell/>
          <table:table-cell table:formula="of:=[.F$2]*[.C717]^[.F$3]+[.F$4]*[.C717]^[.F$5]+[.F$6]*[.C717]^[.F$7]+[.F$8]" office:value-type="float" office:value="1369352.6944941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18]+1" office:value-type="date" office:date-value="2020-12-28" calcext:value-type="date">
            <text:p>28-12-2020</text:p>
          </table:table-cell>
          <table:table-cell table:formula="of:=IF([.E719]&lt;10000000000;[.E719];10000000000)" office:value-type="float" office:value="1369352.69456533" calcext:value-type="float">
            <text:p>1 369 353</text:p>
          </table:table-cell>
          <table:table-cell/>
          <table:table-cell table:formula="of:=[.F$2]*[.C718]^[.F$3]+[.F$4]*[.C718]^[.F$5]+[.F$6]*[.C718]^[.F$7]+[.F$8]" office:value-type="float" office:value="1369352.6945653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19]+1" office:value-type="date" office:date-value="2020-12-29" calcext:value-type="date">
            <text:p>29-12-2020</text:p>
          </table:table-cell>
          <table:table-cell table:formula="of:=IF([.E720]&lt;10000000000;[.E720];10000000000)" office:value-type="float" office:value="1369352.69463432" calcext:value-type="float">
            <text:p>1 369 353</text:p>
          </table:table-cell>
          <table:table-cell/>
          <table:table-cell table:formula="of:=[.F$2]*[.C719]^[.F$3]+[.F$4]*[.C719]^[.F$5]+[.F$6]*[.C719]^[.F$7]+[.F$8]" office:value-type="float" office:value="1369352.69463432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20]+1" office:value-type="date" office:date-value="2020-12-30" calcext:value-type="date">
            <text:p>30-12-2020</text:p>
          </table:table-cell>
          <table:table-cell table:formula="of:=IF([.E721]&lt;10000000000;[.E721];10000000000)" office:value-type="float" office:value="1369352.6947012" calcext:value-type="float">
            <text:p>1 369 353</text:p>
          </table:table-cell>
          <table:table-cell/>
          <table:table-cell table:formula="of:=[.F$2]*[.C720]^[.F$3]+[.F$4]*[.C720]^[.F$5]+[.F$6]*[.C720]^[.F$7]+[.F$8]" office:value-type="float" office:value="1369352.6947012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21]+1" office:value-type="date" office:date-value="2020-12-31" calcext:value-type="date">
            <text:p>31-12-2020</text:p>
          </table:table-cell>
          <table:table-cell table:formula="of:=IF([.E722]&lt;10000000000;[.E722];10000000000)" office:value-type="float" office:value="1369352.69476603" calcext:value-type="float">
            <text:p>1 369 353</text:p>
          </table:table-cell>
          <table:table-cell/>
          <table:table-cell table:formula="of:=[.F$2]*[.C721]^[.F$3]+[.F$4]*[.C721]^[.F$5]+[.F$6]*[.C721]^[.F$7]+[.F$8]" office:value-type="float" office:value="1369352.6947660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22]+1" office:value-type="date" office:date-value="2021-01-01" calcext:value-type="date">
            <text:p>01-01-2021</text:p>
          </table:table-cell>
          <table:table-cell table:formula="of:=IF([.E723]&lt;10000000000;[.E723];10000000000)" office:value-type="float" office:value="1369352.69482888" calcext:value-type="float">
            <text:p>1 369 353</text:p>
          </table:table-cell>
          <table:table-cell/>
          <table:table-cell table:formula="of:=[.F$2]*[.C722]^[.F$3]+[.F$4]*[.C722]^[.F$5]+[.F$6]*[.C722]^[.F$7]+[.F$8]" office:value-type="float" office:value="1369352.6948288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23]+1" office:value-type="date" office:date-value="2021-01-02" calcext:value-type="date">
            <text:p>02-01-2021</text:p>
          </table:table-cell>
          <table:table-cell table:formula="of:=IF([.E724]&lt;10000000000;[.E724];10000000000)" office:value-type="float" office:value="1369352.69488981" calcext:value-type="float">
            <text:p>1 369 353</text:p>
          </table:table-cell>
          <table:table-cell/>
          <table:table-cell table:formula="of:=[.F$2]*[.C723]^[.F$3]+[.F$4]*[.C723]^[.F$5]+[.F$6]*[.C723]^[.F$7]+[.F$8]" office:value-type="float" office:value="1369352.69488981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24]+1" office:value-type="date" office:date-value="2021-01-03" calcext:value-type="date">
            <text:p>03-01-2021</text:p>
          </table:table-cell>
          <table:table-cell table:formula="of:=IF([.E725]&lt;10000000000;[.E725];10000000000)" office:value-type="float" office:value="1369352.69494887" calcext:value-type="float">
            <text:p>1 369 353</text:p>
          </table:table-cell>
          <table:table-cell/>
          <table:table-cell table:formula="of:=[.F$2]*[.C724]^[.F$3]+[.F$4]*[.C724]^[.F$5]+[.F$6]*[.C724]^[.F$7]+[.F$8]" office:value-type="float" office:value="1369352.69494887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25]+1" office:value-type="date" office:date-value="2021-01-04" calcext:value-type="date">
            <text:p>04-01-2021</text:p>
          </table:table-cell>
          <table:table-cell table:formula="of:=IF([.E726]&lt;10000000000;[.E726];10000000000)" office:value-type="float" office:value="1369352.69500612" calcext:value-type="float">
            <text:p>1 369 353</text:p>
          </table:table-cell>
          <table:table-cell/>
          <table:table-cell table:formula="of:=[.F$2]*[.C725]^[.F$3]+[.F$4]*[.C725]^[.F$5]+[.F$6]*[.C725]^[.F$7]+[.F$8]" office:value-type="float" office:value="1369352.69500612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26]+1" office:value-type="date" office:date-value="2021-01-05" calcext:value-type="date">
            <text:p>05-01-2021</text:p>
          </table:table-cell>
          <table:table-cell table:formula="of:=IF([.E727]&lt;10000000000;[.E727];10000000000)" office:value-type="float" office:value="1369352.69506162" calcext:value-type="float">
            <text:p>1 369 353</text:p>
          </table:table-cell>
          <table:table-cell/>
          <table:table-cell table:formula="of:=[.F$2]*[.C726]^[.F$3]+[.F$4]*[.C726]^[.F$5]+[.F$6]*[.C726]^[.F$7]+[.F$8]" office:value-type="float" office:value="1369352.69506162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27]+1" office:value-type="date" office:date-value="2021-01-06" calcext:value-type="date">
            <text:p>06-01-2021</text:p>
          </table:table-cell>
          <table:table-cell table:formula="of:=IF([.E728]&lt;10000000000;[.E728];10000000000)" office:value-type="float" office:value="1369352.69511542" calcext:value-type="float">
            <text:p>1 369 353</text:p>
          </table:table-cell>
          <table:table-cell/>
          <table:table-cell table:formula="of:=[.F$2]*[.C727]^[.F$3]+[.F$4]*[.C727]^[.F$5]+[.F$6]*[.C727]^[.F$7]+[.F$8]" office:value-type="float" office:value="1369352.69511542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28]+1" office:value-type="date" office:date-value="2021-01-07" calcext:value-type="date">
            <text:p>07-01-2021</text:p>
          </table:table-cell>
          <table:table-cell table:formula="of:=IF([.E729]&lt;10000000000;[.E729];10000000000)" office:value-type="float" office:value="1369352.69516758" calcext:value-type="float">
            <text:p>1 369 353</text:p>
          </table:table-cell>
          <table:table-cell/>
          <table:table-cell table:formula="of:=[.F$2]*[.C728]^[.F$3]+[.F$4]*[.C728]^[.F$5]+[.F$6]*[.C728]^[.F$7]+[.F$8]" office:value-type="float" office:value="1369352.6951675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29]+1" office:value-type="date" office:date-value="2021-01-08" calcext:value-type="date">
            <text:p>08-01-2021</text:p>
          </table:table-cell>
          <table:table-cell table:formula="of:=IF([.E730]&lt;10000000000;[.E730];10000000000)" office:value-type="float" office:value="1369352.69521814" calcext:value-type="float">
            <text:p>1 369 353</text:p>
          </table:table-cell>
          <table:table-cell/>
          <table:table-cell table:formula="of:=[.F$2]*[.C729]^[.F$3]+[.F$4]*[.C729]^[.F$5]+[.F$6]*[.C729]^[.F$7]+[.F$8]" office:value-type="float" office:value="1369352.6952181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30]+1" office:value-type="date" office:date-value="2021-01-09" calcext:value-type="date">
            <text:p>09-01-2021</text:p>
          </table:table-cell>
          <table:table-cell table:formula="of:=IF([.E731]&lt;10000000000;[.E731];10000000000)" office:value-type="float" office:value="1369352.69526715" calcext:value-type="float">
            <text:p>1 369 353</text:p>
          </table:table-cell>
          <table:table-cell/>
          <table:table-cell table:formula="of:=[.F$2]*[.C730]^[.F$3]+[.F$4]*[.C730]^[.F$5]+[.F$6]*[.C730]^[.F$7]+[.F$8]" office:value-type="float" office:value="1369352.6952671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31]+1" office:value-type="date" office:date-value="2021-01-10" calcext:value-type="date">
            <text:p>10-01-2021</text:p>
          </table:table-cell>
          <table:table-cell table:formula="of:=IF([.E732]&lt;10000000000;[.E732];10000000000)" office:value-type="float" office:value="1369352.69531466" calcext:value-type="float">
            <text:p>1 369 353</text:p>
          </table:table-cell>
          <table:table-cell/>
          <table:table-cell table:formula="of:=[.F$2]*[.C731]^[.F$3]+[.F$4]*[.C731]^[.F$5]+[.F$6]*[.C731]^[.F$7]+[.F$8]" office:value-type="float" office:value="1369352.6953146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32]+1" office:value-type="date" office:date-value="2021-01-11" calcext:value-type="date">
            <text:p>11-01-2021</text:p>
          </table:table-cell>
          <table:table-cell table:formula="of:=IF([.E733]&lt;10000000000;[.E733];10000000000)" office:value-type="float" office:value="1369352.69536072" calcext:value-type="float">
            <text:p>1 369 353</text:p>
          </table:table-cell>
          <table:table-cell/>
          <table:table-cell table:formula="of:=[.F$2]*[.C732]^[.F$3]+[.F$4]*[.C732]^[.F$5]+[.F$6]*[.C732]^[.F$7]+[.F$8]" office:value-type="float" office:value="1369352.69536072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33]+1" office:value-type="date" office:date-value="2021-01-12" calcext:value-type="date">
            <text:p>12-01-2021</text:p>
          </table:table-cell>
          <table:table-cell table:formula="of:=IF([.E734]&lt;10000000000;[.E734];10000000000)" office:value-type="float" office:value="1369352.69540536" calcext:value-type="float">
            <text:p>1 369 353</text:p>
          </table:table-cell>
          <table:table-cell/>
          <table:table-cell table:formula="of:=[.F$2]*[.C733]^[.F$3]+[.F$4]*[.C733]^[.F$5]+[.F$6]*[.C733]^[.F$7]+[.F$8]" office:value-type="float" office:value="1369352.6954053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34]+1" office:value-type="date" office:date-value="2021-01-13" calcext:value-type="date">
            <text:p>13-01-2021</text:p>
          </table:table-cell>
          <table:table-cell table:formula="of:=IF([.E735]&lt;10000000000;[.E735];10000000000)" office:value-type="float" office:value="1369352.69544864" calcext:value-type="float">
            <text:p>1 369 353</text:p>
          </table:table-cell>
          <table:table-cell/>
          <table:table-cell table:formula="of:=[.F$2]*[.C734]^[.F$3]+[.F$4]*[.C734]^[.F$5]+[.F$6]*[.C734]^[.F$7]+[.F$8]" office:value-type="float" office:value="1369352.6954486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35]+1" office:value-type="date" office:date-value="2021-01-14" calcext:value-type="date">
            <text:p>14-01-2021</text:p>
          </table:table-cell>
          <table:table-cell table:formula="of:=IF([.E736]&lt;10000000000;[.E736];10000000000)" office:value-type="float" office:value="1369352.6954906" calcext:value-type="float">
            <text:p>1 369 353</text:p>
          </table:table-cell>
          <table:table-cell/>
          <table:table-cell table:formula="of:=[.F$2]*[.C735]^[.F$3]+[.F$4]*[.C735]^[.F$5]+[.F$6]*[.C735]^[.F$7]+[.F$8]" office:value-type="float" office:value="1369352.695490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36]+1" office:value-type="date" office:date-value="2021-01-15" calcext:value-type="date">
            <text:p>15-01-2021</text:p>
          </table:table-cell>
          <table:table-cell table:formula="of:=IF([.E737]&lt;10000000000;[.E737];10000000000)" office:value-type="float" office:value="1369352.69553127" calcext:value-type="float">
            <text:p>1 369 353</text:p>
          </table:table-cell>
          <table:table-cell/>
          <table:table-cell table:formula="of:=[.F$2]*[.C736]^[.F$3]+[.F$4]*[.C736]^[.F$5]+[.F$6]*[.C736]^[.F$7]+[.F$8]" office:value-type="float" office:value="1369352.69553127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37]+1" office:value-type="date" office:date-value="2021-01-16" calcext:value-type="date">
            <text:p>16-01-2021</text:p>
          </table:table-cell>
          <table:table-cell table:formula="of:=IF([.E738]&lt;10000000000;[.E738];10000000000)" office:value-type="float" office:value="1369352.6955707" calcext:value-type="float">
            <text:p>1 369 353</text:p>
          </table:table-cell>
          <table:table-cell/>
          <table:table-cell table:formula="of:=[.F$2]*[.C737]^[.F$3]+[.F$4]*[.C737]^[.F$5]+[.F$6]*[.C737]^[.F$7]+[.F$8]" office:value-type="float" office:value="1369352.6955707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38]+1" office:value-type="date" office:date-value="2021-01-17" calcext:value-type="date">
            <text:p>17-01-2021</text:p>
          </table:table-cell>
          <table:table-cell table:formula="of:=IF([.E739]&lt;10000000000;[.E739];10000000000)" office:value-type="float" office:value="1369352.69560892" calcext:value-type="float">
            <text:p>1 369 353</text:p>
          </table:table-cell>
          <table:table-cell/>
          <table:table-cell table:formula="of:=[.F$2]*[.C738]^[.F$3]+[.F$4]*[.C738]^[.F$5]+[.F$6]*[.C738]^[.F$7]+[.F$8]" office:value-type="float" office:value="1369352.69560892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39]+1" office:value-type="date" office:date-value="2021-01-18" calcext:value-type="date">
            <text:p>18-01-2021</text:p>
          </table:table-cell>
          <table:table-cell table:formula="of:=IF([.E740]&lt;10000000000;[.E740];10000000000)" office:value-type="float" office:value="1369352.69564597" calcext:value-type="float">
            <text:p>1 369 353</text:p>
          </table:table-cell>
          <table:table-cell/>
          <table:table-cell table:formula="of:=[.F$2]*[.C739]^[.F$3]+[.F$4]*[.C739]^[.F$5]+[.F$6]*[.C739]^[.F$7]+[.F$8]" office:value-type="float" office:value="1369352.69564597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40]+1" office:value-type="date" office:date-value="2021-01-19" calcext:value-type="date">
            <text:p>19-01-2021</text:p>
          </table:table-cell>
          <table:table-cell table:formula="of:=IF([.E741]&lt;10000000000;[.E741];10000000000)" office:value-type="float" office:value="1369352.69568189" calcext:value-type="float">
            <text:p>1 369 353</text:p>
          </table:table-cell>
          <table:table-cell/>
          <table:table-cell table:formula="of:=[.F$2]*[.C740]^[.F$3]+[.F$4]*[.C740]^[.F$5]+[.F$6]*[.C740]^[.F$7]+[.F$8]" office:value-type="float" office:value="1369352.69568189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41]+1" office:value-type="date" office:date-value="2021-01-20" calcext:value-type="date">
            <text:p>20-01-2021</text:p>
          </table:table-cell>
          <table:table-cell table:formula="of:=IF([.E742]&lt;10000000000;[.E742];10000000000)" office:value-type="float" office:value="1369352.6957167" calcext:value-type="float">
            <text:p>1 369 353</text:p>
          </table:table-cell>
          <table:table-cell/>
          <table:table-cell table:formula="of:=[.F$2]*[.C741]^[.F$3]+[.F$4]*[.C741]^[.F$5]+[.F$6]*[.C741]^[.F$7]+[.F$8]" office:value-type="float" office:value="1369352.6957167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42]+1" office:value-type="date" office:date-value="2021-01-21" calcext:value-type="date">
            <text:p>21-01-2021</text:p>
          </table:table-cell>
          <table:table-cell table:formula="of:=IF([.E743]&lt;10000000000;[.E743];10000000000)" office:value-type="float" office:value="1369352.69575045" calcext:value-type="float">
            <text:p>1 369 353</text:p>
          </table:table-cell>
          <table:table-cell/>
          <table:table-cell table:formula="of:=[.F$2]*[.C742]^[.F$3]+[.F$4]*[.C742]^[.F$5]+[.F$6]*[.C742]^[.F$7]+[.F$8]" office:value-type="float" office:value="1369352.6957504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43]+1" office:value-type="date" office:date-value="2021-01-22" calcext:value-type="date">
            <text:p>22-01-2021</text:p>
          </table:table-cell>
          <table:table-cell table:formula="of:=IF([.E744]&lt;10000000000;[.E744];10000000000)" office:value-type="float" office:value="1369352.69578317" calcext:value-type="float">
            <text:p>1 369 353</text:p>
          </table:table-cell>
          <table:table-cell/>
          <table:table-cell table:formula="of:=[.F$2]*[.C743]^[.F$3]+[.F$4]*[.C743]^[.F$5]+[.F$6]*[.C743]^[.F$7]+[.F$8]" office:value-type="float" office:value="1369352.69578317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44]+1" office:value-type="date" office:date-value="2021-01-23" calcext:value-type="date">
            <text:p>23-01-2021</text:p>
          </table:table-cell>
          <table:table-cell table:formula="of:=IF([.E745]&lt;10000000000;[.E745];10000000000)" office:value-type="float" office:value="1369352.69581489" calcext:value-type="float">
            <text:p>1 369 353</text:p>
          </table:table-cell>
          <table:table-cell/>
          <table:table-cell table:formula="of:=[.F$2]*[.C744]^[.F$3]+[.F$4]*[.C744]^[.F$5]+[.F$6]*[.C744]^[.F$7]+[.F$8]" office:value-type="float" office:value="1369352.69581489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45]+1" office:value-type="date" office:date-value="2021-01-24" calcext:value-type="date">
            <text:p>24-01-2021</text:p>
          </table:table-cell>
          <table:table-cell table:formula="of:=IF([.E746]&lt;10000000000;[.E746];10000000000)" office:value-type="float" office:value="1369352.69584564" calcext:value-type="float">
            <text:p>1 369 353</text:p>
          </table:table-cell>
          <table:table-cell/>
          <table:table-cell table:formula="of:=[.F$2]*[.C745]^[.F$3]+[.F$4]*[.C745]^[.F$5]+[.F$6]*[.C745]^[.F$7]+[.F$8]" office:value-type="float" office:value="1369352.6958456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46]+1" office:value-type="date" office:date-value="2021-01-25" calcext:value-type="date">
            <text:p>25-01-2021</text:p>
          </table:table-cell>
          <table:table-cell table:formula="of:=IF([.E747]&lt;10000000000;[.E747];10000000000)" office:value-type="float" office:value="1369352.69587544" calcext:value-type="float">
            <text:p>1 369 353</text:p>
          </table:table-cell>
          <table:table-cell/>
          <table:table-cell table:formula="of:=[.F$2]*[.C746]^[.F$3]+[.F$4]*[.C746]^[.F$5]+[.F$6]*[.C746]^[.F$7]+[.F$8]" office:value-type="float" office:value="1369352.6958754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47]+1" office:value-type="date" office:date-value="2021-01-26" calcext:value-type="date">
            <text:p>26-01-2021</text:p>
          </table:table-cell>
          <table:table-cell table:formula="of:=IF([.E748]&lt;10000000000;[.E748];10000000000)" office:value-type="float" office:value="1369352.69590433" calcext:value-type="float">
            <text:p>1 369 353</text:p>
          </table:table-cell>
          <table:table-cell/>
          <table:table-cell table:formula="of:=[.F$2]*[.C747]^[.F$3]+[.F$4]*[.C747]^[.F$5]+[.F$6]*[.C747]^[.F$7]+[.F$8]" office:value-type="float" office:value="1369352.6959043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48]+1" office:value-type="date" office:date-value="2021-01-27" calcext:value-type="date">
            <text:p>27-01-2021</text:p>
          </table:table-cell>
          <table:table-cell table:formula="of:=IF([.E749]&lt;10000000000;[.E749];10000000000)" office:value-type="float" office:value="1369352.69593234" calcext:value-type="float">
            <text:p>1 369 353</text:p>
          </table:table-cell>
          <table:table-cell/>
          <table:table-cell table:formula="of:=[.F$2]*[.C748]^[.F$3]+[.F$4]*[.C748]^[.F$5]+[.F$6]*[.C748]^[.F$7]+[.F$8]" office:value-type="float" office:value="1369352.6959323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49]+1" office:value-type="date" office:date-value="2021-01-28" calcext:value-type="date">
            <text:p>28-01-2021</text:p>
          </table:table-cell>
          <table:table-cell table:formula="of:=IF([.E750]&lt;10000000000;[.E750];10000000000)" office:value-type="float" office:value="1369352.69595949" calcext:value-type="float">
            <text:p>1 369 353</text:p>
          </table:table-cell>
          <table:table-cell/>
          <table:table-cell table:formula="of:=[.F$2]*[.C749]^[.F$3]+[.F$4]*[.C749]^[.F$5]+[.F$6]*[.C749]^[.F$7]+[.F$8]" office:value-type="float" office:value="1369352.69595949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50]+1" office:value-type="date" office:date-value="2021-01-29" calcext:value-type="date">
            <text:p>29-01-2021</text:p>
          </table:table-cell>
          <table:table-cell table:formula="of:=IF([.E751]&lt;10000000000;[.E751];10000000000)" office:value-type="float" office:value="1369352.69598581" calcext:value-type="float">
            <text:p>1 369 353</text:p>
          </table:table-cell>
          <table:table-cell/>
          <table:table-cell table:formula="of:=[.F$2]*[.C750]^[.F$3]+[.F$4]*[.C750]^[.F$5]+[.F$6]*[.C750]^[.F$7]+[.F$8]" office:value-type="float" office:value="1369352.69598581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51]+1" office:value-type="date" office:date-value="2021-01-30" calcext:value-type="date">
            <text:p>30-01-2021</text:p>
          </table:table-cell>
          <table:table-cell table:formula="of:=IF([.E752]&lt;10000000000;[.E752];10000000000)" office:value-type="float" office:value="1369352.69601133" calcext:value-type="float">
            <text:p>1 369 353</text:p>
          </table:table-cell>
          <table:table-cell/>
          <table:table-cell table:formula="of:=[.F$2]*[.C751]^[.F$3]+[.F$4]*[.C751]^[.F$5]+[.F$6]*[.C751]^[.F$7]+[.F$8]" office:value-type="float" office:value="1369352.6960113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52]+1" office:value-type="date" office:date-value="2021-01-31" calcext:value-type="date">
            <text:p>31-01-2021</text:p>
          </table:table-cell>
          <table:table-cell table:formula="of:=IF([.E753]&lt;10000000000;[.E753];10000000000)" office:value-type="float" office:value="1369352.69603606" calcext:value-type="float">
            <text:p>1 369 353</text:p>
          </table:table-cell>
          <table:table-cell/>
          <table:table-cell table:formula="of:=[.F$2]*[.C752]^[.F$3]+[.F$4]*[.C752]^[.F$5]+[.F$6]*[.C752]^[.F$7]+[.F$8]" office:value-type="float" office:value="1369352.6960360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53]+1" office:value-type="date" office:date-value="2021-02-01" calcext:value-type="date">
            <text:p>01-02-2021</text:p>
          </table:table-cell>
          <table:table-cell table:formula="of:=IF([.E754]&lt;10000000000;[.E754];10000000000)" office:value-type="float" office:value="1369352.69606004" calcext:value-type="float">
            <text:p>1 369 353</text:p>
          </table:table-cell>
          <table:table-cell/>
          <table:table-cell table:formula="of:=[.F$2]*[.C753]^[.F$3]+[.F$4]*[.C753]^[.F$5]+[.F$6]*[.C753]^[.F$7]+[.F$8]" office:value-type="float" office:value="1369352.6960600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54]+1" office:value-type="date" office:date-value="2021-02-02" calcext:value-type="date">
            <text:p>02-02-2021</text:p>
          </table:table-cell>
          <table:table-cell table:formula="of:=IF([.E755]&lt;10000000000;[.E755];10000000000)" office:value-type="float" office:value="1369352.69608328" calcext:value-type="float">
            <text:p>1 369 353</text:p>
          </table:table-cell>
          <table:table-cell/>
          <table:table-cell table:formula="of:=[.F$2]*[.C754]^[.F$3]+[.F$4]*[.C754]^[.F$5]+[.F$6]*[.C754]^[.F$7]+[.F$8]" office:value-type="float" office:value="1369352.6960832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55]+1" office:value-type="date" office:date-value="2021-02-03" calcext:value-type="date">
            <text:p>03-02-2021</text:p>
          </table:table-cell>
          <table:table-cell table:formula="of:=IF([.E756]&lt;10000000000;[.E756];10000000000)" office:value-type="float" office:value="1369352.69610581" calcext:value-type="float">
            <text:p>1 369 353</text:p>
          </table:table-cell>
          <table:table-cell/>
          <table:table-cell table:formula="of:=[.F$2]*[.C755]^[.F$3]+[.F$4]*[.C755]^[.F$5]+[.F$6]*[.C755]^[.F$7]+[.F$8]" office:value-type="float" office:value="1369352.69610581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56]+1" office:value-type="date" office:date-value="2021-02-04" calcext:value-type="date">
            <text:p>04-02-2021</text:p>
          </table:table-cell>
          <table:table-cell table:formula="of:=IF([.E757]&lt;10000000000;[.E757];10000000000)" office:value-type="float" office:value="1369352.69612766" calcext:value-type="float">
            <text:p>1 369 353</text:p>
          </table:table-cell>
          <table:table-cell/>
          <table:table-cell table:formula="of:=[.F$2]*[.C756]^[.F$3]+[.F$4]*[.C756]^[.F$5]+[.F$6]*[.C756]^[.F$7]+[.F$8]" office:value-type="float" office:value="1369352.6961276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57]+1" office:value-type="date" office:date-value="2021-02-05" calcext:value-type="date">
            <text:p>05-02-2021</text:p>
          </table:table-cell>
          <table:table-cell table:formula="of:=IF([.E758]&lt;10000000000;[.E758];10000000000)" office:value-type="float" office:value="1369352.69614883" calcext:value-type="float">
            <text:p>1 369 353</text:p>
          </table:table-cell>
          <table:table-cell/>
          <table:table-cell table:formula="of:=[.F$2]*[.C757]^[.F$3]+[.F$4]*[.C757]^[.F$5]+[.F$6]*[.C757]^[.F$7]+[.F$8]" office:value-type="float" office:value="1369352.6961488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58]+1" office:value-type="date" office:date-value="2021-02-06" calcext:value-type="date">
            <text:p>06-02-2021</text:p>
          </table:table-cell>
          <table:table-cell table:formula="of:=IF([.E759]&lt;10000000000;[.E759];10000000000)" office:value-type="float" office:value="1369352.69616936" calcext:value-type="float">
            <text:p>1 369 353</text:p>
          </table:table-cell>
          <table:table-cell/>
          <table:table-cell table:formula="of:=[.F$2]*[.C758]^[.F$3]+[.F$4]*[.C758]^[.F$5]+[.F$6]*[.C758]^[.F$7]+[.F$8]" office:value-type="float" office:value="1369352.6961693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59]+1" office:value-type="date" office:date-value="2021-02-07" calcext:value-type="date">
            <text:p>07-02-2021</text:p>
          </table:table-cell>
          <table:table-cell table:formula="of:=IF([.E760]&lt;10000000000;[.E760];10000000000)" office:value-type="float" office:value="1369352.69618925" calcext:value-type="float">
            <text:p>1 369 353</text:p>
          </table:table-cell>
          <table:table-cell/>
          <table:table-cell table:formula="of:=[.F$2]*[.C759]^[.F$3]+[.F$4]*[.C759]^[.F$5]+[.F$6]*[.C759]^[.F$7]+[.F$8]" office:value-type="float" office:value="1369352.6961892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60]+1" office:value-type="date" office:date-value="2021-02-08" calcext:value-type="date">
            <text:p>08-02-2021</text:p>
          </table:table-cell>
          <table:table-cell table:formula="of:=IF([.E761]&lt;10000000000;[.E761];10000000000)" office:value-type="float" office:value="1369352.69620854" calcext:value-type="float">
            <text:p>1 369 353</text:p>
          </table:table-cell>
          <table:table-cell/>
          <table:table-cell table:formula="of:=[.F$2]*[.C760]^[.F$3]+[.F$4]*[.C760]^[.F$5]+[.F$6]*[.C760]^[.F$7]+[.F$8]" office:value-type="float" office:value="1369352.6962085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61]+1" office:value-type="date" office:date-value="2021-02-09" calcext:value-type="date">
            <text:p>09-02-2021</text:p>
          </table:table-cell>
          <table:table-cell table:formula="of:=IF([.E762]&lt;10000000000;[.E762];10000000000)" office:value-type="float" office:value="1369352.69622724" calcext:value-type="float">
            <text:p>1 369 353</text:p>
          </table:table-cell>
          <table:table-cell/>
          <table:table-cell table:formula="of:=[.F$2]*[.C761]^[.F$3]+[.F$4]*[.C761]^[.F$5]+[.F$6]*[.C761]^[.F$7]+[.F$8]" office:value-type="float" office:value="1369352.6962272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62]+1" office:value-type="date" office:date-value="2021-02-10" calcext:value-type="date">
            <text:p>10-02-2021</text:p>
          </table:table-cell>
          <table:table-cell table:formula="of:=IF([.E763]&lt;10000000000;[.E763];10000000000)" office:value-type="float" office:value="1369352.69624536" calcext:value-type="float">
            <text:p>1 369 353</text:p>
          </table:table-cell>
          <table:table-cell/>
          <table:table-cell table:formula="of:=[.F$2]*[.C762]^[.F$3]+[.F$4]*[.C762]^[.F$5]+[.F$6]*[.C762]^[.F$7]+[.F$8]" office:value-type="float" office:value="1369352.6962453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63]+1" office:value-type="date" office:date-value="2021-02-11" calcext:value-type="date">
            <text:p>11-02-2021</text:p>
          </table:table-cell>
          <table:table-cell table:formula="of:=IF([.E764]&lt;10000000000;[.E764];10000000000)" office:value-type="float" office:value="1369352.69626293" calcext:value-type="float">
            <text:p>1 369 353</text:p>
          </table:table-cell>
          <table:table-cell/>
          <table:table-cell table:formula="of:=[.F$2]*[.C763]^[.F$3]+[.F$4]*[.C763]^[.F$5]+[.F$6]*[.C763]^[.F$7]+[.F$8]" office:value-type="float" office:value="1369352.6962629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64]+1" office:value-type="date" office:date-value="2021-02-12" calcext:value-type="date">
            <text:p>12-02-2021</text:p>
          </table:table-cell>
          <table:table-cell table:formula="of:=IF([.E765]&lt;10000000000;[.E765];10000000000)" office:value-type="float" office:value="1369352.69627997" calcext:value-type="float">
            <text:p>1 369 353</text:p>
          </table:table-cell>
          <table:table-cell/>
          <table:table-cell table:formula="of:=[.F$2]*[.C764]^[.F$3]+[.F$4]*[.C764]^[.F$5]+[.F$6]*[.C764]^[.F$7]+[.F$8]" office:value-type="float" office:value="1369352.69627997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65]+1" office:value-type="date" office:date-value="2021-02-13" calcext:value-type="date">
            <text:p>13-02-2021</text:p>
          </table:table-cell>
          <table:table-cell table:formula="of:=IF([.E766]&lt;10000000000;[.E766];10000000000)" office:value-type="float" office:value="1369352.69629648" calcext:value-type="float">
            <text:p>1 369 353</text:p>
          </table:table-cell>
          <table:table-cell/>
          <table:table-cell table:formula="of:=[.F$2]*[.C765]^[.F$3]+[.F$4]*[.C765]^[.F$5]+[.F$6]*[.C765]^[.F$7]+[.F$8]" office:value-type="float" office:value="1369352.6962964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66]+1" office:value-type="date" office:date-value="2021-02-14" calcext:value-type="date">
            <text:p>14-02-2021</text:p>
          </table:table-cell>
          <table:table-cell table:formula="of:=IF([.E767]&lt;10000000000;[.E767];10000000000)" office:value-type="float" office:value="1369352.69631249" calcext:value-type="float">
            <text:p>1 369 353</text:p>
          </table:table-cell>
          <table:table-cell/>
          <table:table-cell table:formula="of:=[.F$2]*[.C766]^[.F$3]+[.F$4]*[.C766]^[.F$5]+[.F$6]*[.C766]^[.F$7]+[.F$8]" office:value-type="float" office:value="1369352.69631249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67]+1" office:value-type="date" office:date-value="2021-02-15" calcext:value-type="date">
            <text:p>15-02-2021</text:p>
          </table:table-cell>
          <table:table-cell table:formula="of:=IF([.E768]&lt;10000000000;[.E768];10000000000)" office:value-type="float" office:value="1369352.696328" calcext:value-type="float">
            <text:p>1 369 353</text:p>
          </table:table-cell>
          <table:table-cell/>
          <table:table-cell table:formula="of:=[.F$2]*[.C767]^[.F$3]+[.F$4]*[.C767]^[.F$5]+[.F$6]*[.C767]^[.F$7]+[.F$8]" office:value-type="float" office:value="1369352.69632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68]+1" office:value-type="date" office:date-value="2021-02-16" calcext:value-type="date">
            <text:p>16-02-2021</text:p>
          </table:table-cell>
          <table:table-cell table:formula="of:=IF([.E769]&lt;10000000000;[.E769];10000000000)" office:value-type="float" office:value="1369352.69634304" calcext:value-type="float">
            <text:p>1 369 353</text:p>
          </table:table-cell>
          <table:table-cell/>
          <table:table-cell table:formula="of:=[.F$2]*[.C768]^[.F$3]+[.F$4]*[.C768]^[.F$5]+[.F$6]*[.C768]^[.F$7]+[.F$8]" office:value-type="float" office:value="1369352.6963430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69]+1" office:value-type="date" office:date-value="2021-02-17" calcext:value-type="date">
            <text:p>17-02-2021</text:p>
          </table:table-cell>
          <table:table-cell table:formula="of:=IF([.E770]&lt;10000000000;[.E770];10000000000)" office:value-type="float" office:value="1369352.69635762" calcext:value-type="float">
            <text:p>1 369 353</text:p>
          </table:table-cell>
          <table:table-cell/>
          <table:table-cell table:formula="of:=[.F$2]*[.C769]^[.F$3]+[.F$4]*[.C769]^[.F$5]+[.F$6]*[.C769]^[.F$7]+[.F$8]" office:value-type="float" office:value="1369352.69635762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70]+1" office:value-type="date" office:date-value="2021-02-18" calcext:value-type="date">
            <text:p>18-02-2021</text:p>
          </table:table-cell>
          <table:table-cell table:formula="of:=IF([.E771]&lt;10000000000;[.E771];10000000000)" office:value-type="float" office:value="1369352.69637176" calcext:value-type="float">
            <text:p>1 369 353</text:p>
          </table:table-cell>
          <table:table-cell/>
          <table:table-cell table:formula="of:=[.F$2]*[.C770]^[.F$3]+[.F$4]*[.C770]^[.F$5]+[.F$6]*[.C770]^[.F$7]+[.F$8]" office:value-type="float" office:value="1369352.6963717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71]+1" office:value-type="date" office:date-value="2021-02-19" calcext:value-type="date">
            <text:p>19-02-2021</text:p>
          </table:table-cell>
          <table:table-cell table:formula="of:=IF([.E772]&lt;10000000000;[.E772];10000000000)" office:value-type="float" office:value="1369352.69638546" calcext:value-type="float">
            <text:p>1 369 353</text:p>
          </table:table-cell>
          <table:table-cell/>
          <table:table-cell table:formula="of:=[.F$2]*[.C771]^[.F$3]+[.F$4]*[.C771]^[.F$5]+[.F$6]*[.C771]^[.F$7]+[.F$8]" office:value-type="float" office:value="1369352.6963854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72]+1" office:value-type="date" office:date-value="2021-02-20" calcext:value-type="date">
            <text:p>20-02-2021</text:p>
          </table:table-cell>
          <table:table-cell table:formula="of:=IF([.E773]&lt;10000000000;[.E773];10000000000)" office:value-type="float" office:value="1369352.69639874" calcext:value-type="float">
            <text:p>1 369 353</text:p>
          </table:table-cell>
          <table:table-cell/>
          <table:table-cell table:formula="of:=[.F$2]*[.C772]^[.F$3]+[.F$4]*[.C772]^[.F$5]+[.F$6]*[.C772]^[.F$7]+[.F$8]" office:value-type="float" office:value="1369352.6963987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73]+1" office:value-type="date" office:date-value="2021-02-21" calcext:value-type="date">
            <text:p>21-02-2021</text:p>
          </table:table-cell>
          <table:table-cell table:formula="of:=IF([.E774]&lt;10000000000;[.E774];10000000000)" office:value-type="float" office:value="1369352.69641162" calcext:value-type="float">
            <text:p>1 369 353</text:p>
          </table:table-cell>
          <table:table-cell/>
          <table:table-cell table:formula="of:=[.F$2]*[.C773]^[.F$3]+[.F$4]*[.C773]^[.F$5]+[.F$6]*[.C773]^[.F$7]+[.F$8]" office:value-type="float" office:value="1369352.69641162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74]+1" office:value-type="date" office:date-value="2021-02-22" calcext:value-type="date">
            <text:p>22-02-2021</text:p>
          </table:table-cell>
          <table:table-cell table:formula="of:=IF([.E775]&lt;10000000000;[.E775];10000000000)" office:value-type="float" office:value="1369352.6964241" calcext:value-type="float">
            <text:p>1 369 353</text:p>
          </table:table-cell>
          <table:table-cell/>
          <table:table-cell table:formula="of:=[.F$2]*[.C774]^[.F$3]+[.F$4]*[.C774]^[.F$5]+[.F$6]*[.C774]^[.F$7]+[.F$8]" office:value-type="float" office:value="1369352.6964241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75]+1" office:value-type="date" office:date-value="2021-02-23" calcext:value-type="date">
            <text:p>23-02-2021</text:p>
          </table:table-cell>
          <table:table-cell table:formula="of:=IF([.E776]&lt;10000000000;[.E776];10000000000)" office:value-type="float" office:value="1369352.6964362" calcext:value-type="float">
            <text:p>1 369 353</text:p>
          </table:table-cell>
          <table:table-cell/>
          <table:table-cell table:formula="of:=[.F$2]*[.C775]^[.F$3]+[.F$4]*[.C775]^[.F$5]+[.F$6]*[.C775]^[.F$7]+[.F$8]" office:value-type="float" office:value="1369352.6964362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76]+1" office:value-type="date" office:date-value="2021-02-24" calcext:value-type="date">
            <text:p>24-02-2021</text:p>
          </table:table-cell>
          <table:table-cell table:formula="of:=IF([.E777]&lt;10000000000;[.E777];10000000000)" office:value-type="float" office:value="1369352.69644793" calcext:value-type="float">
            <text:p>1 369 353</text:p>
          </table:table-cell>
          <table:table-cell/>
          <table:table-cell table:formula="of:=[.F$2]*[.C776]^[.F$3]+[.F$4]*[.C776]^[.F$5]+[.F$6]*[.C776]^[.F$7]+[.F$8]" office:value-type="float" office:value="1369352.6964479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77]+1" office:value-type="date" office:date-value="2021-02-25" calcext:value-type="date">
            <text:p>25-02-2021</text:p>
          </table:table-cell>
          <table:table-cell table:formula="of:=IF([.E778]&lt;10000000000;[.E778];10000000000)" office:value-type="float" office:value="1369352.6964593" calcext:value-type="float">
            <text:p>1 369 353</text:p>
          </table:table-cell>
          <table:table-cell/>
          <table:table-cell table:formula="of:=[.F$2]*[.C777]^[.F$3]+[.F$4]*[.C777]^[.F$5]+[.F$6]*[.C777]^[.F$7]+[.F$8]" office:value-type="float" office:value="1369352.696459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78]+1" office:value-type="date" office:date-value="2021-02-26" calcext:value-type="date">
            <text:p>26-02-2021</text:p>
          </table:table-cell>
          <table:table-cell table:formula="of:=IF([.E779]&lt;10000000000;[.E779];10000000000)" office:value-type="float" office:value="1369352.69647033" calcext:value-type="float">
            <text:p>1 369 353</text:p>
          </table:table-cell>
          <table:table-cell/>
          <table:table-cell table:formula="of:=[.F$2]*[.C778]^[.F$3]+[.F$4]*[.C778]^[.F$5]+[.F$6]*[.C778]^[.F$7]+[.F$8]" office:value-type="float" office:value="1369352.6964703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79]+1" office:value-type="date" office:date-value="2021-02-27" calcext:value-type="date">
            <text:p>27-02-2021</text:p>
          </table:table-cell>
          <table:table-cell table:formula="of:=IF([.E780]&lt;10000000000;[.E780];10000000000)" office:value-type="float" office:value="1369352.69648101" calcext:value-type="float">
            <text:p>1 369 353</text:p>
          </table:table-cell>
          <table:table-cell/>
          <table:table-cell table:formula="of:=[.F$2]*[.C779]^[.F$3]+[.F$4]*[.C779]^[.F$5]+[.F$6]*[.C779]^[.F$7]+[.F$8]" office:value-type="float" office:value="1369352.69648101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80]+1" office:value-type="date" office:date-value="2021-02-28" calcext:value-type="date">
            <text:p>28-02-2021</text:p>
          </table:table-cell>
          <table:table-cell table:formula="of:=IF([.E781]&lt;10000000000;[.E781];10000000000)" office:value-type="float" office:value="1369352.69649137" calcext:value-type="float">
            <text:p>1 369 353</text:p>
          </table:table-cell>
          <table:table-cell/>
          <table:table-cell table:formula="of:=[.F$2]*[.C780]^[.F$3]+[.F$4]*[.C780]^[.F$5]+[.F$6]*[.C780]^[.F$7]+[.F$8]" office:value-type="float" office:value="1369352.69649137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81]+1" office:value-type="date" office:date-value="2021-03-01" calcext:value-type="date">
            <text:p>01-03-2021</text:p>
          </table:table-cell>
          <table:table-cell table:formula="of:=IF([.E782]&lt;10000000000;[.E782];10000000000)" office:value-type="float" office:value="1369352.69650141" calcext:value-type="float">
            <text:p>1 369 353</text:p>
          </table:table-cell>
          <table:table-cell/>
          <table:table-cell table:formula="of:=[.F$2]*[.C781]^[.F$3]+[.F$4]*[.C781]^[.F$5]+[.F$6]*[.C781]^[.F$7]+[.F$8]" office:value-type="float" office:value="1369352.69650141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82]+1" office:value-type="date" office:date-value="2021-03-02" calcext:value-type="date">
            <text:p>02-03-2021</text:p>
          </table:table-cell>
          <table:table-cell table:formula="of:=IF([.E783]&lt;10000000000;[.E783];10000000000)" office:value-type="float" office:value="1369352.69651115" calcext:value-type="float">
            <text:p>1 369 353</text:p>
          </table:table-cell>
          <table:table-cell/>
          <table:table-cell table:formula="of:=[.F$2]*[.C782]^[.F$3]+[.F$4]*[.C782]^[.F$5]+[.F$6]*[.C782]^[.F$7]+[.F$8]" office:value-type="float" office:value="1369352.6965111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83]+1" office:value-type="date" office:date-value="2021-03-03" calcext:value-type="date">
            <text:p>03-03-2021</text:p>
          </table:table-cell>
          <table:table-cell table:formula="of:=IF([.E784]&lt;10000000000;[.E784];10000000000)" office:value-type="float" office:value="1369352.69652058" calcext:value-type="float">
            <text:p>1 369 353</text:p>
          </table:table-cell>
          <table:table-cell/>
          <table:table-cell table:formula="of:=[.F$2]*[.C783]^[.F$3]+[.F$4]*[.C783]^[.F$5]+[.F$6]*[.C783]^[.F$7]+[.F$8]" office:value-type="float" office:value="1369352.6965205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84]+1" office:value-type="date" office:date-value="2021-03-04" calcext:value-type="date">
            <text:p>04-03-2021</text:p>
          </table:table-cell>
          <table:table-cell table:formula="of:=IF([.E785]&lt;10000000000;[.E785];10000000000)" office:value-type="float" office:value="1369352.69652973" calcext:value-type="float">
            <text:p>1 369 353</text:p>
          </table:table-cell>
          <table:table-cell/>
          <table:table-cell table:formula="of:=[.F$2]*[.C784]^[.F$3]+[.F$4]*[.C784]^[.F$5]+[.F$6]*[.C784]^[.F$7]+[.F$8]" office:value-type="float" office:value="1369352.6965297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85]+1" office:value-type="date" office:date-value="2021-03-05" calcext:value-type="date">
            <text:p>05-03-2021</text:p>
          </table:table-cell>
          <table:table-cell table:formula="of:=IF([.E786]&lt;10000000000;[.E786];10000000000)" office:value-type="float" office:value="1369352.6965386" calcext:value-type="float">
            <text:p>1 369 353</text:p>
          </table:table-cell>
          <table:table-cell/>
          <table:table-cell table:formula="of:=[.F$2]*[.C785]^[.F$3]+[.F$4]*[.C785]^[.F$5]+[.F$6]*[.C785]^[.F$7]+[.F$8]" office:value-type="float" office:value="1369352.696538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86]+1" office:value-type="date" office:date-value="2021-03-06" calcext:value-type="date">
            <text:p>06-03-2021</text:p>
          </table:table-cell>
          <table:table-cell table:formula="of:=IF([.E787]&lt;10000000000;[.E787];10000000000)" office:value-type="float" office:value="1369352.69654719" calcext:value-type="float">
            <text:p>1 369 353</text:p>
          </table:table-cell>
          <table:table-cell/>
          <table:table-cell table:formula="of:=[.F$2]*[.C786]^[.F$3]+[.F$4]*[.C786]^[.F$5]+[.F$6]*[.C786]^[.F$7]+[.F$8]" office:value-type="float" office:value="1369352.69654719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87]+1" office:value-type="date" office:date-value="2021-03-07" calcext:value-type="date">
            <text:p>07-03-2021</text:p>
          </table:table-cell>
          <table:table-cell table:formula="of:=IF([.E788]&lt;10000000000;[.E788];10000000000)" office:value-type="float" office:value="1369352.69655552" calcext:value-type="float">
            <text:p>1 369 353</text:p>
          </table:table-cell>
          <table:table-cell/>
          <table:table-cell table:formula="of:=[.F$2]*[.C787]^[.F$3]+[.F$4]*[.C787]^[.F$5]+[.F$6]*[.C787]^[.F$7]+[.F$8]" office:value-type="float" office:value="1369352.69655552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88]+1" office:value-type="date" office:date-value="2021-03-08" calcext:value-type="date">
            <text:p>08-03-2021</text:p>
          </table:table-cell>
          <table:table-cell table:formula="of:=IF([.E789]&lt;10000000000;[.E789];10000000000)" office:value-type="float" office:value="1369352.6965636" calcext:value-type="float">
            <text:p>1 369 353</text:p>
          </table:table-cell>
          <table:table-cell/>
          <table:table-cell table:formula="of:=[.F$2]*[.C788]^[.F$3]+[.F$4]*[.C788]^[.F$5]+[.F$6]*[.C788]^[.F$7]+[.F$8]" office:value-type="float" office:value="1369352.696563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89]+1" office:value-type="date" office:date-value="2021-03-09" calcext:value-type="date">
            <text:p>09-03-2021</text:p>
          </table:table-cell>
          <table:table-cell table:formula="of:=IF([.E790]&lt;10000000000;[.E790];10000000000)" office:value-type="float" office:value="1369352.69657143" calcext:value-type="float">
            <text:p>1 369 353</text:p>
          </table:table-cell>
          <table:table-cell/>
          <table:table-cell table:formula="of:=[.F$2]*[.C789]^[.F$3]+[.F$4]*[.C789]^[.F$5]+[.F$6]*[.C789]^[.F$7]+[.F$8]" office:value-type="float" office:value="1369352.6965714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90]+1" office:value-type="date" office:date-value="2021-03-10" calcext:value-type="date">
            <text:p>10-03-2021</text:p>
          </table:table-cell>
          <table:table-cell table:formula="of:=IF([.E791]&lt;10000000000;[.E791];10000000000)" office:value-type="float" office:value="1369352.69657902" calcext:value-type="float">
            <text:p>1 369 353</text:p>
          </table:table-cell>
          <table:table-cell/>
          <table:table-cell table:formula="of:=[.F$2]*[.C790]^[.F$3]+[.F$4]*[.C790]^[.F$5]+[.F$6]*[.C790]^[.F$7]+[.F$8]" office:value-type="float" office:value="1369352.69657902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91]+1" office:value-type="date" office:date-value="2021-03-11" calcext:value-type="date">
            <text:p>11-03-2021</text:p>
          </table:table-cell>
          <table:table-cell table:formula="of:=IF([.E792]&lt;10000000000;[.E792];10000000000)" office:value-type="float" office:value="1369352.69658638" calcext:value-type="float">
            <text:p>1 369 353</text:p>
          </table:table-cell>
          <table:table-cell/>
          <table:table-cell table:formula="of:=[.F$2]*[.C791]^[.F$3]+[.F$4]*[.C791]^[.F$5]+[.F$6]*[.C791]^[.F$7]+[.F$8]" office:value-type="float" office:value="1369352.6965863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92]+1" office:value-type="date" office:date-value="2021-03-12" calcext:value-type="date">
            <text:p>12-03-2021</text:p>
          </table:table-cell>
          <table:table-cell table:formula="of:=IF([.E793]&lt;10000000000;[.E793];10000000000)" office:value-type="float" office:value="1369352.69659351" calcext:value-type="float">
            <text:p>1 369 353</text:p>
          </table:table-cell>
          <table:table-cell/>
          <table:table-cell table:formula="of:=[.F$2]*[.C792]^[.F$3]+[.F$4]*[.C792]^[.F$5]+[.F$6]*[.C792]^[.F$7]+[.F$8]" office:value-type="float" office:value="1369352.69659351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93]+1" office:value-type="date" office:date-value="2021-03-13" calcext:value-type="date">
            <text:p>13-03-2021</text:p>
          </table:table-cell>
          <table:table-cell table:formula="of:=IF([.E794]&lt;10000000000;[.E794];10000000000)" office:value-type="float" office:value="1369352.69660043" calcext:value-type="float">
            <text:p>1 369 353</text:p>
          </table:table-cell>
          <table:table-cell/>
          <table:table-cell table:formula="of:=[.F$2]*[.C793]^[.F$3]+[.F$4]*[.C793]^[.F$5]+[.F$6]*[.C793]^[.F$7]+[.F$8]" office:value-type="float" office:value="1369352.6966004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94]+1" office:value-type="date" office:date-value="2021-03-14" calcext:value-type="date">
            <text:p>14-03-2021</text:p>
          </table:table-cell>
          <table:table-cell table:formula="of:=IF([.E795]&lt;10000000000;[.E795];10000000000)" office:value-type="float" office:value="1369352.69660713" calcext:value-type="float">
            <text:p>1 369 353</text:p>
          </table:table-cell>
          <table:table-cell/>
          <table:table-cell table:formula="of:=[.F$2]*[.C794]^[.F$3]+[.F$4]*[.C794]^[.F$5]+[.F$6]*[.C794]^[.F$7]+[.F$8]" office:value-type="float" office:value="1369352.6966071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95]+1" office:value-type="date" office:date-value="2021-03-15" calcext:value-type="date">
            <text:p>15-03-2021</text:p>
          </table:table-cell>
          <table:table-cell table:formula="of:=IF([.E796]&lt;10000000000;[.E796];10000000000)" office:value-type="float" office:value="1369352.69661363" calcext:value-type="float">
            <text:p>1 369 353</text:p>
          </table:table-cell>
          <table:table-cell/>
          <table:table-cell table:formula="of:=[.F$2]*[.C795]^[.F$3]+[.F$4]*[.C795]^[.F$5]+[.F$6]*[.C795]^[.F$7]+[.F$8]" office:value-type="float" office:value="1369352.6966136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96]+1" office:value-type="date" office:date-value="2021-03-16" calcext:value-type="date">
            <text:p>16-03-2021</text:p>
          </table:table-cell>
          <table:table-cell table:formula="of:=IF([.E797]&lt;10000000000;[.E797];10000000000)" office:value-type="float" office:value="1369352.69661993" calcext:value-type="float">
            <text:p>1 369 353</text:p>
          </table:table-cell>
          <table:table-cell/>
          <table:table-cell table:formula="of:=[.F$2]*[.C796]^[.F$3]+[.F$4]*[.C796]^[.F$5]+[.F$6]*[.C796]^[.F$7]+[.F$8]" office:value-type="float" office:value="1369352.6966199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97]+1" office:value-type="date" office:date-value="2021-03-17" calcext:value-type="date">
            <text:p>17-03-2021</text:p>
          </table:table-cell>
          <table:table-cell table:formula="of:=IF([.E798]&lt;10000000000;[.E798];10000000000)" office:value-type="float" office:value="1369352.69662604" calcext:value-type="float">
            <text:p>1 369 353</text:p>
          </table:table-cell>
          <table:table-cell/>
          <table:table-cell table:formula="of:=[.F$2]*[.C797]^[.F$3]+[.F$4]*[.C797]^[.F$5]+[.F$6]*[.C797]^[.F$7]+[.F$8]" office:value-type="float" office:value="1369352.6966260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98]+1" office:value-type="date" office:date-value="2021-03-18" calcext:value-type="date">
            <text:p>18-03-2021</text:p>
          </table:table-cell>
          <table:table-cell table:formula="of:=IF([.E799]&lt;10000000000;[.E799];10000000000)" office:value-type="float" office:value="1369352.69663196" calcext:value-type="float">
            <text:p>1 369 353</text:p>
          </table:table-cell>
          <table:table-cell/>
          <table:table-cell table:formula="of:=[.F$2]*[.C798]^[.F$3]+[.F$4]*[.C798]^[.F$5]+[.F$6]*[.C798]^[.F$7]+[.F$8]" office:value-type="float" office:value="1369352.6966319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799]+1" office:value-type="date" office:date-value="2021-03-19" calcext:value-type="date">
            <text:p>19-03-2021</text:p>
          </table:table-cell>
          <table:table-cell table:formula="of:=IF([.E800]&lt;10000000000;[.E800];10000000000)" office:value-type="float" office:value="1369352.69663769" calcext:value-type="float">
            <text:p>1 369 353</text:p>
          </table:table-cell>
          <table:table-cell/>
          <table:table-cell table:formula="of:=[.F$2]*[.C799]^[.F$3]+[.F$4]*[.C799]^[.F$5]+[.F$6]*[.C799]^[.F$7]+[.F$8]" office:value-type="float" office:value="1369352.69663769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00]+1" office:value-type="date" office:date-value="2021-03-20" calcext:value-type="date">
            <text:p>20-03-2021</text:p>
          </table:table-cell>
          <table:table-cell table:formula="of:=IF([.E801]&lt;10000000000;[.E801];10000000000)" office:value-type="float" office:value="1369352.69664326" calcext:value-type="float">
            <text:p>1 369 353</text:p>
          </table:table-cell>
          <table:table-cell/>
          <table:table-cell table:formula="of:=[.F$2]*[.C800]^[.F$3]+[.F$4]*[.C800]^[.F$5]+[.F$6]*[.C800]^[.F$7]+[.F$8]" office:value-type="float" office:value="1369352.6966432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01]+1" office:value-type="date" office:date-value="2021-03-21" calcext:value-type="date">
            <text:p>21-03-2021</text:p>
          </table:table-cell>
          <table:table-cell table:formula="of:=IF([.E802]&lt;10000000000;[.E802];10000000000)" office:value-type="float" office:value="1369352.69664865" calcext:value-type="float">
            <text:p>1 369 353</text:p>
          </table:table-cell>
          <table:table-cell/>
          <table:table-cell table:formula="of:=[.F$2]*[.C801]^[.F$3]+[.F$4]*[.C801]^[.F$5]+[.F$6]*[.C801]^[.F$7]+[.F$8]" office:value-type="float" office:value="1369352.6966486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02]+1" office:value-type="date" office:date-value="2021-03-22" calcext:value-type="date">
            <text:p>22-03-2021</text:p>
          </table:table-cell>
          <table:table-cell table:formula="of:=IF([.E803]&lt;10000000000;[.E803];10000000000)" office:value-type="float" office:value="1369352.69665388" calcext:value-type="float">
            <text:p>1 369 353</text:p>
          </table:table-cell>
          <table:table-cell/>
          <table:table-cell table:formula="of:=[.F$2]*[.C802]^[.F$3]+[.F$4]*[.C802]^[.F$5]+[.F$6]*[.C802]^[.F$7]+[.F$8]" office:value-type="float" office:value="1369352.6966538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03]+1" office:value-type="date" office:date-value="2021-03-23" calcext:value-type="date">
            <text:p>23-03-2021</text:p>
          </table:table-cell>
          <table:table-cell table:formula="of:=IF([.E804]&lt;10000000000;[.E804];10000000000)" office:value-type="float" office:value="1369352.69665894" calcext:value-type="float">
            <text:p>1 369 353</text:p>
          </table:table-cell>
          <table:table-cell/>
          <table:table-cell table:formula="of:=[.F$2]*[.C803]^[.F$3]+[.F$4]*[.C803]^[.F$5]+[.F$6]*[.C803]^[.F$7]+[.F$8]" office:value-type="float" office:value="1369352.6966589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04]+1" office:value-type="date" office:date-value="2021-03-24" calcext:value-type="date">
            <text:p>24-03-2021</text:p>
          </table:table-cell>
          <table:table-cell table:formula="of:=IF([.E805]&lt;10000000000;[.E805];10000000000)" office:value-type="float" office:value="1369352.69666386" calcext:value-type="float">
            <text:p>1 369 353</text:p>
          </table:table-cell>
          <table:table-cell/>
          <table:table-cell table:formula="of:=[.F$2]*[.C804]^[.F$3]+[.F$4]*[.C804]^[.F$5]+[.F$6]*[.C804]^[.F$7]+[.F$8]" office:value-type="float" office:value="1369352.6966638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05]+1" office:value-type="date" office:date-value="2021-03-25" calcext:value-type="date">
            <text:p>25-03-2021</text:p>
          </table:table-cell>
          <table:table-cell table:formula="of:=IF([.E806]&lt;10000000000;[.E806];10000000000)" office:value-type="float" office:value="1369352.69666862" calcext:value-type="float">
            <text:p>1 369 353</text:p>
          </table:table-cell>
          <table:table-cell/>
          <table:table-cell table:formula="of:=[.F$2]*[.C805]^[.F$3]+[.F$4]*[.C805]^[.F$5]+[.F$6]*[.C805]^[.F$7]+[.F$8]" office:value-type="float" office:value="1369352.69666862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06]+1" office:value-type="date" office:date-value="2021-03-26" calcext:value-type="date">
            <text:p>26-03-2021</text:p>
          </table:table-cell>
          <table:table-cell table:formula="of:=IF([.E807]&lt;10000000000;[.E807];10000000000)" office:value-type="float" office:value="1369352.69667323" calcext:value-type="float">
            <text:p>1 369 353</text:p>
          </table:table-cell>
          <table:table-cell/>
          <table:table-cell table:formula="of:=[.F$2]*[.C806]^[.F$3]+[.F$4]*[.C806]^[.F$5]+[.F$6]*[.C806]^[.F$7]+[.F$8]" office:value-type="float" office:value="1369352.6966732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07]+1" office:value-type="date" office:date-value="2021-03-27" calcext:value-type="date">
            <text:p>27-03-2021</text:p>
          </table:table-cell>
          <table:table-cell table:formula="of:=IF([.E808]&lt;10000000000;[.E808];10000000000)" office:value-type="float" office:value="1369352.69667771" calcext:value-type="float">
            <text:p>1 369 353</text:p>
          </table:table-cell>
          <table:table-cell/>
          <table:table-cell table:formula="of:=[.F$2]*[.C807]^[.F$3]+[.F$4]*[.C807]^[.F$5]+[.F$6]*[.C807]^[.F$7]+[.F$8]" office:value-type="float" office:value="1369352.69667771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08]+1" office:value-type="date" office:date-value="2021-03-28" calcext:value-type="date">
            <text:p>28-03-2021</text:p>
          </table:table-cell>
          <table:table-cell table:formula="of:=IF([.E809]&lt;10000000000;[.E809];10000000000)" office:value-type="float" office:value="1369352.69668205" calcext:value-type="float">
            <text:p>1 369 353</text:p>
          </table:table-cell>
          <table:table-cell/>
          <table:table-cell table:formula="of:=[.F$2]*[.C808]^[.F$3]+[.F$4]*[.C808]^[.F$5]+[.F$6]*[.C808]^[.F$7]+[.F$8]" office:value-type="float" office:value="1369352.6966820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09]+1" office:value-type="date" office:date-value="2021-03-29" calcext:value-type="date">
            <text:p>29-03-2021</text:p>
          </table:table-cell>
          <table:table-cell table:formula="of:=IF([.E810]&lt;10000000000;[.E810];10000000000)" office:value-type="float" office:value="1369352.69668625" calcext:value-type="float">
            <text:p>1 369 353</text:p>
          </table:table-cell>
          <table:table-cell/>
          <table:table-cell table:formula="of:=[.F$2]*[.C809]^[.F$3]+[.F$4]*[.C809]^[.F$5]+[.F$6]*[.C809]^[.F$7]+[.F$8]" office:value-type="float" office:value="1369352.6966862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10]+1" office:value-type="date" office:date-value="2021-03-30" calcext:value-type="date">
            <text:p>30-03-2021</text:p>
          </table:table-cell>
          <table:table-cell table:formula="of:=IF([.E811]&lt;10000000000;[.E811];10000000000)" office:value-type="float" office:value="1369352.69669033" calcext:value-type="float">
            <text:p>1 369 353</text:p>
          </table:table-cell>
          <table:table-cell/>
          <table:table-cell table:formula="of:=[.F$2]*[.C810]^[.F$3]+[.F$4]*[.C810]^[.F$5]+[.F$6]*[.C810]^[.F$7]+[.F$8]" office:value-type="float" office:value="1369352.6966903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11]+1" office:value-type="date" office:date-value="2021-03-31" calcext:value-type="date">
            <text:p>31-03-2021</text:p>
          </table:table-cell>
          <table:table-cell table:formula="of:=IF([.E812]&lt;10000000000;[.E812];10000000000)" office:value-type="float" office:value="1369352.69669428" calcext:value-type="float">
            <text:p>1 369 353</text:p>
          </table:table-cell>
          <table:table-cell/>
          <table:table-cell table:formula="of:=[.F$2]*[.C811]^[.F$3]+[.F$4]*[.C811]^[.F$5]+[.F$6]*[.C811]^[.F$7]+[.F$8]" office:value-type="float" office:value="1369352.6966942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12]+1" office:value-type="date" office:date-value="2021-04-01" calcext:value-type="date">
            <text:p>01-04-2021</text:p>
          </table:table-cell>
          <table:table-cell table:formula="of:=IF([.E813]&lt;10000000000;[.E813];10000000000)" office:value-type="float" office:value="1369352.69669811" calcext:value-type="float">
            <text:p>1 369 353</text:p>
          </table:table-cell>
          <table:table-cell/>
          <table:table-cell table:formula="of:=[.F$2]*[.C812]^[.F$3]+[.F$4]*[.C812]^[.F$5]+[.F$6]*[.C812]^[.F$7]+[.F$8]" office:value-type="float" office:value="1369352.69669811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13]+1" office:value-type="date" office:date-value="2021-04-02" calcext:value-type="date">
            <text:p>02-04-2021</text:p>
          </table:table-cell>
          <table:table-cell table:formula="of:=IF([.E814]&lt;10000000000;[.E814];10000000000)" office:value-type="float" office:value="1369352.69670183" calcext:value-type="float">
            <text:p>1 369 353</text:p>
          </table:table-cell>
          <table:table-cell/>
          <table:table-cell table:formula="of:=[.F$2]*[.C813]^[.F$3]+[.F$4]*[.C813]^[.F$5]+[.F$6]*[.C813]^[.F$7]+[.F$8]" office:value-type="float" office:value="1369352.6967018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14]+1" office:value-type="date" office:date-value="2021-04-03" calcext:value-type="date">
            <text:p>03-04-2021</text:p>
          </table:table-cell>
          <table:table-cell table:formula="of:=IF([.E815]&lt;10000000000;[.E815];10000000000)" office:value-type="float" office:value="1369352.69670543" calcext:value-type="float">
            <text:p>1 369 353</text:p>
          </table:table-cell>
          <table:table-cell/>
          <table:table-cell table:formula="of:=[.F$2]*[.C814]^[.F$3]+[.F$4]*[.C814]^[.F$5]+[.F$6]*[.C814]^[.F$7]+[.F$8]" office:value-type="float" office:value="1369352.6967054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15]+1" office:value-type="date" office:date-value="2021-04-04" calcext:value-type="date">
            <text:p>04-04-2021</text:p>
          </table:table-cell>
          <table:table-cell table:formula="of:=IF([.E816]&lt;10000000000;[.E816];10000000000)" office:value-type="float" office:value="1369352.69670891" calcext:value-type="float">
            <text:p>1 369 353</text:p>
          </table:table-cell>
          <table:table-cell/>
          <table:table-cell table:formula="of:=[.F$2]*[.C815]^[.F$3]+[.F$4]*[.C815]^[.F$5]+[.F$6]*[.C815]^[.F$7]+[.F$8]" office:value-type="float" office:value="1369352.69670891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16]+1" office:value-type="date" office:date-value="2021-04-05" calcext:value-type="date">
            <text:p>05-04-2021</text:p>
          </table:table-cell>
          <table:table-cell table:formula="of:=IF([.E817]&lt;10000000000;[.E817];10000000000)" office:value-type="float" office:value="1369352.6967123" calcext:value-type="float">
            <text:p>1 369 353</text:p>
          </table:table-cell>
          <table:table-cell/>
          <table:table-cell table:formula="of:=[.F$2]*[.C816]^[.F$3]+[.F$4]*[.C816]^[.F$5]+[.F$6]*[.C816]^[.F$7]+[.F$8]" office:value-type="float" office:value="1369352.696712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17]+1" office:value-type="date" office:date-value="2021-04-06" calcext:value-type="date">
            <text:p>06-04-2021</text:p>
          </table:table-cell>
          <table:table-cell table:formula="of:=IF([.E818]&lt;10000000000;[.E818];10000000000)" office:value-type="float" office:value="1369352.69671558" calcext:value-type="float">
            <text:p>1 369 353</text:p>
          </table:table-cell>
          <table:table-cell/>
          <table:table-cell table:formula="of:=[.F$2]*[.C817]^[.F$3]+[.F$4]*[.C817]^[.F$5]+[.F$6]*[.C817]^[.F$7]+[.F$8]" office:value-type="float" office:value="1369352.6967155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18]+1" office:value-type="date" office:date-value="2021-04-07" calcext:value-type="date">
            <text:p>07-04-2021</text:p>
          </table:table-cell>
          <table:table-cell table:formula="of:=IF([.E819]&lt;10000000000;[.E819];10000000000)" office:value-type="float" office:value="1369352.69671876" calcext:value-type="float">
            <text:p>1 369 353</text:p>
          </table:table-cell>
          <table:table-cell/>
          <table:table-cell table:formula="of:=[.F$2]*[.C818]^[.F$3]+[.F$4]*[.C818]^[.F$5]+[.F$6]*[.C818]^[.F$7]+[.F$8]" office:value-type="float" office:value="1369352.6967187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19]+1" office:value-type="date" office:date-value="2021-04-08" calcext:value-type="date">
            <text:p>08-04-2021</text:p>
          </table:table-cell>
          <table:table-cell table:formula="of:=IF([.E820]&lt;10000000000;[.E820];10000000000)" office:value-type="float" office:value="1369352.69672184" calcext:value-type="float">
            <text:p>1 369 353</text:p>
          </table:table-cell>
          <table:table-cell/>
          <table:table-cell table:formula="of:=[.F$2]*[.C819]^[.F$3]+[.F$4]*[.C819]^[.F$5]+[.F$6]*[.C819]^[.F$7]+[.F$8]" office:value-type="float" office:value="1369352.6967218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20]+1" office:value-type="date" office:date-value="2021-04-09" calcext:value-type="date">
            <text:p>09-04-2021</text:p>
          </table:table-cell>
          <table:table-cell table:formula="of:=IF([.E821]&lt;10000000000;[.E821];10000000000)" office:value-type="float" office:value="1369352.69672482" calcext:value-type="float">
            <text:p>1 369 353</text:p>
          </table:table-cell>
          <table:table-cell/>
          <table:table-cell table:formula="of:=[.F$2]*[.C820]^[.F$3]+[.F$4]*[.C820]^[.F$5]+[.F$6]*[.C820]^[.F$7]+[.F$8]" office:value-type="float" office:value="1369352.69672482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21]+1" office:value-type="date" office:date-value="2021-04-10" calcext:value-type="date">
            <text:p>10-04-2021</text:p>
          </table:table-cell>
          <table:table-cell table:formula="of:=IF([.E822]&lt;10000000000;[.E822];10000000000)" office:value-type="float" office:value="1369352.69672772" calcext:value-type="float">
            <text:p>1 369 353</text:p>
          </table:table-cell>
          <table:table-cell/>
          <table:table-cell table:formula="of:=[.F$2]*[.C821]^[.F$3]+[.F$4]*[.C821]^[.F$5]+[.F$6]*[.C821]^[.F$7]+[.F$8]" office:value-type="float" office:value="1369352.69672772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22]+1" office:value-type="date" office:date-value="2021-04-11" calcext:value-type="date">
            <text:p>11-04-2021</text:p>
          </table:table-cell>
          <table:table-cell table:formula="of:=IF([.E823]&lt;10000000000;[.E823];10000000000)" office:value-type="float" office:value="1369352.69673053" calcext:value-type="float">
            <text:p>1 369 353</text:p>
          </table:table-cell>
          <table:table-cell/>
          <table:table-cell table:formula="of:=[.F$2]*[.C822]^[.F$3]+[.F$4]*[.C822]^[.F$5]+[.F$6]*[.C822]^[.F$7]+[.F$8]" office:value-type="float" office:value="1369352.6967305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23]+1" office:value-type="date" office:date-value="2021-04-12" calcext:value-type="date">
            <text:p>12-04-2021</text:p>
          </table:table-cell>
          <table:table-cell table:formula="of:=IF([.E824]&lt;10000000000;[.E824];10000000000)" office:value-type="float" office:value="1369352.69673325" calcext:value-type="float">
            <text:p>1 369 353</text:p>
          </table:table-cell>
          <table:table-cell/>
          <table:table-cell table:formula="of:=[.F$2]*[.C823]^[.F$3]+[.F$4]*[.C823]^[.F$5]+[.F$6]*[.C823]^[.F$7]+[.F$8]" office:value-type="float" office:value="1369352.6967332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24]+1" office:value-type="date" office:date-value="2021-04-13" calcext:value-type="date">
            <text:p>13-04-2021</text:p>
          </table:table-cell>
          <table:table-cell table:formula="of:=IF([.E825]&lt;10000000000;[.E825];10000000000)" office:value-type="float" office:value="1369352.69673589" calcext:value-type="float">
            <text:p>1 369 353</text:p>
          </table:table-cell>
          <table:table-cell/>
          <table:table-cell table:formula="of:=[.F$2]*[.C824]^[.F$3]+[.F$4]*[.C824]^[.F$5]+[.F$6]*[.C824]^[.F$7]+[.F$8]" office:value-type="float" office:value="1369352.69673589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25]+1" office:value-type="date" office:date-value="2021-04-14" calcext:value-type="date">
            <text:p>14-04-2021</text:p>
          </table:table-cell>
          <table:table-cell table:formula="of:=IF([.E826]&lt;10000000000;[.E826];10000000000)" office:value-type="float" office:value="1369352.69673844" calcext:value-type="float">
            <text:p>1 369 353</text:p>
          </table:table-cell>
          <table:table-cell/>
          <table:table-cell table:formula="of:=[.F$2]*[.C825]^[.F$3]+[.F$4]*[.C825]^[.F$5]+[.F$6]*[.C825]^[.F$7]+[.F$8]" office:value-type="float" office:value="1369352.6967384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26]+1" office:value-type="date" office:date-value="2021-04-15" calcext:value-type="date">
            <text:p>15-04-2021</text:p>
          </table:table-cell>
          <table:table-cell table:formula="of:=IF([.E827]&lt;10000000000;[.E827];10000000000)" office:value-type="float" office:value="1369352.69674092" calcext:value-type="float">
            <text:p>1 369 353</text:p>
          </table:table-cell>
          <table:table-cell/>
          <table:table-cell table:formula="of:=[.F$2]*[.C826]^[.F$3]+[.F$4]*[.C826]^[.F$5]+[.F$6]*[.C826]^[.F$7]+[.F$8]" office:value-type="float" office:value="1369352.69674092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27]+1" office:value-type="date" office:date-value="2021-04-16" calcext:value-type="date">
            <text:p>16-04-2021</text:p>
          </table:table-cell>
          <table:table-cell table:formula="of:=IF([.E828]&lt;10000000000;[.E828];10000000000)" office:value-type="float" office:value="1369352.69674333" calcext:value-type="float">
            <text:p>1 369 353</text:p>
          </table:table-cell>
          <table:table-cell/>
          <table:table-cell table:formula="of:=[.F$2]*[.C827]^[.F$3]+[.F$4]*[.C827]^[.F$5]+[.F$6]*[.C827]^[.F$7]+[.F$8]" office:value-type="float" office:value="1369352.6967433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28]+1" office:value-type="date" office:date-value="2021-04-17" calcext:value-type="date">
            <text:p>17-04-2021</text:p>
          </table:table-cell>
          <table:table-cell table:formula="of:=IF([.E829]&lt;10000000000;[.E829];10000000000)" office:value-type="float" office:value="1369352.69674566" calcext:value-type="float">
            <text:p>1 369 353</text:p>
          </table:table-cell>
          <table:table-cell/>
          <table:table-cell table:formula="of:=[.F$2]*[.C828]^[.F$3]+[.F$4]*[.C828]^[.F$5]+[.F$6]*[.C828]^[.F$7]+[.F$8]" office:value-type="float" office:value="1369352.6967456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29]+1" office:value-type="date" office:date-value="2021-04-18" calcext:value-type="date">
            <text:p>18-04-2021</text:p>
          </table:table-cell>
          <table:table-cell table:formula="of:=IF([.E830]&lt;10000000000;[.E830];10000000000)" office:value-type="float" office:value="1369352.69674791" calcext:value-type="float">
            <text:p>1 369 353</text:p>
          </table:table-cell>
          <table:table-cell/>
          <table:table-cell table:formula="of:=[.F$2]*[.C829]^[.F$3]+[.F$4]*[.C829]^[.F$5]+[.F$6]*[.C829]^[.F$7]+[.F$8]" office:value-type="float" office:value="1369352.69674791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30]+1" office:value-type="date" office:date-value="2021-04-19" calcext:value-type="date">
            <text:p>19-04-2021</text:p>
          </table:table-cell>
          <table:table-cell table:formula="of:=IF([.E831]&lt;10000000000;[.E831];10000000000)" office:value-type="float" office:value="1369352.6967501" calcext:value-type="float">
            <text:p>1 369 353</text:p>
          </table:table-cell>
          <table:table-cell/>
          <table:table-cell table:formula="of:=[.F$2]*[.C830]^[.F$3]+[.F$4]*[.C830]^[.F$5]+[.F$6]*[.C830]^[.F$7]+[.F$8]" office:value-type="float" office:value="1369352.6967501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31]+1" office:value-type="date" office:date-value="2021-04-20" calcext:value-type="date">
            <text:p>20-04-2021</text:p>
          </table:table-cell>
          <table:table-cell table:formula="of:=IF([.E832]&lt;10000000000;[.E832];10000000000)" office:value-type="float" office:value="1369352.69675223" calcext:value-type="float">
            <text:p>1 369 353</text:p>
          </table:table-cell>
          <table:table-cell/>
          <table:table-cell table:formula="of:=[.F$2]*[.C831]^[.F$3]+[.F$4]*[.C831]^[.F$5]+[.F$6]*[.C831]^[.F$7]+[.F$8]" office:value-type="float" office:value="1369352.6967522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32]+1" office:value-type="date" office:date-value="2021-04-21" calcext:value-type="date">
            <text:p>21-04-2021</text:p>
          </table:table-cell>
          <table:table-cell table:formula="of:=IF([.E833]&lt;10000000000;[.E833];10000000000)" office:value-type="float" office:value="1369352.69675428" calcext:value-type="float">
            <text:p>1 369 353</text:p>
          </table:table-cell>
          <table:table-cell/>
          <table:table-cell table:formula="of:=[.F$2]*[.C832]^[.F$3]+[.F$4]*[.C832]^[.F$5]+[.F$6]*[.C832]^[.F$7]+[.F$8]" office:value-type="float" office:value="1369352.6967542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33]+1" office:value-type="date" office:date-value="2021-04-22" calcext:value-type="date">
            <text:p>22-04-2021</text:p>
          </table:table-cell>
          <table:table-cell table:formula="of:=IF([.E834]&lt;10000000000;[.E834];10000000000)" office:value-type="float" office:value="1369352.69675628" calcext:value-type="float">
            <text:p>1 369 353</text:p>
          </table:table-cell>
          <table:table-cell/>
          <table:table-cell table:formula="of:=[.F$2]*[.C833]^[.F$3]+[.F$4]*[.C833]^[.F$5]+[.F$6]*[.C833]^[.F$7]+[.F$8]" office:value-type="float" office:value="1369352.6967562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34]+1" office:value-type="date" office:date-value="2021-04-23" calcext:value-type="date">
            <text:p>23-04-2021</text:p>
          </table:table-cell>
          <table:table-cell table:formula="of:=IF([.E835]&lt;10000000000;[.E835];10000000000)" office:value-type="float" office:value="1369352.69675821" calcext:value-type="float">
            <text:p>1 369 353</text:p>
          </table:table-cell>
          <table:table-cell/>
          <table:table-cell table:formula="of:=[.F$2]*[.C834]^[.F$3]+[.F$4]*[.C834]^[.F$5]+[.F$6]*[.C834]^[.F$7]+[.F$8]" office:value-type="float" office:value="1369352.69675821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35]+1" office:value-type="date" office:date-value="2021-04-24" calcext:value-type="date">
            <text:p>24-04-2021</text:p>
          </table:table-cell>
          <table:table-cell table:formula="of:=IF([.E836]&lt;10000000000;[.E836];10000000000)" office:value-type="float" office:value="1369352.69676008" calcext:value-type="float">
            <text:p>1 369 353</text:p>
          </table:table-cell>
          <table:table-cell/>
          <table:table-cell table:formula="of:=[.F$2]*[.C835]^[.F$3]+[.F$4]*[.C835]^[.F$5]+[.F$6]*[.C835]^[.F$7]+[.F$8]" office:value-type="float" office:value="1369352.6967600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36]+1" office:value-type="date" office:date-value="2021-04-25" calcext:value-type="date">
            <text:p>25-04-2021</text:p>
          </table:table-cell>
          <table:table-cell table:formula="of:=IF([.E837]&lt;10000000000;[.E837];10000000000)" office:value-type="float" office:value="1369352.6967619" calcext:value-type="float">
            <text:p>1 369 353</text:p>
          </table:table-cell>
          <table:table-cell/>
          <table:table-cell table:formula="of:=[.F$2]*[.C836]^[.F$3]+[.F$4]*[.C836]^[.F$5]+[.F$6]*[.C836]^[.F$7]+[.F$8]" office:value-type="float" office:value="1369352.6967619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37]+1" office:value-type="date" office:date-value="2021-04-26" calcext:value-type="date">
            <text:p>26-04-2021</text:p>
          </table:table-cell>
          <table:table-cell table:formula="of:=IF([.E838]&lt;10000000000;[.E838];10000000000)" office:value-type="float" office:value="1369352.69676366" calcext:value-type="float">
            <text:p>1 369 353</text:p>
          </table:table-cell>
          <table:table-cell/>
          <table:table-cell table:formula="of:=[.F$2]*[.C837]^[.F$3]+[.F$4]*[.C837]^[.F$5]+[.F$6]*[.C837]^[.F$7]+[.F$8]" office:value-type="float" office:value="1369352.6967636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38]+1" office:value-type="date" office:date-value="2021-04-27" calcext:value-type="date">
            <text:p>27-04-2021</text:p>
          </table:table-cell>
          <table:table-cell table:formula="of:=IF([.E839]&lt;10000000000;[.E839];10000000000)" office:value-type="float" office:value="1369352.69676537" calcext:value-type="float">
            <text:p>1 369 353</text:p>
          </table:table-cell>
          <table:table-cell/>
          <table:table-cell table:formula="of:=[.F$2]*[.C838]^[.F$3]+[.F$4]*[.C838]^[.F$5]+[.F$6]*[.C838]^[.F$7]+[.F$8]" office:value-type="float" office:value="1369352.69676537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39]+1" office:value-type="date" office:date-value="2021-04-28" calcext:value-type="date">
            <text:p>28-04-2021</text:p>
          </table:table-cell>
          <table:table-cell table:formula="of:=IF([.E840]&lt;10000000000;[.E840];10000000000)" office:value-type="float" office:value="1369352.69676702" calcext:value-type="float">
            <text:p>1 369 353</text:p>
          </table:table-cell>
          <table:table-cell/>
          <table:table-cell table:formula="of:=[.F$2]*[.C839]^[.F$3]+[.F$4]*[.C839]^[.F$5]+[.F$6]*[.C839]^[.F$7]+[.F$8]" office:value-type="float" office:value="1369352.69676702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40]+1" office:value-type="date" office:date-value="2021-04-29" calcext:value-type="date">
            <text:p>29-04-2021</text:p>
          </table:table-cell>
          <table:table-cell table:formula="of:=IF([.E841]&lt;10000000000;[.E841];10000000000)" office:value-type="float" office:value="1369352.69676863" calcext:value-type="float">
            <text:p>1 369 353</text:p>
          </table:table-cell>
          <table:table-cell/>
          <table:table-cell table:formula="of:=[.F$2]*[.C840]^[.F$3]+[.F$4]*[.C840]^[.F$5]+[.F$6]*[.C840]^[.F$7]+[.F$8]" office:value-type="float" office:value="1369352.6967686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41]+1" office:value-type="date" office:date-value="2021-04-30" calcext:value-type="date">
            <text:p>30-04-2021</text:p>
          </table:table-cell>
          <table:table-cell table:formula="of:=IF([.E842]&lt;10000000000;[.E842];10000000000)" office:value-type="float" office:value="1369352.69677018" calcext:value-type="float">
            <text:p>1 369 353</text:p>
          </table:table-cell>
          <table:table-cell/>
          <table:table-cell table:formula="of:=[.F$2]*[.C841]^[.F$3]+[.F$4]*[.C841]^[.F$5]+[.F$6]*[.C841]^[.F$7]+[.F$8]" office:value-type="float" office:value="1369352.6967701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42]+1" office:value-type="date" office:date-value="2021-05-01" calcext:value-type="date">
            <text:p>01-05-2021</text:p>
          </table:table-cell>
          <table:table-cell table:formula="of:=IF([.E843]&lt;10000000000;[.E843];10000000000)" office:value-type="float" office:value="1369352.69677169" calcext:value-type="float">
            <text:p>1 369 353</text:p>
          </table:table-cell>
          <table:table-cell/>
          <table:table-cell table:formula="of:=[.F$2]*[.C842]^[.F$3]+[.F$4]*[.C842]^[.F$5]+[.F$6]*[.C842]^[.F$7]+[.F$8]" office:value-type="float" office:value="1369352.69677169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43]+1" office:value-type="date" office:date-value="2021-05-02" calcext:value-type="date">
            <text:p>02-05-2021</text:p>
          </table:table-cell>
          <table:table-cell table:formula="of:=IF([.E844]&lt;10000000000;[.E844];10000000000)" office:value-type="float" office:value="1369352.69677315" calcext:value-type="float">
            <text:p>1 369 353</text:p>
          </table:table-cell>
          <table:table-cell/>
          <table:table-cell table:formula="of:=[.F$2]*[.C843]^[.F$3]+[.F$4]*[.C843]^[.F$5]+[.F$6]*[.C843]^[.F$7]+[.F$8]" office:value-type="float" office:value="1369352.6967731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44]+1" office:value-type="date" office:date-value="2021-05-03" calcext:value-type="date">
            <text:p>03-05-2021</text:p>
          </table:table-cell>
          <table:table-cell table:formula="of:=IF([.E845]&lt;10000000000;[.E845];10000000000)" office:value-type="float" office:value="1369352.69677457" calcext:value-type="float">
            <text:p>1 369 353</text:p>
          </table:table-cell>
          <table:table-cell/>
          <table:table-cell table:formula="of:=[.F$2]*[.C844]^[.F$3]+[.F$4]*[.C844]^[.F$5]+[.F$6]*[.C844]^[.F$7]+[.F$8]" office:value-type="float" office:value="1369352.69677457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45]+1" office:value-type="date" office:date-value="2021-05-04" calcext:value-type="date">
            <text:p>04-05-2021</text:p>
          </table:table-cell>
          <table:table-cell table:formula="of:=IF([.E846]&lt;10000000000;[.E846];10000000000)" office:value-type="float" office:value="1369352.69677594" calcext:value-type="float">
            <text:p>1 369 353</text:p>
          </table:table-cell>
          <table:table-cell/>
          <table:table-cell table:formula="of:=[.F$2]*[.C845]^[.F$3]+[.F$4]*[.C845]^[.F$5]+[.F$6]*[.C845]^[.F$7]+[.F$8]" office:value-type="float" office:value="1369352.6967759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46]+1" office:value-type="date" office:date-value="2021-05-05" calcext:value-type="date">
            <text:p>05-05-2021</text:p>
          </table:table-cell>
          <table:table-cell table:formula="of:=IF([.E847]&lt;10000000000;[.E847];10000000000)" office:value-type="float" office:value="1369352.69677727" calcext:value-type="float">
            <text:p>1 369 353</text:p>
          </table:table-cell>
          <table:table-cell/>
          <table:table-cell table:formula="of:=[.F$2]*[.C846]^[.F$3]+[.F$4]*[.C846]^[.F$5]+[.F$6]*[.C846]^[.F$7]+[.F$8]" office:value-type="float" office:value="1369352.69677727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47]+1" office:value-type="date" office:date-value="2021-05-06" calcext:value-type="date">
            <text:p>06-05-2021</text:p>
          </table:table-cell>
          <table:table-cell table:formula="of:=IF([.E848]&lt;10000000000;[.E848];10000000000)" office:value-type="float" office:value="1369352.69677856" calcext:value-type="float">
            <text:p>1 369 353</text:p>
          </table:table-cell>
          <table:table-cell/>
          <table:table-cell table:formula="of:=[.F$2]*[.C847]^[.F$3]+[.F$4]*[.C847]^[.F$5]+[.F$6]*[.C847]^[.F$7]+[.F$8]" office:value-type="float" office:value="1369352.6967785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48]+1" office:value-type="date" office:date-value="2021-05-07" calcext:value-type="date">
            <text:p>07-05-2021</text:p>
          </table:table-cell>
          <table:table-cell table:formula="of:=IF([.E849]&lt;10000000000;[.E849];10000000000)" office:value-type="float" office:value="1369352.69677982" calcext:value-type="float">
            <text:p>1 369 353</text:p>
          </table:table-cell>
          <table:table-cell/>
          <table:table-cell table:formula="of:=[.F$2]*[.C848]^[.F$3]+[.F$4]*[.C848]^[.F$5]+[.F$6]*[.C848]^[.F$7]+[.F$8]" office:value-type="float" office:value="1369352.69677982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49]+1" office:value-type="date" office:date-value="2021-05-08" calcext:value-type="date">
            <text:p>08-05-2021</text:p>
          </table:table-cell>
          <table:table-cell table:formula="of:=IF([.E850]&lt;10000000000;[.E850];10000000000)" office:value-type="float" office:value="1369352.69678103" calcext:value-type="float">
            <text:p>1 369 353</text:p>
          </table:table-cell>
          <table:table-cell/>
          <table:table-cell table:formula="of:=[.F$2]*[.C849]^[.F$3]+[.F$4]*[.C849]^[.F$5]+[.F$6]*[.C849]^[.F$7]+[.F$8]" office:value-type="float" office:value="1369352.69678103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50]+1" office:value-type="date" office:date-value="2021-05-09" calcext:value-type="date">
            <text:p>09-05-2021</text:p>
          </table:table-cell>
          <table:table-cell table:formula="of:=IF([.E851]&lt;10000000000;[.E851];10000000000)" office:value-type="float" office:value="1369352.6967822" calcext:value-type="float">
            <text:p>1 369 353</text:p>
          </table:table-cell>
          <table:table-cell/>
          <table:table-cell table:formula="of:=[.F$2]*[.C850]^[.F$3]+[.F$4]*[.C850]^[.F$5]+[.F$6]*[.C850]^[.F$7]+[.F$8]" office:value-type="float" office:value="1369352.6967822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51]+1" office:value-type="date" office:date-value="2021-05-10" calcext:value-type="date">
            <text:p>10-05-2021</text:p>
          </table:table-cell>
          <table:table-cell table:formula="of:=IF([.E852]&lt;10000000000;[.E852];10000000000)" office:value-type="float" office:value="1369352.69678334" calcext:value-type="float">
            <text:p>1 369 353</text:p>
          </table:table-cell>
          <table:table-cell/>
          <table:table-cell table:formula="of:=[.F$2]*[.C851]^[.F$3]+[.F$4]*[.C851]^[.F$5]+[.F$6]*[.C851]^[.F$7]+[.F$8]" office:value-type="float" office:value="1369352.6967833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52]+1" office:value-type="date" office:date-value="2021-05-11" calcext:value-type="date">
            <text:p>11-05-2021</text:p>
          </table:table-cell>
          <table:table-cell table:formula="of:=IF([.E853]&lt;10000000000;[.E853];10000000000)" office:value-type="float" office:value="1369352.69678445" calcext:value-type="float">
            <text:p>1 369 353</text:p>
          </table:table-cell>
          <table:table-cell/>
          <table:table-cell table:formula="of:=[.F$2]*[.C852]^[.F$3]+[.F$4]*[.C852]^[.F$5]+[.F$6]*[.C852]^[.F$7]+[.F$8]" office:value-type="float" office:value="1369352.6967844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53]+1" office:value-type="date" office:date-value="2021-05-12" calcext:value-type="date">
            <text:p>12-05-2021</text:p>
          </table:table-cell>
          <table:table-cell table:formula="of:=IF([.E854]&lt;10000000000;[.E854];10000000000)" office:value-type="float" office:value="1369352.69678552" calcext:value-type="float">
            <text:p>1 369 353</text:p>
          </table:table-cell>
          <table:table-cell/>
          <table:table-cell table:formula="of:=[.F$2]*[.C853]^[.F$3]+[.F$4]*[.C853]^[.F$5]+[.F$6]*[.C853]^[.F$7]+[.F$8]" office:value-type="float" office:value="1369352.69678552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54]+1" office:value-type="date" office:date-value="2021-05-13" calcext:value-type="date">
            <text:p>13-05-2021</text:p>
          </table:table-cell>
          <table:table-cell table:formula="of:=IF([.E855]&lt;10000000000;[.E855];10000000000)" office:value-type="float" office:value="1369352.69678656" calcext:value-type="float">
            <text:p>1 369 353</text:p>
          </table:table-cell>
          <table:table-cell/>
          <table:table-cell table:formula="of:=[.F$2]*[.C854]^[.F$3]+[.F$4]*[.C854]^[.F$5]+[.F$6]*[.C854]^[.F$7]+[.F$8]" office:value-type="float" office:value="1369352.6967865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55]+1" office:value-type="date" office:date-value="2021-05-14" calcext:value-type="date">
            <text:p>14-05-2021</text:p>
          </table:table-cell>
          <table:table-cell table:formula="of:=IF([.E856]&lt;10000000000;[.E856];10000000000)" office:value-type="float" office:value="1369352.69678756" calcext:value-type="float">
            <text:p>1 369 353</text:p>
          </table:table-cell>
          <table:table-cell/>
          <table:table-cell table:formula="of:=[.F$2]*[.C855]^[.F$3]+[.F$4]*[.C855]^[.F$5]+[.F$6]*[.C855]^[.F$7]+[.F$8]" office:value-type="float" office:value="1369352.6967875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56]+1" office:value-type="date" office:date-value="2021-05-15" calcext:value-type="date">
            <text:p>15-05-2021</text:p>
          </table:table-cell>
          <table:table-cell table:formula="of:=IF([.E857]&lt;10000000000;[.E857];10000000000)" office:value-type="float" office:value="1369352.69678854" calcext:value-type="float">
            <text:p>1 369 353</text:p>
          </table:table-cell>
          <table:table-cell/>
          <table:table-cell table:formula="of:=[.F$2]*[.C856]^[.F$3]+[.F$4]*[.C856]^[.F$5]+[.F$6]*[.C856]^[.F$7]+[.F$8]" office:value-type="float" office:value="1369352.6967885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57]+1" office:value-type="date" office:date-value="2021-05-16" calcext:value-type="date">
            <text:p>16-05-2021</text:p>
          </table:table-cell>
          <table:table-cell table:formula="of:=IF([.E858]&lt;10000000000;[.E858];10000000000)" office:value-type="float" office:value="1369352.69678949" calcext:value-type="float">
            <text:p>1 369 353</text:p>
          </table:table-cell>
          <table:table-cell/>
          <table:table-cell table:formula="of:=[.F$2]*[.C857]^[.F$3]+[.F$4]*[.C857]^[.F$5]+[.F$6]*[.C857]^[.F$7]+[.F$8]" office:value-type="float" office:value="1369352.69678949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58]+1" office:value-type="date" office:date-value="2021-05-17" calcext:value-type="date">
            <text:p>17-05-2021</text:p>
          </table:table-cell>
          <table:table-cell table:formula="of:=IF([.E859]&lt;10000000000;[.E859];10000000000)" office:value-type="float" office:value="1369352.6967904" calcext:value-type="float">
            <text:p>1 369 353</text:p>
          </table:table-cell>
          <table:table-cell/>
          <table:table-cell table:formula="of:=[.F$2]*[.C858]^[.F$3]+[.F$4]*[.C858]^[.F$5]+[.F$6]*[.C858]^[.F$7]+[.F$8]" office:value-type="float" office:value="1369352.696790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59]+1" office:value-type="date" office:date-value="2021-05-18" calcext:value-type="date">
            <text:p>18-05-2021</text:p>
          </table:table-cell>
          <table:table-cell table:formula="of:=IF([.E860]&lt;10000000000;[.E860];10000000000)" office:value-type="float" office:value="1369352.69679129" calcext:value-type="float">
            <text:p>1 369 353</text:p>
          </table:table-cell>
          <table:table-cell/>
          <table:table-cell table:formula="of:=[.F$2]*[.C859]^[.F$3]+[.F$4]*[.C859]^[.F$5]+[.F$6]*[.C859]^[.F$7]+[.F$8]" office:value-type="float" office:value="1369352.69679129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60]+1" office:value-type="date" office:date-value="2021-05-19" calcext:value-type="date">
            <text:p>19-05-2021</text:p>
          </table:table-cell>
          <table:table-cell table:formula="of:=IF([.E861]&lt;10000000000;[.E861];10000000000)" office:value-type="float" office:value="1369352.69679215" calcext:value-type="float">
            <text:p>1 369 353</text:p>
          </table:table-cell>
          <table:table-cell/>
          <table:table-cell table:formula="of:=[.F$2]*[.C860]^[.F$3]+[.F$4]*[.C860]^[.F$5]+[.F$6]*[.C860]^[.F$7]+[.F$8]" office:value-type="float" office:value="1369352.6967921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61]+1" office:value-type="date" office:date-value="2021-05-20" calcext:value-type="date">
            <text:p>20-05-2021</text:p>
          </table:table-cell>
          <table:table-cell table:formula="of:=IF([.E862]&lt;10000000000;[.E862];10000000000)" office:value-type="float" office:value="1369352.69679299" calcext:value-type="float">
            <text:p>1 369 353</text:p>
          </table:table-cell>
          <table:table-cell/>
          <table:table-cell table:formula="of:=[.F$2]*[.C861]^[.F$3]+[.F$4]*[.C861]^[.F$5]+[.F$6]*[.C861]^[.F$7]+[.F$8]" office:value-type="float" office:value="1369352.69679299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62]+1" office:value-type="date" office:date-value="2021-05-21" calcext:value-type="date">
            <text:p>21-05-2021</text:p>
          </table:table-cell>
          <table:table-cell table:formula="of:=IF([.E863]&lt;10000000000;[.E863];10000000000)" office:value-type="float" office:value="1369352.6967938" calcext:value-type="float">
            <text:p>1 369 353</text:p>
          </table:table-cell>
          <table:table-cell/>
          <table:table-cell table:formula="of:=[.F$2]*[.C862]^[.F$3]+[.F$4]*[.C862]^[.F$5]+[.F$6]*[.C862]^[.F$7]+[.F$8]" office:value-type="float" office:value="1369352.696793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63]+1" office:value-type="date" office:date-value="2021-05-22" calcext:value-type="date">
            <text:p>22-05-2021</text:p>
          </table:table-cell>
          <table:table-cell table:formula="of:=IF([.E864]&lt;10000000000;[.E864];10000000000)" office:value-type="float" office:value="1369352.69679458" calcext:value-type="float">
            <text:p>1 369 353</text:p>
          </table:table-cell>
          <table:table-cell/>
          <table:table-cell table:formula="of:=[.F$2]*[.C863]^[.F$3]+[.F$4]*[.C863]^[.F$5]+[.F$6]*[.C863]^[.F$7]+[.F$8]" office:value-type="float" office:value="1369352.6967945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64]+1" office:value-type="date" office:date-value="2021-05-23" calcext:value-type="date">
            <text:p>23-05-2021</text:p>
          </table:table-cell>
          <table:table-cell table:formula="of:=IF([.E865]&lt;10000000000;[.E865];10000000000)" office:value-type="float" office:value="1369352.69679534" calcext:value-type="float">
            <text:p>1 369 353</text:p>
          </table:table-cell>
          <table:table-cell/>
          <table:table-cell table:formula="of:=[.F$2]*[.C864]^[.F$3]+[.F$4]*[.C864]^[.F$5]+[.F$6]*[.C864]^[.F$7]+[.F$8]" office:value-type="float" office:value="1369352.6967953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65]+1" office:value-type="date" office:date-value="2021-05-24" calcext:value-type="date">
            <text:p>24-05-2021</text:p>
          </table:table-cell>
          <table:table-cell table:formula="of:=IF([.E866]&lt;10000000000;[.E866];10000000000)" office:value-type="float" office:value="1369352.69679608" calcext:value-type="float">
            <text:p>1 369 353</text:p>
          </table:table-cell>
          <table:table-cell/>
          <table:table-cell table:formula="of:=[.F$2]*[.C865]^[.F$3]+[.F$4]*[.C865]^[.F$5]+[.F$6]*[.C865]^[.F$7]+[.F$8]" office:value-type="float" office:value="1369352.6967960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66]+1" office:value-type="date" office:date-value="2021-05-25" calcext:value-type="date">
            <text:p>25-05-2021</text:p>
          </table:table-cell>
          <table:table-cell table:formula="of:=IF([.E867]&lt;10000000000;[.E867];10000000000)" office:value-type="float" office:value="1369352.6967968" calcext:value-type="float">
            <text:p>1 369 353</text:p>
          </table:table-cell>
          <table:table-cell/>
          <table:table-cell table:formula="of:=[.F$2]*[.C866]^[.F$3]+[.F$4]*[.C866]^[.F$5]+[.F$6]*[.C866]^[.F$7]+[.F$8]" office:value-type="float" office:value="1369352.696796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67]+1" office:value-type="date" office:date-value="2021-05-26" calcext:value-type="date">
            <text:p>26-05-2021</text:p>
          </table:table-cell>
          <table:table-cell table:formula="of:=IF([.E868]&lt;10000000000;[.E868];10000000000)" office:value-type="float" office:value="1369352.69679749" calcext:value-type="float">
            <text:p>1 369 353</text:p>
          </table:table-cell>
          <table:table-cell/>
          <table:table-cell table:formula="of:=[.F$2]*[.C867]^[.F$3]+[.F$4]*[.C867]^[.F$5]+[.F$6]*[.C867]^[.F$7]+[.F$8]" office:value-type="float" office:value="1369352.69679749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68]+1" office:value-type="date" office:date-value="2021-05-27" calcext:value-type="date">
            <text:p>27-05-2021</text:p>
          </table:table-cell>
          <table:table-cell table:formula="of:=IF([.E869]&lt;10000000000;[.E869];10000000000)" office:value-type="float" office:value="1369352.69679816" calcext:value-type="float">
            <text:p>1 369 353</text:p>
          </table:table-cell>
          <table:table-cell/>
          <table:table-cell table:formula="of:=[.F$2]*[.C868]^[.F$3]+[.F$4]*[.C868]^[.F$5]+[.F$6]*[.C868]^[.F$7]+[.F$8]" office:value-type="float" office:value="1369352.6967981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69]+1" office:value-type="date" office:date-value="2021-05-28" calcext:value-type="date">
            <text:p>28-05-2021</text:p>
          </table:table-cell>
          <table:table-cell table:formula="of:=IF([.E870]&lt;10000000000;[.E870];10000000000)" office:value-type="float" office:value="1369352.69679881" calcext:value-type="float">
            <text:p>1 369 353</text:p>
          </table:table-cell>
          <table:table-cell/>
          <table:table-cell table:formula="of:=[.F$2]*[.C869]^[.F$3]+[.F$4]*[.C869]^[.F$5]+[.F$6]*[.C869]^[.F$7]+[.F$8]" office:value-type="float" office:value="1369352.69679881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70]+1" office:value-type="date" office:date-value="2021-05-29" calcext:value-type="date">
            <text:p>29-05-2021</text:p>
          </table:table-cell>
          <table:table-cell table:formula="of:=IF([.E871]&lt;10000000000;[.E871];10000000000)" office:value-type="float" office:value="1369352.69679944" calcext:value-type="float">
            <text:p>1 369 353</text:p>
          </table:table-cell>
          <table:table-cell/>
          <table:table-cell table:formula="of:=[.F$2]*[.C870]^[.F$3]+[.F$4]*[.C870]^[.F$5]+[.F$6]*[.C870]^[.F$7]+[.F$8]" office:value-type="float" office:value="1369352.69679944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71]+1" office:value-type="date" office:date-value="2021-05-30" calcext:value-type="date">
            <text:p>30-05-2021</text:p>
          </table:table-cell>
          <table:table-cell table:formula="of:=IF([.E872]&lt;10000000000;[.E872];10000000000)" office:value-type="float" office:value="1369352.69680006" calcext:value-type="float">
            <text:p>1 369 353</text:p>
          </table:table-cell>
          <table:table-cell/>
          <table:table-cell table:formula="of:=[.F$2]*[.C871]^[.F$3]+[.F$4]*[.C871]^[.F$5]+[.F$6]*[.C871]^[.F$7]+[.F$8]" office:value-type="float" office:value="1369352.69680006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72]+1" office:value-type="date" office:date-value="2021-05-31" calcext:value-type="date">
            <text:p>31-05-2021</text:p>
          </table:table-cell>
          <table:table-cell table:formula="of:=IF([.E873]&lt;10000000000;[.E873];10000000000)" office:value-type="float" office:value="1369352.69680065" calcext:value-type="float">
            <text:p>1 369 353</text:p>
          </table:table-cell>
          <table:table-cell/>
          <table:table-cell table:formula="of:=[.F$2]*[.C872]^[.F$3]+[.F$4]*[.C872]^[.F$5]+[.F$6]*[.C872]^[.F$7]+[.F$8]" office:value-type="float" office:value="1369352.6968006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73]+1" office:value-type="date" office:date-value="2021-06-01" calcext:value-type="date">
            <text:p>01-06-2021</text:p>
          </table:table-cell>
          <table:table-cell table:formula="of:=IF([.E874]&lt;10000000000;[.E874];10000000000)" office:value-type="float" office:value="1369352.69680122" calcext:value-type="float">
            <text:p>1 369 353</text:p>
          </table:table-cell>
          <table:table-cell/>
          <table:table-cell table:formula="of:=[.F$2]*[.C873]^[.F$3]+[.F$4]*[.C873]^[.F$5]+[.F$6]*[.C873]^[.F$7]+[.F$8]" office:value-type="float" office:value="1369352.69680122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74]+1" office:value-type="date" office:date-value="2021-06-02" calcext:value-type="date">
            <text:p>02-06-2021</text:p>
          </table:table-cell>
          <table:table-cell table:formula="of:=IF([.E875]&lt;10000000000;[.E875];10000000000)" office:value-type="float" office:value="1369352.69680178" calcext:value-type="float">
            <text:p>1 369 353</text:p>
          </table:table-cell>
          <table:table-cell/>
          <table:table-cell table:formula="of:=[.F$2]*[.C874]^[.F$3]+[.F$4]*[.C874]^[.F$5]+[.F$6]*[.C874]^[.F$7]+[.F$8]" office:value-type="float" office:value="1369352.69680178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75]+1" office:value-type="date" office:date-value="2021-06-03" calcext:value-type="date">
            <text:p>03-06-2021</text:p>
          </table:table-cell>
          <table:table-cell table:formula="of:=IF([.E876]&lt;10000000000;[.E876];10000000000)" office:value-type="float" office:value="1369352.69680232" calcext:value-type="float">
            <text:p>1 369 353</text:p>
          </table:table-cell>
          <table:table-cell/>
          <table:table-cell table:formula="of:=[.F$2]*[.C875]^[.F$3]+[.F$4]*[.C875]^[.F$5]+[.F$6]*[.C875]^[.F$7]+[.F$8]" office:value-type="float" office:value="1369352.69680232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76]+1" office:value-type="date" office:date-value="2021-06-04" calcext:value-type="date">
            <text:p>04-06-2021</text:p>
          </table:table-cell>
          <table:table-cell table:formula="of:=IF([.E877]&lt;10000000000;[.E877];10000000000)" office:value-type="float" office:value="1369352.69680285" calcext:value-type="float">
            <text:p>1 369 353</text:p>
          </table:table-cell>
          <table:table-cell/>
          <table:table-cell table:formula="of:=[.F$2]*[.C876]^[.F$3]+[.F$4]*[.C876]^[.F$5]+[.F$6]*[.C876]^[.F$7]+[.F$8]" office:value-type="float" office:value="1369352.69680285" calcext:value-type="float">
            <text:p>1 369 353</text:p>
          </table:table-cell>
          <table:table-cell table:number-columns-repeated="6"/>
        </table:table-row>
        <table:table-row table:style-name="ro1">
          <table:table-cell/>
          <table:table-cell table:formula="of:=[.B877]+1" office:value-type="date" office:date-value="2021-06-05" calcext:value-type="date">
            <text:p>05-06-2021</text:p>
          </table:table-cell>
          <table:table-cell table:formula="of:=IF([.E878]&lt;10000000000;[.E878];10000000000)" office:value-type="float" office:value="1369352.69680335" calcext:value-type="float">
            <text:p>1 369 353</text:p>
          </table:table-cell>
          <table:table-cell/>
          <table:table-cell table:formula="of:=[.F$2]*[.C877]^[.F$3]+[.F$4]*[.C877]^[.F$5]+[.F$6]*[.C877]^[.F$7]+[.F$8]" office:value-type="float" office:value="1369352.69680335" calcext:value-type="float">
            <text:p>1 369 35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00.00.0000</text:date>, <text:time style:data-style-name="N2" text:time-value="14:32:13.414979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07T18:42:53.948804158</dc:date>
    <meta:editing-duration>PT6H28M13S</meta:editing-duration>
    <meta:editing-cycles>20</meta:editing-cycles>
    <meta:generator>LibreOffice/5.1.6.2$Linux_X86_64 LibreOffice_project/10m0$Build-2</meta:generator>
    <meta:document-statistic meta:table-count="1" meta:cell-count="26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0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822cm" svg:height="11.714cm" xlink:href=".." xlink:type="simple" chart:class="chart:line" chart:style-name="ch1">
        <chart:title svg:x="8.658cm" svg:y="0.37cm" chart:style-name="ch2">
          <text:p>expansion 2019-nCoV</text:p>
        </chart:title>
        <chart:plot-area chart:style-name="ch3" table:cell-range-address="Sheet9.B12:Sheet9.C849" chart:data-source-has-labels="column" svg:x="2.135cm" svg:y="1.198cm" svg:width="18.775cm" svg:height="9.492cm">
          <chartooo:coordinate-region svg:x="4.079cm" svg:y="1.397cm" svg:width="16.831cm" svg:height="7.349cm"/>
          <chart:axis chart:dimension="x" chart:name="primary-x" chart:style-name="ch4" chartooo:axis-type="auto">
            <chartooo:date-scale chart:base-time-unit="days"/>
            <chart:categories table:cell-range-address="Sheet9.B12:Sheet9.B849"/>
            <chart:grid chart:style-name="ch5" chart:class="major"/>
          </chart:axis>
          <chart:axis chart:dimension="y" chart:name="primary-y" chart:style-name="ch6">
            <chart:title svg:x="1.139cm" svg:y="7.443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2:Sheet9.C849" chart:class="chart:line">
            <chart:data-point chart:repeated="8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2:Sheet9.B849</svg:desc>
                </draw:g>
              </table:table-cell>
              <table:table-cell office:value-type="float" office:value="282">
                <text:p>282</text:p>
                <draw:g>
                  <svg:desc>Sheet9.C12:Sheet9.C849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2617.5588365401">
                <text:p>32617.5588365401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7349.1414149083">
                <text:p>37349.1414149083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42481.5385721094">
                <text:p>42481.5385721094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8024.2864679823">
                <text:p>48024.2864679823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53985.5780984575">
                <text:p>53985.5780984575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60372.1907893428">
                <text:p>60372.1907893428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67189.4293420074">
                <text:p>67189.4293420074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74441.0844710179">
                <text:p>74441.0844710179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82129.4061012038">
                <text:p>82129.4061012038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90255.0909975363">
                <text:p>90255.0909975363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98817.2840991398">
                <text:p>98817.2840991398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107813.592828055">
                <text:p>107813.592828055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117240.113550308">
                <text:p>117240.113550308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127091.46928556">
                <text:p>127091.46928556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137360.857694676">
                <text:p>137360.857694676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148040.108323303">
                <text:p>148040.108323303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159119.748044491">
                <text:p>159119.748044491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170589.073624337">
                <text:p>170589.073624337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182436.230330885">
                <text:p>182436.230330885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194648.295517032">
                <text:p>194648.295517032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207211.366131695">
                <text:p>207211.366131695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220110.649148418">
                <text:p>220110.649148418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233330.553945523">
                <text:p>233330.553945523</text:p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246854.785725044">
                <text:p>246854.785725044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260666.439117606">
                <text:p>260666.439117606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274748.091185403">
                <text:p>274748.091185403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289081.893104188">
                <text:p>289081.893104188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303649.659876187">
                <text:p>303649.659876187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318432.957497954">
                <text:p>318432.957497954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333413.187079199">
                <text:p>333413.187079199</text:p>
              </table:table-cell>
            </table:table-row>
            <table:table-row>
              <table:table-cell office:value-type="float" office:value="43533">
                <text:p>43533</text:p>
              </table:table-cell>
              <table:table-cell office:value-type="float" office:value="348571.66547961">
                <text:p>348571.66547961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363889.70209974">
                <text:p>363889.70209974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379348.671528473">
                <text:p>379348.671528473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394930.081812799">
                <text:p>394930.081812799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410615.638175152">
                <text:p>410615.638175152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426387.302059045">
                <text:p>426387.302059045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442227.345434917">
                <text:p>442227.345434917</text:p>
              </table:table-cell>
            </table:table-row>
            <table:table-row>
              <table:table-cell office:value-type="float" office:value="43540">
                <text:p>43540</text:p>
              </table:table-cell>
              <table:table-cell office:value-type="float" office:value="458118.400344852">
                <text:p>458118.400344852</text:p>
              </table:table-cell>
            </table:table-row>
            <table:table-row>
              <table:table-cell office:value-type="float" office:value="43541">
                <text:p>43541</text:p>
              </table:table-cell>
              <table:table-cell office:value-type="float" office:value="474043.503707016">
                <text:p>474043.503707016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489986.137438384">
                <text:p>489986.137438384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505930.263987538">
                <text:p>505930.263987538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521860.357398232">
                <text:p>521860.357398232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537761.430049176">
                <text:p>537761.430049176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553619.055236229">
                <text:p>553619.055236229</text:p>
              </table:table-cell>
            </table:table-row>
            <table:table-row>
              <table:table-cell office:value-type="float" office:value="43547">
                <text:p>43547</text:p>
              </table:table-cell>
              <table:table-cell office:value-type="float" office:value="569419.385780256">
                <text:p>569419.385780256</text:p>
              </table:table-cell>
            </table:table-row>
            <table:table-row>
              <table:table-cell office:value-type="float" office:value="43548">
                <text:p>43548</text:p>
              </table:table-cell>
              <table:table-cell office:value-type="float" office:value="585149.168857398">
                <text:p>585149.168857398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600795.757258859">
                <text:p>600795.757258859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616347.117294594">
                <text:p>616347.117294594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631791.833559968">
                <text:p>631791.833559968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647119.110786656">
                <text:p>647119.110786656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662318.772999111">
                <text:p>662318.772999111</text:p>
              </table:table-cell>
            </table:table-row>
            <table:table-row>
              <table:table-cell office:value-type="float" office:value="43554">
                <text:p>43554</text:p>
              </table:table-cell>
              <table:table-cell office:value-type="float" office:value="677381.260196087">
                <text:p>677381.260196087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692297.622773186">
                <text:p>692297.622773186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707059.513897471">
                <text:p>707059.513897471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721659.180039041">
                <text:p>721659.180039041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736089.449857303">
                <text:p>736089.449857303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750343.721631733">
                <text:p>750343.721631733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764415.949418288">
                <text:p>764415.949418288</text:p>
              </table:table-cell>
            </table:table-row>
            <table:table-row>
              <table:table-cell office:value-type="float" office:value="43561">
                <text:p>43561</text:p>
              </table:table-cell>
              <table:table-cell office:value-type="float" office:value="778300.62810354">
                <text:p>778300.62810354</text:p>
              </table:table-cell>
            </table:table-row>
            <table:table-row>
              <table:table-cell office:value-type="float" office:value="43562">
                <text:p>43562</text:p>
              </table:table-cell>
              <table:table-cell office:value-type="float" office:value="791992.777519183">
                <text:p>791992.777519183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805487.925769869">
                <text:p>805487.925769869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818782.091917614">
                <text:p>818782.091917614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831871.768156221">
                <text:p>831871.768156221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844753.901599476">
                <text:p>844753.901599476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857425.875797377">
                <text:p>857425.875797377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869885.492085303">
                <text:p>869885.492085303</text:p>
              </table:table-cell>
            </table:table-row>
            <table:table-row>
              <table:table-cell office:value-type="float" office:value="43569">
                <text:p>43569</text:p>
              </table:table-cell>
              <table:table-cell office:value-type="float" office:value="882130.950862014">
                <text:p>882130.950862014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894160.83288363">
                <text:p>894160.83288363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905974.080652355">
                <text:p>905974.080652355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917569.979970701">
                <text:p>917569.979970701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928948.141724349">
                <text:p>928948.141724349</text:p>
              </table:table-cell>
            </table:table-row>
            <table:table-row>
              <table:table-cell office:value-type="float" office:value="43574">
                <text:p>43574</text:p>
              </table:table-cell>
              <table:table-cell office:value-type="float" office:value="940108.483949565">
                <text:p>940108.483949565</text:p>
              </table:table-cell>
            </table:table-row>
            <table:table-row>
              <table:table-cell office:value-type="float" office:value="43575">
                <text:p>43575</text:p>
              </table:table-cell>
              <table:table-cell office:value-type="float" office:value="951051.214234297">
                <text:p>951051.214234297</text:p>
              </table:table-cell>
            </table:table-row>
            <table:table-row>
              <table:table-cell office:value-type="float" office:value="43576">
                <text:p>43576</text:p>
              </table:table-cell>
              <table:table-cell office:value-type="float" office:value="961776.812495693">
                <text:p>961776.812495693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972286.014170807">
                <text:p>972286.014170807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982579.793851707">
                <text:p>982579.793851707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992659.349391046">
                <text:p>992659.349391046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1002526.08649939">
                <text:p>1002526.08649939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1012181.60385125">
                <text:p>1012181.60385125</text:p>
              </table:table-cell>
            </table:table-row>
            <table:table-row>
              <table:table-cell office:value-type="float" office:value="43582">
                <text:p>43582</text:p>
              </table:table-cell>
              <table:table-cell office:value-type="float" office:value="1021627.67871263">
                <text:p>1021627.67871263</text:p>
              </table:table-cell>
            </table:table-row>
            <table:table-row>
              <table:table-cell office:value-type="float" office:value="43583">
                <text:p>43583</text:p>
              </table:table-cell>
              <table:table-cell office:value-type="float" office:value="1030866.25309948">
                <text:p>1030866.25309948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1039899.42047287">
                <text:p>1039899.42047287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1048729.41297376">
                <text:p>1048729.41297376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1057358.5891977">
                <text:p>1057358.5891977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1065789.4225072">
                <text:p>1065789.4225072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1074024.48987728">
                <text:p>1074024.48987728</text:p>
              </table:table-cell>
            </table:table-row>
            <table:table-row>
              <table:table-cell office:value-type="float" office:value="43589">
                <text:p>43589</text:p>
              </table:table-cell>
              <table:table-cell office:value-type="float" office:value="1082066.46126819">
                <text:p>1082066.46126819</text:p>
              </table:table-cell>
            </table:table-row>
            <table:table-row>
              <table:table-cell office:value-type="float" office:value="43590">
                <text:p>43590</text:p>
              </table:table-cell>
              <table:table-cell office:value-type="float" office:value="1089918.08951706">
                <text:p>1089918.08951706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1097582.20073945">
                <text:p>1097582.20073945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1105061.68522979">
                <text:p>1105061.68522979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1112359.48884934">
                <text:p>1112359.48884934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1119478.60488888">
                <text:p>1119478.60488888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1126422.06639284">
                <text:p>1126422.06639284</text:p>
              </table:table-cell>
            </table:table-row>
            <table:table-row>
              <table:table-cell office:value-type="float" office:value="43596">
                <text:p>43596</text:p>
              </table:table-cell>
              <table:table-cell office:value-type="float" office:value="1133192.93893102">
                <text:p>1133192.93893102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1139794.31380344">
                <text:p>1139794.31380344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1146229.30166356">
                <text:p>1146229.30166356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1152501.02654498">
                <text:p>1152501.02654498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1158612.62027645">
                <text:p>1158612.62027645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1164567.21726994">
                <text:p>1164567.21726994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1170367.94966674">
                <text:p>1170367.94966674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1176017.94282637">
                <text:p>1176017.94282637</text:p>
              </table:table-cell>
            </table:table-row>
            <table:table-row>
              <table:table-cell office:value-type="float" office:value="43604">
                <text:p>43604</text:p>
              </table:table-cell>
              <table:table-cell office:value-type="float" office:value="1181520.31114344">
                <text:p>1181520.31114344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1186878.1541777">
                <text:p>1186878.1541777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1192094.5530827">
                <text:p>1192094.5530827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1197172.56731894">
                <text:p>1197172.56731894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1202115.23163747">
                <text:p>1202115.23163747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1206925.5533205">
                <text:p>1206925.5533205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1211606.50966564">
                <text:p>1211606.50966564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1216161.045701">
                <text:p>1216161.045701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1220592.0721188">
                <text:p>1220592.0721188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1224902.46341522">
                <text:p>1224902.46341522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1229095.05622511">
                <text:p>1229095.05622511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1233172.64784014">
                <text:p>1233172.64784014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1237137.99489979">
                <text:p>1237137.99489979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1240993.81224459">
                <text:p>1240993.81224459</text:p>
              </table:table-cell>
            </table:table-row>
            <table:table-row>
              <table:table-cell office:value-type="float" office:value="43618">
                <text:p>43618</text:p>
              </table:table-cell>
              <table:table-cell office:value-type="float" office:value="1244742.7719219">
                <text:p>1244742.7719219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1248387.50233449">
                <text:p>1248387.50233449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1251930.58752291">
                <text:p>1251930.58752291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1255374.56657289">
                <text:p>1255374.56657289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1258721.93313947">
                <text:p>1258721.93313947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1261975.13507984">
                <text:p>1261975.13507984</text:p>
              </table:table-cell>
            </table:table-row>
            <table:table-row>
              <table:table-cell office:value-type="float" office:value="43624">
                <text:p>43624</text:p>
              </table:table-cell>
              <table:table-cell office:value-type="float" office:value="1265136.57418748">
                <text:p>1265136.57418748</text:p>
              </table:table-cell>
            </table:table-row>
            <table:table-row>
              <table:table-cell office:value-type="float" office:value="43625">
                <text:p>43625</text:p>
              </table:table-cell>
              <table:table-cell office:value-type="float" office:value="1268208.60602027">
                <text:p>1268208.60602027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1271193.53981574">
                <text:p>1271193.53981574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1274093.63848718">
                <text:p>1274093.63848718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1276911.11869412">
                <text:p>1276911.11869412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1279648.15098171">
                <text:p>1279648.15098171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1282306.85998321">
                <text:p>1282306.85998321</text:p>
              </table:table-cell>
            </table:table-row>
            <table:table-row>
              <table:table-cell office:value-type="float" office:value="43631">
                <text:p>43631</text:p>
              </table:table-cell>
              <table:table-cell office:value-type="float" office:value="1284889.32468055">
                <text:p>1284889.32468055</text:p>
              </table:table-cell>
            </table:table-row>
            <table:table-row>
              <table:table-cell office:value-type="float" office:value="43632">
                <text:p>43632</text:p>
              </table:table-cell>
              <table:table-cell office:value-type="float" office:value="1287397.57871803">
                <text:p>1287397.57871803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1289833.6107644">
                <text:p>1289833.6107644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1292199.36491912">
                <text:p>1292199.36491912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1294496.74115855">
                <text:p>1294496.74115855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1296727.59581832">
                <text:p>1296727.59581832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1298893.74210809">
                <text:p>1298893.74210809</text:p>
              </table:table-cell>
            </table:table-row>
            <table:table-row>
              <table:table-cell office:value-type="float" office:value="43638">
                <text:p>43638</text:p>
              </table:table-cell>
              <table:table-cell office:value-type="float" office:value="1300996.95065551">
                <text:p>1300996.95065551</text:p>
              </table:table-cell>
            </table:table-row>
            <table:table-row>
              <table:table-cell office:value-type="float" office:value="43639">
                <text:p>43639</text:p>
              </table:table-cell>
              <table:table-cell office:value-type="float" office:value="1303038.95007596">
                <text:p>1303038.95007596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1305021.42756523">
                <text:p>1305021.42756523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1306946.02951226">
                <text:p>1306946.02951226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1308814.36212939">
                <text:p>1308814.36212939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1310627.99209764">
                <text:p>1310627.99209764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1312388.44722471">
                <text:p>1312388.44722471</text:p>
              </table:table-cell>
            </table:table-row>
            <table:table-row>
              <table:table-cell office:value-type="float" office:value="43645">
                <text:p>43645</text:p>
              </table:table-cell>
              <table:table-cell office:value-type="float" office:value="1314097.21711368">
                <text:p>1314097.21711368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1315755.75384037">
                <text:p>1315755.75384037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1317365.47263753">
                <text:p>1317365.47263753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1318927.75258423">
                <text:p>1318927.75258423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1320443.93729877">
                <text:p>1320443.93729877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1321915.33563383">
                <text:p>1321915.33563383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1323343.22237232">
                <text:p>1323343.22237232</text:p>
              </table:table-cell>
            </table:table-row>
            <table:table-row>
              <table:table-cell office:value-type="float" office:value="43652">
                <text:p>43652</text:p>
              </table:table-cell>
              <table:table-cell office:value-type="float" office:value="1324728.8389229">
                <text:p>1324728.8389229</text:p>
              </table:table-cell>
            </table:table-row>
            <table:table-row>
              <table:table-cell office:value-type="float" office:value="43653">
                <text:p>43653</text:p>
              </table:table-cell>
              <table:table-cell office:value-type="float" office:value="1326073.39401386">
                <text:p>1326073.39401386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1327378.06438448">
                <text:p>1327378.06438448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1328643.99547279">
                <text:p>1328643.99547279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1329872.30209896">
                <text:p>1329872.30209896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1331064.06914348">
                <text:p>1331064.06914348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1332220.35221941">
                <text:p>1332220.35221941</text:p>
              </table:table-cell>
            </table:table-row>
            <table:table-row>
              <table:table-cell office:value-type="float" office:value="43659">
                <text:p>43659</text:p>
              </table:table-cell>
              <table:table-cell office:value-type="float" office:value="1333342.17833809">
                <text:p>1333342.17833809</text:p>
              </table:table-cell>
            </table:table-row>
            <table:table-row>
              <table:table-cell office:value-type="float" office:value="43660">
                <text:p>43660</text:p>
              </table:table-cell>
              <table:table-cell office:value-type="float" office:value="1334430.54656771">
                <text:p>1334430.54656771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1335486.4286842">
                <text:p>1335486.4286842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1336510.76981402">
                <text:p>1336510.76981402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1337504.4890683">
                <text:p>1337504.4890683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1338468.48016823">
                <text:p>1338468.48016823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1339403.61206105">
                <text:p>1339403.61206105</text:p>
              </table:table-cell>
            </table:table-row>
            <table:table-row>
              <table:table-cell office:value-type="float" office:value="43666">
                <text:p>43666</text:p>
              </table:table-cell>
              <table:table-cell office:value-type="float" office:value="1340310.72952661">
                <text:p>1340310.72952661</text:p>
              </table:table-cell>
            </table:table-row>
            <table:table-row>
              <table:table-cell office:value-type="float" office:value="43667">
                <text:p>43667</text:p>
              </table:table-cell>
              <table:table-cell office:value-type="float" office:value="1341190.65377418">
                <text:p>1341190.65377418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1342044.18302927">
                <text:p>1342044.18302927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1342872.09311032">
                <text:p>1342872.09311032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1343675.13799514">
                <text:p>1343675.13799514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1344454.05037699">
                <text:p>1344454.05037699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1345209.54221018">
                <text:p>1345209.54221018</text:p>
              </table:table-cell>
            </table:table-row>
            <table:table-row>
              <table:table-cell office:value-type="float" office:value="43673">
                <text:p>43673</text:p>
              </table:table-cell>
              <table:table-cell office:value-type="float" office:value="1345942.30524515">
                <text:p>1345942.305245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346653.01155304">
                <text:p>1346653.01155304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1347342.31403967">
                <text:p>1347342.31403967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348010.84694898">
                <text:p>1348010.84694898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348659.22635591">
                <text:p>1348659.22635591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349288.05064886">
                <text:p>1349288.05064886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349897.90100162">
                <text:p>1349897.90100162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350489.34183503">
                <text:p>1350489.34183503</text:p>
              </table:table-cell>
            </table:table-row>
            <table:table-row>
              <table:table-cell office:value-type="float" office:value="43681">
                <text:p>43681</text:p>
              </table:table-cell>
              <table:table-cell office:value-type="float" office:value="1351062.92126825">
                <text:p>1351062.92126825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51619.17155997">
                <text:p>1351619.17155997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352158.60953934">
                <text:p>1352158.60953934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52681.73702714">
                <text:p>1352681.73702714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53189.04124686">
                <text:p>1353189.04124686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1353680.99522625">
                <text:p>1353680.99522625</text:p>
              </table:table-cell>
            </table:table-row>
            <table:table-row>
              <table:table-cell office:value-type="float" office:value="43687">
                <text:p>43687</text:p>
              </table:table-cell>
              <table:table-cell office:value-type="float" office:value="1354158.05818907">
                <text:p>1354158.05818907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354620.67593751">
                <text:p>1354620.67593751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1355069.28122523">
                <text:p>1355069.28122523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1355504.2941212">
                <text:p>1355504.2941212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1355926.12236453">
                <text:p>1355926.12236453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1356335.16171043">
                <text:p>1356335.16171043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1356731.79626742">
                <text:p>1356731.7962674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1357116.398826">
                <text:p>1357116.398826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1357489.33117886">
                <text:p>1357489.33117886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1357850.94443293">
                <text:p>1357850.94443293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1358201.57931327">
                <text:p>1358201.57931327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1358541.56645903">
                <text:p>1358541.5664590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1358871.22671173">
                <text:p>1358871.22671173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1359190.87139583">
                <text:p>1359190.87139583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1359500.80259192">
                <text:p>1359500.80259192</text:p>
              </table:table-cell>
            </table:table-row>
            <table:table-row>
              <table:table-cell office:value-type="float" office:value="43702">
                <text:p>43702</text:p>
              </table:table-cell>
              <table:table-cell office:value-type="float" office:value="1359801.31340261">
                <text:p>1359801.31340261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1360092.68821134">
                <text:p>1360092.68821134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1360375.20293411">
                <text:p>1360375.20293411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1360649.12526455">
                <text:p>1360649.12526455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360914.7149122">
                <text:p>1360914.7149122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361172.2238344">
                <text:p>1361172.2238344</text:p>
              </table:table-cell>
            </table:table-row>
            <table:table-row>
              <table:table-cell office:value-type="float" office:value="43708">
                <text:p>43708</text:p>
              </table:table-cell>
              <table:table-cell office:value-type="float" office:value="1361421.89646176">
                <text:p>1361421.89646176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1361663.96991744">
                <text:p>1361663.96991744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361898.67423043">
                <text:p>1361898.67423043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362126.23254286">
                <text:p>1362126.23254286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1362346.86131159">
                <text:p>1362346.8613115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362560.77050417">
                <text:p>1362560.77050417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62768.1637893">
                <text:p>1362768.1637893</text:p>
              </table:table-cell>
            </table:table-row>
            <table:table-row>
              <table:table-cell office:value-type="float" office:value="43715">
                <text:p>43715</text:p>
              </table:table-cell>
              <table:table-cell office:value-type="float" office:value="1362969.23872199">
                <text:p>1362969.23872199</text:p>
              </table:table-cell>
            </table:table-row>
            <table:table-row>
              <table:table-cell office:value-type="float" office:value="43716">
                <text:p>43716</text:p>
              </table:table-cell>
              <table:table-cell office:value-type="float" office:value="1363164.18692348">
                <text:p>1363164.18692348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1363353.19425608">
                <text:p>1363353.19425608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1363536.44099307">
                <text:p>1363536.44099307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1363714.1019838">
                <text:p>1363714.1019838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1363886.34681408">
                <text:p>1363886.34681408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1364053.33996198">
                <text:p>1364053.33996198</text:p>
              </table:table-cell>
            </table:table-row>
            <table:table-row>
              <table:table-cell office:value-type="float" office:value="43722">
                <text:p>43722</text:p>
              </table:table-cell>
              <table:table-cell office:value-type="float" office:value="1364215.24094918">
                <text:p>1364215.24094918</text:p>
              </table:table-cell>
            </table:table-row>
            <table:table-row>
              <table:table-cell office:value-type="float" office:value="43723">
                <text:p>43723</text:p>
              </table:table-cell>
              <table:table-cell office:value-type="float" office:value="1364372.20448805">
                <text:p>1364372.20448805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364524.38062441">
                <text:p>1364524.38062441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64671.91487625">
                <text:p>1364671.91487625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364814.94836844">
                <text:p>1364814.9483684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364953.61796351">
                <text:p>1364953.61796351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365088.05638873">
                <text:p>1365088.05638873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365218.3923594">
                <text:p>1365218.3923594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365344.75069865">
                <text:p>1365344.75069865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365467.25245371">
                <text:p>1365467.25245371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365586.01500879">
                <text:p>1365586.0150087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365701.15219469">
                <text:p>1365701.15219469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365812.7743952">
                <text:p>1365812.7743952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365920.98865035">
                <text:p>1365920.98865035</text:p>
              </table:table-cell>
            </table:table-row>
            <table:table-row>
              <table:table-cell office:value-type="float" office:value="43736">
                <text:p>43736</text:p>
              </table:table-cell>
              <table:table-cell office:value-type="float" office:value="1366025.89875669">
                <text:p>1366025.89875669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366127.60536459">
                <text:p>1366127.60536459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366226.20607268">
                <text:p>1366226.20607268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366321.79551952">
                <text:p>1366321.79551952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366414.46547259">
                <text:p>1366414.46547259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366504.30491459">
                <text:p>1366504.30491459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366591.40012728">
                <text:p>1366591.40012728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366675.83477274">
                <text:p>1366675.8347727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366757.68997232">
                <text:p>1366757.68997232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366837.0443832">
                <text:p>1366837.044383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366913.97427265">
                <text:p>1366913.9742726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366988.55359019">
                <text:p>1366988.55359019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367060.85403744">
                <text:p>1367060.85403744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367130.94513609">
                <text:p>1367130.94513609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367198.89429365">
                <text:p>1367198.89429365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367264.76686742">
                <text:p>1367264.76686742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367328.62622637">
                <text:p>1367328.6262263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367390.53381138">
                <text:p>1367390.53381138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367450.54919345">
                <text:p>1367450.54919345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367508.73013039">
                <text:p>1367508.73013039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367565.13262163">
                <text:p>1367565.13262163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367619.81096153">
                <text:p>1367619.81096153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367672.817791">
                <text:p>1367672.817791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1367724.20414762">
                <text:p>1367724.20414762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367774.01951421">
                <text:p>1367774.01951421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1367822.31186602">
                <text:p>1367822.3118660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1367869.12771644">
                <text:p>1367869.12771644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1367914.5121613">
                <text:p>1367914.5121613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1367958.50892198">
                <text:p>1367958.50892198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1368001.16038706">
                <text:p>1368001.1603870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1368042.50765281">
                <text:p>1368042.50765281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1368082.59056243">
                <text:p>1368082.59056243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1368121.44774415">
                <text:p>1368121.44774415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1368159.1166481">
                <text:p>1368159.1166481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1368195.63358215">
                <text:p>1368195.63358215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1368231.03374659">
                <text:p>1368231.03374659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1368265.35126786">
                <text:p>1368265.35126786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1368298.61923117">
                <text:p>1368298.61923117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1368330.86971217">
                <text:p>1368330.86971217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1368362.1338077">
                <text:p>1368362.1338077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1368392.44166551">
                <text:p>1368392.44166551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1368421.82251322">
                <text:p>1368421.82251322</text:p>
              </table:table-cell>
            </table:table-row>
            <table:table-row>
              <table:table-cell office:value-type="float" office:value="43778">
                <text:p>43778</text:p>
              </table:table-cell>
              <table:table-cell office:value-type="float" office:value="1368450.30468626">
                <text:p>1368450.30468626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1368477.91565507">
                <text:p>1368477.91565507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1368504.68205145">
                <text:p>1368504.68205145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1368530.62969405">
                <text:p>1368530.62969405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1368555.78361318">
                <text:p>1368555.78361318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1368580.16807482">
                <text:p>1368580.16807482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1368603.80660389">
                <text:p>1368603.80660389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1368626.72200685">
                <text:p>1368626.72200685</text:p>
              </table:table-cell>
            </table:table-row>
            <table:table-row>
              <table:table-cell office:value-type="float" office:value="43786">
                <text:p>43786</text:p>
              </table:table-cell>
              <table:table-cell office:value-type="float" office:value="1368648.93639358">
                <text:p>1368648.93639358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1368670.47119863">
                <text:p>1368670.47119863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1368691.34720179">
                <text:p>1368691.34720179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1368711.58454805">
                <text:p>1368711.58454805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1368731.202767">
                <text:p>1368731.202767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1368750.22079151">
                <text:p>1368750.22079151</text:p>
              </table:table-cell>
            </table:table-row>
            <table:table-row>
              <table:table-cell office:value-type="float" office:value="43792">
                <text:p>43792</text:p>
              </table:table-cell>
              <table:table-cell office:value-type="float" office:value="1368768.65697602">
                <text:p>1368768.65697602</text:p>
              </table:table-cell>
            </table:table-row>
            <table:table-row>
              <table:table-cell office:value-type="float" office:value="43793">
                <text:p>43793</text:p>
              </table:table-cell>
              <table:table-cell office:value-type="float" office:value="1368786.52911414">
                <text:p>1368786.52911414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1368803.85445574">
                <text:p>1368803.85445574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1368820.64972359">
                <text:p>1368820.64972359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1368836.93112939">
                <text:p>1368836.93112939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1368852.71438939">
                <text:p>1368852.71438939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1368868.01473953">
                <text:p>1368868.01473953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1368882.84695004">
                <text:p>1368882.84695004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1368897.22533973">
                <text:p>1368897.22533973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1368911.16378971">
                <text:p>1368911.16378971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1368924.67575677">
                <text:p>1368924.67575677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1368937.77428635">
                <text:p>1368937.77428635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1368950.47202507">
                <text:p>1368950.47202507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1368962.78123294">
                <text:p>1368962.78123294</text:p>
              </table:table-cell>
            </table:table-row>
            <table:table-row>
              <table:table-cell office:value-type="float" office:value="43806">
                <text:p>43806</text:p>
              </table:table-cell>
              <table:table-cell office:value-type="float" office:value="1368974.71379514">
                <text:p>1368974.71379514</text:p>
              </table:table-cell>
            </table:table-row>
            <table:table-row>
              <table:table-cell office:value-type="float" office:value="43807">
                <text:p>43807</text:p>
              </table:table-cell>
              <table:table-cell office:value-type="float" office:value="1368986.28123349">
                <text:p>1368986.28123349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1368997.49471752">
                <text:p>1368997.49471752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1369008.36507526">
                <text:p>1369008.36507526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1369018.90280364">
                <text:p>1369018.90280364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1369029.11807863">
                <text:p>1369029.11807863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1369039.02076503">
                <text:p>1369039.02076503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1369048.62042599">
                <text:p>1369048.62042599</text:p>
              </table:table-cell>
            </table:table-row>
            <table:table-row>
              <table:table-cell office:value-type="float" office:value="43814">
                <text:p>43814</text:p>
              </table:table-cell>
              <table:table-cell office:value-type="float" office:value="1369057.92633221">
                <text:p>1369057.92633221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1369066.94747088">
                <text:p>1369066.94747088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1369075.69255435">
                <text:p>1369075.69255435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1369084.17002854">
                <text:p>1369084.17002854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1369092.38808104">
                <text:p>1369092.38808104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1369100.35464903">
                <text:p>1369100.35464903</text:p>
              </table:table-cell>
            </table:table-row>
            <table:table-row>
              <table:table-cell office:value-type="float" office:value="43820">
                <text:p>43820</text:p>
              </table:table-cell>
              <table:table-cell office:value-type="float" office:value="1369108.07742697">
                <text:p>1369108.07742697</text:p>
              </table:table-cell>
            </table:table-row>
            <table:table-row>
              <table:table-cell office:value-type="float" office:value="43821">
                <text:p>43821</text:p>
              </table:table-cell>
              <table:table-cell office:value-type="float" office:value="1369115.56387394">
                <text:p>1369115.56387394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1369122.8212209">
                <text:p>1369122.8212209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1369129.85647763">
                <text:p>1369129.85647763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1369136.6764395">
                <text:p>1369136.6764395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1369143.28769403">
                <text:p>1369143.28769403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1369149.69662723">
                <text:p>1369149.69662723</text:p>
              </table:table-cell>
            </table:table-row>
            <table:table-row>
              <table:table-cell office:value-type="float" office:value="43827">
                <text:p>43827</text:p>
              </table:table-cell>
              <table:table-cell office:value-type="float" office:value="1369155.90942976">
                <text:p>1369155.90942976</text:p>
              </table:table-cell>
            </table:table-row>
            <table:table-row>
              <table:table-cell office:value-type="float" office:value="43828">
                <text:p>43828</text:p>
              </table:table-cell>
              <table:table-cell office:value-type="float" office:value="1369161.93210294">
                <text:p>1369161.93210294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1369167.77046448">
                <text:p>1369167.77046448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1369173.43015413">
                <text:p>1369173.43015413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1369178.91663912">
                <text:p>1369178.91663912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1369184.23521942">
                <text:p>1369184.2352194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1369189.39103286">
                <text:p>1369189.39103286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1369194.3890601">
                <text:p>1369194.3890601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1369199.23412943">
                <text:p>1369199.23412943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1369203.93092141">
                <text:p>1369203.93092141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1369208.48397341">
                <text:p>1369208.48397341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1369212.89768399">
                <text:p>1369212.8976839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1369217.17631713">
                <text:p>1369217.17631713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1369221.32400635">
                <text:p>1369221.32400635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1369225.34475871">
                <text:p>1369225.34475871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1369229.24245868">
                <text:p>1369229.24245868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1369233.02087186">
                <text:p>1369233.02087186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1369236.68364864">
                <text:p>1369236.68364864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1369240.23432774">
                <text:p>1369240.23432774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1369243.67633957">
                <text:p>1369243.67633957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1369247.01300962">
                <text:p>1369247.01300962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1369250.24756159">
                <text:p>1369250.24756159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1369253.38312057">
                <text:p>1369253.38312057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1369256.422716">
                <text:p>1369256.422716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1369259.36928466">
                <text:p>1369259.36928466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1369262.22567343">
                <text:p>1369262.22567343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1369264.9946421">
                <text:p>1369264.9946421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1369267.67886601">
                <text:p>1369267.67886601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1369270.28093864">
                <text:p>1369270.28093864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1369272.80337409">
                <text:p>1369272.80337409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1369275.24860954">
                <text:p>1369275.24860954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1369277.61900761">
                <text:p>1369277.61900761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1369279.9168586">
                <text:p>1369279.9168586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1369282.14438273">
                <text:p>1369282.14438273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1369284.30373228">
                <text:p>1369284.30373228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1369286.39699367">
                <text:p>1369286.39699367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1369288.42618948">
                <text:p>1369288.42618948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1369290.39328038">
                <text:p>1369290.39328038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1369292.30016706">
                <text:p>1369292.30016706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1369294.14869203">
                <text:p>1369294.14869203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1369295.94064142">
                <text:p>1369295.94064142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1369297.6777467">
                <text:p>1369297.6777467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1369299.36168636">
                <text:p>1369299.36168636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1369300.99408751">
                <text:p>1369300.99408751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1369302.57652749">
                <text:p>1369302.57652749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1369304.11053535">
                <text:p>1369304.11053535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1369305.59759335">
                <text:p>1369305.59759335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1369307.03913839">
                <text:p>1369307.03913839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1369308.43656339">
                <text:p>1369308.43656339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1369309.79121866">
                <text:p>1369309.79121866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1369311.10441317">
                <text:p>1369311.10441317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1369312.37741585">
                <text:p>1369312.37741585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1369313.61145676">
                <text:p>1369313.61145676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1369314.80772835">
                <text:p>1369314.80772835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1369315.96738657">
                <text:p>1369315.96738657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369317.09155199">
                <text:p>1369317.09155199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369318.18131087">
                <text:p>1369318.18131087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369319.23771625">
                <text:p>1369319.23771625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369320.26178894">
                <text:p>1369320.26178894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369321.25451849">
                <text:p>1369321.25451849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369322.21686419">
                <text:p>1369322.21686419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369323.14975595">
                <text:p>1369323.14975595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369324.05409523">
                <text:p>1369324.05409523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369324.93075591">
                <text:p>1369324.9307559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369325.78058512">
                <text:p>1369325.78058512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369326.60440405">
                <text:p>1369326.60440405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369327.40300877">
                <text:p>1369327.40300877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369328.17717099">
                <text:p>1369328.17717099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369328.92763879">
                <text:p>1369328.9276387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369329.65513737">
                <text:p>1369329.65513737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369330.36036972">
                <text:p>1369330.3603697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369331.04401732">
                <text:p>1369331.04401732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369331.70674081">
                <text:p>1369331.7067408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369332.34918058">
                <text:p>1369332.34918058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369332.97195744">
                <text:p>1369332.9719574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369333.57567321">
                <text:p>1369333.5756732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369334.16091126">
                <text:p>1369334.1609112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369334.72823713">
                <text:p>1369334.72823713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69335.27819905">
                <text:p>1369335.2781990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369335.81132846">
                <text:p>1369335.8113284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369336.32814055">
                <text:p>1369336.32814055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369336.82913472">
                <text:p>1369336.8291347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369337.31479511">
                <text:p>1369337.3147951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69337.78559103">
                <text:p>1369337.7855910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69338.24197742">
                <text:p>1369338.241977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369338.68439531">
                <text:p>1369338.6843953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369339.11327222">
                <text:p>1369339.1132722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369339.52902261">
                <text:p>1369339.5290226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369339.93204822">
                <text:p>1369339.9320482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369340.32273851">
                <text:p>1369340.3227385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369340.70147103">
                <text:p>1369340.7014710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369341.06861176">
                <text:p>1369341.0686117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69341.42451548">
                <text:p>1369341.4245154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369341.76952613">
                <text:p>1369341.76952613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369342.1039771">
                <text:p>1369342.103977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369342.42819159">
                <text:p>1369342.4281915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369342.7424829">
                <text:p>1369342.742482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369343.04715475">
                <text:p>1369343.0471547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369343.34250155">
                <text:p>1369343.3425015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369343.62880872">
                <text:p>1369343.62880872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369343.90635292">
                <text:p>1369343.9063529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369344.17540237">
                <text:p>1369344.1754023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369344.43621705">
                <text:p>1369344.4362170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69344.68904902">
                <text:p>1369344.6890490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69344.93414258">
                <text:p>1369344.93414258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369345.1717346">
                <text:p>1369345.171734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69345.40205466">
                <text:p>1369345.402054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369345.62532534">
                <text:p>1369345.6253253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369345.8417624">
                <text:p>1369345.841762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369346.05157499">
                <text:p>1369346.0515749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369346.25496586">
                <text:p>1369346.25496586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369346.45213157">
                <text:p>1369346.4521315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69346.64326264">
                <text:p>1369346.6432626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369346.82854378">
                <text:p>1369346.8285437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369347.00815403">
                <text:p>1369347.00815403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69347.18226697">
                <text:p>1369347.1822669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69347.35105084">
                <text:p>1369347.35105084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69347.51466875">
                <text:p>1369347.5146687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369347.67327882">
                <text:p>1369347.67327882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369347.82703432">
                <text:p>1369347.8270343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369347.97608384">
                <text:p>1369347.9760838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369348.1205714">
                <text:p>1369348.120571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369348.26063664">
                <text:p>1369348.2606366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369348.39641491">
                <text:p>1369348.39641491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369348.52803742">
                <text:p>1369348.52803742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369348.65563136">
                <text:p>1369348.65563136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369348.77932004">
                <text:p>1369348.77932004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369348.89922298">
                <text:p>1369348.89922298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369349.01545606">
                <text:p>1369349.01545606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1369349.1281316">
                <text:p>1369349.1281316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1369349.23735848">
                <text:p>1369349.237358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1369349.34324225">
                <text:p>1369349.34324225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1369349.44588524">
                <text:p>1369349.4458852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369349.54538664">
                <text:p>1369349.54538664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369349.6418426">
                <text:p>1369349.6418426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369349.73534634">
                <text:p>1369349.7353463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369349.8259882">
                <text:p>1369349.8259882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369349.9138558">
                <text:p>1369349.9138558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369349.99903403">
                <text:p>1369349.9990340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369350.08160521">
                <text:p>1369350.08160521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369350.16164913">
                <text:p>1369350.16164913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369350.23924315">
                <text:p>1369350.23924315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369350.31446225">
                <text:p>1369350.3144622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369350.38737912">
                <text:p>1369350.38737912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369350.45806423">
                <text:p>1369350.4580642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369350.52658587">
                <text:p>1369350.52658587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369350.59301027">
                <text:p>1369350.5930102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369350.65740162">
                <text:p>1369350.6574016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369350.71982214">
                <text:p>1369350.7198221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369350.78033216">
                <text:p>1369350.78033216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369350.83899015">
                <text:p>1369350.83899015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369350.89585279">
                <text:p>1369350.89585279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369350.95097503">
                <text:p>1369350.95097503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369351.00441015">
                <text:p>1369351.00441015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369351.05620978">
                <text:p>1369351.0562097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369351.10642397">
                <text:p>1369351.10642397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369351.15510126">
                <text:p>1369351.15510126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369351.20228869">
                <text:p>1369351.20228869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369351.24803184">
                <text:p>1369351.24803184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369351.29237494">
                <text:p>1369351.29237494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369351.33536082">
                <text:p>1369351.3353608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369351.37703104">
                <text:p>1369351.3770310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369351.41742585">
                <text:p>1369351.4174258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369351.4565843">
                <text:p>1369351.4565843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369351.49454422">
                <text:p>1369351.49454422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369351.53134231">
                <text:p>1369351.53134231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369351.56701411">
                <text:p>1369351.56701411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369351.60159411">
                <text:p>1369351.60159411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369351.63511571">
                <text:p>1369351.63511571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369351.66761132">
                <text:p>1369351.6676113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369351.69911234">
                <text:p>1369351.6991123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369351.7296492">
                <text:p>1369351.7296492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369351.75925142">
                <text:p>1369351.7592514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369351.7879476">
                <text:p>1369351.7879476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369351.81576548">
                <text:p>1369351.8157654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369351.84273194">
                <text:p>1369351.84273194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369351.86887303">
                <text:p>1369351.86887303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369351.89421402">
                <text:p>1369351.89421402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369351.9187794">
                <text:p>1369351.9187794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369351.9425929">
                <text:p>1369351.942592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369351.96567755">
                <text:p>1369351.96567755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369351.98805564">
                <text:p>1369351.98805564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369352.0097488">
                <text:p>1369352.009748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369352.03077801">
                <text:p>1369352.0307780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369352.05116357">
                <text:p>1369352.05116357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369352.07092518">
                <text:p>1369352.07092518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369352.09008196">
                <text:p>1369352.09008196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369352.1086524">
                <text:p>1369352.1086524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369352.12665445">
                <text:p>1369352.1266544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369352.14410552">
                <text:p>1369352.1441055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369352.16102246">
                <text:p>1369352.1610224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369352.17742162">
                <text:p>1369352.17742162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369352.19331886">
                <text:p>1369352.19331886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69352.20872952">
                <text:p>1369352.20872952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369352.22366851">
                <text:p>1369352.22366851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369352.23815026">
                <text:p>1369352.23815026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369352.25218877">
                <text:p>1369352.25218877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369352.26579761">
                <text:p>1369352.2657976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369352.27898991">
                <text:p>1369352.2789899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369352.29177844">
                <text:p>1369352.2917784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369352.30417555">
                <text:p>1369352.30417555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369352.31619322">
                <text:p>1369352.31619322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369352.32784306">
                <text:p>1369352.327843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369352.33913634">
                <text:p>1369352.3391363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369352.35008396">
                <text:p>1369352.35008396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369352.36069651">
                <text:p>1369352.36069651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369352.37098424">
                <text:p>1369352.37098424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369352.3809571">
                <text:p>1369352.380957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369352.39062471">
                <text:p>1369352.39062471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369352.39999643">
                <text:p>1369352.39999643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369352.40908131">
                <text:p>1369352.40908131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369352.41788812">
                <text:p>1369352.41788812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369352.42642538">
                <text:p>1369352.42642538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369352.43470135">
                <text:p>1369352.43470135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369352.44272401">
                <text:p>1369352.44272401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369352.45050112">
                <text:p>1369352.45050112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369352.4580402">
                <text:p>1369352.4580402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369352.46534853">
                <text:p>1369352.46534853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369352.47243317">
                <text:p>1369352.47243317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369352.47930097">
                <text:p>1369352.47930097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369352.48595857">
                <text:p>1369352.48595857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369352.4924124">
                <text:p>1369352.4924124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369352.49866869">
                <text:p>1369352.4986686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369352.5047335">
                <text:p>1369352.5047335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369352.51061269">
                <text:p>1369352.51061269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369352.51631193">
                <text:p>1369352.5163119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369352.52183673">
                <text:p>1369352.52183673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369352.52719243">
                <text:p>1369352.52719243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369352.53238421">
                <text:p>1369352.53238421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369352.53741709">
                <text:p>1369352.53741709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369352.54229593">
                <text:p>1369352.54229593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369352.54702544">
                <text:p>1369352.54702544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369352.55161019">
                <text:p>1369352.55161019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369352.55605462">
                <text:p>1369352.55605462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369352.56036301">
                <text:p>1369352.56036301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369352.56453954">
                <text:p>1369352.56453954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369352.56858824">
                <text:p>1369352.56858824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369352.57251302">
                <text:p>1369352.57251302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369352.57631767">
                <text:p>1369352.57631767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369352.58000587">
                <text:p>1369352.58000587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369352.58358119">
                <text:p>1369352.58358119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369352.58704708">
                <text:p>1369352.58704708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369352.59040689">
                <text:p>1369352.59040689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369352.59366386">
                <text:p>1369352.59366386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369352.59682115">
                <text:p>1369352.59682115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369352.5998818">
                <text:p>1369352.5998818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369352.60284878">
                <text:p>1369352.60284878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369352.60572494">
                <text:p>1369352.60572494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369352.60851308">
                <text:p>1369352.60851308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369352.61121588">
                <text:p>1369352.61121588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369352.61383595">
                <text:p>1369352.61383595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369352.61637583">
                <text:p>1369352.61637583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1369352.61883797">
                <text:p>1369352.6188379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369352.62122475">
                <text:p>1369352.62122475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369352.62353848">
                <text:p>1369352.62353848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369352.6257814">
                <text:p>1369352.6257814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1369352.62795566">
                <text:p>1369352.62795566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1369352.63006338">
                <text:p>1369352.63006338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1369352.63210658">
                <text:p>1369352.63210658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1369352.63408725">
                <text:p>1369352.63408725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1369352.6360073">
                <text:p>1369352.6360073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1369352.63786858">
                <text:p>1369352.63786858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1369352.63967289">
                <text:p>1369352.6396728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369352.64142198">
                <text:p>1369352.64142198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1369352.64311753">
                <text:p>1369352.64311753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369352.64476119">
                <text:p>1369352.64476119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369352.64635454">
                <text:p>1369352.64635454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369352.64789912">
                <text:p>1369352.64789912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369352.64939643">
                <text:p>1369352.64939643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369352.65084791">
                <text:p>1369352.65084791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369352.65225496">
                <text:p>1369352.65225496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369352.65361895">
                <text:p>1369352.65361895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369352.65494119">
                <text:p>1369352.6549411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369352.65622296">
                <text:p>1369352.65622296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369352.65746549">
                <text:p>1369352.65746549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369352.65867">
                <text:p>1369352.65867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369352.65983764">
                <text:p>1369352.65983764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1369352.66096955">
                <text:p>1369352.66096955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369352.66206681">
                <text:p>1369352.6620668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369352.66313048">
                <text:p>1369352.66313048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369352.6641616">
                <text:p>1369352.6641616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1369352.66516116">
                <text:p>1369352.66516116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369352.66613013">
                <text:p>1369352.6661301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369352.66706944">
                <text:p>1369352.66706944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1369352.66798">
                <text:p>1369352.66798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1369352.66886269">
                <text:p>1369352.66886269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1369352.66971836">
                <text:p>1369352.66971836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1369352.67054785">
                <text:p>1369352.67054785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1369352.67135194">
                <text:p>1369352.67135194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1369352.67213143">
                <text:p>1369352.67213143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1369352.67288705">
                <text:p>1369352.67288705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1369352.67361955">
                <text:p>1369352.67361955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1369352.67432963">
                <text:p>1369352.6743296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369352.67501798">
                <text:p>1369352.67501798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1369352.67568526">
                <text:p>1369352.67568526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369352.67633211">
                <text:p>1369352.6763321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1369352.67695917">
                <text:p>1369352.67695917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1369352.67756704">
                <text:p>1369352.67756704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1369352.67815629">
                <text:p>1369352.67815629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1369352.67872752">
                <text:p>1369352.67872752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369352.67928126">
                <text:p>1369352.67928126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1369352.67981805">
                <text:p>1369352.67981805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1369352.68033841">
                <text:p>1369352.6803384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9352.68084285">
                <text:p>1369352.68084285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1369352.68133184">
                <text:p>1369352.68133184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1369352.68180587">
                <text:p>1369352.68180587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1369352.6822654">
                <text:p>1369352.6822654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1369352.68271085">
                <text:p>1369352.68271085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1369352.68314267">
                <text:p>1369352.68314267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1369352.68356128">
                <text:p>1369352.68356128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1369352.68396707">
                <text:p>1369352.68396707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1369352.68436045">
                <text:p>1369352.68436045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1369352.68474178">
                <text:p>1369352.6847417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369352.68511144">
                <text:p>1369352.68511144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1369352.68546979">
                <text:p>1369352.68546979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1369352.68581717">
                <text:p>1369352.68581717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369352.68615391">
                <text:p>1369352.6861539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1369352.68648035">
                <text:p>1369352.68648035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1369352.6867968">
                <text:p>1369352.6867968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1369352.68710357">
                <text:p>1369352.68710357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1369352.68740094">
                <text:p>1369352.68740094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369352.68768921">
                <text:p>1369352.6876892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369352.68796866">
                <text:p>1369352.6879686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369352.68823956">
                <text:p>1369352.6882395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369352.68850216">
                <text:p>1369352.68850216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1369352.68875673">
                <text:p>1369352.68875673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369352.68900351">
                <text:p>1369352.68900351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1369352.68924273">
                <text:p>1369352.68924273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369352.68947463">
                <text:p>1369352.68947463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369352.68969943">
                <text:p>1369352.68969943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1369352.68991736">
                <text:p>1369352.68991736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369352.69012861">
                <text:p>1369352.69012861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369352.69033339">
                <text:p>1369352.6903333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369352.69053191">
                <text:p>1369352.69053191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369352.69072436">
                <text:p>1369352.69072436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369352.69091091">
                <text:p>1369352.6909109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369352.69109175">
                <text:p>1369352.69109175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369352.69126706">
                <text:p>1369352.69126706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369352.691437">
                <text:p>1369352.691437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369352.69160174">
                <text:p>1369352.69160174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369352.69176144">
                <text:p>1369352.69176144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369352.69191625">
                <text:p>1369352.69191625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369352.69206632">
                <text:p>1369352.6920663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369352.6922118">
                <text:p>1369352.6922118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369352.69235283">
                <text:p>1369352.69235283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369352.69248954">
                <text:p>1369352.69248954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1369352.69262206">
                <text:p>1369352.69262206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1369352.69275053">
                <text:p>1369352.69275053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1369352.69287507">
                <text:p>1369352.69287507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1369352.6929958">
                <text:p>1369352.6929958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369352.69311283">
                <text:p>1369352.69311283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1369352.69322627">
                <text:p>1369352.69322627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1369352.69333625">
                <text:p>1369352.6933362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369352.69344286">
                <text:p>1369352.69344286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1369352.69354621">
                <text:p>1369352.69354621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1369352.69364639">
                <text:p>1369352.69364639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1369352.69374351">
                <text:p>1369352.69374351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1369352.69383765">
                <text:p>1369352.69383765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1369352.69392892">
                <text:p>1369352.69392892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369352.69401739">
                <text:p>1369352.69401739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369352.69410315">
                <text:p>1369352.69410315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369352.69418629">
                <text:p>1369352.69418629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1369352.69426688">
                <text:p>1369352.6942668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69352.69434501">
                <text:p>1369352.69434501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369352.69442074">
                <text:p>1369352.69442074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369352.69449416">
                <text:p>1369352.69449416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1369352.69456533">
                <text:p>1369352.69456533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369352.69463432">
                <text:p>1369352.69463432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369352.6947012">
                <text:p>1369352.6947012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369352.69476603">
                <text:p>1369352.69476603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369352.69482888">
                <text:p>1369352.69482888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369352.69488981">
                <text:p>1369352.69488981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1369352.69494887">
                <text:p>1369352.6949488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369352.69500612">
                <text:p>1369352.69500612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369352.69506162">
                <text:p>1369352.69506162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1369352.69511542">
                <text:p>1369352.69511542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369352.69516758">
                <text:p>1369352.69516758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1369352.69521814">
                <text:p>1369352.69521814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1369352.69526715">
                <text:p>1369352.69526715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369352.69531466">
                <text:p>1369352.69531466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369352.69536072">
                <text:p>1369352.69536072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369352.69540536">
                <text:p>1369352.69540536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369352.69544864">
                <text:p>1369352.6954486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369352.6954906">
                <text:p>1369352.6954906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369352.69553127">
                <text:p>1369352.69553127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1369352.6955707">
                <text:p>1369352.6955707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1369352.69560892">
                <text:p>1369352.69560892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1369352.69564597">
                <text:p>1369352.69564597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1369352.69568189">
                <text:p>1369352.69568189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1369352.6957167">
                <text:p>1369352.6957167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369352.69575045">
                <text:p>1369352.69575045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1369352.69578317">
                <text:p>1369352.69578317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1369352.69581489">
                <text:p>1369352.69581489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69352.69584564">
                <text:p>1369352.69584564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369352.69587544">
                <text:p>1369352.69587544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1369352.69590433">
                <text:p>1369352.69590433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1369352.69593234">
                <text:p>1369352.69593234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1369352.69595949">
                <text:p>1369352.69595949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1369352.69598581">
                <text:p>1369352.69598581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1369352.69601133">
                <text:p>1369352.69601133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1369352.69603606">
                <text:p>1369352.69603606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1369352.69606004">
                <text:p>1369352.69606004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369352.69608328">
                <text:p>1369352.696083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369352.69610581">
                <text:p>1369352.69610581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369352.69612766">
                <text:p>1369352.69612766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1369352.69614883">
                <text:p>1369352.69614883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1369352.69616936">
                <text:p>1369352.69616936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1369352.69618925">
                <text:p>1369352.69618925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1369352.69620854">
                <text:p>1369352.69620854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1369352.69622724">
                <text:p>1369352.69622724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1369352.69624536">
                <text:p>1369352.69624536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1369352.69626293">
                <text:p>1369352.69626293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1369352.69627997">
                <text:p>1369352.6962799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369352.69629648">
                <text:p>1369352.69629648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1369352.69631249">
                <text:p>1369352.69631249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1369352.696328">
                <text:p>1369352.696328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1369352.69634304">
                <text:p>1369352.69634304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1369352.69635762">
                <text:p>1369352.69635762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1369352.69637176">
                <text:p>1369352.69637176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1369352.69638546">
                <text:p>1369352.69638546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1369352.69639874">
                <text:p>1369352.69639874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1369352.69641162">
                <text:p>1369352.69641162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1369352.6964241">
                <text:p>1369352.6964241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369352.6964362">
                <text:p>1369352.6964362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1369352.69644793">
                <text:p>1369352.69644793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1369352.6964593">
                <text:p>1369352.6964593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1369352.69647033">
                <text:p>1369352.69647033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1369352.69648101">
                <text:p>1369352.69648101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1369352.69649137">
                <text:p>1369352.69649137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1369352.69650141">
                <text:p>1369352.69650141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1369352.69651115">
                <text:p>1369352.69651115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1369352.69652058">
                <text:p>1369352.69652058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369352.69652973">
                <text:p>1369352.69652973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369352.6965386">
                <text:p>1369352.6965386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369352.69654719">
                <text:p>1369352.69654719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369352.69655552">
                <text:p>1369352.69655552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369352.6965636">
                <text:p>1369352.6965636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369352.69657143">
                <text:p>1369352.69657143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369352.69657902">
                <text:p>1369352.69657902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1369352.69658638">
                <text:p>1369352.69658638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369352.69659351">
                <text:p>1369352.69659351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1369352.69660043">
                <text:p>1369352.69660043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369352.69660713">
                <text:p>1369352.6966071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369352.69661363">
                <text:p>1369352.69661363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369352.69661993">
                <text:p>1369352.69661993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369352.69662604">
                <text:p>1369352.69662604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369352.69663196">
                <text:p>1369352.69663196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369352.69663769">
                <text:p>1369352.69663769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369352.69664326">
                <text:p>1369352.69664326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369352.69664865">
                <text:p>1369352.69664865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369352.69665388">
                <text:p>1369352.69665388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369352.69665894">
                <text:p>1369352.69665894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1369352.69666386">
                <text:p>1369352.6966638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369352.69666862">
                <text:p>1369352.69666862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1369352.69667323">
                <text:p>1369352.69667323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1369352.69667771">
                <text:p>1369352.69667771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369352.69668205">
                <text:p>1369352.69668205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1369352.69668625">
                <text:p>1369352.69668625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1369352.69669033">
                <text:p>1369352.69669033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369352.69669428">
                <text:p>1369352.69669428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1369352.69669811">
                <text:p>1369352.69669811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369352.69670183">
                <text:p>1369352.69670183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1369352.69670543">
                <text:p>1369352.69670543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369352.69670891">
                <text:p>1369352.69670891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369352.6967123">
                <text:p>1369352.6967123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369352.69671558">
                <text:p>1369352.69671558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369352.69671876">
                <text:p>1369352.69671876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369352.69672184">
                <text:p>1369352.69672184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369352.69672482">
                <text:p>1369352.69672482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369352.69672772">
                <text:p>1369352.69672772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369352.69673053">
                <text:p>1369352.69673053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369352.69673325">
                <text:p>1369352.69673325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369352.69673589">
                <text:p>1369352.69673589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369352.69673844">
                <text:p>1369352.69673844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369352.69674092">
                <text:p>1369352.69674092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369352.69674333">
                <text:p>1369352.69674333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369352.69674566">
                <text:p>1369352.69674566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369352.69674791">
                <text:p>1369352.69674791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369352.6967501">
                <text:p>1369352.6967501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1369352.69675223">
                <text:p>1369352.69675223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369352.69675428">
                <text:p>1369352.69675428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369352.69675628">
                <text:p>1369352.69675628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369352.69675821">
                <text:p>1369352.69675821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369352.69676008">
                <text:p>1369352.69676008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1369352.6967619">
                <text:p>1369352.6967619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1369352.69676366">
                <text:p>1369352.69676366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369352.69676537">
                <text:p>1369352.69676537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1369352.69676702">
                <text:p>1369352.69676702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1369352.69676863">
                <text:p>1369352.69676863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369352.69677018">
                <text:p>1369352.69677018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1369352.69677169">
                <text:p>1369352.69677169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1369352.69677315">
                <text:p>1369352.69677315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1369352.69677457">
                <text:p>1369352.69677457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1369352.69677594">
                <text:p>1369352.69677594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1369352.69677727">
                <text:p>1369352.69677727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1369352.69677856">
                <text:p>1369352.69677856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1369352.69677982">
                <text:p>1369352.696779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